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8" style:family="paragraph" style:parent-style-name="Standard">
      <style:text-properties fo:font-size="16.5pt" style:font-size-asian="16.5pt" style:font-size-complex="16.5pt"/>
    </style:style>
    <style:style style:name="P129" style:family="paragraph" style:parent-style-name="Standard">
      <style:text-properties fo:font-size="16.5pt" fo:font-weight="bold" style:font-size-asian="16.5pt" style:font-weight-asian="bold" style:font-size-complex="16.5pt" style:font-weight-complex="bold"/>
    </style:style>
    <style:style style:name="P130" style:family="paragraph" style:parent-style-name="Standard">
      <style:text-properties fo:font-size="16.5pt" fo:font-weight="normal" style:font-size-asian="16.5pt" style:font-weight-asian="normal" style:font-size-complex="16.5pt" style:font-weight-complex="normal"/>
    </style:style>
    <style:style style:name="P131" style:family="paragraph" style:parent-style-name="Standard">
      <style:text-properties fo:font-size="12.5pt" fo:font-weight="bold" style:font-size-asian="12.5pt" style:font-weight-asian="bold" style:font-size-complex="12.5pt" style:font-weight-complex="bold"/>
    </style:style>
    <style:style style:name="P132" style:family="paragraph" style:parent-style-name="Standard">
      <style:text-properties fo:font-size="12.5pt" style:font-size-asian="12.5pt" style:font-size-complex="12.5pt"/>
    </style:style>
    <style:style style:name="P13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4" style:family="paragraph" style:parent-style-name="Standard">
      <style:text-properties fo:font-size="14pt" style:font-size-asian="14pt" style:font-size-complex="14pt"/>
    </style:style>
    <style:style style:name="P135" style:family="paragraph" style:parent-style-name="Standard">
      <style:text-properties fo:font-size="14pt" fo:font-weight="normal" style:font-size-asian="14pt" style:font-weight-asian="normal" style:font-size-complex="14pt" style:font-weight-complex="normal"/>
    </style:style>
    <style:style style:name="P136" style:family="paragraph" style:parent-style-name="Standard">
      <style:text-properties fo:font-size="14pt" fo:font-weight="bold" style:font-size-asian="14pt" style:font-weight-asian="bold" style:font-size-complex="14pt" style:font-weight-complex="bold"/>
    </style:style>
    <style:style style:name="P13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4" style:family="paragraph" style:parent-style-name="Standard">
      <style:text-properties fo:font-size="13pt" fo:font-weight="normal" style:font-size-asian="13pt" style:font-weight-asian="normal" style:font-size-complex="13pt" style:font-weight-complex="normal"/>
    </style:style>
    <style:style style:name="P145" style:family="paragraph" style:parent-style-name="Standard">
      <style:text-properties fo:font-size="13pt" style:font-size-asian="13pt" style:font-size-complex="13pt"/>
    </style:style>
    <style:style style:name="P146" style:family="paragraph" style:parent-style-name="Standard">
      <style:text-properties fo:font-size="13pt" fo:font-weight="bold" style:font-size-asian="13pt" style:font-weight-asian="bold" style:font-size-complex="13pt" style:font-weight-complex="bold"/>
    </style:style>
    <style:style style:name="P147" style:family="paragraph" style:parent-style-name="Standard">
      <style:text-properties fo:font-size="12pt" style:font-size-asian="12pt" style:font-size-complex="12pt"/>
    </style:style>
    <style:style style:name="P148" style:family="paragraph" style:parent-style-name="Standard">
      <style:text-properties style:font-name="Times New Roman" fo:font-size="14pt" style:font-size-asian="14pt" style:font-size-complex="14pt"/>
    </style:style>
    <style:style style:name="P149" style:family="paragraph" style:parent-style-name="Standard">
      <style:text-properties style:font-name="Times New Roman" fo:font-size="14pt" fo:font-weight="normal" style:font-size-asian="14pt" style:font-weight-asian="normal" style:font-size-complex="14pt" style:font-weight-complex="normal"/>
    </style:style>
    <style:style style:name="P150" style:family="paragraph" style:parent-style-name="Standard">
      <style:text-properties style:font-name="Times New Roman" fo:font-size="14pt" fo:font-weight="bold" style:font-size-asian="14pt" style:font-weight-asian="bold" style:font-size-complex="14pt" style:font-weight-complex="bold"/>
    </style:style>
    <style:style style:name="P151"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3"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Sat May 4, 2019 <text:span text:style-name="T2">5.5 miles</text:span></text:p>
      <text:p text:style-name="P118"><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7"/>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2">6 miles</text:span> </text:p>
      <text:p text:style-name="P20"><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2">6 miles</text:span> </text:p>
      <text:p text:style-name="P20"><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2">5.5 miles </text:span><text:s/></text:p>
      <text:p text:style-name="P20"><text:span text:style-name="T2">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3">I walked and jogged ½ mile home.</text:span></text:p>
      <text:p text:style-name="P20"/>
      <text:p text:style-name="P7"><text:span text:style-name="T3">Thurs May 9, 2019 </text:span>no running</text:p>
      <text:p text:style-name="P7"/>
      <text:p text:style-name="P20">Fri May 10, 2019, <text:span text:style-name="T2">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0"><text:soft-page-break/>Sat May 18, 2019 <text:s/><text:span text:style-name="T2">5 miles</text:span> <text:s/></text:p>
      <text:p text:style-name="P40">My calf is a lot better. <text:s/>Massaging has helped a lot. <text:s/></text:p>
      <text:p text:style-name="P45">Run: <text:span text:style-name="T3">4 miles on hilly roads averaging 9:43/mile</text:span></text:p>
      <text:p text:style-name="P45">Warm down:<text:span text:style-name="T3"> <text:s/>rest 3 minutes and walked and ran 1 mile in about 12:00</text:span></text:p>
      <text:p text:style-name="P40"/>
      <text:p text:style-name="P45"><text:span text:style-name="T3">Sun May 19, 2019 </text:span>5 miles<text:span text:style-name="T3"> <text:s/></text:span></text:p>
      <text:p text:style-name="P40">I did the same workout as yesterday.</text:p>
      <text:p text:style-name="P45">Run: <text:span text:style-name="T3">4 miles on hilly roads averaging 8:59/mile</text:span></text:p>
      <text:p text:style-name="P45">Warm down:<text:span text:style-name="T3"> <text:s/>rest 3 minutes and walked and ran 1 mile in 11:45/mile</text:span></text:p>
      <text:p text:style-name="P40">Sum of ascents: 267 feet, <text:s text:c="4"/>This is one of my fastest times on this course.</text:p>
      <text:p text:style-name="P40">Splits:</text:p>
      <text:p text:style-name="P40">July 4, 2018: <text:s text:c="3"/>9:18, 9:12, 8:41, 8:34</text:p>
      <text:p text:style-name="P40"><text:s text:c="7"/>Today: <text:s text:c="6"/>9:42, 9:12, 8:44, 8:16</text:p>
      <text:p text:style-name="P40"/>
      <text:p text:style-name="P40">Mon May 20, 2019 <text:span text:style-name="T2">6 miles</text:span> <text:s/></text:p>
      <text:p text:style-name="P40">I ran 6 miles out and back on hilly Limber Rd. <text:s/>Average pace near 11:00/mi.</text:p>
      <text:p text:style-name="P40">Sum of ascents along the course is 530 feet.</text:p>
      <text:p text:style-name="P40"/>
      <text:p text:style-name="P40">Tues May 21, 2019 <text:span text:style-name="T2">4 miles</text:span> <text:s text:c="2"/></text:p>
      <text:p text:style-name="P40">I ran 4 miles on hilly roads at various paces averaging 10:48/mile. <text:s/>This run included a slightly downhill ½ mile in 4:05.</text:p>
      <text:p text:style-name="P40"/>
      <text:p text:style-name="P40">Wed May 22, 2019 <text:span text:style-name="T2">no running</text:span> </text:p>
      <text:p text:style-name="P40">I worked hard on preparing our garden.</text:p>
      <text:p text:style-name="P40"/>
      <text:p text:style-name="P40">Thur May 23, 2019 <text:span text:style-name="T2">5 miles</text:span> <text:s/></text:p>
      <text:p text:style-name="P40">I ran on the high school track.</text:p>
      <text:p text:style-name="P40"><text:span text:style-name="T2">warm up:</text:span> <text:s/>1.5 miles at various paces and rest 2 minutes.</text:p>
      <text:p text:style-name="P40"><text:span text:style-name="T2">Run:</text:span> <text:s/>4 x 300m and 4 x 200m. After the 300m runs I jogged 500m in about 4:00 each. After the 200m runs I jogged 200m in about 1:30 each.</text:p>
      <text:p text:style-name="P40">Times: 81s, 82s, 80s, 79s, 51s, 53s, 51s, 50s</text:p>
      <text:p text:style-name="P40"><text:span text:style-name="T2">Warm down:</text:span> <text:s/>rest 2:00 and jog ½ mile</text:p>
      <text:p text:style-name="P40"/>
      <text:p text:style-name="P40">Fri May 24, 2019 <text:span text:style-name="T2">5 miles</text:span> </text:p>
      <text:p text:style-name="P40">I ran 5 miles on slightly hilly roads and averaged about 10:00/mile.</text:p>
      <text:p text:style-name="P40"/>
      <text:p text:style-name="P40"><text:span text:style-name="T2">In the last week: 30 miles</text:span> </text:p>
      <text:p text:style-name="P40"/>
      <text:p text:style-name="P40"><text:soft-page-break/>Sat May 25, 2019 <text:span text:style-name="T2">6 miles</text:span> <text:s/></text:p>
      <text:p text:style-name="P40">I ran 5.5 miles with Jim Fitch on slightly hilly roads. We averaged 10:38/mile.</text:p>
      <text:p text:style-name="P40">After resting a few minutes I jogged ½ mile uphill.</text:p>
      <text:p text:style-name="P40"/>
      <text:p text:style-name="P40">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0">I ran 5.5 miles with Jim Fitch on slightly hilly roads. We averaged 10:40/mile.</text:p>
      <text:p text:style-name="P40">After resting a few minutes I jogged ½ mile uphill.</text:p>
      <text:p text:style-name="P40"/>
      <text:p text:style-name="P40">Sun June 2, 2019 <text:span text:style-name="T2">no running</text:span> <text:s/></text:p>
      <text:p text:style-name="P40">I twisted my ankle.</text:p>
      <text:p text:style-name="P40"/>
      <text:p text:style-name="P40">Mon June 3, 2019 <text:span text:style-name="T2">5.5 miles </text:span><text:s/></text:p>
      <text:p text:style-name="P40">In the morning I ran 3 miles slowly on roads. <text:s/></text:p>
      <text:p text:style-name="P40">In the afternoon I ran 2.5 miles slowly on the high school track.</text:p>
      <text:p text:style-name="P40">Each time my ankle felt better as I ran. </text:p>
      <text:p text:style-name="P40"/>
      <text:p text:style-name="P40">Tues June 4, 2019 <text:span text:style-name="T2">4 miles</text:span> <text:s/></text:p>
      <text:p text:style-name="P40">I ran 4 miles on the college outdoor track. <text:s/>My ankle is still stiff and sore but felt better as I ran. <text:s/>Mile splits: 11:39, 10:50, 10:10, 9:46 <text:s/>Average pace: 10:36/mi</text:p>
      <text:p text:style-name="P40"/>
      <text:p text:style-name="P40">Wed June 5, 2019 <text:span text:style-name="T2">8 miles</text:span></text:p>
      <text:p text:style-name="P40">In the morning I ran on the high school track. My ankle is better than yesterday.</text:p>
      <text:p text:style-name="P40">I jogged ¼ mile, ran 3 miles in 28:08, rested 4 minutes and jogged ½ mile.</text:p>
      <text:p text:style-name="P40">Splits for 3 miles: 10:00, 9:21, 8:48 <text:s/>Average pace: 9:23</text:p>
      <text:p text:style-name="P40">In the afternoon I ran on the high school track with our running group.</text:p>
      <text:p text:style-name="P40"><text:span text:style-name="T2">warm up:</text:span> 2 miles in 10:00 and 10:34 and rested about 4:00</text:p>
      <text:p text:style-name="P40"><text:span text:style-name="T2">Run:</text:span> 1 x 200m and 4 x 600m with a 200m slow jog after each.</text:p>
      <text:p text:style-name="P40">Times: 56s, 2:57, 2:59, 2:58, 2:54</text:p>
      <text:p text:style-name="P40"/>
      <text:p text:style-name="P40">Thur June 6, 2019 <text:span text:style-name="T2">2 miles</text:span> <text:s/></text:p>
      <text:p text:style-name="P40">I ran 2 miles slowly on the high track. <text:s/>I felt tired probably because of the running I did yesterday.</text:p>
      <text:p text:style-name="P40"/>
      <text:p text:style-name="P40">Fri June 7, 2019 <text:span text:style-name="T2">6 miles</text:span> <text:s/></text:p>
      <text:p text:style-name="P40">I ran 5.5 miles on slightly hilly roads with Jim and Sharon. The average pace was 11:38/mile.</text:p>
      <text:p text:style-name="P40"/>
      <text:p text:style-name="P45">In the past week: <text:s/>31.5 miles</text:p>
      <text:p text:style-name="P45"/>
      <text:p text:style-name="P45"/>
      <text:p text:style-name="P45"/>
      <text:p text:style-name="P45"/>
      <text:p text:style-name="P40"><text:soft-page-break/>Sat June 8, 2019 <text:span text:style-name="T2">3.5 miles</text:span> <text:s/></text:p>
      <text:p text:style-name="P40">I ran on the high school track. <text:s/>I ran wide on the curves so each lap was ¼ mile.</text:p>
      <text:p text:style-name="P40"><text:span text:style-name="T2">warm up:</text:span> 1 mile in 9:45 and rested about 4:00.</text:p>
      <text:p text:style-name="P40"><text:span text:style-name="T2">Run:</text:span> 2 miles in 17:21, <text:s/>Splits: 8:52, 8:29</text:p>
      <text:p text:style-name="P40"><text:span text:style-name="T2">Warm down:</text:span> 3:00 rest and ½ mile in 5:05 </text:p>
      <text:p text:style-name="P40"/>
      <text:p text:style-name="P40">Sun June 9, 2019 <text:span text:style-name="T2">no running <text:s/></text:span></text:p>
      <text:p text:style-name="P40"/>
      <text:p text:style-name="P40">Mon June 10, 2019 <text:span text:style-name="T2">2 miles</text:span> </text:p>
      <text:p text:style-name="P40">I ran 2 miles on the high school track including 1 mile in 10:11, 200m in 58s and 600m fast.</text:p>
      <text:p text:style-name="P40"/>
      <text:p text:style-name="P40">Tues June 11, 2019 <text:span text:style-name="T2">4.5 miles</text:span> </text:p>
      <text:p text:style-name="P40"><text:span text:style-name="T2">Run:</text:span> <text:s/>I ran 4 miles on the high school track, running wide on the turns so each lap was ¼ mile. <text:s/><text:span text:style-name="T2">Mile splits:</text:span> 9:57, 9:46, 9:44, 9:32 </text:p>
      <text:p text:style-name="P40"><text:span text:style-name="T2">Warm down: </text:span>Rest 2 minutes and ½ mile in 5:33</text:p>
      <text:p text:style-name="P40"/>
      <text:p text:style-name="P40">Wed June 12, 2019 <text:span text:style-name="T2">6 miles</text:span></text:p>
      <text:p text:style-name="P40">I ran on the high school track with our running group.</text:p>
      <text:p text:style-name="P40"><text:span text:style-name="T2">warm up:</text:span> 2 miles in 21 minutes, ¼ mile of drills, </text:p>
      <text:p text:style-name="P40">rested 2 minutes, ½ mile in 4:48, rested 4 minutes</text:p>
      <text:p text:style-name="P40"><text:span text:style-name="T2">Run:</text:span> 200m, 400m, 3 x 600m, 400m, 200m </text:p>
      <text:p text:style-name="P45">Times: <text:span text:style-name="T3">58s, 2:02, 3:03, 3:02, 3:00, 1:59, 54s</text:span></text:p>
      <text:p text:style-name="P40">Each of the 7 runs was followed by a slow 3.5 minute jog after each.</text:p>
      <text:p text:style-name="P40"/>
      <text:p text:style-name="P40">Thur June 13, 2019 <text:span text:style-name="T2">4.5 miles</text:span> </text:p>
      <text:p text:style-name="P45">warm up: <text:span text:style-name="T3">½ mile down to the Wise Center</text:span></text:p>
      <text:p text:style-name="P45">Run: <text:span text:style-name="T3"><text:s/>3.6 miles on a treadmill averaging 9:36/mile. <text:s/>The last 0.6 miles at 8:28/mi.</text:span></text:p>
      <text:p text:style-name="P45">Warm down:<text:span text:style-name="T3"> <text:s/>0.4 miles in about 4 minutes.</text:span></text:p>
      <text:p text:style-name="P40"/>
      <text:p text:style-name="P45"><text:span text:style-name="T3">Fri June 14, 2019 </text:span>5 miles<text:span text:style-name="T3"> <text:s/></text:span></text:p>
      <text:p text:style-name="P40">I walked and ran 5 miles on the high school track. <text:s/>I walked about 110 yards at the beginning of each ½ mile and averaged 11:57/mile</text:p>
      <text:p text:style-name="P40"/>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49"><text:soft-page-break/>Sat June 29, 2019 <text:span text:style-name="T2">10 miles</text:span></text:p>
      <text:p text:style-name="P49">I ran 5 miles on slightly hilly roads, rested about 8 minutes while drinking </text:p>
      <text:p text:style-name="P49">16 ounces of Gatorade and then ran the same 5 mile course again. </text:p>
      <text:p text:style-name="P49">The first time I averaged 10:51 min/mile and the second time 9:51 min/mile.</text:p>
      <text:p text:style-name="P49">1<text:span text:style-name="T6">st</text:span> time splits: <text:s/>11:56, 10:59, 10:43, 10:28, 10:10</text:p>
      <text:p text:style-name="P49">2<text:span text:style-name="T6">nd</text:span> time splits: 10:18, 10:08, <text:s text:c="2"/>9:52, <text:s text:c="2"/>9:43, <text:s text:c="2"/>9:14</text:p>
      <text:p text:style-name="P49"/>
      <text:p text:style-name="P49">Sun June 30, 2019 <text:span text:style-name="T2">no running</text:span> <text:s/></text:p>
      <text:p text:style-name="P49"/>
      <text:p text:style-name="P49">Mon July 1, 2019 <text:span text:style-name="T2">5.6 miles</text:span> </text:p>
      <text:p text:style-name="P49">I ran with our running group on the high school track. <text:s/>We had 11 runners.</text:p>
      <text:p text:style-name="P49"><text:span text:style-name="T2">warm up:</text:span> 2.75 miles at about 10:40/mile and rest a few minutes.</text:p>
      <text:p text:style-name="P49"><text:span text:style-name="T2">Run:</text:span> 1 x 200m in 58s and a 200m jog</text:p>
      <text:p text:style-name="P49">7 x 400m with a 300m jog in about 3:30 after each run. <text:s/></text:p>
      <text:p text:style-name="P49">Times for the 400's: 2:00, 1:58, 1:57, 1:56, 1:55, 1:49, 1:45</text:p>
      <text:p text:style-name="P49">The runs got easier as I ran.</text:p>
      <text:p text:style-name="P49"/>
      <text:p text:style-name="P49">Tues July 2, <text:s/>2019 <text:span text:style-name="T2">4 miles</text:span> </text:p>
      <text:list xml:id="list3518712504407147353" text:style-name="L1">
        <text:list-item>
          <text:list>
            <text:list-header>
              <text:p text:style-name="P165">1.25 miles at various paces on roads, 1.5 miles on the track at about</text:p>
              <text:p text:style-name="P165">10 min/mile, and 1.25 miles at various paces on roads.</text:p>
            </text:list-header>
          </text:list>
        </text:list-item>
      </text:list>
      <text:p text:style-name="P49"/>
      <text:p text:style-name="P49">Wed July 3, 2019 <text:span text:style-name="T2">5 miles</text:span> <text:s/></text:p>
      <text:p text:style-name="P49"><text:span text:style-name="T2">Run:</text:span> 4 miles on the high school track in 39:13, Splits: 9:57, 9:51, 9:46, 9:41</text:p>
      <text:p text:style-name="P54">Warm down: <text:span text:style-name="T3">1 mile in about 11 minutes.</text:span></text:p>
      <text:p text:style-name="P49"/>
      <text:p text:style-name="P54"><text:span text:style-name="T3">Thur July 4, 2019 </text:span>7 miles</text:p>
      <text:p text:style-name="P49"><text:span text:style-name="T2">Run:</text:span> I ran 7 enjoyable miles on hilly roads with Olivia Hemlock. </text:p>
      <text:p text:style-name="P49">The first 5 miles averaged 10:30/mile. Then we rested about 2 minutes.</text:p>
      <text:p text:style-name="P49">Then 1.1 miles at about 8:15/mile pace on a slightly hilly road.</text:p>
      <text:p text:style-name="P49"><text:span text:style-name="T2">Warm down:</text:span> 0.9 mile jog</text:p>
      <text:p text:style-name="P49"/>
      <text:p text:style-name="P49">Fri July 5, 2019 <text:span text:style-name="T2">3.25 miles</text:span> <text:s/></text:p>
      <text:p text:style-name="P49">I ran on the high school track.</text:p>
      <text:p text:style-name="P49"><text:span text:style-name="T2">warm up:</text:span> <text:s/>1 mile is 9:48, rest about 2:00, ¼ mile of drills, rest about 2:00</text:p>
      <text:p text:style-name="P49"><text:span text:style-name="T2">Run: </text:span><text:s/>4 x 200m with a 200m jog after each. <text:s/>The jogs took about 2:00</text:p>
      <text:p text:style-name="P49">Times: 59s, 60s, 55s, 55s</text:p>
      <text:p text:style-name="P49">2 x 400m, with 400m jog after each. The jogs took about 3:30</text:p>
      <text:p text:style-name="P49">Times: 1:56, 1:47</text:p>
      <text:p text:style-name="P54">In the past week: 34.9 miles</text:p>
      <text:p text:style-name="P54"><text:soft-page-break/><text:span text:style-name="T3">Sat <text:s/>July 6, 2019 </text:span>5 miles<text:span text:style-name="T3"> <text:s/></text:span></text:p>
      <text:p text:style-name="P49">I did the same workout as on July 4, 2018 and May 19, 2019.</text:p>
      <text:p text:style-name="P54">Run: <text:span text:style-name="T3">4 miles on hilly roads averaging 8:59/mile</text:span></text:p>
      <text:p text:style-name="P54">Warm down:<text:span text:style-name="T3"> <text:s/>rest 2 minutes and ran 1 mile in 11:13/mile</text:span></text:p>
      <text:p text:style-name="P49">Sum of ascents: 267 feet, <text:s text:c="4"/>This is one of my fastest times on this course.</text:p>
      <text:p text:style-name="P49">Splits:</text:p>
      <text:p text:style-name="P49">July 4, 2018: <text:s text:c="3"/>9:18, 9:12, 8:41, 8:34 <text:s/>Average pace: 8:56</text:p>
      <text:p text:style-name="P49">May19, 2019: <text:s text:c="2"/>9:42, 9:12, 8:44, 8:16 Average pace: 8:59</text:p>
      <text:p text:style-name="P49">Today: <text:s text:c="13"/>9:58, 8:55, 8:55, 8:09 Average pace: 8:59 </text:p>
      <text:p text:style-name="P49"/>
      <text:p text:style-name="P49">Sun July 7, 2019 <text:span text:style-name="T2">no running</text:span> </text:p>
      <text:p text:style-name="P49"/>
      <text:p text:style-name="P49">Mon July 8, 2019 <text:span text:style-name="T2">5 miles <text:s/></text:span></text:p>
      <text:p text:style-name="P49">I ran with 11 other runners on the high school track.</text:p>
      <text:p text:style-name="P49"><text:span text:style-name="T2">warm up:</text:span> 1 mile in 9:37, rest 45s, 1 mile in 10:02, rest about 4 minutes</text:p>
      <text:p text:style-name="P49"><text:span text:style-name="T2">Run:</text:span> <text:s/>1 x 200m, 1 x 400m, 1 x 800m, 1 x 1200m, 1 x 200m,</text:p>
      <text:p text:style-name="P49">Times: 55s, 1:52, 3:57, 6:00 </text:p>
      <text:p text:style-name="P49">We jogged 200m after the first and last runs and 400m after all the others.</text:p>
      <text:p text:style-name="P54">Warm down: <text:span text:style-name="T3">400m jog.</text:span></text:p>
      <text:p text:style-name="P49"/>
      <text:p text:style-name="P54"><text:span text:style-name="T3">Tues July 9, 2019 </text:span>5 miles<text:span text:style-name="T3"> <text:s/></text:span></text:p>
      <text:p text:style-name="P49">I walked and ran 5 miles on slightly hilly roads and averaged 11:53/mile. </text:p>
      <text:p text:style-name="P49">I walked about a minute at the beginning of each ½ mile.</text:p>
      <text:p text:style-name="P49"/>
      <text:p text:style-name="P49">Wed July 10, 2019 <text:span text:style-name="T2">7.25 miles</text:span></text:p>
      <text:p text:style-name="P49"><text:span text:style-name="T2">In the morning </text:span>I walked and ran 4 miles on the high school track. I walked about 110 yards at the beginning of each half mile and averaged 10:57/mile.</text:p>
      <text:p text:style-name="P49">Walking pace: about 15:00/mile, Running pace about 10:20/mile</text:p>
      <text:p text:style-name="P49"><text:span text:style-name="T2">In the afternoon</text:span> I ran 3.25 miles with our running group on the high school track in near 90 degree temperatures. <text:s/>This run included 1 x 200m and 4 x 400m. <text:s/></text:p>
      <text:p text:style-name="P40"><text:span text:style-name="T9">Times: 58s for the 200m and about 2:00 for the 400's.</text:span> </text:p>
      <text:p text:style-name="P40"/>
      <text:p text:style-name="P49">Thur July 11, 2019 <text:s/><text:span text:style-name="T2">3 miles </text:span></text:p>
      <text:p text:style-name="P49">I ran and walked 3 miles on a treadmill. <text:s/>I walked 0.1 miles at the end of each half mile and averaged 10:57/mile. Running pace: 10:00/mi, Walking pace: 15:00/mi </text:p>
      <text:p text:style-name="P49"/>
      <text:p text:style-name="P49">Fri July 12, 2019 <text:span text:style-name="T2">4.5 miles</text:span> </text:p>
      <text:p text:style-name="P49">I ran 4 miles on hilly roads averaging 9:50/mile then I jogged 0.4 miles</text:p>
      <text:p text:style-name="P49"><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8"><text:soft-page-break/>Sat July 27, 2019 <text:span text:style-name="T2">5 miles</text:span> <text:s/></text:p>
      <text:p text:style-name="P58">I ran and walked 5 miles on hilly roads and averaged about 11:30/mile.</text:p>
      <text:p text:style-name="P58"/>
      <text:p text:style-name="P58">Sun July 28, 2019 <text:span text:style-name="T2">no running</text:span> </text:p>
      <text:p text:style-name="P58"/>
      <text:p text:style-name="P128">Mon July 29, 2019 <text:span text:style-name="T2">4.3 miles</text:span></text:p>
      <text:p text:style-name="P128">I ran with our running group on the Greendale Cemetery 510 meter loop.</text:p>
      <text:p text:style-name="P129">warm up: <text:span text:style-name="T3">1.3 miles</text:span></text:p>
      <text:p text:style-name="P129">Run: <text:span text:style-name="T3">1 x 200m (54s mainly downhill) and jog 300m</text:span></text:p>
      <text:p text:style-name="P130">5 x 510m with about a 300m jog between the runs</text:p>
      <text:p text:style-name="P130">My times: 2:34, 2:34, 2:29, 2:30, 2:21</text:p>
      <text:p text:style-name="P129">Warm down:<text:span text:style-name="T3"> 510m jog</text:span></text:p>
      <text:p text:style-name="P130"/>
      <text:p text:style-name="P129"><text:span text:style-name="T3">Tues July 30, 2019 </text:span>no running</text:p>
      <text:p text:style-name="P130"/>
      <text:p text:style-name="P128">Wed July 31, 2019 <text:span text:style-name="T2">5 miles</text:span></text:p>
      <text:p text:style-name="P128">I ran with our running group on the Greendale Cemetery 510 meter loop.</text:p>
      <text:p text:style-name="P129">warm up: <text:span text:style-name="T3">1 mile in 9:50, rest 2 minutes, 1 mile in 10:45, rest 7 minutes </text:span></text:p>
      <text:p text:style-name="P129">Run: <text:span text:style-name="T3">1 x 200m (54s mainly downhill) and jog 300m</text:span></text:p>
      <text:p text:style-name="P130">5 x 510m with about a 300m jog between the runs</text:p>
      <text:p text:style-name="P130">My times: 2:37, 2:29, 2:22, 2:24, 2:21</text:p>
      <text:p text:style-name="P129">Warm down:<text:span text:style-name="T3"> 510m jog</text:span></text:p>
      <text:p text:style-name="P130"/>
      <text:p text:style-name="P58">Thur Aug 1, 2019 <text:span text:style-name="T2">5 miles</text:span> <text:s/></text:p>
      <text:p text:style-name="P58">I walked and ran 5 miles on slightly hilly roads and averaged 11:20/mile. <text:s/>I walked about 6 minutes total during 4 walks. </text:p>
      <text:p text:style-name="P58"/>
      <text:p text:style-name="P58">Fri Aug 2, 2019 <text:span text:style-name="T2">6 miles</text:span> <text:s/></text:p>
      <text:p text:style-name="P58">I ran 4 miles on hilly roads and averaged 10:04/mile.</text:p>
      <text:p text:style-name="P58">After about 2 hours I walked and ran 2 miles on hilly roads.</text:p>
      <text:p text:style-name="P58"/>
      <text:p text:style-name="P59">In the last week: 25.3 miles</text:p>
      <text:p text:style-name="P59"/>
      <text:p text:style-name="P59"/>
      <text:p text:style-name="P59"/>
      <text:p text:style-name="P60"><text:soft-page-break/>Sat Aug 3, 2019 <text:span text:style-name="T2">5.8 miles</text:span></text:p>
      <text:p text:style-name="P60">I ran with our running group in Greendale Cemetery. <text:s/></text:p>
      <text:p text:style-name="P62">warm up: <text:s/><text:span text:style-name="T3">1.3 miles</text:span></text:p>
      <text:p text:style-name="P62">Run:<text:span text:style-name="T3"> 3 x 1.5 miles: The 1.5 mile course went up, down, up and down on the cemetery main road. <text:s/>There was a total ascent of 176 feet over the 1.5 miles. <text:s/>We rested about 4 minutes after the first and second runs.</text:span></text:p>
      <text:p text:style-name="P60">Times and paces for the runs: 15:11 (10:07/mile), 13:50 (9:13/mile), 13:04 (8:43/mi)</text:p>
      <text:p text:style-name="P60"/>
      <text:p text:style-name="P62"><text:span text:style-name="T3">Sun Aug 4, 2019 </text:span>no running<text:span text:style-name="T3"> <text:s/></text:span></text:p>
      <text:p text:style-name="P60"/>
      <text:p text:style-name="P60">Mon Aug 5, 2019 <text:s/><text:span text:style-name="T2">6.9 miles</text:span></text:p>
      <text:p text:style-name="P60">In the morning I ran 1 mile on a hill with a 250 foot ascent and no descent.</text:p>
      <text:p text:style-name="P60">In the afternoon I ran with our running group on the Greendale Cemetery loop.</text:p>
      <text:p text:style-name="P60"><text:span text:style-name="T2">warm up:</text:span> <text:s/>2.25 miles and rest about 8 minutes</text:p>
      <text:p text:style-name="P60"><text:span text:style-name="T2">Runs and my times:</text:span> </text:p>
      <text:p text:style-name="P60">1x255 m (½ loop = 255 m), 74s </text:p>
      <text:p text:style-name="P60">1x510 m (1 loop = 510 m), <text:s/>2:34 </text:p>
      <text:p text:style-name="P60">1x765 m (1.5 loops =765 m), 4:00</text:p>
      <text:p text:style-name="P60">1x765 m, 3:41 </text:p>
      <text:p text:style-name="P60">1x510 m, 2:21 </text:p>
      <text:p text:style-name="P60">1x255 m, 62s</text:p>
      <text:p text:style-name="P60">We jogged about 255m between the runs.</text:p>
      <text:p text:style-name="P60"><text:span text:style-name="T2">Warm down: </text:span>700m</text:p>
      <text:p text:style-name="P60"/>
      <text:p text:style-name="P60">Tues Aug 6, 2019 <text:span text:style-name="T2">4 miles</text:span></text:p>
      <text:p text:style-name="P60">I ran 4 miles on hilly roads and averaged 9:40/mi.</text:p>
      <text:p text:style-name="P60"/>
      <text:p text:style-name="P60">Wed Aug 7, 2019 <text:s/><text:span text:style-name="T2">5 miles</text:span></text:p>
      <text:p text:style-name="P60">I ran with our running group on the Greendale Cemetery loop.</text:p>
      <text:p text:style-name="P60"><text:span text:style-name="T2">warm up:</text:span> <text:s/>2.5 miles including 200m in 55s</text:p>
      <text:p text:style-name="P60"><text:span text:style-name="T2">Runs and my times:</text:span> </text:p>
      <text:p text:style-name="P60">1x255 m (½ loop = 255 m), 67s </text:p>
      <text:p text:style-name="P60">1x510 m (1 loop = 510 m), <text:s/>2:26 </text:p>
      <text:p text:style-name="P60">1x765 m (1.5 loops =765 m), 3:50</text:p>
      <text:p text:style-name="P60">We jogged about 255m after each run.</text:p>
      <text:p text:style-name="P60"><text:span text:style-name="T2">Warm down: </text:span>1.25 miles</text:p>
      <text:p text:style-name="P60"/>
      <text:p text:style-name="P60">Thur Aug 8, 2019 <text:span text:style-name="T2">no running</text:span></text:p>
      <text:p text:style-name="P49"><text:span text:style-name="T10">Fri Aug 9, 2019 </text:span><text:span text:style-name="T11">no running</text:span></text:p>
      <text:p text:style-name="P62">In the past week: 21.7 miles</text:p>
      <text:p text:style-name="P62"><text:soft-page-break/></text:p>
      <text:p text:style-name="P40">Sat Aug 10, 2019 <text:span text:style-name="T2">10.6 miles</text:span> </text:p>
      <text:p text:style-name="P40">I ran 10 miles around Tamarack Lake with Tim Dunn.</text:p>
      <text:p text:style-name="P40">The first 1.5 miles goes up 324 feet. The course has a total ascent of about 525 feet. Our time was 1:35:10 and we averaged about 9:30/mile. After the first 1.5 miles uphill we averaged about 9:06/mile.</text:p>
      <text:p text:style-name="P40"><text:span text:style-name="T2">Warm down:</text:span> <text:s/>After 20 minutes I jogged 0.6 miles.</text:p>
      <text:p text:style-name="P40"/>
      <text:p text:style-name="P40">Sun Aug 11, 2019 <text:span text:style-name="T2">no running</text:span> </text:p>
      <text:p text:style-name="P40"/>
      <text:p text:style-name="P40">Mon Aug 12, 2019 <text:span text:style-name="T2">7 miles</text:span></text:p>
      <text:p text:style-name="P40">I ran with our running group on the Greendale Cemetery 510 meter loop.</text:p>
      <text:p text:style-name="P40"><text:span text:style-name="T2">warm up:</text:span> 3 miles at about 10:30/mile and rest 2 minutes.</text:p>
      <text:p text:style-name="P45">Run: <text:span text:style-name="T3">1 x 200 meters and 7 x 510 meters with a 300 meter jog between the runs.</text:span></text:p>
      <text:p text:style-name="P40">Times for runs: 55s, 2:41, 2:35, 2:31, 2:24, 2:22, 2:11.2(6:54/mile pace), 2:31 </text:p>
      <text:p text:style-name="P40">The times between the runs averaged about 3:40.</text:p>
      <text:p text:style-name="P45">Warm down: <text:span text:style-name="T3">510 meters</text:span></text:p>
      <text:p text:style-name="P40"/>
      <text:p text:style-name="P45"><text:span text:style-name="T3">Tues Aug 13, 2019 </text:span>no running</text:p>
      <text:p text:style-name="P45"/>
      <text:p text:style-name="P40">Wed <text:s/>Aug 14, 2019 <text:span text:style-name="T2">6 miles</text:span></text:p>
      <text:p text:style-name="P40">I ran with our running group on the Greendale Cemetery 510 meter loop.</text:p>
      <text:p text:style-name="P40"><text:span text:style-name="T2">warm up:</text:span> 2 miles at about 11:00/mile and rest a few minutes.</text:p>
      <text:p text:style-name="P45">Run: <text:span text:style-name="T3">1 x 200 meters and 7 x 510 meters with a 300 meter jog between the runs.</text:span></text:p>
      <text:p text:style-name="P40">Times for runs: 52s, 2:35, 2:33, 2:32, 2:29, 2:27, 2:25, 2:15 </text:p>
      <text:p text:style-name="P40">The times between the runs averaged about 3:40.</text:p>
      <text:p text:style-name="P45">Warm down: <text:span text:style-name="T3">510 meters</text:span></text:p>
      <text:p text:style-name="P40"/>
      <text:p text:style-name="P45"><text:span text:style-name="T3">Thur Aug 15, 2019 </text:span>4.2 miles<text:span text:style-name="T3"> <text:s/></text:span></text:p>
      <text:p text:style-name="P40">I ran 4 miles and averaged 9:50/mile. <text:s/>The run included 2.2 miles on hilly roads and 2 miles on the college track. </text:p>
      <text:p text:style-name="P40"/>
      <text:p text:style-name="P40">Fri Aug 16, 2019 <text:span text:style-name="T2">3 miles</text:span> </text:p>
      <text:p text:style-name="P40">I ran 3 miles on hilly roads and averaged 9:15/mile.</text:p>
      <text:p text:style-name="P40"/>
      <text:p text:style-name="P45">In the past week: 30.6 miles </text:p>
      <text:p text:style-name="P45"/>
      <text:p text:style-name="P45"/>
      <text:p text:style-name="P45"><text:soft-page-break/></text:p>
      <text:p text:style-name="P40">Sat Aug 17, 2019 <text:span text:style-name="T2">3 miles</text:span></text:p>
      <text:p text:style-name="P40">I ran 3 miles on hilly roads and averaged 8:56/mile.</text:p>
      <text:p text:style-name="P40"/>
      <text:p text:style-name="P40">Sun Aug 18, 2019 <text:span text:style-name="T2">no running </text:span></text:p>
      <text:p text:style-name="P45"/>
      <text:p text:style-name="P40">Mon Aug 19, 2019 <text:span text:style-name="T2">4 miles</text:span> <text:s/></text:p>
      <text:p text:style-name="P40">I walked 0.1 miles at the beginning of each ½ mile and averaged 12:00/mile for 4 miles.</text:p>
      <text:p text:style-name="P40"/>
      <text:p text:style-name="P40">Tues Aug 20, 2019 <text:span text:style-name="T2">5 miles</text:span> <text:s/></text:p>
      <text:p text:style-name="P40">I ran 5 miles and averaged 9:46/mile. <text:s/>The middle mile was in 9:30 on the Allegheny track. <text:s/>The other 4 miles were on hilly roads.</text:p>
      <text:p text:style-name="P40"/>
      <text:p text:style-name="P40">Wed Aug 21, 2019 <text:s/><text:span text:style-name="T2">6 miles</text:span></text:p>
      <text:p text:style-name="P40">I ran with 4 other runners on the 510 meter loop in Greendale Cemetery.</text:p>
      <text:p text:style-name="P45">warm up: <text:s/><text:span text:style-name="T3">2 miles at about 11:00/mile and rest a few minutes</text:span></text:p>
      <text:p text:style-name="P45">Run:<text:span text:style-name="T3"> </text:span></text:p>
      <text:p text:style-name="P40">1 x 200m in 55s with a 200m jog after</text:p>
      <text:p text:style-name="P40">2 x 510m in 2:34 and 2:35 with a 300m jog after each</text:p>
      <text:p text:style-name="P40">2 x 1020m in 5:11 and 5:17 with a 510m jog after each</text:p>
      <text:p text:style-name="P40">1 x 510m in 2:25 with a 510 m jog after</text:p>
      <text:p text:style-name="P40"/>
      <text:p text:style-name="P40">Thur Aug 22, 2019 <text:span text:style-name="T2">5 miles</text:span> <text:s text:c="3"/></text:p>
      <text:p text:style-name="P4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0">Tuesday's splits: <text:s/>10:17, 9:36, 9:30, 10:00, 9:29<text:tab/></text:p>
      <text:p text:style-name="P40">Today's splits: <text:s text:c="5"/>11:06, 9:46, 9:34, <text:s/>9:29, 8:54</text:p>
      <text:p text:style-name="P40"/>
      <text:p text:style-name="P40">Fri Aug 23, 2019 <text:span text:style-name="T2">4 miles</text:span> <text:s text:c="2"/></text:p>
      <text:p text:style-name="P40">I ran 4 miles on roads that were slightly hillier than the 4 miles of roads that I ran yesterday and on Tuesday. <text:s/>I averaged 9:37/mile which was faster today. <text:s text:c="2"/></text:p>
      <text:p text:style-name="P40"/>
      <text:p text:style-name="P45">In the past week: 27 miles</text:p>
      <text:p text:style-name="P40"/>
      <text:p text:style-name="P40"/>
      <text:p text:style-name="P20"><text:soft-page-break/>Sat Aug 24, 2019 <text:span text:style-name="T2">5.5 miles</text:span></text:p>
      <text:p text:style-name="P20">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3">Aug 3</text:span><text:span text:style-name="T7">rd</text:span><text:span text:style-name="T3"> times: 15:11 (10:07/mile), 13:50 (9:13/mile), 13:04 (8:43/mi)</text:span></text:p>
      <text:p text:style-name="P20"/>
      <text:p text:style-name="P7"><text:span text:style-name="T3">Sun Aug 25, 2019 </text:span>4.65 miles </text:p>
      <text:p text:style-name="P20">I ran near a hotel in Lamar PA on our way to Ortley Beach in NJ.</text:p>
      <text:p text:style-name="P20"><text:span text:style-name="T2">Run:</text:span> 2 x out and back 1.5 miles on a hilly road. <text:s/>I rested 3 minutes between the 2 runs. </text:p>
      <text:p text:style-name="P20">Times and paces: 14:06 (9:23/mile), 12:03, (8:02/mile)</text:p>
      <text:p text:style-name="P20"><text:span text:style-name="T2">Warm down:</text:span> rested a few minutes and jogged ¼ mile</text:p>
      <text:p text:style-name="P20">Later on I walked 1.4 miles at about 16:00/mile with Monica.</text:p>
      <text:p text:style-name="P20"/>
      <text:p text:style-name="P20">Mon Aug 26, 2019 <text:span text:style-name="T2">4.5 miles <text:s/></text:span></text:p>
      <text:p text:style-name="P20">We are in Ortley Beach. <text:s/>I ran 4 miles on roads and a boardwalk. <text:s/>The first 2 miles were mainly into a strong wind and the second 2 miles were with the wind.</text:p>
      <text:p text:style-name="P7">Mile Splits: <text:span text:style-name="T3">10:17, 9:45, 8:49, 8:08</text:span></text:p>
      <text:p text:style-name="P20"><text:span text:style-name="T2">Time and average pace:</text:span> <text:s/>36:59 (9:15/mile)</text:p>
      <text:p text:style-name="P20"/>
      <text:p text:style-name="P20">Tues Aug 27, 2019 <text:span text:style-name="T2">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2">no running</text:span> </text:p>
      <text:p text:style-name="P20"/>
      <text:p text:style-name="P20">Thurs Aug 29, 2019 <text:span text:style-name="T2">4.25 miles</text:span> <text:s/></text:p>
      <text:p text:style-name="P20"><text:span text:style-name="T2">warm up:</text:span> <text:s/>1 mile to the Lavalette boardwalk in 10:32</text:p>
      <text:p text:style-name="P20"><text:span text:style-name="T2">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0"/>
      <text:p text:style-name="P7">In the past week:<text:span text:style-name="T3"> </text:span>25.9 miles<text:span text:style-name="T3"> <text:s text:c="3"/></text:span><text:s/></text:p>
      <text:p text:style-name="P60"><text:soft-page-break/>Sat Aug 31, 2019 <text:span text:style-name="T2">8 miles </text:span></text:p>
      <text:p text:style-name="P60">I ran the<text:span text:style-name="T2"> </text:span>Stop, Drop and Run 10K Run that started and finished at the Barnegat Municipal Dock in Barnegat, NJ</text:p>
      <text:p text:style-name="P62">warm up: <text:span text:style-name="T3">2 miles at various paces</text:span></text:p>
      <text:p text:style-name="P62">Run:<text:span text:style-name="T3"> After the halfway point I passed about 5 runners and came in 14</text:span><text:span text:style-name="T7">th</text:span><text:span text:style-name="T3"> out of 41 runners. <text:s/>Final time and average pace: 53:58 (8:41/mile)</text:span></text:p>
      <text:p text:style-name="P60">Mile splits: 8:58, 8:49, 8:43, 8:31, 8:40, 8:30</text:p>
      <text:p text:style-name="P60"/>
      <text:p text:style-name="P62"><text:span text:style-name="T3">Sun Sept 1, 2019 <text:s/></text:span>no running </text:p>
      <text:p text:style-name="P60">We drove home 460 miles.</text:p>
      <text:p text:style-name="P60"/>
      <text:p text:style-name="P60">Mon Sept 2, 2019 <text:span text:style-name="T2">5 miles</text:span> <text:s/></text:p>
      <text:p text:style-name="P60">I ran 5 miles out and back on hilly roads and averaged 10:35/mile. The sum of all the ascents along the course is about 380 feet.</text:p>
      <text:p text:style-name="P60"/>
      <text:p text:style-name="P60">Tues Sept 3, 2019 <text:span text:style-name="T2">1 mile</text:span> </text:p>
      <text:p text:style-name="P60">I jogged ½ mile to the Wise Center. <text:s/>At center I used weight machines for a full body workout. Then I jogged ½ mile home.</text:p>
      <text:p text:style-name="P60"/>
      <text:p text:style-name="P60">Wed Sept 4, 2019 <text:span text:style-name="T2">6.5 miles</text:span></text:p>
      <text:p text:style-name="P60">I ran on the Greendale Cemetery loop with 4 other runners.</text:p>
      <text:p text:style-name="P62">warm up: <text:s text:c="2"/><text:span text:style-name="T3">0.3 mile jog to the cemetery</text:span></text:p>
      <text:p text:style-name="P60">2 miles on the 510 meter loop averaging about 10:25/mile</text:p>
      <text:p text:style-name="P60">a few minute rest and then a 510 meter jog followed by a few minute rest</text:p>
      <text:p text:style-name="P62">Run:<text:span text:style-name="T3"> <text:s/>1 x 200m, Time: 57s, <text:s/>jog 200m </text:span></text:p>
      <text:p text:style-name="P60">2 x 510m, Times: 2:43, 2:38, jog 300m after each</text:p>
      <text:p text:style-name="P60">2 x 1020m, Times: (2:40+2:34) = 5:14, (2:31+2:26) = 4:57, jog 510m after each</text:p>
      <text:p text:style-name="P60">1 x 510m, Time: 2:15.8, jog 510m</text:p>
      <text:p text:style-name="P60">Running got easier for me as I ran. That's why my times got faster as I ran. <text:s/>That's also why I need to take a long warm up before racing and running intervals.</text:p>
      <text:p text:style-name="P60">Note: 1020m in 4:57 is 7:49/mile, <text:s/>510m in 2:15.8 is 7:07/mile <text:s/></text:p>
      <text:p text:style-name="P60"/>
      <text:p text:style-name="P60">Thurs <text:s/>Sept 5, 2019 <text:span text:style-name="T2">1 mile</text:span> </text:p>
      <text:p text:style-name="P60">I jogged ½ mile to the Wise Center. <text:s/>At the center I used weight machines for about 20 minutes for a full body workout. Then I jogged ½ mile home. <text:s/></text:p>
      <text:p text:style-name="P60"/>
      <text:p text:style-name="P60">Fri Sept 6, 2019 <text:span text:style-name="T2">4.5 miles</text:span></text:p>
      <text:p text:style-name="P60">I ran 4.5 miles on hilly roads and averaged 9:02/mile. The last ½ mile was in 4:00.</text:p>
      <text:p text:style-name="P60"/>
      <text:p text:style-name="P62">In the past week: 26 miles <text:s/></text:p>
      <text:p text:style-name="P40"><text:soft-page-break/>Sat Sept 7, 2019 <text:span text:style-name="T2">5 miles</text:span> <text:s/></text:p>
      <text:p text:style-name="P40">I ran 6 x ½ mile with a ¼ mile jog before each ½ mile run and a ½ mile jog after the last ½ mile run. <text:s/>The jogs were at about 12:30/mile pace.</text:p>
      <text:p text:style-name="P45">½ mile times: <text:span text:style-name="T3">The first 3 averaged 4:20 and the second 3 averaged 3:57.</text:span></text:p>
      <text:p text:style-name="P40"/>
      <text:p text:style-name="P40">Sun Sept 8, 2019 <text:span text:style-name="T2">1 mile</text:span> </text:p>
      <text:p text:style-name="P40">I ran ½ mile down to the Wise Center in 4:44. <text:s/>At the center I used weight machines for about 22 minutes for a full body workout. Then I ran uphill ½ mile home in 6:25. </text:p>
      <text:p text:style-name="P40"/>
      <text:p text:style-name="P40">Mon Sept 9, 2019 <text:span text:style-name="T2">3.75 miles</text:span> </text:p>
      <text:p text:style-name="P40">I ran with 6 other runners on the high school track.</text:p>
      <text:p text:style-name="P40"><text:span text:style-name="T2">warm up:</text:span> 1.75 miles at various paces</text:p>
      <text:p text:style-name="P40"><text:span text:style-name="T2">Run:</text:span> 1 x 200m in 57s followed by a 200m jog</text:p>
      <text:p text:style-name="P40">4 x 400m run with a 200m jog between the runs</text:p>
      <text:p text:style-name="P40">Times: 1:58, 1:57, 2:01, 1:52</text:p>
      <text:p text:style-name="P40">The jogs were at about 12:00/mile.</text:p>
      <text:p text:style-name="P40"><text:span text:style-name="T2">Warm down: </text:span><text:s/>400m jog</text:p>
      <text:p text:style-name="P40"/>
      <text:p text:style-name="P40">Tues Sept 10, 2019 <text:span text:style-name="T2">no running</text:span></text:p>
      <text:p text:style-name="P40"/>
      <text:p text:style-name="P40">Wed <text:s/>Sept 11, 2019 <text:span text:style-name="T2">5 miles</text:span></text:p>
      <text:p text:style-name="P40">I ran with 5 other runners on the high school track.</text:p>
      <text:p text:style-name="P40"><text:span text:style-name="T2">warm up:</text:span> <text:s/>3 miles at various paces including 2 x 200m in 57s and 62s</text:p>
      <text:p text:style-name="P40"><text:span text:style-name="T2">Run:</text:span> 3200m in (8:00 + 8:05) = 16:05 </text:p>
      <text:p text:style-name="P40"/>
      <text:p text:style-name="P40">Thur Sept 12, 2019 <text:span text:style-name="T2">no running</text:span></text:p>
      <text:p text:style-name="P40">We flew to San Diego California for a wedding.</text:p>
      <text:p text:style-name="P40"/>
      <text:p text:style-name="P40">Fri Sept 13, 2019 <text:span text:style-name="T2">3 miles</text:span></text:p>
      <text:p text:style-name="P40">I ran 3 miles on a sidewalk that went along the Pacific Ocean shoreline in </text:p>
      <text:p text:style-name="P40">La Jolla Ca.</text:p>
      <text:p text:style-name="P40"/>
      <text:p text:style-name="P45">In the past week: 17.8 miles</text:p>
      <text:p text:style-name="P40"/>
      <text:p text:style-name="P40"/>
      <text:p text:style-name="P40"/>
      <text:p text:style-name="P40"/>
      <text:p text:style-name="P64"><text:soft-page-break/>Sat Sept 14, 2019 <text:span text:style-name="T2">3 miles</text:span> <text:s/></text:p>
      <text:p text:style-name="P64">I ran 3 miles on a sidewalk that went along the Pacific Ocean shoreline in </text:p>
      <text:p text:style-name="P64">La Jolla Ca.</text:p>
      <text:p text:style-name="P64"/>
      <text:p text:style-name="P64">Sun Sept 15, 2019 <text:span text:style-name="T2">no running</text:span></text:p>
      <text:p text:style-name="P65"/>
      <text:p text:style-name="P65"><text:span text:style-name="T3">Mon Sept 16, 2019 </text:span>no running </text:p>
      <text:p text:style-name="P64">We flew home.</text:p>
      <text:p text:style-name="P64"/>
      <text:p text:style-name="P64">Tues Sept 17, 2019 <text:span text:style-name="T2">4 miles</text:span></text:p>
      <text:p text:style-name="P64">I walked 4 x ¼ mile during the 4 miles and averaged 12:15/mile. <text:s/>The ratio of walking to running distances was 1/3. </text:p>
      <text:p text:style-name="P64"/>
      <text:p text:style-name="P64">Wed Sept 18, 2019 <text:span text:style-name="T2">5 miles </text:span></text:p>
      <text:p text:style-name="P64">I walked and ran 5 miles on hilly roads and grass and averaged 13:30/mile.</text:p>
      <text:p text:style-name="P64"/>
      <text:p text:style-name="P65">I am thinking about walk/run routines I could use in a long run.</text:p>
      <text:p text:style-name="P65"/>
      <text:p text:style-name="P64">Thurs <text:s/>Sept 19, 2019 <text:span text:style-name="T2">5 miles </text:span></text:p>
      <text:p text:style-name="P64">I walked and ran 5 miles on hilly roads and averaged 13:00/mile.</text:p>
      <text:p text:style-name="P64"/>
      <text:p text:style-name="P64">Fri <text:s/>Sept 20, 2019 <text:span text:style-name="T2">5 miles </text:span></text:p>
      <text:p text:style-name="P64">I walked and ran 5 miles on hilly roads and averaged 13:15/mile.</text:p>
      <text:p text:style-name="P64"/>
      <text:p text:style-name="P64"/>
      <text:p text:style-name="P64"/>
      <text:p text:style-name="P65">In the past week: 22 miles</text:p>
      <text:p text:style-name="P65"/>
      <text:p text:style-name="P40"><text:soft-page-break/>Sat Sept 21, 2019 <text:span text:style-name="T2">6 miles </text:span></text:p>
      <text:p text:style-name="P40">I walked and ran 5 miles on hilly roads and averaged 13:15/mile.</text:p>
      <text:p text:style-name="P40"/>
      <text:p text:style-name="P40">Sun Sept 22, 2019 <text:span text:style-name="T2">1 mile</text:span> <text:s text:c="2"/></text:p>
      <text:p text:style-name="P40">Half mile run down to the Wise Center.</text:p>
      <text:p text:style-name="P40">I used 15 weight machines and did crunches and push ups for a full body workout in 19 minutes.</text:p>
      <text:p text:style-name="P40">Rest 1:15 and a half mile run uphill in 6:18</text:p>
      <text:p text:style-name="P40"/>
      <text:p text:style-name="P40">Mon Sept 23, 2019 <text:span text:style-name="T2">9.35 miles <text:s/></text:span></text:p>
      <text:p text:style-name="P40">In the morning I walked and ran 7.35 miles on hilly roads and averaged 13:12/mile. In the afternoon I ran 2 miles on the high school track at various paces with some of the run at about 9:00/mile. </text:p>
      <text:p text:style-name="P40"/>
      <text:p text:style-name="P40">Tues Sept 24, 2019 <text:span text:style-name="T2">1 mile</text:span> <text:s/></text:p>
      <text:p text:style-name="P40">Half mile run down to the Wise Center.</text:p>
      <text:p text:style-name="P40">I used 15 weight machines and did crunches and push ups for a full body workout in 17 minutes.</text:p>
      <text:p text:style-name="P40">for Rest about 1 minute and a half mile run uphill in 5:48</text:p>
      <text:p text:style-name="P40"/>
      <text:p text:style-name="P40">Wed Sept 25, 2019 <text:span text:style-name="T2">9.1 miles</text:span></text:p>
      <text:p text:style-name="P40">In the morning I walked about 0.1 mile during each mile and averaged 12:18/mile 6 miles on hilly roads.</text:p>
      <text:p text:style-name="P40">In the afternoon I ran with 5 other runners on the high school track.</text:p>
      <text:list xml:id="list8702833423028173233" text:style-name="L2">
        <text:list-item>
          <text:list>
            <text:list-header>
              <text:p text:style-name="P167">1.75 mile warm up at about 10:00/mile and rest a few minutes</text:p>
              <text:p text:style-name="P167">1 x 200, 4 x 400, 1 x 200 with about a 350m jog after each run. <text:s/></text:p>
              <text:p text:style-name="P167">Times: 57s, 2:00, 1:58, 2:01, 1:59, 57s</text:p>
            </text:list-header>
          </text:list>
        </text:list-item>
      </text:list>
      <text:p text:style-name="P40"/>
      <text:p text:style-name="P40">Thur Sept 26, 2019 <text:span text:style-name="T2">5 miles</text:span></text:p>
      <text:p text:style-name="P42">I walked and ran 5 miles on hilly roads and averaged 13:08/mile.</text:p>
      <text:p text:style-name="P40"/>
      <text:p text:style-name="P40">Fri Sept 27, 2019 <text:span text:style-name="T2">5 miles</text:span> <text:s/></text:p>
      <text:p text:style-name="P41"><text:span text:style-name="T2">warm up:</text:span> 1 mile to the Allegheny College track in 9:40 and rested 4 minutes.</text:p>
      <text:p text:style-name="P41"><text:span text:style-name="T2">Run:</text:span> 3 miles on the track in 26:11. I ran slightly wide on the turns so each lap was ¼ mile. Splits: 8:55, 8:53, 8:23</text:p>
      <text:p text:style-name="P41">The ¼ mile splits for the last mile: 2:11, 2:09, 2:06, 1:57</text:p>
      <text:p text:style-name="P46">Warm down: <text:span text:style-name="T3">rest a few minutes and jog 1 mile home</text:span></text:p>
      <text:p text:style-name="P46">In the past week:<text:span text:style-name="T3"> </text:span>36.5 miles</text:p>
      <text:p text:style-name="P41"><text:soft-page-break/>Sat Sept 28, 2019 <text:span text:style-name="T2">6.25 miles</text:span> <text:s/></text:p>
      <text:p text:style-name="P41"><text:span text:style-name="T2">Run: </text:span>I ran 5.75 miles with Jim Fitch and averaged 10:45 including the uphill first mile in 12:02 and downhill last ½ mile in 4:45.</text:p>
      <text:p text:style-name="P46">Warm down: <text:span text:style-name="T3">After talking for a while I jogged ½ mile home.</text:span></text:p>
      <text:p text:style-name="P41"/>
      <text:p text:style-name="P46"><text:span text:style-name="T3">Sun Sept 29, 2019 </text:span>6 miles<text:span text:style-name="T3"> <text:s/></text:span></text:p>
      <text:p text:style-name="P41">I ran 6 miles out and back on a course with a total ascent of 443 feet.</text:p>
      <text:p text:style-name="P41">Splits: 10:01, 10:00, 9:57, 10:00, 9:51, 7:57 <text:s/>Average pace: 9:38</text:p>
      <text:p text:style-name="P41">I tried to run about 10:00 for each of the first 5 miles.</text:p>
      <text:p text:style-name="P41"/>
      <text:p text:style-name="P41">Mon Sept 30, 2019 <text:span text:style-name="T2">5 miles</text:span> </text:p>
      <text:p text:style-name="P41">I ran with 4 other runners on the high school track</text:p>
      <text:p text:style-name="P41"><text:span text:style-name="T2">warm up:</text:span> 2 miles in 10:15 + 9:34 = 19:49 and rest a few minutes</text:p>
      <text:p text:style-name="P46">Run: <text:s/><text:span text:style-name="T3">2 x 200m, 6 x 400m with a 200m jog after each. <text:s/></text:span></text:p>
      <text:p text:style-name="P41">Times: 58s, 1:02, 2:02, 2:00, 2:02, 1:54, 2:02, 1:59</text:p>
      <text:p text:style-name="P46">Warm down: <text:span text:style-name="T3">jog</text:span> <text:span text:style-name="T3">600m </text:span></text:p>
      <text:p text:style-name="P41"/>
      <text:p text:style-name="P46"><text:span text:style-name="T3">Tues Oct 1, 2019 </text:span>5 miles<text:span text:style-name="T3"> </text:span></text:p>
      <text:p text:style-name="P41">I walked and ran 5 miles on hilly roads and averaged 13:00/mile.</text:p>
      <text:p text:style-name="P41"/>
      <text:p text:style-name="P46"><text:span text:style-name="T3">Wed Oct 2, 2019 </text:span>4.75 miles<text:span text:style-name="T3"> <text:s text:c="2"/></text:span></text:p>
      <text:p text:style-name="P41">I ran on the high school track with 6 other runners.</text:p>
      <text:p text:style-name="P46">warm up: <text:s/><text:span text:style-name="T3">2.25 miles at about 10:20/mile, 1 x 200 in 64s, and jog 200m</text:span></text:p>
      <text:p text:style-name="P46">Run: <text:span text:style-name="T3">2 miles in 16:11, Splits: 8:12, 7:59</text:span></text:p>
      <text:p text:style-name="P46">warm down: <text:span text:style-name="T3">400m jog</text:span></text:p>
      <text:p text:style-name="P41"/>
      <text:p text:style-name="P46"><text:span text:style-name="T3">Thur Oct 3, 2019 </text:span>7.35 miles<text:span text:style-name="T3"> <text:s/></text:span></text:p>
      <text:p text:style-name="P41">I ran and walked 7.35 miles on hilly roads and averaged 12:30/mile.</text:p>
      <text:p text:style-name="P41"/>
      <text:p text:style-name="P41">Fri Oct 4, 2019 <text:span text:style-name="T2">6 miles</text:span> <text:s/></text:p>
      <text:p text:style-name="P41">I ran 6 miles on a hilly course and averaged 11:23/mile.</text:p>
      <text:p text:style-name="P41"/>
      <text:p text:style-name="P41"/>
      <text:p text:style-name="P41"/>
      <text:p text:style-name="P46">In the past week: 40.35 miles</text:p>
      <text:p text:style-name="P46"/>
      <text:p text:style-name="P46"/>
      <text:p text:style-name="P46"/>
      <text:p text:style-name="P46"><text:soft-page-break/><text:span text:style-name="T3">Sat Oct 5, 2019</text:span> 16 miles <text:s text:c="2"/></text:p>
      <text:p text:style-name="P41">I ran and walked 16 miles with Jim Fitch on somewhat hilly roads. <text:s/></text:p>
      <text:p text:style-name="P41">5 miles averaging 13:17/mile and rest about 4 minutes</text:p>
      <text:p text:style-name="P41">5 miles averaging 12:58/mile and rest about 4 minutes</text:p>
      <text:list xml:id="list2778601154270609650" text:style-name="L3">
        <text:list-item>
          <text:list>
            <text:list-header>
              <text:p text:style-name="P168">5.5 miles averaging 12:27/mile</text:p>
              <text:p text:style-name="P168">After resting a few minutes I jogged ½ mile home.</text:p>
            </text:list-header>
          </text:list>
        </text:list-item>
      </text:list>
      <text:p text:style-name="P41"/>
      <text:p text:style-name="P41">Sun Oct 6, 2019 <text:span text:style-name="T2">no running</text:span> <text:s/></text:p>
      <text:p text:style-name="P41"/>
      <text:p text:style-name="P41">Mon Oct 7, 2019 <text:span text:style-name="T2">9.6 miles</text:span></text:p>
      <text:p text:style-name="P41"><text:span text:style-name="T2">In the morning I ran and walked 7 miles on hilly roads. </text:span><text:s/></text:p>
      <text:p text:style-name="P41">I ran the first 2 miles without walking and averaged 10:30/mile. <text:s/>For the last 5 miles I walked 0.2 miles at the beginning of each ½ mile and ran the rest. The average pace while I was walking and running was about 13:00/mile.</text:p>
      <text:p text:style-name="P46">In the afternoon I ran and jogged 3.6 miles on the high school track.</text:p>
      <text:p text:style-name="P41">The workout included a 1.5 mile warm up and: 1 x 200m (66s), 1 x 400m (2:27), 1 x 800m (4:56), 1 x 400m (2:30), 1 x 200m (60s). </text:p>
      <text:p text:style-name="P41">I jogged 200m or 400m after each run, and warmed down with a 400m jog. </text:p>
      <text:p text:style-name="P41"/>
      <text:p text:style-name="P41">Tues Oct 8, 2019 <text:s/><text:span text:style-name="T2">no running</text:span></text:p>
      <text:p text:style-name="P46"/>
      <text:p text:style-name="P41">Wed Oct 9, 2019 <text:span text:style-name="T2">7.75 miles</text:span></text:p>
      <text:p text:style-name="P41"><text:span text:style-name="T2">In the early afternoon I ran and walked 4 miles on hilly roads. </text:span><text:s/></text:p>
      <text:p text:style-name="P41">The first 2 miles I ran without walking and averaged 9:41/mile.</text:p>
      <text:p text:style-name="P41">The next 2 miles I walked 0.2 miles at the beginning of each ½ mile and averaged: 13:03/mile</text:p>
      <text:p text:style-name="P46">In late afternoon I ran with 6 other runners on the high school track.</text:p>
      <text:p text:style-name="P41"><text:span text:style-name="T2">warm up:</text:span> 1.5 miles at <text:s/>about 10:00/mile and rest a few minutes</text:p>
      <text:p text:style-name="P41"><text:span text:style-name="T2">Run:</text:span> 2 x 200m in 58s and 59s and 4 x 400 in 2:03, 2:00, 1:58, 1:59</text:p>
      <text:p text:style-name="P41">We jogged 200m after each run and another 400m at the end to warm down.</text:p>
      <text:p text:style-name="P41"/>
      <text:p text:style-name="P41">Thurs Oct 10, 2019 <text:span text:style-name="T2">no running</text:span> <text:s text:c="2"/></text:p>
      <text:p text:style-name="P41"/>
      <text:p text:style-name="P41">Fri Oct 11, 2019 7 miles</text:p>
      <text:p text:style-name="P41">I ran 7 miles on hilly roads and averaged 11:03/mile</text:p>
      <text:p text:style-name="P41"/>
      <text:p text:style-name="P41"><text:span text:style-name="T2">In the past week: 40.4 miles</text:span> </text:p>
      <text:p text:style-name="P41"/>
      <text:p text:style-name="P66"><text:soft-page-break/>I signed up for the Erie Endurance Run next Saturday October 19. <text:s/>I am not going to run too much leading up to that event.</text:p>
      <text:p text:style-name="P66"/>
      <text:p text:style-name="P67">Sat Oct 12, 2019 <text:span text:style-name="T2">no running</text:span></text:p>
      <text:p text:style-name="P67"/>
      <text:p text:style-name="P67">Sun Oct 13, 2019 <text:span text:style-name="T2">3</text:span> <text:span text:style-name="T2">miles</text:span> <text:s text:c="2"/></text:p>
      <text:p text:style-name="P67">I ran 3 miles on hilly roads and averaged 11:04/mile.</text:p>
      <text:p text:style-name="P67"/>
      <text:p text:style-name="P67">Mon Oct 14, 2019 <text:span text:style-name="T2">2.5 miles</text:span> <text:s/></text:p>
      <text:p text:style-name="P67">I ran and jogged 2.5 miles</text:p>
      <text:p text:style-name="P67"/>
      <text:p text:style-name="P67">Tues Oct 15, 2019 <text:span text:style-name="T2">no running</text:span> <text:s text:c="2"/></text:p>
      <text:p text:style-name="P67"/>
      <text:p text:style-name="P67">Wed Oct 16, 2019 <text:span text:style-name="T2">2 miles </text:span></text:p>
      <text:p text:style-name="P67">I ran and jogged 2 miles</text:p>
      <text:p text:style-name="P67"/>
      <text:p text:style-name="P67">Thur Oct 17, 2019 <text:span text:style-name="T2">2.5 miles</text:span></text:p>
      <text:p text:style-name="P67">I ran 2.5 miles on the Wise Center indoor track.</text:p>
      <text:p text:style-name="P67">Splits: 10:20, 10:47, 5:29</text:p>
      <text:p text:style-name="P67"/>
      <text:p text:style-name="P67">Fri Oct 18, 2019 <text:span text:style-name="T2">2.5 miles</text:span> </text:p>
      <text:p text:style-name="P67">I ran 2.5 miles on a treadmill at the Wise Center.</text:p>
      <text:p text:style-name="P67"/>
      <text:p text:style-name="P67"/>
      <text:p text:style-name="P66">In the past week: 12.5 miles</text:p>
      <text:p text:style-name="P66"/>
      <text:p text:style-name="P50">Sat Oct 19, 2019 <text:s/><text:span text:style-name="T2">23.1 miles</text:span> </text:p>
      <text:p text:style-name="P5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2">no running</text:span></text:p>
      <text:p text:style-name="P8">I have been sick with a cold.</text:p>
      <text:p text:style-name="P8"/>
      <text:p text:style-name="P21">Fri Oct 25, 2019 <text:span text:style-name="T2">2.5 miles</text:span> </text:p>
      <text:p text:style-name="P21">I ran 2.5 miles in 25 minutes on a treadmill at the Allegheny College Wise Center.</text:p>
      <text:p text:style-name="P21"/>
      <text:p text:style-name="P21"><text:span text:style-name="T2">In the past week: 25.6 miles</text:span> </text:p>
      <text:p text:style-name="P21"/>
      <text:p text:style-name="P21">Sat Oct 26, 2019 <text:span text:style-name="T2">no running <text:s/></text:span></text:p>
      <text:p text:style-name="P8"/>
      <text:p text:style-name="P21">Sun Oct 27, 2019 <text:span text:style-name="T2">3 miles <text:s text:c="3"/></text:span>I ran 3 miles on a treadmill at the Wise Center in 30:00.</text:p>
      <text:p text:style-name="P21"/>
      <text:p text:style-name="P21">Mon Oct 28, 2019 <text:span text:style-name="T2">4.5 miles</text:span> </text:p>
      <text:p text:style-name="P21">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1">Times: 1:02, 2:16, 2:15, 2:21, 1:58, 2:27, 1:51, 2:18</text:p>
      <text:p text:style-name="P8">Warm down:<text:span text:style-name="T3"> jog 400m</text:span></text:p>
      <text:p text:style-name="P21"/>
      <text:p text:style-name="P8"><text:span text:style-name="T3">Tues Oct 29, 2019 </text:span>no running<text:span text:style-name="T3"> <text:s/></text:span></text:p>
      <text:p text:style-name="P21"/>
      <text:p text:style-name="P8"><text:span text:style-name="T3">Wed Oct 30, 2019 </text:span>5 miles<text:span text:style-name="T3"> <text:s/></text:span></text:p>
      <text:p text:style-name="P21">In ran on the high school track with 5 other runners</text:p>
      <text:p text:style-name="P21"><text:span text:style-name="T2">warm up:</text:span> 2 miles in 10:25 and 9:15. Rest 7 minutes.</text:p>
      <text:p text:style-name="P21"><text:span text:style-name="T2">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2"> 2 miles </text:span>averaging 9:28/mile on a Wise Center treadmill.</text:p>
      <text:p text:style-name="P21"/>
      <text:p text:style-name="P21">Fri Nov 1, 2019 <text:span text:style-name="T2">No running</text:span></text:p>
      <text:p text:style-name="P8"/>
      <text:p text:style-name="P8">In the past week: 14.5 miles</text:p>
      <text:p text:style-name="P21"><text:soft-page-break/>Sat Nov 2, 2019 <text:span text:style-name="T2">3.5 miles </text:span><text:s/></text:p>
      <text:p text:style-name="P21">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1"/>
      <text:p text:style-name="P8"><text:span text:style-name="T3">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2">4.5 miles</text:span> <text:s text:c="2"/></text:p>
      <text:p text:style-name="P21">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1">Times: 1:10, 1:10, 2:21, 2:21, 2:19, 2:19, 2:10.8</text:p>
      <text:p text:style-name="P8">Warm down:<text:span text:style-name="T3"> 400m jog</text:span></text:p>
      <text:p text:style-name="P21"/>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1"/>
      <text:p text:style-name="P8"><text:span text:style-name="T3">Wed Nov 6, 2019 </text:span>6 miles<text:span text:style-name="T3"> <text:s/></text:span></text:p>
      <text:p text:style-name="P21">In the morning I ran ½ mile down and then ½ mile up hill at a good pace.</text:p>
      <text:p text:style-name="P21">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2">no running</text:span></text:p>
      <text:p text:style-name="P21"/>
      <text:p text:style-name="P21">Fri Nov 8, 2019 <text:span text:style-name="T2">6 miles</text:span> <text:s text:c="2"/></text:p>
      <text:p text:style-name="P21">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2">5 miles</text:span></text:p>
      <text:p text:style-name="P21"><text:span text:style-name="T2">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2">3 miles</text:span> <text:s/></text:p>
      <text:p text:style-name="P21"><text:span text:style-name="T2">Run:</text:span> 3 miles on a Wise Center treadmill in 28:30 or 9:30/mile</text:p>
      <text:p text:style-name="P21">Approximate splits: 10:00, 9:30, 9:00 <text:s/>Pulse at the end : 142bpm</text:p>
      <text:p text:style-name="P21"/>
      <text:p text:style-name="P21">Mon Nov 11, 2019 <text:span text:style-name="T2">5.5 miles</text:span> <text:s/></text:p>
      <text:p text:style-name="P21"><text:span text:style-name="T2">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3">½ mile in about 5:30</text:span></text:p>
      <text:p text:style-name="P22"/>
      <text:p text:style-name="P9"><text:span text:style-name="T3">Tues Nov 12, 2019 </text:span>4 miles<text:span text:style-name="T3"> <text:s/></text:span></text:p>
      <text:p text:style-name="P9">Run:<text:span text:style-name="T3"> 3 miles on a Wise Center treadmill in 28:28 or 9:29/mile</text:span></text:p>
      <text:p text:style-name="P22">Splits: 9:45, 9:31, 9:12 <text:s text:c="2"/>Pulse at the end: 139bpm</text:p>
      <text:p text:style-name="P9">Warm down:<text:span text:style-name="T3"> 1 mile in about 11:00 <text:s/></text:span></text:p>
      <text:p text:style-name="P22"/>
      <text:p text:style-name="P9"><text:span text:style-name="T3">Wed Nov 13, 2019 </text:span>no running<text:span text:style-name="T3"> </text:span></text:p>
      <text:p text:style-name="P22"/>
      <text:p text:style-name="P9"><text:span text:style-name="T3">Thur Nov 14, 2019 <text:s/></text:span>6 miles<text:span text:style-name="T3"> <text:s text:c="2"/></text:span></text:p>
      <text:p text:style-name="P21"><text:span text:style-name="T2">Run:</text:span> 5 miles on a Wise Center treadmill in 46:35 or 9:19/mile</text:p>
      <text:p text:style-name="P21">Splits and pulses at the end of each mile:</text:p>
      <text:p text:style-name="P22">9:29 (125bpm), 9:01 (142bpm), 9:07 (142bpm), 9:25 (143bpm), 9:32 (142bpm)</text:p>
      <text:p text:style-name="P22"><text:span text:style-name="T2">Warm down:</text:span> <text:s/>1 mile in 11:00</text:p>
      <text:p text:style-name="P22">Compare to 3 days ago. <text:s/>Today I could run faster and still maintain a pulse of 142bpm at the end of the run.</text:p>
      <text:p text:style-name="P22"/>
      <text:p text:style-name="P22">Fri Nov 15, 2019 <text:span text:style-name="T2">5.6 miles</text:span></text:p>
      <text:p text:style-name="P22"><text:span text:style-name="T2">warm up: </text:span>0.1 mile lead into a 5 mile run on a Wise Center treadmill. <text:s text:c="2"/></text:p>
      <text:p text:style-name="P21"><text:span text:style-name="T2">Run:</text:span> 5 miles in 46:43 or 9:21/mile</text:p>
      <text:p text:style-name="P21">Splits and pulses at the end of each mile:</text:p>
      <text:p text:style-name="P22">9:27 (123bpm), 9:18 (138bpm), 9:13 (142bpm), 9:17 (141bpm), 9:26 (142bpm)</text:p>
      <text:p text:style-name="P22"><text:span text:style-name="T2">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8"><text:soft-page-break/><text:span text:style-name="T3">Sat Nov 16, 2019 </text:span>5.5 miles <text:s/></text:p>
      <text:p text:style-name="P71">I ran on a Wise Center treadmill.</text:p>
      <text:p text:style-name="P68">warm up: <text:s/><text:span text:style-name="T3">1 mile in 9:11 at various paces some as fast as 8:35/mile</text:span></text:p>
      <text:p text:style-name="P68">Run:<text:span text:style-name="T3"> 1 x ½ mile, 4 x ¼ mile, 1 x ½ mile. <text:s/>I jogged ¼ mile before each run. The jogging pace was about 12:00/mile.</text:span></text:p>
      <text:p text:style-name="P71">Times for runs: 4:00, 2:00, 2:00 (147bpm), 2:00, 2:00 (148bpm), 4:00 (153bpm)</text:p>
      <text:p text:style-name="P71">The 3 pulse rates given are the pulses at the end of a run.</text:p>
      <text:p text:style-name="P68">Warm down:<text:span text:style-name="T3"> ½ mile in in 6:00. <text:s text:c="2"/></text:span></text:p>
      <text:p text:style-name="P71"/>
      <text:p text:style-name="P68"><text:span text:style-name="T3">Sun Nov 17, 2019 </text:span>no running<text:span text:style-name="T3"> <text:s/></text:span></text:p>
      <text:p text:style-name="P71"/>
      <text:p text:style-name="P68"><text:span text:style-name="T3">Mon Nov 18, 2019 </text:span>6 miles <text:span text:style-name="T3"><text:s/></text:span></text:p>
      <text:p text:style-name="P68">warm up:<text:span text:style-name="T3"> ½ mile run down to the Wise Center, and a few minute rest </text:span></text:p>
      <text:p text:style-name="P68">Run:<text:span text:style-name="T3"> <text:s/>5 miles in 44:35 or 8:55/mile</text:span></text:p>
      <text:p text:style-name="P71">Mile splits and pulses at the end of each mile:</text:p>
      <text:p text:style-name="P71">9:19 (143 bpm), 9:04 (144 bpm), 8:57 (1:50 bpm), 8:50 (155 bpm), 8:25 (163 bpm)</text:p>
      <text:p text:style-name="P71">The last ¼ mile was in 2:01.</text:p>
      <text:p text:style-name="P68">Warm down:<text:span text:style-name="T3"> ½ mile in about 6:00</text:span></text:p>
      <text:p text:style-name="P71"/>
      <text:p text:style-name="P68"><text:span text:style-name="T3">Tues Nov 19, 2019 </text:span>6.9 miles<text:span text:style-name="T3"> <text:s/></text:span></text:p>
      <text:p text:style-name="P71"><text:span text:style-name="T2">warm up: </text:span>0.6 miles down to the Wise Center<text:span text:style-name="T2"> </text:span>and 0.05 mile lead into a 6 mile run on a Wise Center treadmill. <text:s text:c="2"/></text:p>
      <text:p text:style-name="P72"><text:span text:style-name="T2">Run:</text:span> 6 miles in 56:50 or 9:28/mile</text:p>
      <text:p text:style-name="P72">Splits and pulses at the end of each mile:</text:p>
      <text:p text:style-name="P71">9:30 (133bpm), 9:22 (137bpm), 9:36 (140bpm), 9:30 (142bpm), 9:23 (144bpm)</text:p>
      <text:p text:style-name="P71">9:29 (145bpm)</text:p>
      <text:p text:style-name="P71"><text:span text:style-name="T2">Warm down:</text:span> <text:s/>1/4 mile in about 2:40</text:p>
      <text:p text:style-name="P71"/>
      <text:p text:style-name="P71">Wed Nov 20, 2019 <text:s/><text:span text:style-name="T2">no running</text:span> <text:s/></text:p>
      <text:p text:style-name="P71"/>
      <text:p text:style-name="P71">Thur Nov 21, 2019 <text:span text:style-name="T2">2.85 miles</text:span></text:p>
      <text:p text:style-name="P71">I ran on a Wise Center treadmill. </text:p>
      <text:p text:style-name="P71"><text:span text:style-name="T2">warm up:</text:span> <text:s/>0.1 mile lead into 2 miles, 2 miles in 9:48 and 9:31 and a 4 minutes rest</text:p>
      <text:p text:style-name="P71"><text:span text:style-name="T2">Run: </text:span><text:s/>0.25 miles in about 2:30 and 0.7 miles at 8:00/mile pace.</text:p>
      <text:p text:style-name="P71"><text:span text:style-name="T2">Warm down:</text:span> ½ mile in 6:00</text:p>
      <text:p text:style-name="P71"/>
      <text:p text:style-name="P71">Fri Nov 22, 2019 <text:span text:style-name="T2">5.3 miles</text:span></text:p>
      <text:p text:style-name="P71">I ran on a Wise Center treadmill <text:s/></text:p>
      <text:p text:style-name="P71"><text:span text:style-name="T2">warm up: </text:span><text:s/>0.05 mile lead into 2 miles, 2 miles in 9:31 and 9:01 and a 4 minutes rest</text:p>
      <text:p text:style-name="P71"><text:span text:style-name="T2">Run:</text:span> <text:s/>6 x ¼ mile in 2:00 with a ¼ mile jog before each run in about 3:00.</text:p>
      <text:p text:style-name="P71">Pulses at the end of each run: ?, 150, 151, 152, 150, 153</text:p>
      <text:p text:style-name="P71"><text:span text:style-name="T2">Warm down: </text:span><text:s/>¼ mile in about 2:30</text:p>
      <text:p text:style-name="P71"><text:span text:style-name="T2">In the past week:</text:span> <text:s/><text:span text:style-name="T2">25.55 miles</text:span></text:p>
      <text:p text:style-name="P22"><text:soft-page-break/>Sat Nov 23, 2019 <text:span text:style-name="T2">5.8 miles</text:span> <text:s/></text:p>
      <text:p text:style-name="P22">I ran on a Wise Center treadmill.</text:p>
      <text:p text:style-name="P22"><text:span text:style-name="T2">warm up:</text:span> <text:s/>0.5 miles at various paces and rest 4 minutes</text:p>
      <text:p text:style-name="P22"><text:span text:style-name="T2">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3">¼ mile in 2:45 </text:span></text:p>
      <text:p text:style-name="P22"/>
      <text:p text:style-name="P9"><text:span text:style-name="T3">Sun Nov 24, 2019 </text:span>no running<text:span text:style-name="T3"> <text:s/></text:span></text:p>
      <text:p text:style-name="P22"/>
      <text:p text:style-name="P9"><text:span text:style-name="T3">Mon Nov 25, 2019 </text:span>5.75 miles<text:span text:style-name="T3"> </text:span></text:p>
      <text:p text:style-name="P22">I ran on a Wise Center treadmill.</text:p>
      <text:p text:style-name="P9">warm up:<text:span text:style-name="T3"> 0.1 mile lead into a 2 mile run. Mile splits: 9:25, 8:58, Pulse at end: 143 bpm</text:span></text:p>
      <text:p text:style-name="P22">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3">½ mile in about 6:00.</text:span></text:p>
      <text:p text:style-name="P22"/>
      <text:p text:style-name="P9"><text:span text:style-name="T3">Tues Nov 26, 2019 </text:span>6 miles<text:span text:style-name="T3"> <text:s text:c="2"/></text:span></text:p>
      <text:p text:style-name="P22">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2"/>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3"> 2 minutes rest, ½ mile jog</text:span></text:p>
      <text:p text:style-name="P22"/>
      <text:p text:style-name="P9"><text:span text:style-name="T3">Thurs Nov 28, 2019 </text:span>no running </text:p>
      <text:p text:style-name="P9"/>
      <text:p text:style-name="P22">Fri <text:s/>Nov 28 – Sun Nov 1, 2019 <text:span text:style-name="T2">no running</text:span> </text:p>
      <text:p text:style-name="P22">I have a cold.</text:p>
      <text:p text:style-name="P22"/>
      <text:p text:style-name="P68">In the last week: 21 miles</text:p>
      <text:p text:style-name="P68"/>
      <text:p text:style-name="P68"/>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1"><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1"><text:soft-page-break/>Sat Dec 7, 2019<text:span text:style-name="T2"> 4.5 miles </text:span></text:p>
      <text:p text:style-name="P51">I ran on a course that had rolling hills but it wasn't the same one as yesterday.</text:p>
      <text:p text:style-name="P51"><text:span text:style-name="T2">warm up:</text:span> <text:s/>¼ mile jog</text:p>
      <text:p text:style-name="P55">Run: <text:span text:style-name="T3">4 miles in 39:01 or 9:45/mile</text:span></text:p>
      <text:p text:style-name="P51">Splits: 10:11, 9:45, 9:55, 9:10</text:p>
      <text:p text:style-name="P51"><text:span text:style-name="T2">Warm down:</text:span> <text:s/>¼ mile jog</text:p>
      <text:p text:style-name="P51"/>
      <text:p text:style-name="P51">Sun Dec 8, 2019 <text:span text:style-name="T2">no running</text:span> <text:s text:c="2"/></text:p>
      <text:p text:style-name="P51"/>
      <text:p text:style-name="P51">Mon Dec 9, 2019 <text:span text:style-name="T2">3.6 miles</text:span> <text:s/></text:p>
      <text:p text:style-name="P51">I ran on a treadmill in the Country Inn in California MD.</text:p>
      <text:p text:style-name="P51"><text:span text:style-name="T2">Run:</text:span> 3.6 miles</text:p>
      <text:p text:style-name="P51">Approximate splits and pulses: </text:p>
      <text:p text:style-name="P51">9:45 (?), 9:30 (143 bpm), 9:00 (156 bpm)</text:p>
      <text:p text:style-name="P55">Warm down: <text:s/><text:span text:style-name="T3">0.6 miles at about 9:55/mile pace</text:span></text:p>
      <text:p text:style-name="P51"/>
      <text:p text:style-name="P55"><text:span text:style-name="T3">Tues Dec 10, 2019</text:span> 4.9 miles </text:p>
      <text:p text:style-name="P51">I ran the same course as thee days ago with rolling hills. </text:p>
      <text:p text:style-name="P51"><text:span text:style-name="T2">warm up:</text:span> <text:s/>¼ mile jog</text:p>
      <text:p text:style-name="P55">Run: <text:span text:style-name="T3">4 miles in 37:18 or 9:20/mile</text:span></text:p>
      <text:p text:style-name="P51">Splits and pulses: 9:42(?), 9:30 (106 bpm), 9:30 (143 bpm), 8:37 (165 bpm)</text:p>
      <text:p text:style-name="P51"><text:span text:style-name="T2">Warm down:</text:span> <text:s/>0.65 mile jog</text:p>
      <text:p text:style-name="P51"/>
      <text:p text:style-name="P51">Wed Dec 11, 2019 <text:span text:style-name="T2">3.25 miles</text:span> <text:s/></text:p>
      <text:p text:style-name="P51"><text:span text:style-name="T2">Run: </text:span><text:s/>I ran 3 miles on slightly rolling sidewalks and roads in California MD.</text:p>
      <text:p text:style-name="P51">Time: 31:45, or 10:35/mile Splits: 11:19, 10:40, 9:46</text:p>
      <text:p text:style-name="P51"><text:span text:style-name="T2">Warm down:</text:span> ¼ mile in about 3:00</text:p>
      <text:p text:style-name="P51"/>
      <text:p text:style-name="P51">Thur Dec 12, 2019 <text:span text:style-name="T2">no running</text:span>, We drove 400 miles home.</text:p>
      <text:p text:style-name="P51"/>
      <text:p text:style-name="P51">Fri Dec 13, 2019 <text:span text:style-name="T2">4.85 miles</text:span> <text:s text:c="2"/></text:p>
      <text:p text:style-name="P51">I ran in the Wise Center.</text:p>
      <text:p text:style-name="P51"><text:span text:style-name="T2">Run:</text:span> <text:s/>On the indoor track: I ran 1 mile in 8:45. Final pulse: 151 bpm, rest 8:00</text:p>
      <text:p text:style-name="P51">On a treadmill: 4 x ¼ mile and 1 x 0.6 miles. The pace for all the runs was 8:00/mile. <text:s/>I jogged ¼ mile before each run in about 3:00.</text:p>
      <text:p text:style-name="P51"><text:span text:style-name="T2">Warm down:</text:span> <text:s/>¼ in 3:00</text:p>
      <text:p text:style-name="P5"/>
      <text:p text:style-name="P5">In the last week: 21.1 miles</text:p>
      <text:p text:style-name="P2"><text:tab/><text:tab/><text:tab/><text:tab/><text:tab/></text:p>
      <text:p text:style-name="P71"><text:soft-page-break/><text:span text:style-name="T15">Sat Dec 14, 2019 </text:span><text:span text:style-name="T16">no running</text:span></text:p>
      <text:p text:style-name="P2"/>
      <text:p text:style-name="P71"><text:span text:style-name="T15">Sun Dec 15, 2019 </text:span><text:span text:style-name="T16">no running</text:span><text:span text:style-name="T15"> <text:s text:c="2"/></text:span></text:p>
      <text:p text:style-name="P2"/>
      <text:p text:style-name="P71"><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1"><text:span text:style-name="T15">Tues Dec 17, 2019 </text:span><text:span text:style-name="T16">6.35 miles</text:span><text:span text:style-name="T15"> <text:s/></text:span></text:p>
      <text:p text:style-name="P2">I ran on a Wise Center treadmill.</text:p>
      <text:p text:style-name="P71"><text:span text:style-name="T16">warm up:</text:span><text:span text:style-name="T15"> 1 mile in about 9:35 and rest 5 minutes</text:span></text:p>
      <text:p text:style-name="P71"><text:span text:style-name="T16">Run:</text:span><text:span text:style-name="T15"> 0.1 mile lead into a 5 mile run in 47:56 or 9:35/mile</text:span></text:p>
      <text:p text:style-name="P2">Mile splits and pulses at the end of each mile:</text:p>
      <text:p text:style-name="P51">9:13 (143 bpm), 9:24 (143 bpm), 9:35 (143 bpm), 9:45 (143 bpm), 9:58 (143 bpm)</text:p>
      <text:p text:style-name="P51"/>
      <text:p text:style-name="P51">Wed Dec 18, 2019 <text:span text:style-name="T2">no running</text:span> </text:p>
      <text:p text:style-name="P51"/>
      <text:p text:style-name="P51">Thur Dec 19, 2019 <text:span text:style-name="T2">4 miles</text:span> <text:s/></text:p>
      <text:p text:style-name="P51">I ran on a Wise Center treadmill</text:p>
      <text:p text:style-name="P51"><text:span text:style-name="T2">warm up:</text:span> <text:s/>2 miles in 9:45 + 9:15 = 19:00, final pulse: 145 bpm, rest 4:00</text:p>
      <text:p text:style-name="P55">Run: <text:s/><text:span text:style-name="T3">0.25 mile lead into a 1.25 mile run at 8:00/mile pace</text:span></text:p>
      <text:p text:style-name="P52">Final pulse: 164 bpm </text:p>
      <text:p text:style-name="P55">Warm down:<text:span text:style-name="T3"> ½ mile in 5:30</text:span></text:p>
      <text:p text:style-name="P51">On Nov 21, 2019 I had a similar workout but stopped after 0.7 miles at 8:00/mile pace because I was pushing too hard. <text:s/>Today I could have kept running beyond 1.25 miles at that same pace.</text:p>
      <text:p text:style-name="P51"/>
      <text:p text:style-name="P51">Fri Dec 20, 2019 <text:span text:style-name="T2">4 miles</text:span> <text:s/></text:p>
      <text:p text:style-name="P51">I ran on a Wise Center treadmill</text:p>
      <text:p text:style-name="P51"><text:span text:style-name="T2">warm up:</text:span> <text:s/>2.25 miles. The warm up included 2.15 miles at an average pulse of 9:30/mile. Final pace: 8:57/mile, final pulse: 145 bpm, rest 4:00</text:p>
      <text:p text:style-name="P55">Run: <text:s/><text:span text:style-name="T3">0.25 mile lead into a 1 mile run at 8:00/mile pace</text:span></text:p>
      <text:p text:style-name="P52">Final pulse: 160 bpm </text:p>
      <text:p text:style-name="P55">Warm down:<text:span text:style-name="T3"> ½ mile in about 5:30</text:span></text:p>
      <text:p text:style-name="P55"><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5"><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5"><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5"><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5"><text:span text:style-name="T17">Wed Dec 25, 2019 </text:span><text:span text:style-name="T15">no running</text:span><text:span text:style-name="T17"> <text:s/></text:span></text:p>
      <text:p text:style-name="P2"/>
      <text:p text:style-name="P55"><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5"><text:span text:style-name="T15">warm up:</text:span><text:span text:style-name="T17"> 1 mile in 9:25 going faster as I ran and rest about 5:00</text:span></text:p>
      <text:p text:style-name="P55"><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5"><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5"><text:span text:style-name="T15">warm up:</text:span><text:span text:style-name="T17"> 1 mile in 9:20 going faster as I ran and rest about 5:00</text:span></text:p>
      <text:p text:style-name="P55"><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7"><text:span text:style-name="T3">Sat Jan 4, 2020 <text:s/></text:span>2.25 miles<text:span text:style-name="T3"><text:tab/></text:span></text:p>
      <text:p text:style-name="P47">Run:<text:span text:style-name="T3"> I ran 1 mile out and 1 mile back on hilly Limber Rd. <text:s/>After the first mile I rested about 2:00. Times: 10:21 and 8:28</text:span></text:p>
      <text:p text:style-name="P47">Warm down:<text:span text:style-name="T3"><text:tab/>¼ mile jog</text:span></text:p>
      <text:p text:style-name="P43"/>
      <text:p text:style-name="P47"><text:span text:style-name="T3">Sun Jan 5, 2020 </text:span>no running,<text:span text:style-name="T3"> I am experiencing a reaction to a shingle shot.</text:span></text:p>
      <text:p text:style-name="P43"/>
      <text:p text:style-name="P47"><text:span text:style-name="T3">Mon Jan 6, 2020 </text:span>4 miles<text:span text:style-name="T3"> <text:s/></text:span></text:p>
      <text:p text:style-name="P43">I ran 4 miles on a Wise Center treadmill.</text:p>
      <text:p text:style-name="P43">Splits and pulses at the end of each mile:</text:p>
      <text:p text:style-name="P43">10:00 (124 bpm), 9:30 (139), 9:01 (152), 10:00 (146)</text:p>
      <text:p text:style-name="P43"/>
      <text:p text:style-name="P43">Tues Jan 7, 2020 <text:span text:style-name="T2">4.25 miles</text:span> </text:p>
      <text:p text:style-name="P43">I ran on a Wise Center treadmill.</text:p>
      <text:p text:style-name="P43"><text:span text:style-name="T2">warm up:</text:span> <text:s/>1 mile in 9:22 and rest about 4:00</text:p>
      <text:p text:style-name="P43"><text:span text:style-name="T2">Run:</text:span> <text:s/>3 x ¼ mile and 1 x ½ mile, all at 8:00/mile pace, before each run I jogged ¼ mile</text:p>
      <text:p text:style-name="P43"><text:span text:style-name="T2">Warm down:</text:span> rest 10 minutes and 1 mile on the indoor track in 9:45</text:p>
      <text:p text:style-name="P43"/>
      <text:p text:style-name="P43">Wed Jan 8, 2020 <text:span text:style-name="T2">no running</text:span> <text:s/></text:p>
      <text:p text:style-name="P43"/>
      <text:p text:style-name="P43">Thur Jan 9, 2020 <text:span text:style-name="T2">4 miles</text:span> </text:p>
      <text:p text:style-name="P43">I ran on the Wise Center indoor track.</text:p>
      <text:p text:style-name="P47">warm up:<text:span text:style-name="T3"> 1 mile in 9:26, final pulse: 147</text:span></text:p>
      <text:p text:style-name="P47">Run:<text:span text:style-name="T3"> 6 x ¼ mile with a ¼ mile jog after each run.</text:span></text:p>
      <text:p text:style-name="P43">Times and pulses at the end of each run:</text:p>
      <text:p text:style-name="P43">2:00 (153 bpm), 1:58 (155), 2:00 (158), 1:59 (1:60), 1:58 <text:s/>(161), 1:52.1 (163)</text:p>
      <text:p text:style-name="P43">The jogs were all about 3:00</text:p>
      <text:p text:style-name="P43"/>
      <text:p text:style-name="P43">Fri Jan 10, 2020 <text:span text:style-name="T2">no running </text:span>We<text:span text:style-name="T2"> </text:span>drove to Pittsburgh and then later to New Alexandria PA.</text:p>
      <text:p text:style-name="P43"/>
      <text:p text:style-name="P47">In the past week: 14.5 miles</text:p>
      <text:p text:style-name="P9"/>
      <text:p text:style-name="P22"/>
      <text:p text:style-name="P77"/>
      <text:p text:style-name="P103"><text:soft-page-break/><text:span text:style-name="T3">Sat</text:span> <text:span text:style-name="T3">Jan 11, 2020 </text:span>3.5 miles<text:span text:style-name="T3"> </text:span></text:p>
      <text:p text:style-name="P105">I ran on a 1 mile loop down and up hill in New Alexandria PA.</text:p>
      <text:p text:style-name="P103">Run: <text:span text:style-name="T3">3 x 1 mile with a 4:00 rest between the runs</text:span></text:p>
      <text:p text:style-name="P105">Times: 9:48, 8:52, 8:29</text:p>
      <text:p text:style-name="P103">Warm down:<text:span text:style-name="T3"> ½ mile jog</text:span></text:p>
      <text:p text:style-name="P105"/>
      <text:p text:style-name="P103"><text:span text:style-name="T3">Sun Jan 12, 2020 </text:span>no running<text:span text:style-name="T3"> <text:s text:c="2"/></text:span></text:p>
      <text:p text:style-name="P105"/>
      <text:p text:style-name="P103"><text:span text:style-name="T3">Mon Jan 13, 2020 <text:s/></text:span>5.5 miles <text:span text:style-name="T3">I ran on a Wise Center treadmill.</text:span></text:p>
      <text:p text:style-name="P103">warm up: <text:span text:style-name="T3">½ mile down to the Wise Center</text:span></text:p>
      <text:p text:style-name="P103">Run:<text:span text:style-name="T3"> 1.5 miles going faster as I ran. <text:s/>I ended at 8:00/mile pace and averaged 9:02/mile.</text:span></text:p>
      <text:p text:style-name="P105">After resting 4 minutes I ran 6 x ¼ mile with a ¼ mile jog before each run. <text:s/></text:p>
      <text:p text:style-name="P105">Times were all 2:00 for the runs.</text:p>
      <text:p text:style-name="P105">Pulse at the end of each run: 149 bpm, 151, 152, 153, 154, 154</text:p>
      <text:p text:style-name="P105">Pulses at the beginning of each run about: 110 bpm, 115, 116, 122, 124, 121</text:p>
      <text:p text:style-name="P105">The jogs took about 3:00. </text:p>
      <text:p text:style-name="P103">Warm down: <text:span text:style-name="T3">½ mile in about</text:span> <text:span text:style-name="T3">6:00</text:span></text:p>
      <text:p text:style-name="P103"/>
      <text:p text:style-name="P105">Tues Jan 14, 2020 <text:span text:style-name="T2">6.8 miles</text:span> <text:s/>I ran on a Wise Center treadmill.</text:p>
      <text:p text:style-name="P103">warm up: <text:span text:style-name="T3">½ mile down to the Wise Center</text:span></text:p>
      <text:p text:style-name="P103">Run:<text:span text:style-name="T3"> 6.31 miles in 1 hour or 9:30.5/mile</text:span></text:p>
      <text:p text:style-name="P105">Spits and pulses at the end of each mile:</text:p>
      <text:p text:style-name="P105">9:59 (125bpm), 9:31 (138), 9:00 (148), 8:30 (154), 9:13 (150), 10:48 (143), </text:p>
      <text:p text:style-name="P106">and 0.31 miles in 2:59 </text:p>
      <text:p text:style-name="P106"/>
      <text:p text:style-name="P106">Wed Jan 15, 2020 <text:span text:style-name="T2">2 miles</text:span></text:p>
      <text:p text:style-name="P106">I road a 160 calorie ride on a stationary bike and take this to be roughly equivalent to a 1.5 mile run. <text:s/>Then I walked ½ mile on the indoor track.</text:p>
      <text:p text:style-name="P106"/>
      <text:p text:style-name="P103"><text:span text:style-name="T3">Thur Jan 16, 2020 <text:s/></text:span>6.25 miles <text:s/><text:span text:style-name="T3">I ran on a Wise Center treadmill.</text:span></text:p>
      <text:p text:style-name="P103">warm up: <text:span text:style-name="T3">½ mile down to the Wise Center</text:span></text:p>
      <text:p text:style-name="P103">Run:<text:span text:style-name="T3"> 1.5 miles going faster as I ran and averaged 9:06/mile.</text:span></text:p>
      <text:p text:style-name="P105">After resting 5 minutes I ran 6 x ¼ mile with a ¼ mile jog before each run. <text:s/></text:p>
      <text:p text:style-name="P105">Times were all 2:00 for the runs.</text:p>
      <text:p text:style-name="P105">Pulse at the end of each run: 146 bpm, 148, 149, 150, 151, 150</text:p>
      <text:p text:style-name="P105">The jogs took about 3:00. </text:p>
      <text:p text:style-name="P103">Warm down: <text:span text:style-name="T3">½ mile in about</text:span> <text:span text:style-name="T3">5:30</text:span></text:p>
      <text:p text:style-name="P105">rested a few minutes, ¾ mile walk on the indoor track <text:s/>with first ½ mile in 7:17</text:p>
      <text:p text:style-name="P106"/>
      <text:p text:style-name="P105">Fri Jan 17, 2020 <text:span text:style-name="T2">7.75 miles</text:span> <text:s/>I ran on a Wise Center treadmill.</text:p>
      <text:p text:style-name="P103">warm up: <text:span text:style-name="T3">½ mile down to the Wise Center</text:span></text:p>
      <text:p text:style-name="P103">Run:<text:span text:style-name="T3"> 6.50 miles in 1 hour or 9:13.9/mile</text:span></text:p>
      <text:p text:style-name="P105">Spits and pulses at the end of each mile:</text:p>
      <text:p text:style-name="P105">9:38 (125bpm), 9:29 (138), 9:24 (148), 9:16 (154), 9:09 (150), 8:58 (143), </text:p>
      <text:p text:style-name="P106">and 0.50 miles in <text:s/>(2:06 + 2:00) = 4:00 <text:s text:c="4"/><text:span text:style-name="T2"><text:s/>Warm down: </text:span>½ mile 2:45 and <text:s/>½ mile jog home</text:p>
      <text:p text:style-name="P106"/>
      <text:p text:style-name="P104">In past week: 31.8 miles</text:p>
      <text:p text:style-name="P78"><text:soft-page-break/>Sat Jan 18, 2020 <text:span text:style-name="T2">no running</text:span> </text:p>
      <text:p text:style-name="P78"/>
      <text:p text:style-name="P78">Sun Jan 19, 2020 <text:span text:style-name="T2">4.75 miles</text:span></text:p>
      <text:p text:style-name="P78">I ran on a Wise Center treadmill </text:p>
      <text:p text:style-name="P93">warm up: <text:span text:style-name="T3">1.5 miles averaging 9:10/mile and going faster as I ran and rest about 4 minutes <text:s/></text:span></text:p>
      <text:p text:style-name="P93">Run: <text:span text:style-name="T3"><text:s/>6 x 0.2 miles with a 0.3 mile jog before each run</text:span></text:p>
      <text:p text:style-name="P78">The first 4 runs were at 8:00/mile pace and the last 2 runs were in 7:30/mile pace.</text:p>
      <text:p text:style-name="P78">The jogs were all about 12:00/mile pace.</text:p>
      <text:p text:style-name="P78">Pulses at the end of the runs: 148 bpm, 151, 153, 155, 153, 155</text:p>
      <text:p text:style-name="P93">Warm down: <text:span text:style-name="T3">¼ mile in about 3:00</text:span></text:p>
      <text:p text:style-name="P78"/>
      <text:p text:style-name="P93"><text:span text:style-name="T3">Mon Jan 20, 2020 </text:span>8 miles<text:span text:style-name="T3"> </text:span></text:p>
      <text:p text:style-name="P78">I ran on a Wise Center treadmill.</text:p>
      <text:p text:style-name="P93">warm up: <text:span text:style-name="T3"><text:s/>1 mile in 9:23 at various paces and rest about 6:00</text:span></text:p>
      <text:p text:style-name="P93">Run: <text:span text:style-name="T3">6.75 miles in 60:12 or 8:55/mile</text:span></text:p>
      <text:p text:style-name="P78">Splits and pulses at the end of each mile:</text:p>
      <text:p text:style-name="P78">9:08 (139 bpm), 8:59 (143), 8:57.3 (147), 8:57.3 (149), 8:57.3 (149), 8:57.3 (150)</text:p>
      <text:p text:style-name="P78">I ran the last 0.75 miles in 6:16 (158) or at a pace of 8:22/mile with the last ¼ mile at 8:00/mile. </text:p>
      <text:p text:style-name="P93">Warm down: <text:span text:style-name="T3">¼ mile in about 3:00</text:span></text:p>
      <text:p text:style-name="P78">Faster workouts are starting to get me in better shape.</text:p>
      <text:p text:style-name="P78"/>
      <text:p text:style-name="P78">Tues Jan 21, 2020 <text:span text:style-name="T2">2 miles</text:span></text:p>
      <text:p text:style-name="P78"/>
      <text:p text:style-name="P78"/>
      <text:p text:style-name="P78">Wed Jan 22, 2020 <text:span text:style-name="T2">5.5 miles</text:span></text:p>
      <text:p text:style-name="P78">I ran on a Wise Center treadmill. <text:s/></text:p>
      <text:p text:style-name="P78"><text:span text:style-name="T2">warm up:</text:span> <text:s/>3 miles with incline at 0.5%, Splits: 9:59, 9:31, 9:01, Final pulse:146 bpm, rest 4:00</text:p>
      <text:p text:style-name="P78"><text:span text:style-name="T2">Run:</text:span> Incline at 0%, 1.5 miles at 8:00/mile pace, Final pulse: 163 bpm</text:p>
      <text:p text:style-name="P78"><text:span text:style-name="T2">Warm down:</text:span> ½ mile in about 6:00 and ½ mile jog home</text:p>
      <text:p text:style-name="P78"/>
      <text:p text:style-name="P78">Thur Jan 23, 2020 <text:span text:style-name="T2">no running</text:span></text:p>
      <text:p text:style-name="P78"/>
      <text:p text:style-name="P78">Fri Jan 24, 2020 <text:span text:style-name="T2">6.5 miles</text:span> <text:s/></text:p>
      <text:p text:style-name="P78">I ran on a Wise Center treadmill. <text:s/></text:p>
      <text:p text:style-name="P78"><text:span text:style-name="T2">warm up:</text:span> <text:s/>3 mile, Approximate splits and pulses at the end of each split: </text:p>
      <text:p text:style-name="P78">10:00 (125 bpm), 9:30 (135), 9:00 (142), rest 4:00</text:p>
      <text:p text:style-name="P78"><text:span text:style-name="T2">Run:</text:span> 3 x ½ <text:s/>mile with ¼ mile jog before each run</text:p>
      <text:p text:style-name="P78">Times and pulses at the end of each run: 3:56.8 (152 bpm), 3:53.8 (156), 3:47.9 (158)</text:p>
      <text:p text:style-name="P78"><text:span text:style-name="T2">Warm down:</text:span> 3/4 miles at about 11:00/mile and ½ mile jog home</text:p>
      <text:p text:style-name="P78"/>
      <text:p text:style-name="P78"><text:span text:style-name="T2">In the past week: </text:span>26.75 miles</text:p>
      <text:p text:style-name="P78"/>
      <text:p text:style-name="P78"/>
      <text:p text:style-name="P78"/>
      <text:p text:style-name="P78"/>
      <text:p text:style-name="P110"><text:soft-page-break/>Sat Jan 25, 2020 <text:s/><text:span text:style-name="T2">5 miles, <text:s text:c="3"/></text:span>I ran on a Wise Center treadmill and did a 142 bpm test.</text:p>
      <text:p text:style-name="P110"><text:span text:style-name="T2">Run:</text:span> <text:s/>I ran 5 miles. Splits and pulses at the end of each mile:</text:p>
      <text:p text:style-name="P110">9:34 (133 bpm), 9:03 (142), 9:08 (142), 9:27 (142), 9:37 (142)</text:p>
      <text:p text:style-name="P110">I have done similar tests for years. The following are the rules I will be using for a while for the test. <text:s/></text:p>
      <text:list xml:id="list7897929580955146830" text:style-name="L4">
        <text:list-item>
          <text:p text:style-name="P1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9">Continue adjusting the speed so HR stays near 142. <text:s/>Also continue taking splits for each mile and remembering HR at the end of each mile. <text:s/>Stop running after a mile split goes above 9:30. <text:s/></text:p>
        </text:list-item>
        <text:list-item>
          <text:p text:style-name="P1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0"/>
      <text:p text:style-name="P110">Sun Jan 26, 2020 <text:span text:style-name="T2">6.5 miles</text:span> I ran on a Wise Center treadmill. </text:p>
      <text:p text:style-name="P110"><text:span text:style-name="T2">warm up:</text:span> <text:s/>2 miles, Splits and pulses at the end of each mile: 9:29 (129 bpm), 9:00 (139)</text:p>
      <text:p text:style-name="P110"><text:span text:style-name="T2">Run: </text:span><text:s/>8 x ¼ mile with ¼ mile jog before each run. </text:p>
      <text:p text:style-name="P110">Times for runs and pulses at the end of each:</text:p>
      <text:p text:style-name="P110">1:58.4 (145 bpm), 1:58.4 (149), 1:58.4 (150), 1:58.4 (151), 1:56.9 (153), 1:56.9 (153),</text:p>
      <text:p text:style-name="P110">1:56.9 (153), 1:52.5 (155), The jogs were all about 3:00.</text:p>
      <text:p text:style-name="P111">Warm down: <text:span text:style-name="T3">½ mile in about 5:30</text:span></text:p>
      <text:p text:style-name="P110"/>
      <text:p text:style-name="P111"><text:span text:style-name="T3">Mon Jan 27, 2020 </text:span>no running<text:span text:style-name="T3"> <text:s/></text:span></text:p>
      <text:p text:style-name="P110"/>
      <text:p text:style-name="P111"><text:span text:style-name="T3">Tues Jan 28, 2020 </text:span>5.5 miles, I ran on a treadmill and did142 bpm test like I did 3 days ago. </text:p>
      <text:p text:style-name="P110"><text:span text:style-name="T2">Run:</text:span> <text:s/>I ran 5 miles. Splits and pulses at the end of each mile:</text:p>
      <text:p text:style-name="P110">9:29 (135 bpm), 9:59 (143), 9:10 (142), 9:22 (142), 9:37 (142)</text:p>
      <text:p text:style-name="P110">The result was about the same as 3 days ago.</text:p>
      <text:p text:style-name="P111">Warm down:<text:span text:style-name="T3"> ½ mile in about 5:30 </text:span></text:p>
      <text:p text:style-name="P110"/>
      <text:p text:style-name="P111"><text:span text:style-name="T3">Wed Jan 29, 2020 </text:span>5.5 miles<text:span text:style-name="T3"> <text:s/>I ran on a Wise Center treadmill. <text:s/></text:span></text:p>
      <text:p text:style-name="P110"><text:span text:style-name="T2">warm up:</text:span> 3 miles with incline at 0.5%, Approximate Splits: 10:00, 9:30, 9:00, </text:p>
      <text:p text:style-name="P110">Final pulse:139 bpm, rest 4:00</text:p>
      <text:p text:style-name="P110"><text:span text:style-name="T2">Run:</text:span>Incline at 0%, 2 miles at 8:00/mile pace, </text:p>
      <text:p text:style-name="P110">Pulse at the end of each ½ mile: 151 bpm, 155, 158, 156</text:p>
      <text:p text:style-name="P110"><text:span text:style-name="T2">Warm down:</text:span> ½ mile in about 5:30</text:p>
      <text:p text:style-name="P110">I ran better today than one week ago , Jan 22, 2020no</text:p>
      <text:p text:style-name="P110"/>
      <text:p text:style-name="P110">Thur Jan 30, 2020 <text:span text:style-name="T2">no running </text:span></text:p>
      <text:p text:style-name="P110"/>
      <text:p text:style-name="P110">Fri Jan 31, 2020 <text:span text:style-name="T2">4.5 miles</text:span> <text:s/>I ran on a Wise Center Treadmill.</text:p>
      <text:p text:style-name="P111">Run: <text:span text:style-name="T3">4 miles in 36:08 or 9:02/mile, </text:span></text:p>
      <text:p text:style-name="P110">Splits and pulses at the end of each mile: 9:17 (135 bpm), 8:57 (139), 8:57 (142), 8:57 (147)</text:p>
      <text:p text:style-name="P111">Warm down:<text:span text:style-name="T3"> <text:s/>½ mile in about 5:30</text:span></text:p>
      <text:p text:style-name="P110"/>
      <text:p text:style-name="P110"><text:span text:style-name="T18">In the past week: </text:span><text:span text:style-name="T2">27 miles</text:span></text:p>
      <text:p text:style-name="P111"><text:soft-page-break/></text:p>
      <text:p text:style-name="P23">Sat Feb 1, 2020<text:span text:style-name="T2">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2">4.5 miles</text:span></text:p>
      <text:p text:style-name="P23">I ran on a Wise Center treadmill. </text:p>
      <text:p text:style-name="P23"><text:span text:style-name="T2">Run:</text:span> 4 miles, Approximate Splits and pulses at the end of each mile:</text:p>
      <text:p text:style-name="P23">10:00 (121 bpm), 9:30 (127), 9:00 (136), 10:00 (124)</text:p>
      <text:p text:style-name="P23"><text:span text:style-name="T2">Warm down:</text:span> ½ in <text:s/>5:30 (118 bpm)</text:p>
      <text:p text:style-name="P23">Compare today's workout to the one on Jan 6, 2020. Pulses much lower today.</text:p>
      <text:p text:style-name="P22">Mon Jan 6, 2020 4 miles <text:s/></text:p>
      <text:p text:style-name="P22"><text:span text:style-name="T2">Run:</text:span> 4 miles on a Wise Center treadmill.</text:p>
      <text:p text:style-name="P22">Splits and pulses at the end of each mile:</text:p>
      <text:p text:style-name="P22">10:00 (124 bpm), 9:30 (139), 9:01 (152), 10:00 (146)</text:p>
      <text:p text:style-name="P22"/>
      <text:p text:style-name="P22">Mon Feb 3, 2020 <text:span text:style-name="T2">4.5 miles</text:span></text:p>
      <text:p text:style-name="P22"><text:span text:style-name="T2">Run:</text:span> 4 miles on hilly roads and averaged 10:14/mile.</text:p>
      <text:p text:style-name="P22"><text:span text:style-name="T2">Warm down:</text:span> <text:s/>½ mile in about 5:30</text:p>
      <text:p text:style-name="P22"/>
      <text:p text:style-name="P22">Tues Feb 4, 2020 <text:s/><text:span text:style-name="T2">5 miles total, (Run:4 miles, <text:s/>Walk: 1 mile)</text:span></text:p>
      <text:p text:style-name="P22">I ran and walked<text:span text:style-name="T2"> </text:span>5 miles on hilly roads and averaged 11:55/mile.</text:p>
      <text:p text:style-name="P22">After 1.5 miles I walked 8 time for a total of 1 mile of walking. </text:p>
      <text:p text:style-name="P22"/>
      <text:p text:style-name="P22">Wed Feb 5, 2020 <text:span text:style-name="T2">4 miles total, (Run:3.2 miles, <text:s/>Walk: 0.8 mile)</text:span></text:p>
      <text:p text:style-name="P22">I ran and walked<text:span text:style-name="T2"> </text:span>4 miles on hilly roads and averaged 11:44/mile.</text:p>
      <text:p text:style-name="P22">I walked 0.1 miles at the beginning of each ½ mile.</text:p>
      <text:p text:style-name="P22"/>
      <text:p text:style-name="P22">Thurs Feb 6, 2020 <text:span text:style-name="T2">4 miles</text:span> </text:p>
      <text:p text:style-name="P22">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2"/>
      <text:p text:style-name="P9"><text:span text:style-name="T3">Fri Feb 7, 2020 </text:span>3.25 miles </text:p>
      <text:p text:style-name="P22">I ran on a Wise Center treadmill.</text:p>
      <text:p text:style-name="P9">Run:<text:span text:style-name="T3"> 3 miles in 27:00, </text:span></text:p>
      <text:p text:style-name="P22">Approximate splits and pulses at the end of each split: </text:p>
      <text:p text:style-name="P22">9:30 (131 bpm), 9:00 (137), 8:30 (147)</text:p>
      <text:p text:style-name="P9">Warm down: <text:span text:style-name="T3">0.25 miles in about 3:00</text:span></text:p>
      <text:p text:style-name="P22"/>
      <text:p text:style-name="P9">In the past week: 27.75 miles</text:p>
      <text:p text:style-name="P9"><text:soft-page-break/></text:p>
      <text:p text:style-name="P22">Sat Feb 8, 2020 <text:span text:style-name="T2">3.5 miles</text:span></text:p>
      <text:p text:style-name="P22">I ran on the indoor track in the Wise Center.</text:p>
      <text:p text:style-name="P22"><text:span text:style-name="T2">Run</text:span>: <text:s/>3 miles in 28:08, <text:span text:style-name="T2">Splits:</text:span> 9:40, 9:20, 9:06</text:p>
      <text:p text:style-name="P22"><text:span text:style-name="T2">Warm down:</text:span> <text:s/>½ mile in about 6:00</text:p>
      <text:p text:style-name="P22"/>
      <text:p text:style-name="P22">Sun Feb. 9, 2020 <text:span text:style-name="T2">3.25 miles</text:span> <text:s/></text:p>
      <text:p text:style-name="P22">I ran on the indoor track in the Wise Center.</text:p>
      <text:p text:style-name="P9">No Warm up</text:p>
      <text:p text:style-name="P22"><text:span text:style-name="T2">Run:</text:span> 1 mile in 4:37 + 4:21 = 8:58 and 4 x ¼ mile, Times: 2:08, 2:07, 2:06 and 2:00 <text:s text:c="2"/></text:p>
      <text:p text:style-name="P22">¼ mile jog after each run, each in about 3:00</text:p>
      <text:p text:style-name="P22"/>
      <text:p text:style-name="P22">Mon Feb 10, 2020 <text:span text:style-name="T2">7.5 miles</text:span> <text:s/>(<text:span text:style-name="T2">Run: 6.25 miles, Walk: 1.25 miles) </text:span><text:s text:c="2"/></text:p>
      <text:p text:style-name="P22"><text:span text:style-name="T2">warm up:</text:span> ½ mile jog to Wise Center</text:p>
      <text:p text:style-name="P22"><text:span text:style-name="T2">Run and Walk:</text:span> I ran and walked 6.5 miles on the indoor track. I walked about 0.1 miles at the beginning of each ½ mile and averaged about 11:55/mile</text:p>
      <text:p text:style-name="P22"><text:span text:style-name="T2">Warm down:</text:span> ½ mile jog home</text:p>
      <text:p text:style-name="P22"/>
      <text:p text:style-name="P22">Tues Feb 11, 2020 <text:span text:style-name="T2">no running</text:span></text:p>
      <text:p text:style-name="P9"/>
      <text:p text:style-name="P22">Wed Feb 12, 2020 <text:span text:style-name="T2">6.5 miles</text:span> <text:s/>(<text:span text:style-name="T2">Run: 5.5 miles, Walk: 1 miles) </text:span></text:p>
      <text:p text:style-name="P22">I ran and walked on the Wise Center indoor and practiced a routine for running and walking a 50 miler on a relatively level course. <text:s/></text:p>
      <text:p text:style-name="P22"><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2">Warm down:</text:span> ½ mile jog home </text:p>
      <text:p text:style-name="P22"/>
      <text:p text:style-name="P22">Thur Feb 13, 2020 <text:span text:style-name="T2">4.5 miles <text:s text:c="2"/></text:span>(<text:span text:style-name="T2">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2">no running</text:span> <text:s/></text:p>
      <text:p text:style-name="P22"/>
      <text:p text:style-name="P22"/>
      <text:p text:style-name="P22"><text:span text:style-name="T2">In the past week: <text:s/>25.25 miles total</text:span>, <text:s/>run: 22.75 miles, walk: 2.75 miles</text:p>
      <text:p text:style-name="P22"/>
      <text:p text:style-name="P22"><text:soft-page-break/></text:p>
      <text:p text:style-name="P22">Sat Feb 15, 2020 <text:span text:style-name="T2">3 miles</text:span> <text:s/></text:p>
      <text:p text:style-name="P22">I ran 3 miles on the Wise Center indoor track.</text:p>
      <text:p text:style-name="P22">Splits: 10:45, 10:16, 9:56</text:p>
      <text:p text:style-name="P22"/>
      <text:p text:style-name="P22">Sun Feb 16, 2020 <text:span text:style-name="T2">3 miles</text:span> <text:s/></text:p>
      <text:p text:style-name="P22">I ran 3 miles on the Wise Center indoor track.</text:p>
      <text:p text:style-name="P22">Splits: 10:33, 10:24, 9:50</text:p>
      <text:p text:style-name="P22"/>
      <text:p text:style-name="P22">Mon Feb 17, 2020 <text:span text:style-name="T2">8 miles total, <text:s/>run: 4.7 miles, walk: 3.3 miles</text:span></text:p>
      <text:p text:style-name="P22"><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2"/>
      <text:p text:style-name="P9"><text:span text:style-name="T3">Tues Feb 18, 2020 </text:span>no running</text:p>
      <text:p text:style-name="P22"/>
      <text:p text:style-name="P22">Wed Feb 19, 2020 <text:span text:style-name="T2">3 miles total,</text:span> <text:s/><text:span text:style-name="T2">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2">no running </text:span><text:s/>I walked 1 mile on the indoor track, 7:20 + 6:57</text:p>
      <text:p text:style-name="P22"/>
      <text:p text:style-name="P22">Fri Feb 21, 2020 <text:s/><text:span text:style-name="T2">3 miles</text:span></text:p>
      <text:p text:style-name="P9"/>
      <text:p text:style-name="P43">In the past week: <text:span text:style-name="T2">16 miles</text:span></text:p>
      <text:p text:style-name="P43">----------------------------------------------------------------------------------------------</text:p>
      <text:p text:style-name="P43">Sat Feb 22, 2020 <text:span text:style-name="T2">1.5 miles</text:span> on a Wise Center treadmill</text:p>
      <text:p text:style-name="P43"/>
      <text:p text:style-name="P43">Sun Feb 23, 2020 <text:span text:style-name="T2">no running </text:span></text:p>
      <text:p text:style-name="P47"/>
      <text:p text:style-name="P43">Mon Feb 24, 2020 <text:span text:style-name="T2">5 miles </text:span>on the<text:span text:style-name="T2"> </text:span>Wise Center indoor track.</text:p>
      <text:p text:style-name="P43"><text:span text:style-name="T2">Run:</text:span> 3 individual miles with a ½ mile jog between them. <text:s/>The jogs about 6:25.</text:p>
      <text:p text:style-name="P43">Times for miles: 9:45, 9:19, 4:23 + 4:19 = 8:41, <text:s/><text:span text:style-name="T2">Warm down:</text:span> 1 mile jog 12:33</text:p>
      <text:p text:style-name="P43"/>
      <text:p text:style-name="P43">continued</text:p>
      <text:p text:style-name="P43"/>
      <text:p text:style-name="P43"/>
      <text:p text:style-name="P43"/>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4"><text:soft-page-break/></text:p>
      <text:p text:style-name="P44">Sun March 15, 2020 <text:span text:style-name="T2">3.8 miles</text:span></text:p>
      <text:p text:style-name="P48">warm up: <text:span text:style-name="T3">0.3 mile jog to the hilly 510 meter cemetery loop.</text:span></text:p>
      <text:p text:style-name="P48">Run:<text:span text:style-name="T3"> 10 loops, Distance: 3.17 miles Time for 10 loops: 34:05 or 10:45/mile</text:span></text:p>
      <text:p text:style-name="P48">Warm down:<text:span text:style-name="T3"> 0.3 mile jog and walk</text:span></text:p>
      <text:p text:style-name="P44"/>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4">Tues March 17, 2020 <text:span text:style-name="T2">4.1 miles</text:span></text:p>
      <text:p text:style-name="P48">warm up: <text:span text:style-name="T3">0.3 mile jog to the hilly 510 meter cemetery loop.</text:span></text:p>
      <text:p text:style-name="P48">Run:<text:span text:style-name="T3"> 10 loops, Distance: 3.17 miles, Time for 10 loops: 34:55 or 11:01 min/mile</text:span></text:p>
      <text:p text:style-name="P44">Warm down: 0.6 mile jog and walk</text:p>
      <text:p text:style-name="P44"/>
      <text:p text:style-name="P44">Wed March 18, 2020 <text:span text:style-name="T2">3.9 miles</text:span> </text:p>
      <text:p text:style-name="P48">warm up: <text:span text:style-name="T3">0.3 mile jog to the hilly 510 meter cemetery loop.</text:span></text:p>
      <text:p text:style-name="P48">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4">Thur March 19, 2020 <text:span text:style-name="T2">3 miles</text:span> </text:p>
      <text:p text:style-name="P48">warm up: <text:span text:style-name="T3">0.3 mile jog to the hilly 510 meter cemetery loop.</text:span></text:p>
      <text:p text:style-name="P48">Run: <text:span text:style-name="T3">1</text:span> <text:span text:style-name="T3">mile in 9:00, Splits: 3:04, 2:54, 2:40, 22 s, </text:span></text:p>
      <text:p text:style-name="P3"><text:span text:style-name="T2">Warm down:</text:span> <text:span text:style-name="T4">1.7 miles of walking and jogging</text:span></text:p>
      <text:p text:style-name="P44"/>
      <text:p text:style-name="P3"><text:span text:style-name="T4">Fri March 20, 2020 </text:span><text:span text:style-name="T5">3.9 miles</text:span></text:p>
      <text:p text:style-name="P48">warm up: <text:span text:style-name="T3">0.75 mile jog to the hilly 510 meter cemetery loop.</text:span></text:p>
      <text:p text:style-name="P48">Run and walk:</text:p>
      <text:p text:style-name="P48"><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4"/>
      <text:p text:style-name="P3"><text:span text:style-name="T5">In the last week: 26.6 miles <text:s text:c="2"/></text:span><text:span text:style-name="T4"><text:s/></text:span></text:p>
      <text:p text:style-name="P44"/>
      <text:p text:style-name="P44"/>
      <text:p text:style-name="P44"><text:soft-page-break/></text:p>
      <text:p text:style-name="P44">Sat March 21, 2020 <text:span text:style-name="T2">4.3 miles</text:span></text:p>
      <text:p text:style-name="P48">warm up: <text:span text:style-name="T3">0.3 mile jog to the hilly 510 meter cemetery loop.</text:span></text:p>
      <text:p text:style-name="P48">Run:<text:span text:style-name="T3"> 2 miles on the loop, Splits: 10:01, 9:04</text:span></text:p>
      <text:p text:style-name="P48">Warm down: <text:span text:style-name="T3">2 miles of walking and running averaging 11:40/mile</text:span></text:p>
      <text:p text:style-name="P44"/>
      <text:p text:style-name="P48"><text:span text:style-name="T3">Sun March 22, 2020 </text:span>3.8 miles</text:p>
      <text:p text:style-name="P48">warm up: <text:span text:style-name="T3">0.3 mile jog to the hilly 510 meter cemetery loop.</text:span></text:p>
      <text:p text:style-name="P48">Run:<text:span text:style-name="T3"> 8 loops (4080 meters) in 23:45 or 9:21/mile </text:span></text:p>
      <text:p text:style-name="P44">1020 meter splits: 6:10, 5:54, 5:58, 5:43</text:p>
      <text:p text:style-name="P48">Warm down: <text:span text:style-name="T3">rest</text:span> <text:span text:style-name="T3">2 minutes, 2 loop jog and 0.3 mile jog home</text:span></text:p>
      <text:p text:style-name="P44"/>
      <text:p text:style-name="P48"><text:span text:style-name="T3">Mon March 23, 2020 </text:span>2 miles</text:p>
      <text:p text:style-name="P44">I ran 2 miles at various paces.</text:p>
      <text:p text:style-name="P44"/>
      <text:p text:style-name="P44">Tues March 24, 2020 <text:span text:style-name="T2">4.2 miles</text:span></text:p>
      <text:p text:style-name="P48">warm up: <text:span text:style-name="T3">0.3 mile jog to the hilly 510 meter cemetery loop.</text:span></text:p>
      <text:p text:style-name="P48">Run:<text:span text:style-name="T3"> 10 loops, Distance: 3.17 miles Time for 10 loops: 32:56 or 10:23/mile</text:span></text:p>
      <text:p text:style-name="P48">Warm down:<text:span text:style-name="T3"> 0.4 mile jog, 1 minute rest and 0.3 mile jog home.</text:span></text:p>
      <text:p text:style-name="P44"/>
      <text:p text:style-name="P48"><text:span text:style-name="T3">Wed March 25, 2020 </text:span>4 miles</text:p>
      <text:p text:style-name="P48">warm up: <text:span text:style-name="T3">1mile jog</text:span></text:p>
      <text:p text:style-name="P48">Run:<text:span text:style-name="T3"> 1 mile on the hilly 510 m cemetery loop in 9:11 and rest about 3:00</text:span></text:p>
      <text:p text:style-name="P48">Warm down:<text:span text:style-name="T3"> 1 mile jog in 11:56 and 1 mile walk and run in 12:06</text:span></text:p>
      <text:p text:style-name="P44"/>
      <text:p text:style-name="P48"><text:span text:style-name="T3">Thur March 26, 2020 </text:span>2.5 miles </text:p>
      <text:p text:style-name="P44">I ran and walked 2.5 miles at various paces.</text:p>
      <text:p text:style-name="P44"/>
      <text:p text:style-name="P44">Fri March 27, 2020 <text:span text:style-name="T2">5.25 miles </text:span></text:p>
      <text:p text:style-name="P44"><text:span text:style-name="T2">warm up:</text:span> <text:s/>0.5 miles to the hilly 510 meter cemetery loop.</text:p>
      <text:p text:style-name="P44"><text:span text:style-name="T2">Run and walk:</text:span> <text:s/>I ran and walked 15 loops, 4.75 miles in 58:52 or 12:24/mile.</text:p>
      <text:p text:style-name="P44">I ran the first 6 loops and walked about 1 minute at the beginning of the next <text:s text:c="4"/>9 loops. </text:p>
      <text:p text:style-name="P48">Splits every 3 loops: <text:span text:style-name="T3">11:55, 11:17, 11:48, 11:54, 11:58</text:span></text:p>
      <text:p text:style-name="P44"/>
      <text:p text:style-name="P48">In the last week: <text:s/>25 miles</text:p>
      <text:p text:style-name="P48"/>
      <text:p text:style-name="P48"/>
      <text:p text:style-name="P48"><text:soft-page-break/></text:p>
      <text:p text:style-name="P23">Sat March 28, 2020 <text:span text:style-name="T2">4 miles</text:span></text:p>
      <text:p text:style-name="P23"><text:span text:style-name="T2">Run:</text:span> 2.13 miles on very hilly roads</text:p>
      <text:p text:style-name="P23"><text:span text:style-name="T2">Run and walk:</text:span> 6 loops on the hilly 510 meter cemetery loop, 1.9 miles in 23:28 or 12:21/mile. I walked about 1 minute at the beginning of each loop. </text:p>
      <text:p text:style-name="P23"/>
      <text:p text:style-name="P23">Sun March 29, 2020 <text:s/><text:span text:style-name="T2">6.45 miles</text:span></text:p>
      <text:p text:style-name="P23"><text:span text:style-name="T2">Run:</text:span> 2.13 miles on very hilly roads in 24:20 or 11:25/mile </text:p>
      <text:p text:style-name="P23"><text:span text:style-name="T2">Run and walk:</text:span> 13 loops on the hilly 510 meter cemetery loop, 4.12 miles in 48:44 or 11:40/mile. I walked about 1 minute at the beginning of each loop.</text:p>
      <text:p text:style-name="P23"><text:span text:style-name="T2">Warm down:</text:span> <text:s/>0.2 mile walk</text:p>
      <text:p text:style-name="P23">It was a nice day and no need for sweat clothes. I ran and walked faster.</text:p>
      <text:p text:style-name="P23"/>
      <text:p text:style-name="P23">Mon March 30, 2020 <text:s/><text:span text:style-name="T2"><text:s/>5.25 miles</text:span></text:p>
      <text:p text:style-name="P23"><text:span text:style-name="T2">Run:</text:span> 2.13 miles on very hilly roads in 24:35 or 11:32/mile </text:p>
      <text:p text:style-name="P23"><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3"><text:span text:style-name="T2">Warm down:</text:span> <text:s/>0.2 mile walk</text:p>
      <text:p text:style-name="P23">I wore sweats, gloves and a hat.</text:p>
      <text:p text:style-name="P23"/>
      <text:p text:style-name="P23">Tues March 31, 2020 <text:span text:style-name="T2">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2">2 miles</text:span></text:p>
      <text:p text:style-name="P23">I ran 2 miles on hilly roads, starting slowly and getting a little faster as I ran.</text:p>
      <text:p text:style-name="P23"/>
      <text:p text:style-name="P23">Thur April 2, 2020 <text:span text:style-name="T2">4.2 miles</text:span></text:p>
      <text:p text:style-name="P23"><text:span text:style-name="T2">warm up:</text:span> 0.3 miles to the hilly 510 meter cemetery loop.</text:p>
      <text:p text:style-name="P10">Run: <text:span text:style-name="T3">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2">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3"><text:soft-page-break/>Sat April 4, 2020 <text:span text:style-name="T2">5 miles</text:span></text:p>
      <text:p text:style-name="P53"><text:span text:style-name="T2">Run:</text:span> 1.4 miles to the cemetery loop and 10 laps of the loop. Total ascent: 410 feet,</text:p>
      <text:p text:style-name="P53">Average pace: about 10:00/mile. <text:s/>The last loop in 2:41 which is about 8:30/mile pace.</text:p>
      <text:p text:style-name="P56">Warm down: <text:span text:style-name="T3">0.4 miles</text:span></text:p>
      <text:p text:style-name="P53"/>
      <text:p text:style-name="P56"><text:span text:style-name="T3">Sun April 5, 2020 </text:span><text:s/>4.1 miles</text:p>
      <text:p text:style-name="P56">warm up:<text:span text:style-name="T3"> 0.3 miles to the 510 meter hilly loop.</text:span></text:p>
      <text:p text:style-name="P56">Run: <text:span text:style-name="T3">12 loops or 3.8 miles in 31:53 or 10:04/mile, total ascent: 264 feet</text:span></text:p>
      <text:p text:style-name="P53"/>
      <text:p text:style-name="P56"><text:span text:style-name="T3">Mon April 6, 2020 </text:span>2.3 miles</text:p>
      <text:p text:style-name="P53">I ran 2.3 miles including 1 mile on the 510 meter cemetery loop.</text:p>
      <text:p text:style-name="P53">Splits: 3:15, 3:07, 2:36, 24s, Time: 9:22, Last loop at 8:12/mile.</text:p>
      <text:p text:style-name="P53"/>
      <text:p text:style-name="P53">Tues April 7, 2020 <text:span text:style-name="T2">3 miles</text:span> <text:s/></text:p>
      <text:p text:style-name="P56">warm up: <text:span text:style-name="T3">1 mile run at easy pace, 4:00 rest</text:span></text:p>
      <text:p text:style-name="P56">Run: <text:span text:style-name="T3">1 mile on the 510 meter cemetery loop. Splits: 2:45, 2:42, 2:35, 24s, Time: 8:26</text:span></text:p>
      <text:p text:style-name="P56">Warm down:<text:span text:style-name="T3"> <text:s/></text:span></text:p>
      <text:p text:style-name="P53"/>
      <text:p text:style-name="P56"><text:span text:style-name="T3">Wed April 8, 2020 </text:span>4.4 miles</text:p>
      <text:p text:style-name="P56">warm up:<text:span text:style-name="T3"> 0.3 miles to the hilly 510 meter cemetery loop. <text:s/></text:span></text:p>
      <text:p text:style-name="P53">2 miles on the loop in 10:30 + 9:40 = 20:10</text:p>
      <text:p text:style-name="P53">250 meter jog and 5:00 rest.</text:p>
      <text:p text:style-name="P53"><text:span text:style-name="T2">Run:</text:span> 3 x 510 meters with a 2:00 rest after each the run.</text:p>
      <text:p text:style-name="P53">Times for runs: 2:45, 2:41, 2:26</text:p>
      <text:p text:style-name="P53">3 loops of continuous running with 1 minute walk at the beginning of each loop.</text:p>
      <text:p text:style-name="P53">Time: 10:26, or about 10:55/mile pace.</text:p>
      <text:p text:style-name="P53"><text:span text:style-name="T2">Warm down:</text:span> 0.2 mile jog.</text:p>
      <text:p text:style-name="P53"/>
      <text:p text:style-name="P53">Thur April 9, 2020 <text:span text:style-name="T2">no running</text:span></text:p>
      <text:p text:style-name="P53"/>
      <text:p text:style-name="P53">Fri April 10, 2020 <text:span text:style-name="T2">4 miles</text:span> <text:s/></text:p>
      <text:p text:style-name="P53">I ran 4 miles on a very hilly course. <text:s/>The total ascent along the course was </text:p>
      <text:p text:style-name="P53">490 ft. <text:s/>Mile splits: Average pace: 10:56/mile.</text:p>
      <text:p text:style-name="P53">The course: Down Limber, left on Jefferson, down to Randolf, left into Greendale Cemetery. Up to 510 meter loop, around the loop 4 times and back home the same way I came. Same run as last Friday. It was cold today, wore sweats.</text:p>
      <text:p text:style-name="P48">In the last week: 22.8 miles</text:p>
      <text:p text:style-name="P23"><text:soft-page-break/>Sat <text:s/>April 11, 2020 <text:span text:style-name="T2">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2">Today:</text:span> <text:s text:c="9"/>Mile splits: <text:s text:c="2"/>9:15, 10:16, 8:58, 10:07, <text:s text:c="3"/>Average pace: <text:s text:c="3"/>9:38/mile. <text:s/></text:p>
      <text:p text:style-name="P23"><text:span text:style-name="T2">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2">2 miles</text:span></text:p>
      <text:p text:style-name="P23">I ran 2 miles on hilly roads in 10:31+9:06 =19:37. </text:p>
      <text:p text:style-name="P23"/>
      <text:p text:style-name="P23">Mon April 13, 2020 <text:span text:style-name="T2">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2">3.5 miles</text:span></text:p>
      <text:p text:style-name="P10">Run: <text:span text:style-name="T3">3.5 miles on slightly hilly roads averaging about 10:45/mile. Last half mile in about 5:00.</text:span></text:p>
      <text:p text:style-name="P23"/>
      <text:p text:style-name="P23">Wed April 15, 2020 <text:span text:style-name="T2">4 miles</text:span> </text:p>
      <text:p text:style-name="P23"><text:span text:style-name="T2">warm up:</text:span> 0.6 miles</text:p>
      <text:p text:style-name="P23"><text:span text:style-name="T2">Run:</text:span> I repeated the workout I did 2 days ago.</text:p>
      <text:p text:style-name="P23">I ran down ½ mile and up ½ mile on the hill in Greendale Cemetery and repeated 2 more times with no stopping along the way. <text:s/></text:p>
      <text:p text:style-name="P23"><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3"/>
      <text:p text:style-name="P10"><text:span text:style-name="T3">Thur April 16, 2020 </text:span>4.5 miles<text:span text:style-name="T3"> </text:span></text:p>
      <text:p text:style-name="P23"><text:span text:style-name="T2">warm up:</text:span> 0.25 miles to the 510 meter cemetery loop.</text:p>
      <text:p text:style-name="P23"><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2">no running</text:span></text:p>
      <text:p text:style-name="P23"/>
      <text:p text:style-name="P10">In the last week: <text:s/>21 miles</text:p>
      <text:p text:style-name="P10"/>
      <text:p text:style-name="P53"><text:soft-page-break/>Sat April 18, 2020 <text:s/><text:span text:style-name="T2">5.6 miles</text:span> </text:p>
      <text:p text:style-name="P53">I ran and walked 5.6 miles on very hilly roads and averaged about 13 minutes per mile.</text:p>
      <text:p text:style-name="P53"/>
      <text:p text:style-name="P53">Sun April 19, 2020 <text:s/><text:span text:style-name="T2">5 miles</text:span> </text:p>
      <text:p text:style-name="P53">I ran and walked 5 miles on very hilly roads and averaged about 13 minutes per mile.</text:p>
      <text:p text:style-name="P53"/>
      <text:p text:style-name="P53"/>
      <text:p text:style-name="P53">Mon April 20, 2020 <text:s/><text:span text:style-name="T2">5 miles</text:span> </text:p>
      <text:p text:style-name="P53">I ran and walked 5 miles on very hilly roads and averaged about 13 minutes per mile.</text:p>
      <text:p text:style-name="P53"/>
      <text:p text:style-name="P53"/>
      <text:p text:style-name="P53">Tues April 21, 2020 <text:span text:style-name="T2">1.25 miles</text:span></text:p>
      <text:p text:style-name="P53">I ran and walked 1.25 miles<text:span text:style-name="T2">.</text:span></text:p>
      <text:p text:style-name="P56"/>
      <text:p text:style-name="P56"/>
      <text:p text:style-name="P53">Wed April 22, 2020 <text:s/><text:span text:style-name="T2">5 miles</text:span> </text:p>
      <text:p text:style-name="P53">I ran and walked 5 miles on very hilly roads and averaged about 13 minutes per mile.</text:p>
      <text:p text:style-name="P53"/>
      <text:p text:style-name="P53"/>
      <text:p text:style-name="P53">Thur April 23, 2020 <text:s/><text:span text:style-name="T2">5 miles</text:span> </text:p>
      <text:p text:style-name="P53">I ran and walked 5 miles on very hilly roads and averaged about 13 minutes per mile.</text:p>
      <text:p text:style-name="P53"/>
      <text:p text:style-name="P53"/>
      <text:p text:style-name="P53">Fri April 24, 2020 <text:s/><text:span text:style-name="T2">5 miles</text:span> </text:p>
      <text:p text:style-name="P53">I ran and walked 5 miles on very hilly roads and averaged about 13 minutes per mile.</text:p>
      <text:p text:style-name="P53"/>
      <text:p text:style-name="P53"/>
      <text:p text:style-name="P53"/>
      <text:p text:style-name="P53"><text:span text:style-name="T2">In the last week: 31.9 miles</text:span> </text:p>
      <text:p text:style-name="P23"/>
      <text:p text:style-name="P23"/>
      <text:p text:style-name="P23"/>
      <text:p text:style-name="P23"/>
      <text:p text:style-name="P78"><text:soft-page-break/>Sat April 25, 2020 <text:span text:style-name="T2">4.7 miles</text:span></text:p>
      <text:p text:style-name="P93">warm up: <text:s/><text:span text:style-name="T3">2 miles at about 10:15/mile mainly on hilly 510 m cemetery loop. <text:s/>Rest 5:00</text:span></text:p>
      <text:p text:style-name="P93">Run: <text:span text:style-name="T3">5 x 510 meters with 250 meter jogs, and 3 minutes between each run. </text:span></text:p>
      <text:p text:style-name="P78">Times for the runs: 2:49, 2:41, 2:29, 2:27, 2:18.5(7:17/mile pace for the last run)</text:p>
      <text:p text:style-name="P93">Warm down: <text:span text:style-name="T3"><text:s text:c="2"/>½ mile</text:span></text:p>
      <text:p text:style-name="P78"/>
      <text:p text:style-name="P93"><text:span text:style-name="T3">Sun April 26, 2020 </text:span>3 miles </text:p>
      <text:p text:style-name="P78">I ran 3 miles on very hilly roads and averaged 11:49/mile.</text:p>
      <text:p text:style-name="P78"/>
      <text:p text:style-name="P78">Mon April 27, 2020 <text:span text:style-name="T2">5 miles</text:span> <text:s/></text:p>
      <text:p text:style-name="P93">warm up: <text:span text:style-name="T3">0.5 miles to the 510 meter hilly cemetery loop and rest 1 minute.</text:span></text:p>
      <text:p text:style-name="P93">Run:<text:span text:style-name="T3"> 4 miles on the loop which is 12 loops plus about 320 more meters.</text:span></text:p>
      <text:p text:style-name="P78">The total ascent on the 4 mile run was about 300 feet.</text:p>
      <text:p text:style-name="P93">Mile Splits: <text:s/><text:span text:style-name="T3">10:40, 10:05, 10:04, 8:41 Time: 39:30</text:span></text:p>
      <text:p text:style-name="P93">Warm down:<text:span text:style-name="T3"> <text:s/>Rest 5 minutes and jog 0.5 miles home.</text:span></text:p>
      <text:p text:style-name="P78"/>
      <text:p text:style-name="P93"><text:span text:style-name="T3">Tues April 28, 2020 </text:span>4.5 miles </text:p>
      <text:p text:style-name="P78">I ran on the 510 meter hilly cemetery loop.</text:p>
      <text:p text:style-name="P93">warm up:<text:span text:style-name="T3"> 1 mile</text:span></text:p>
      <text:p text:style-name="P93">Run:<text:span text:style-name="T3"> 1 x 510 meters in 2:59, ¼ mile jog, </text:span></text:p>
      <text:p text:style-name="P78">1 x 1020 meters in 2:54+2:53, 510 meter jog</text:p>
      <text:p text:style-name="P78">1 x 1mile in 8:08, Splits: 2:44, 2:39, 2:22, 23</text:p>
      <text:p text:style-name="P93">Warm down:<text:span text:style-name="T3"> 1 mile jog</text:span></text:p>
      <text:p text:style-name="P78"/>
      <text:p text:style-name="P93"><text:span text:style-name="T3">Wed April 29, 2019 </text:span>5 miles<text:span text:style-name="T3"> </text:span></text:p>
      <text:p text:style-name="P93">warm up:<text:span text:style-name="T3"> <text:s/>½ mile</text:span></text:p>
      <text:p text:style-name="P93">Run:<text:span text:style-name="T3"> <text:s/>3 <text:s/>times mainly down and back up again on the <text:s/>Greendale Cemetery hill. The total distance for each run was 1.5 miles. </text:span></text:p>
      <text:p text:style-name="P78">There is a total ascent of 176 feet over the 1.5 miles. </text:p>
      <text:p text:style-name="P78">I rested 2 minutes after the first two runs.</text:p>
      <text:p text:style-name="P93">Times:<text:span text:style-name="T3"> 14:54 (9:56/mile), 14:33 (9:42/mile), 13:43 (9:09/mi) </text:span></text:p>
      <text:p text:style-name="P78">I felt good doing this tough workout.</text:p>
      <text:p text:style-name="P78"/>
      <text:p text:style-name="P78">Thurs April 30, 2019 <text:span text:style-name="T2">4.94 miles </text:span>on the 510 meter hilly cemetery loop.</text:p>
      <text:p text:style-name="P78"><text:span text:style-name="T2">warm up: </text:span>0.25 miles</text:p>
      <text:p text:style-name="P93">Run and walk: <text:span text:style-name="T3">I ran and walked 14 loops with about 160 yards of walking during each loop. <text:s/>Distance: 4.44 miles, Total ascent: 310 feet, Time: 56:52, Average pace 12:49/mile</text:span></text:p>
      <text:p text:style-name="P93">Warm down: <text:span text:style-name="T3"><text:s/></text:span><text:s/><text:span text:style-name="T3">0.25 miles</text:span></text:p>
      <text:p text:style-name="P78"/>
      <text:p text:style-name="P78">Fri May 1, 2019 <text:span text:style-name="T2">4.94 miles</text:span> on the 510 meter hilly cemetery loop, the same as yesterday.</text:p>
      <text:p text:style-name="P78"><text:span text:style-name="T2">warm up: </text:span>0.25 miles</text:p>
      <text:p text:style-name="P93">Run and walk: <text:span text:style-name="T3">I ran and walked 14 loops with about 170 yards of walking during each loop. <text:s/>Distance: 4.44 miles, Total ascent: 310 feet, Time: 54:44, Average pace 12:20/mile</text:span></text:p>
      <text:p text:style-name="P93">Warm down:<text:span text:style-name="T3"> <text:s text:c="2"/>0.25 miles</text:span></text:p>
      <text:p text:style-name="P93">In the last week: 31.1 miles</text:p>
      <text:p text:style-name="P23"><text:soft-page-break/>Sat May 2, 2020 <text:span text:style-name="T2">4.5 miles</text:span></text:p>
      <text:p text:style-name="P23">I ran on the hilly 510 meter cemetery loop.</text:p>
      <text:p text:style-name="P23"><text:span text:style-name="T2">warm up:</text:span> <text:s/>jog 0.25 miles</text:p>
      <text:p text:style-name="P23"><text:span text:style-name="T2">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2">4.2 miles, </text:span>I ran on the hilly 510 meter cemetery loop.</text:p>
      <text:p text:style-name="P23"><text:span text:style-name="T2">warm up:</text:span> <text:s/>0.25 miles</text:p>
      <text:p text:style-name="P23"><text:span text:style-name="T2">Run:</text:span> <text:s/>3.7 miles averaging 10:29/mile</text:p>
      <text:p text:style-name="P10">Warm down: <text:s/><text:span text:style-name="T3">0.25 miles</text:span></text:p>
      <text:p text:style-name="P23"/>
      <text:p text:style-name="P10"><text:span text:style-name="T3">Mon May 4, 2020 </text:span>6 miles<text:span text:style-name="T3"> </text:span></text:p>
      <text:p text:style-name="P23"><text:span text:style-name="T2">warm up:</text:span> <text:s/>0.25 miles</text:p>
      <text:p text:style-name="P23"><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3">After resting 3 minutes I ran 3 miles on the loop in 29:55 (9:58/mile) </text:p>
      <text:p text:style-name="P10">Warm down: <text:s/><text:span text:style-name="T3">0.25 miles</text:span></text:p>
      <text:p text:style-name="P23"/>
      <text:p text:style-name="P10"><text:span text:style-name="T3">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2">warm up:</text:span> 0.25 miles</text:p>
      <text:p text:style-name="P23"><text:span text:style-name="T2">Today:</text:span> <text:s text:c="4"/>1 splits: 11:59, (5:21+6:39) = 12:00, <text:s/>(5:05 + 5:20) = 10:25</text:p>
      <text:p text:style-name="P23"><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3"/>
      <text:p text:style-name="P10"><text:span text:style-name="T3">Wed May 6, 2020 </text:span>2 miles<text:span text:style-name="T3"> on hilly roads averaging 10:25/mile.</text:span></text:p>
      <text:p text:style-name="P23"/>
      <text:p text:style-name="P10"><text:span text:style-name="T3">Thur May 7, 2020 </text:span>5.8 miles</text:p>
      <text:p text:style-name="P23"><text:span text:style-name="T2">warm up:</text:span> 0.3 miles</text:p>
      <text:p text:style-name="P23"><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3"/>
      <text:p text:style-name="P23">Fri May 8, 2020 <text:span text:style-name="T2">2 miles</text:span></text:p>
      <text:p text:style-name="P23">I ran 2 miles on hilly roads with a total ascent of 254 feet averaging 10:55/mile.</text:p>
      <text:p text:style-name="P23"/>
      <text:p text:style-name="P56">In the last week: 28 miles</text:p>
      <text:p text:style-name="P78"><text:soft-page-break/>Sat May 9, 2020 <text:span text:style-name="T2">4 miles </text:span><text:s text:c="2"/></text:p>
      <text:p text:style-name="P78">I ran on the 510 meter hilly cemetery loop</text:p>
      <text:p text:style-name="P93">warm up: <text:span text:style-name="T3">0.25 miles</text:span> <text:s text:c="2"/></text:p>
      <text:p text:style-name="P93">Run: <text:span text:style-name="T3">1 mile in 9:21 (total ascent 66 feet)</text:span></text:p>
      <text:p text:style-name="P93">Run and walk:<text:span text:style-name="T3"> 7 loops (2.22 miles) averaging 11:45/mile. <text:s/>On each loop, I ran mainly downhill 310 meters at about 9:00/ mile and walked all uphill 200 meters at about 16:00/mile. <text:s/>Total ascent over the run was about 154 feet.</text:span></text:p>
      <text:p text:style-name="P93">Warm down:<text:span text:style-name="T3"> 0.5 miles</text:span></text:p>
      <text:p text:style-name="P78"/>
      <text:p text:style-name="P93"><text:span text:style-name="T3">Sun May 10, 2020 </text:span>5.4 miles<text:span text:style-name="T3"> <text:s text:c="2"/></text:span></text:p>
      <text:p text:style-name="P78">It is 0.75 miles from the very top of Greendale Cemetery to just out side the entrance at the bottom of the cemetery. <text:s/>The total elevation change is 210 feet from top to bottom. <text:s/></text:p>
      <text:p text:style-name="P93">warm up: <text:span text:style-name="T3">0.3 miles</text:span></text:p>
      <text:p text:style-name="P78">I ran the hill from top to bottom and back up three times with no rests in a time of <text:s/></text:p>
      <text:p text:style-name="P78">45:37 or 10:08/mile. <text:s/>The total ascent along the 4.5 miles was 630 feet. </text:p>
      <text:p text:style-name="P78"><text:span text:style-name="T2">Splits:</text:span> <text:s/>6:55 (down) + 8:48 (up) = 15:33</text:p>
      <text:p text:style-name="P78"><text:s text:c="13"/>6:52 (down) + 8:51 (up) = 15:43</text:p>
      <text:p text:style-name="P78"><text:s text:c="13"/>6:42 (down) + 7:39 (up) = 14:21</text:p>
      <text:p text:style-name="P78">The last uphill felt relatively easy.</text:p>
      <text:p text:style-name="P93">Warm down: <text:span text:style-name="T3">Rest a few minutes and 0.6 miles on the cemetery loop. </text:span></text:p>
      <text:p text:style-name="P93"/>
      <text:p text:style-name="P93"><text:span text:style-name="T3">Mon May 11, 2020 </text:span>2.2 miles<text:span text:style-name="T3"> on hilly roads averaging 10:22/mile.</text:span></text:p>
      <text:p text:style-name="P78"/>
      <text:p text:style-name="P93"><text:span text:style-name="T3">Tues May 12, 2020 </text:span>4.4 miles</text:p>
      <text:p text:style-name="P93">Run: <text:s/><text:span text:style-name="T3">3.4 miles on hilly roads and grass at the Allegheny College athletic field averaging 10:12/mile. </text:span></text:p>
      <text:p text:style-name="P93">Warm down:<text:span text:style-name="T3"> <text:s/>Rest 3 minutes and 1 mile jog home.</text:span></text:p>
      <text:p text:style-name="P78"/>
      <text:p text:style-name="P93"><text:span text:style-name="T3">Wed May 13, 2020 </text:span>5 miles<text:span text:style-name="T3"> <text:s/></text:span></text:p>
      <text:p text:style-name="P93">warm up: <text:span text:style-name="T3">On mile to the Allegheny athletic field and rest 3 minutes.</text:span></text:p>
      <text:p text:style-name="P93">Run: <text:span text:style-name="T3">2 </text:span>x <text:span text:style-name="T3">1.5 miles on a hilly course with a 7 minute rest between.</text:span></text:p>
      <text:p text:style-name="P78">Ascent for first 0.75 miles: about 40 feet, Ascent for second 0.75 miles: about 50 feet</text:p>
      <text:p text:style-name="P93">Times:<text:span text:style-name="T3"> (7:26 + 7:23) = 14:49 or 9:51/mile</text:span></text:p>
      <text:p text:style-name="P78"><text:s text:c="13"/>(6:53 + 6:27) = 13:20 or 8:52/mile</text:p>
      <text:p text:style-name="P93">Warm down:<text:span text:style-name="T3"> rest 5 minutes and 1 mile jog home</text:span></text:p>
      <text:p text:style-name="P78"/>
      <text:p text:style-name="P93"><text:span text:style-name="T3">Thur May 14, 2020 </text:span>5 miles <text:span text:style-name="T3">on</text:span> <text:span text:style-name="T3">hilly roads and grass. Total ascent: 310 ft, Ave pace 10:38 <text:s/></text:span></text:p>
      <text:p text:style-name="P78"/>
      <text:p text:style-name="P78">Fri May 15, 2020 <text:span text:style-name="T2"><text:s/>4.3 miles</text:span></text:p>
      <text:p text:style-name="P78"><text:span text:style-name="T2">warm up:</text:span> 0.3 miles </text:p>
      <text:p text:style-name="P78">Run: I ran down ½ mile and up ½ mile on the hill in Greendale Cemetery and repeated 3 more times with no stopping along the way. <text:s/>Mile splits: 11:21, 11:20, 11:17, 11:04. The elevation change along the 4 mile run was 496 feet.</text:p>
      <text:p text:style-name="P78"/>
      <text:p text:style-name="P93">In the last week: <text:s/>30.3 miles</text:p>
      <text:p text:style-name="P23"><text:soft-page-break/>Sat May 16, 2020 <text:span text:style-name="T2">6.3 miles</text:span></text:p>
      <text:p text:style-name="P23">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3">Times for runs: 4:13, 4:10, 4:08, 4:06, 4:06, 3:43, Times for jogs about 3:25</text:p>
      <text:p text:style-name="P23">Sum of ascents along each half mile: about 35 feet</text:p>
      <text:p text:style-name="P23"><text:span text:style-name="T2">Warm down:</text:span> Rest a few minutes and jog 1.6 miles</text:p>
      <text:p text:style-name="P23"/>
      <text:p text:style-name="P23">Sun May 17, 2020 <text:span text:style-name="T2">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2">5.25 miles</text:span> </text:p>
      <text:p text:style-name="P23"><text:span text:style-name="T2">warm up:</text:span> <text:s/>0.25 mile jog</text:p>
      <text:p text:style-name="P23"><text:span text:style-name="T2">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2">4 miles</text:span></text:p>
      <text:p text:style-name="P23">I ran an easy 4 miles mainly on the grass loop around the Allegheny athletic field. <text:s/></text:p>
      <text:p text:style-name="P23"/>
      <text:p text:style-name="P23">Wed May 20, 2020 <text:span text:style-name="T2">3.5 miles</text:span></text:p>
      <text:p text:style-name="P23">I ran an easy 3.5 miles mainly on the grass loop around the Allegheny athletic field.</text:p>
      <text:p text:style-name="P23"/>
      <text:p text:style-name="P23">Thur May 21, 2020 <text:span text:style-name="T2">3.5 miles</text:span> <text:s/></text:p>
      <text:p text:style-name="P23"><text:span text:style-name="T2">warm up:</text:span> <text:s/>1 mile to the Allegheny athletic field in 10:10 and rest 3:00. </text:p>
      <text:p text:style-name="P23">I ran on a 0.75 mile grassy loop that has a total ascent of 50 feet per loop.</text:p>
      <text:p text:style-name="P23"><text:span text:style-name="T2">Run:</text:span> 1 x 0.75 miles and 1 x 1.5 miles with a 3:00 rest between.</text:p>
      <text:p text:style-name="P23">Times for runs: 6:59, (7:10 + 6:37) = 13:47 (9:11/mile)</text:p>
      <text:p text:style-name="P10">Warm down: <text:span text:style-name="T3">rest 2:00 and 0.25 mile jog </text:span></text:p>
      <text:p text:style-name="P23"/>
      <text:p text:style-name="P10"><text:span text:style-name="T3">Fri May 22, 2020 </text:span>3.75 miles<text:span text:style-name="T3"> </text:span></text:p>
      <text:p text:style-name="P23"><text:span text:style-name="T2">warm up:</text:span> <text:s/>1.5 miles to the Allegheny athletic field in 11:13 and rest 5:00. </text:p>
      <text:p text:style-name="P23">I ran on a 0.75 mile grassy loop that has a total ascent of 50 feet per loop.</text:p>
      <text:p text:style-name="P23"><text:span text:style-name="T2">Run:</text:span> 2.25 miles averaging 11:53/mle</text:p>
      <text:list xml:id="list8711882744174272849" text:style-name="L5">
        <text:list-item>
          <text:list>
            <text:list-header>
              <text:p text:style-name="P175">0.75 mile splits: 9:06, 9:24, 8:13</text:p>
              <text:p text:style-name="P17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2">5 miles</text:span></text:p>
      <text:p text:style-name="P23">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3"> 1.25 mile jog.</text:span></text:p>
      <text:p text:style-name="P23"/>
      <text:p text:style-name="P10"><text:span text:style-name="T3">Sun May 24, 2020 </text:span>5 miles<text:span text:style-name="T3">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2">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2">3.3 miles</text:span> at an easy pace.</text:p>
      <text:p text:style-name="P23"/>
      <text:p text:style-name="P23">Wed May 27, 2020 <text:span text:style-name="T2">2.3 miles</text:span> at an easy pace.</text:p>
      <text:p text:style-name="P23"/>
      <text:p text:style-name="P23">Thurs May 28, 2020 <text:span text:style-name="T2">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2">warm up:</text:span> 0.6 miles and rest a minute </text:p>
      <text:p text:style-name="P23"><text:span text:style-name="T2">Run:</text:span> I ran 2 times down and up the hill and felt really good the whole way especially coming up the hill the second time. Time for 3.22 miles: 33:36 or 10:26/mile</text:p>
      <text:p text:style-name="P23">Splits: 1<text:span text:style-name="T6">st</text:span> time: Down 7:27 or 9:15/mile, Up 10:13 or 12:38/mile</text:p>
      <text:p text:style-name="P23"><text:s text:c="11"/>2<text:span text:style-name="T6">nd</text:span> time: Down 7:21 or 9:08/mile, Up 8:33 or 10:34/mile</text:p>
      <text:p text:style-name="P10">Warm down: <text:s/><text:span text:style-name="T3">Rest a minute and jog 1.2 miles</text:span></text:p>
      <text:p text:style-name="P23"/>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3">During the second mile my energy was low but after that I felt better. Total ascent: 275 ft</text:p>
      <text:p text:style-name="P10"><text:span text:style-name="T3">Warm down: </text:span>0.4 miles<text:span text:style-name="T3"> </text:span></text:p>
      <text:p text:style-name="P10"/>
      <text:p text:style-name="P23"><text:span text:style-name="T2">In the last week:</text:span> <text:s/><text:span text:style-name="T2">30.6 miles</text:span></text:p>
      <text:p text:style-name="P23"><text:soft-page-break/>Sat May 30, 2020 <text:span text:style-name="T2">5 miles</text:span></text:p>
      <text:p text:style-name="P23"><text:span text:style-name="T2">Run:</text:span> 4.6 miles on hilly roads including the 0.81 mile hill in Greendale Cemetery</text:p>
      <text:p text:style-name="P23">Average pace: 10:26/mile</text:p>
      <text:p text:style-name="P23">1<text:span text:style-name="T6">st</text:span> 0.8 miles downhill averaging about 9:00/mile</text:p>
      <text:p text:style-name="P23">2<text:span text:style-name="T6">nd</text:span> 0.81 miles uphill with an elevation change of 216 feet averaging about 11:00/mile</text:p>
      <text:p text:style-name="P23">3 miles on hilly 510 meter cemetery loop averaging 10:40/mile with the last mile in 9:33</text:p>
      <text:p text:style-name="P23"><text:span text:style-name="T2">Warm down:</text:span> 0.4 miles </text:p>
      <text:p text:style-name="P23"/>
      <text:p text:style-name="P23">Sun May 31, 2020 <text:span text:style-name="T2">4.25 miles</text:span></text:p>
      <text:p text:style-name="P23">I ran 4.25 miles on hilly roads and grass and averaged about 10:25. The last mile was hilly and time was 9:50. </text:p>
      <text:p text:style-name="P23"/>
      <text:p text:style-name="P20">Mon June 1, 2020 <text:span text:style-name="T2">4.5 miles</text:span> <text:s/></text:p>
      <text:p text:style-name="P7">Run: <text:span text:style-name="T3">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3"> <text:s/>6 minute rest and ½ mile jog</text:span></text:p>
      <text:p text:style-name="P20"/>
      <text:p text:style-name="P7"><text:span text:style-name="T3">Tues June 2, 2020 </text:span>4.3<text:span text:style-name="T3"> </text:span>miles</text:p>
      <text:p text:style-name="P7">Run: <text:span text:style-name="T3">4.3 miles on hilly roads and grass at the Allegheny athletic field.</text:span></text:p>
      <text:p text:style-name="P20">Average pace: 10:58/mile, Total ascent on the course: 369 feet </text:p>
      <text:p text:style-name="P20"/>
      <text:p text:style-name="P20">Wed June 3, 2020 <text:span text:style-name="T2">4 miles</text:span></text:p>
      <text:p text:style-name="P20"><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0"/>
      <text:p text:style-name="P20">Thur June 4, 2020 <text:span text:style-name="T2">4.15 miles</text:span></text:p>
      <text:p text:style-name="P20">I ran almost the same workout as yesterday but on a different course.</text:p>
      <text:p text:style-name="P20"><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0"><text:s text:c="12"/></text:p>
      <text:p text:style-name="P20">Fri June 5, 2020 <text:span text:style-name="T2">4 miles </text:span>I ran the same workout and course as 2 days ago.</text:p>
      <text:p text:style-name="P20"><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0"/>
      <text:p text:style-name="P7"><text:span text:style-name="T3">In the last week: </text:span>30.2 miles</text:p>
      <text:p text:style-name="P7"/>
      <text:p text:style-name="P60"><text:soft-page-break/>Sat June 6, 2020 <text:span text:style-name="T2">6.2 miles <text:s/></text:span></text:p>
      <text:p text:style-name="P62">warm up: <text:span text:style-name="T3">3 miles at various paces mainly out and back on Limber Rd and rest 5:00</text:span></text:p>
      <text:p text:style-name="P62">Run:<text:span text:style-name="T3"> I ran on the Greendale Cemetery loop.</text:span></text:p>
      <text:p text:style-name="P61">6 x ¼ mile with a ¼ mile jog after each run.</text:p>
      <text:p text:style-name="P61">Each ¼ mile run was half down and half uphill with vertical decent and ascent of about 20 feet. Times for the runs: 1:57, 1:57, 1:56, 1:58, 1:55, 1:48. The jogs were about 3:20.</text:p>
      <text:p text:style-name="P63">Warm down:<text:span text:style-name="T3"> 0.2 mile jog.</text:span></text:p>
      <text:p text:style-name="P61">I ran the ¼ miles faster today than on Sat May 23, 2020 (2 weeks ago). I think the longer warm up today made me feel better.</text:p>
      <text:p text:style-name="P61"/>
      <text:p text:style-name="P61">Sun June 7, 2020 <text:span text:style-name="T2">5.7 miles</text:span></text:p>
      <text:p text:style-name="P61"><text:span text:style-name="T2">warm up: </text:span><text:s/>0.3 mile jog and rest 5 minutes.</text:p>
      <text:p text:style-name="P63">Run: <text:span text:style-name="T3">I ran my “Old Morning Loop” that I used to run a lot. <text:s/>The course is 5 miles and has a total vertical ascent of 400 feet as measured on Google Earth. </text:span></text:p>
      <text:p text:style-name="P61">Average pace: 9:37/mile, Last mile: 8:39</text:p>
      <text:p text:style-name="P63">Warm down: <text:span text:style-name="T3"><text:s/>0.4 mile jog</text:span></text:p>
      <text:p text:style-name="P61"/>
      <text:p text:style-name="P63"><text:span text:style-name="T3">Mon June 8, 2020 </text:span>4.25 miles <text:s text:c="2"/></text:p>
      <text:p text:style-name="P61">I ran 4.25 miles on hilly roads and grass at various paces.</text:p>
      <text:p text:style-name="P61"/>
      <text:p text:style-name="P61">Tues June 9, 2020 <text:span text:style-name="T2">3.1 miles</text:span></text:p>
      <text:p text:style-name="P61">I ran 3.1 miles mainly on the 510 meter cemetery loop. This run included a 2 miles portion that was somewhat faster. The mile splits for the 2 miles were: 9:51 and 8:46</text:p>
      <text:p text:style-name="P61"/>
      <text:p text:style-name="P61">Wed June 10, 2020 <text:span text:style-name="T2">5 miles</text:span></text:p>
      <text:p text:style-name="P61">I ran my morning loop again as I did on Sunday but today I had no warm up.</text:p>
      <text:p text:style-name="P61">5 miles at an average pace of 9:57/mile, Last mile: 8:51</text:p>
      <text:p text:style-name="P61"/>
      <text:p text:style-name="P63"><text:span text:style-name="T3">Thurs June 11, 2020 </text:span>4.25 miles</text:p>
      <text:p text:style-name="P63">warm up: <text:span text:style-name="T3">0.25 to Greendale Cemetery, 1 mile in 10:16 and rest 5 minutes.</text:span></text:p>
      <text:p text:style-name="P63">Run:<text:span text:style-name="T3"> 2 miles on the 510 meter cemetery loop. Mile Splits: 9:03 and 8:38,</text:span></text:p>
      <text:p text:style-name="P61">Sum of vertical ascents over the 2 miles: 140 feet, </text:p>
      <text:p text:style-name="P63">Warm down:<text:span text:style-name="T3"> 1 mile jog</text:span></text:p>
      <text:p text:style-name="P61"/>
      <text:p text:style-name="P63"><text:span text:style-name="T3">Fri June 12, 2020 </text:span>3.6 miles<text:span text:style-name="T3"> <text:s/></text:span></text:p>
      <text:p text:style-name="P61">I ran 3.6 miles at various paces and no faster than about 10:00/mile. <text:s/>I am resting up for a faster workout tomorrow.</text:p>
      <text:p text:style-name="P61"/>
      <text:p text:style-name="P63">In the last week: 32.1 miles<text:span text:style-name="T3"> </text:span></text:p>
      <text:p text:style-name="P23"><text:soft-page-break/>Sat June 13, 2020 <text:span text:style-name="T2">8.2 miles</text:span></text:p>
      <text:p text:style-name="P23"><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3"/>
      <text:p text:style-name="P10"><text:span text:style-name="T3">Sun June 14, 2020 </text:span>5 miles</text:p>
      <text:p text:style-name="P61">I ran the “morning loop” with no warm up.</text:p>
      <text:p text:style-name="P61">5 miles at an average pace of 11:35/mile, Last mile: 10:00</text:p>
      <text:p text:style-name="P61"/>
      <text:p text:style-name="P61">Mon June 15, 2020 <text:span text:style-name="T2">4.2 miles </text:span></text:p>
      <text:p text:style-name="P61">I ran 4.2 miles including a 3.17 mile run which is 10 cemetery loops (each loop is 3.17 miles as measured with a wheel). I increased speed with each loop.</text:p>
      <text:p text:style-name="P61">Time for 10 loops: 32:09 or 10:09/mile, Total of vertical ascents 220 feet</text:p>
      <text:p text:style-name="P73">Loop times: 3:35(11:18/mile), 3:31, 3:27, 3:21, 3:18, 3:15, 3:09, 3:05, 3:01, 2:28(7:47/mile)</text:p>
      <text:p text:style-name="P73"/>
      <text:p text:style-name="P73">Tues June 16, 2020 <text:span text:style-name="T2">5.5 miles </text:span></text:p>
      <text:p text:style-name="P73">I ran at the Allegheny College athletic field.</text:p>
      <text:p text:style-name="P69">warm up: <text:span text:style-name="T3">2 miles on hilly grass and rest a few minutes</text:span></text:p>
      <text:p text:style-name="P69">Run:<text:span text:style-name="T3"> 7 x ¼ mile with about 1/8 mile jog between. <text:s/>I ran on the road leading to parking lot and the parking lot.</text:span></text:p>
      <text:p text:style-name="P73"><text:span text:style-name="T2">Times for ¼ mile runs:</text:span> <text:s/>2:00(8:00/mile), 1:55, 1:52, 1:44, 1:41, 1:45, 1:39(6:36/mile)</text:p>
      <text:p text:style-name="P73">The jogs between the runs took about 1:50.</text:p>
      <text:p text:style-name="P69">Warm down: <text:span text:style-name="T3">1 mile on the grass.</text:span> </text:p>
      <text:p text:style-name="P69"/>
      <text:p text:style-name="P61">Wed June 17, 2020 <text:span text:style-name="T2">4 miles </text:span></text:p>
      <text:p text:style-name="P61">I ran about the same workout as 2 days ago but I did not try to increase my speed on each loop of the 10 loop run. </text:p>
      <text:p text:style-name="P61"><text:span text:style-name="T2">Run:</text:span> 4 miles including a 3.17 mile run which is 10 cemetery loops</text:p>
      <text:p text:style-name="P61">Time for 10 loops: 30:52 or 9:44/mile, Total of vertical ascents 220 feet</text:p>
      <text:p text:style-name="P61"/>
      <text:p text:style-name="P61">Thur June 18, 2020 <text:span text:style-name="T2">1.5 miles</text:span></text:p>
      <text:p text:style-name="P73">I ran 1.5 miles including 1 mile on the cemetery loop in 8:53 going faster as I ran.</text:p>
      <text:p text:style-name="P23"/>
      <text:p text:style-name="P23">Fri June 19, 2020 <text:span text:style-name="T2">5.3 miles</text:span> </text:p>
      <text:p text:style-name="P23">I ran on roads in California Maryland </text:p>
      <text:p text:style-name="P23"><text:span text:style-name="T2">warm up:</text:span> <text:s/>0.5 miles slowly, 1.5 miles at about 10:30/mile and rest 3 minutes</text:p>
      <text:p text:style-name="P23"><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3">The 0.2 mile jogs after each run took about 2:35</text:p>
      <text:p text:style-name="P10">Warm down:<text:span text:style-name="T3"> <text:s/>0.5 mile jog</text:span></text:p>
      <text:p text:style-name="P10">In the last week: 33.7 miles</text:p>
      <text:p text:style-name="P93"><text:soft-page-break/>Sat June 20, 2020 4.85 miles <text:s/></text:p>
      <text:list xml:id="list8990785149734506555" text:style-name="L6">
        <text:list-item>
          <text:list>
            <text:list-header>
              <text:p text:style-name="P202"><text:span text:style-name="T2">warm up:</text:span> 0.2 mile jog and rest 2 minutes</text:p>
              <text:p text:style-name="P202"><text:span text:style-name="T2">Run:</text:span> 4.4 miles averaging 10:21 on hilly roads in California MD</text:p>
            </text:list-header>
          </text:list>
        </text:list-item>
      </text:list>
      <text:p text:style-name="P78">Mile splits: 11:51, 10:38, 10:19, 9:23 and the last <text:s/>0.4 miles at 8:27/mile</text:p>
      <text:p text:style-name="P78"><text:span text:style-name="T2">Warm down:</text:span> rest 2 minutes and 0.25 jog</text:p>
      <text:p text:style-name="P78"/>
      <text:p text:style-name="P93">Sun June 21, 2020 6 miles on a hot, humid day</text:p>
      <text:p text:style-name="P93">Run: <text:span text:style-name="T3">6</text:span> <text:span text:style-name="T3">miles averaging 10:20/mile on hilly roads in California MD</text:span></text:p>
      <text:p text:style-name="P78">Mile splits: 10:59, 10:50, 10:11, 10:42, 9:59, 9:29</text:p>
      <text:p text:style-name="P93">Warm down:<text:span text:style-name="T3"> <text:s text:c="2"/>0.25 mile walk</text:span></text:p>
      <text:p text:style-name="P78"/>
      <text:p text:style-name="P93"><text:span text:style-name="T3">Mon June 22, 2020 </text:span>4.5 miles<text:span text:style-name="T3"> It was not quite as hot as yesterday.</text:span></text:p>
      <text:p text:style-name="P93">I ran the same course as yesterday but left out the middle 2 miles.</text:p>
      <text:p text:style-name="P93">warm up:<text:span text:style-name="T3"> ¼ mile jog and rest 2 minutes</text:span></text:p>
      <text:p text:style-name="P93">Run:<text:span text:style-name="T3"> 4 miles averaging 9:22/mile on hilly roads in California MD, </text:span></text:p>
      <text:p text:style-name="P78">Total vertical ascent: 155 feet along the 4 miles </text:p>
      <text:p text:style-name="P78">Mile Splits: 10:20, 9:40, 8:57, 8:33</text:p>
      <text:p text:style-name="P93">Warm down:<text:span text:style-name="T3"> ¼ mile jog <text:s text:c="2"/></text:span><text:s text:c="2"/></text:p>
      <text:p text:style-name="P93"/>
      <text:p text:style-name="P93"><text:span text:style-name="T3">Tues June 23, 2020 </text:span>5.6 miles<text:span text:style-name="T3"> </text:span></text:p>
      <text:p text:style-name="P93">I ran the same 4 mile course as yesterday. </text:p>
      <text:p text:style-name="P93">warm up:<text:span text:style-name="T3"> 1 mile jog and rest 2 minutes</text:span></text:p>
      <text:p text:style-name="P93">Run:<text:span text:style-name="T3"> 4 miles averaging 9:12/mile on hilly roads in California MD, </text:span></text:p>
      <text:p text:style-name="P78">Total vertical ascent: 155 feet along the 4 miles,Mile Splits: 9:55, 9:24, 8:53, 8:36</text:p>
      <text:p text:style-name="P93">Warm down:<text:span text:style-name="T3"> rest 3 minutes and 0.6 mile jog <text:s text:c="2"/></text:span><text:s text:c="2"/></text:p>
      <text:p text:style-name="P93"/>
      <text:p text:style-name="P93"><text:span text:style-name="T3">Wed June 24, 2020 </text:span>5.6 miles<text:span text:style-name="T3"> </text:span></text:p>
      <text:p text:style-name="P9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3">warm up:<text:span text:style-name="T3"> 2 miles at 10:51/mile and rest 4 minutes</text:span></text:p>
      <text:p text:style-name="P93">Run:<text:span text:style-name="T3"> 3 miles averaging 8:44/mile on hilly roads in California MD, </text:span></text:p>
      <text:p text:style-name="P78">Total vertical ascent: about 135 feet along the 4 miles,Mile Splits: 9:16, 8:45, 8:10 </text:p>
      <text:p text:style-name="P93">Warm down:<text:span text:style-name="T3"> rest 3 minutes and 0.6 mile jog </text:span></text:p>
      <text:p text:style-name="P78"/>
      <text:p text:style-name="P93"><text:span text:style-name="T3">Thur June 25, 2020 </text:span>1.5 miles<text:span text:style-name="T3"> <text:s/>in about 18:00 on roads near Spring Village</text:span> </text:p>
      <text:p text:style-name="P93"/>
      <text:p text:style-name="P78">Fri June 26, 2020 <text:span text:style-name="T2">3.35 miles</text:span> </text:p>
      <text:p text:style-name="P93">warm up:<text:span text:style-name="T3"> 0.75 mile jog and rest 2 minutes</text:span></text:p>
      <text:p text:style-name="P93">Run: <text:span text:style-name="T3">2 miles out and back on the same course I ran 2 days ago but today I left out the middle mile that I ran 2 days ago. I was surprised that I did not need as much warm up as usual.</text:span></text:p>
      <text:p text:style-name="P78">Time: 16:50 or 8:25/mile</text:p>
      <text:p text:style-name="P78">Mile splits: 8:42, 8:08. The last ¼ mile was in 1:50 (7:20/mile pace) on a level path.</text:p>
      <text:p text:style-name="P93">Warm down: 0.6 miles</text:p>
      <text:p text:style-name="P93">In the last week: 31.1 miles</text:p>
      <text:p text:style-name="P93"><text:soft-page-break/><text:span text:style-name="T3">Sat June 27, 2020</text:span> 5.3 miles <text:s text:c="3"/><text:span text:style-name="T3">I ran roads in Ortley Beach NJ with very little elevation changes.</text:span> </text:p>
      <text:p text:style-name="P93">warm up:<text:span text:style-name="T3"> 1 mile in 10:55 </text:span></text:p>
      <text:p text:style-name="P78"><text:span text:style-name="T2">Run:</text:span> 4.3 miles in 37:29 or 9:22/mile</text:p>
      <text:p text:style-name="P78">Splits: 9:46, 9:34, 9:26, 8:43, and the last 0.3 miles at 8:29/mile</text:p>
      <text:p text:style-name="P78"/>
      <text:p text:style-name="P93"><text:span text:style-name="T3">Sun June 28, 2020</text:span> 4.5 miles <text:s text:c="3"/><text:span text:style-name="T3">I ran on roads in Fairfield NJ with very little elevation changes.</text:span> <text:s/><text:span text:style-name="T3"><text:s/></text:span></text:p>
      <text:p text:style-name="P78"><text:span text:style-name="T2">Run:</text:span> 4 miles averaging 10:00/mile on a hot day</text:p>
      <text:p text:style-name="P78">Splits: 10:50, 10:06, 9:54, 9:00 <text:s/>The last ¼ mile at 8:00/mile</text:p>
      <text:p text:style-name="P93">Warm down: <text:span text:style-name="T3">½ mile jog</text:span></text:p>
      <text:p text:style-name="P78"/>
      <text:p text:style-name="P93"><text:span text:style-name="T3">Mon June 29, 2020</text:span> 5 miles <text:s text:c="3"/><text:span text:style-name="T3">I ran on roads in Fairfield NJ with very little elevation changes.</text:span></text:p>
      <text:p text:style-name="P93">warm up:<text:span text:style-name="T3"> ¼ mile walk, 1 mile in 9:31 and rest 3 minutes</text:span> </text:p>
      <text:p text:style-name="P78"><text:span text:style-name="T2">Run:</text:span> 8 x 0.2 miles with a 0.2 mile jog between these runs</text:p>
      <text:p text:style-name="P78">Times for the 0.2 mile runs: </text:p>
      <text:p text:style-name="P78">1:28(7:17/mile), 1:28, 1:30, 1:31, 1:28, 1:28,1:23.9(6:59/mile), 1:29 <text:s text:c="2"/>Average: 1:28</text:p>
      <text:p text:style-name="P78">The 0.2 mile jogs between the runs were in about 2:40 <text:s text:c="2"/></text:p>
      <text:p text:style-name="P93">Warm down:<text:span text:style-name="T3"> rest about 3 minutes and 1 mile in 10:48</text:span></text:p>
      <text:p text:style-name="P78"/>
      <text:p text:style-name="P93"><text:span text:style-name="T3">Tues June 30, 2020</text:span> 3.6 miles <text:s text:c="2"/><text:span text:style-name="T3">I ran on roads in Fairfield NJ with very little elevation changes.</text:span></text:p>
      <text:p text:style-name="P93">warm up:<text:span text:style-name="T3"> 1.2 miles at 10:36/mile and rest 3 minutes</text:span> </text:p>
      <text:p text:style-name="P78"><text:span text:style-name="T2">Run:</text:span> 1 mile in 7:52, I ran out and back on a ½ mile stretch of road.</text:p>
      <text:p text:style-name="P93">Warm down:<text:span text:style-name="T3"> rest about 3 minutes and 1.4 miles at 9:38/mile</text:span></text:p>
      <text:p text:style-name="P78"/>
      <text:p text:style-name="P93"><text:span text:style-name="T3">Wed July 1, 2020</text:span> 2.5 miles <text:s text:c="5"/><text:span text:style-name="T3">I ran on roads in Fairfield NJ with very little elevation changes.</text:span></text:p>
      <text:p text:style-name="P93">warm up:<text:span text:style-name="T3"> ¼ <text:s/>mile walk, 1 mile in 10:20 and rest 2 min</text:span></text:p>
      <text:p text:style-name="P78"><text:span text:style-name="T2">Run:</text:span> 1 mile in 8:06, </text:p>
      <text:p text:style-name="P97">Warm down:<text:span text:style-name="T3"> ¼ <text:s/>mile jog <text:s text:c="110"/></text:span></text:p>
      <text:p text:style-name="P93">WE ARE BACK IN MEADVILLE!</text:p>
      <text:p text:style-name="P78">Thurs July 2, 2020 <text:span text:style-name="T2">5.2 miles <text:s/>(A similar workout to the one on Thur May 28, 2020)</text:span></text:p>
      <text:p text:style-name="P78">I ran on the hill from the very top of Greendale Cemetery to Jefferson Street. The hill is 0.806 miles long with an elevation change of 216 feet..</text:p>
      <text:p text:style-name="P78"><text:span text:style-name="T2">warm up:</text:span> 1.4 miles and rest a minute </text:p>
      <text:p text:style-name="P78"><text:span text:style-name="T2">Run:</text:span> I ran 2 times down and up the hill. Time for 3.22 miles: 31:36 or 9:49/mile (On May 28 Ave Pace was 10:28/mile)</text:p>
      <text:p text:style-name="P78">Splits: 1<text:span text:style-name="T6">st</text:span> time: Down 7:15 or 9:08/mile, Up 9:13 or 11:25/mile</text:p>
      <text:p text:style-name="P78"><text:s text:c="11"/>2<text:span text:style-name="T6">nd</text:span> time: Down 6:48 or 8:27/mile, Up 8:20 or 10:18/mile</text:p>
      <text:p text:style-name="P93">Warm down: <text:s/><text:span text:style-name="T3">Rest a minute and jog 0.6 miles</text:span></text:p>
      <text:p text:style-name="P78"/>
      <text:p text:style-name="P93"><text:span text:style-name="T3">Fri July 3, 2020 </text:span>4.3 miles</text:p>
      <text:p text:style-name="P93">warm up: <text:s/><text:span text:style-name="T3">0.3 mile jog to the Greendale Cemetery loop</text:span></text:p>
      <text:p text:style-name="P93">Run:<text:span text:style-name="T3"> 3.8 miles (12 loops) Time: 39:59 or 10:31/mile, Sum of vertical ascents: 264 feet</text:span></text:p>
      <text:p text:style-name="P93">Warm down:<text:span text:style-name="T3"> rest 3 minutes and 0.2 mile jog </text:span></text:p>
      <text:p text:style-name="P78"/>
      <text:p text:style-name="P10">In the last week: 30.4 miles <text:s/></text:p>
      <text:p text:style-name="P10">I have run at least 1.5 miles every day for the last 73 days.</text:p>
      <text:p text:style-name="P93"><text:soft-page-break/><text:span text:style-name="T3">Sat July 4, 2020 </text:span>4.3 miles <text:s text:c="8"/>(The same workout as yesterday.)</text:p>
      <text:p text:style-name="P93">warm up: <text:s/><text:span text:style-name="T3">0.3 mile jog to the Greendale Cemetery loop</text:span></text:p>
      <text:p text:style-name="P93">Run:<text:span text:style-name="T3"> 3.8 miles (12 loops) Time: 39:46 or 10:28/mile, Sum of vertical ascents: 264 feet</text:span></text:p>
      <text:p text:style-name="P93">Warm down:<text:span text:style-name="T3"> rest 3 minutes and 0.2 mile jog</text:span></text:p>
      <text:p text:style-name="P78"/>
      <text:p text:style-name="P23">Sun July 5, 2020 <text:span text:style-name="T2">7.25 miles</text:span></text:p>
      <text:p text:style-name="P23"><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3">Mile splits: 8:37, 8:57, 9:02, 10:00, 8:28</text:p>
      <text:p text:style-name="P10">Warm down: <text:span text:style-name="T3">rest 1 minute and jog 0.25 miles </text:span></text:p>
      <text:p text:style-name="P23"/>
      <text:p text:style-name="P10"><text:span text:style-name="T3">Mon July 6, 2020 </text:span>5 miles </text:p>
      <text:p text:style-name="P93">Run: <text:s/><text:span text:style-name="T3">5 miles on very hilly roads averaging 10:45/mile</text:span></text:p>
      <text:p text:style-name="P93">Warm down: <text:span text:style-name="T3">0.6 mile walk with Mary Jane on cemetery loop</text:span></text:p>
      <text:p text:style-name="P93"/>
      <text:p text:style-name="P93"><text:span text:style-name="T3">Tues July 7, 2020 </text:span>4.5 <text:s/>miles</text:p>
      <text:p text:style-name="P93">Run: <text:s/><text:span text:style-name="T3">4.5 miles on hilly roads and grass averaging 10:31/mile</text:span></text:p>
      <text:p text:style-name="P93">Warm down: <text:span text:style-name="T3">rest a few minutes and 1 mile walk with Mary Jane on cemetery loop</text:span></text:p>
      <text:p text:style-name="P78"/>
      <text:p text:style-name="P93"><text:span text:style-name="T3">Wed July 8, 2020 </text:span>2 miles</text:p>
      <text:p text:style-name="P78">The ball of my left foot hurts a little. It felt better when I ran with a forefoot strike.</text:p>
      <text:p text:style-name="P78">After running I soaked my foot in epsom salt in warm water.</text:p>
      <text:p text:style-name="P78"/>
      <text:p text:style-name="P78">Thur July 9, 2020 <text:span text:style-name="T2">4 miles </text:span><text:s/></text:p>
      <text:p text:style-name="P78">I ran on a 0.75 mile grass loop at the athletic field. <text:s/>The loop has a 50 ft vertical ascent. I thought the grass would be good for my soar left foot and it was.</text:p>
      <text:p text:style-name="P78"><text:span text:style-name="T2">warm up:</text:span> <text:s/>0.75 miles at 11:00/mile</text:p>
      <text:p text:style-name="P93">Run: <text:span text:style-name="T3">3 miles on the loop. Average paces for each of the 4 loops:</text:span></text:p>
      <text:p text:style-name="P78">10:05, 9:50, 9:42 and 9:18/mile</text:p>
      <text:p text:style-name="P93">Warm down: <text:s/><text:span text:style-name="T3">Rest a few minutes and 0.25 mile jog</text:span></text:p>
      <text:p text:style-name="P78">Later I walked a mile with Mary Jane on the cemetery loop.</text:p>
      <text:p text:style-name="P78"/>
      <text:p text:style-name="P78">Fri July 10, 2020 <text:span text:style-name="T2">4.25 miles</text:span></text:p>
      <text:p text:style-name="P78">I ran on a 0.75 mile grass loop at the athletic field. <text:s/>The loop has a 50 ft vertical ascent. <text:s text:c="2"/></text:p>
      <text:p text:style-name="P78">I ran the same workout as yesterday except I did not use the first loop as a warm up.</text:p>
      <text:p text:style-name="P93">I felt a lot better than yesterday.</text:p>
      <text:p text:style-name="P93">Run: <text:span text:style-name="T3">3.75 miles on the loop. <text:s/>Average paces for each of the 5 loops:</text:span></text:p>
      <text:p text:style-name="P78">Yesterday: 11:00, 10:05, 9:50, 9:42 and 9:18/mile</text:p>
      <text:p text:style-name="P78">Today: <text:s text:c="8"/>9:43, <text:s text:c="2"/>9:27, 9:23, 9:20 and 8:40/mile </text:p>
      <text:p text:style-name="P93">Warm down: <text:s/><text:span text:style-name="T3">Rest a few minutes and 0.5 mile jog</text:span></text:p>
      <text:p text:style-name="P78">Later I walked a mile with Mary Jane on the cemetery loop.</text:p>
      <text:p text:style-name="P78"/>
      <text:p text:style-name="P93">In the last week week: 31.3 miles</text:p>
      <text:p text:style-name="P93"/>
      <text:p text:style-name="P78"><text:soft-page-break/>Sat July 11, 2020 <text:span text:style-name="T2">2.5 miles</text:span> <text:s/></text:p>
      <text:p text:style-name="P78"><text:span text:style-name="T2">warm up:</text:span> 0.25 miles to Greendale Cemetery loop</text:p>
      <text:p text:style-name="P78"><text:span text:style-name="T2">Run:</text:span> 2 miles on the loop averaging 10:02/mile, Splits 10:30, 9:34</text:p>
      <text:p text:style-name="P23"><text:span text:style-name="T2">Warm down: </text:span><text:s/>0.25 miles</text:p>
      <text:p text:style-name="P23"/>
      <text:p text:style-name="P23">Sun July 12, 2020 <text:span text:style-name="T2">11.25 miles</text:span></text:p>
      <text:p text:style-name="P23"><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3">Mile splits 1<text:span text:style-name="T6">st</text:span> loop: 10:05, 9:46, 9:23, 10:32, 8:55, Time: 48:41, Average pace: 9:44</text:p>
      <text:p text:style-name="P23">Mile splits 2<text:span text:style-name="T6">nd</text:span> loop: <text:s text:c="2"/>9:23, 9:23, 9:12, <text:s text:c="2"/>9:32, 7:58, Time: 45:29, Average pace: 9:06</text:p>
      <text:p text:style-name="P10">Warm down: <text:span text:style-name="T3">rest 1 minute and jog 0.25 miles </text:span></text:p>
      <text:p text:style-name="P23"/>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3"/>
      <text:p text:style-name="P10"><text:span text:style-name="T3">Tues July 14, 2020 </text:span>4.6 miles<text:span text:style-name="T3"> </text:span></text:p>
      <text:p text:style-name="P23"><text:span text:style-name="T2">Run:</text:span> 4.6 miles on very hilly roads and averaged 10:45/mile.</text:p>
      <text:p text:style-name="P23">Sum of ascents along course: 535 ft</text:p>
      <text:p text:style-name="P23"/>
      <text:p text:style-name="P23">Wed July 15, 2020 <text:span text:style-name="T2">5.5 miles</text:span></text:p>
      <text:p text:style-name="P23"><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2">Warm down:</text:span> rest 3 minutes and jog ½ mile</text:p>
      <text:p text:style-name="P23"/>
      <text:p text:style-name="P23">Thur July 16, 2020 <text:span text:style-name="T2">4.3 miles</text:span> </text:p>
      <text:p text:style-name="P23"><text:span text:style-name="T2">Run: <text:s/></text:span>I had an easy 4.3 mile run on roads and grass.</text:p>
      <text:p text:style-name="P23"/>
      <text:p text:style-name="P23">Fri July 17, 2020 <text:span text:style-name="T2">4.1 miles</text:span> </text:p>
      <text:p text:style-name="P23"><text:span text:style-name="T2">warm up:</text:span> 1.25 miles</text:p>
      <text:p text:style-name="P23"><text:span text:style-name="T2">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8"><text:soft-page-break/>Sat July 18, 2020 <text:span text:style-name="T2">4 miles</text:span> <text:s/></text:p>
      <text:p text:style-name="P78"><text:span text:style-name="T2">Run:</text:span> 4 miles on hilly roads averaging 10:15/mile, Splits: 11:38, 9:57, 9:49, 9:33 </text:p>
      <text:p text:style-name="P78">Total of ascents along the way: 267 feet</text:p>
      <text:p text:style-name="P78"/>
      <text:p text:style-name="P78">Sun July 19, 2020 <text:span text:style-name="T2">7.9 miles</text:span> <text:s/></text:p>
      <text:p text:style-name="P78">I ran on a relatively flat 1.8 mile loop that I have not run on in a long time. It consists of Devore Rd, Springs Rd, Alden St and Oakgrove Ave.</text:p>
      <text:p text:style-name="P78"><text:span text:style-name="T2">Run:</text:span> <text:s/>4 x 1.8 miles with a 5 minute rest between each run. </text:p>
      <text:p text:style-name="P78">1<text:span text:style-name="T6">st</text:span> <text:s/>loop, Time 18:47, 10:26/mile</text:p>
      <text:p text:style-name="P78">2<text:span text:style-name="T6">nd</text:span> loop, Time 16:01, <text:s text:c="2"/>8:54/mile <text:s/></text:p>
      <text:p text:style-name="P78">3<text:span text:style-name="T6">rd</text:span> loop, Time <text:s/>15:44, <text:s/>8:44/mile</text:p>
      <text:p text:style-name="P78">4<text:span text:style-name="T6">th</text:span> loop, Time <text:s/>15:07, <text:s/>8:24/mile</text:p>
      <text:p text:style-name="P78">Ave Time for last 3 loops, <text:s/>15:37, 8:41/mile</text:p>
      <text:p text:style-name="P78"><text:span text:style-name="T2">Warm down:</text:span> <text:s/>rest 5 minutes and 0.5 mile jog</text:p>
      <text:p text:style-name="P78"/>
      <text:p text:style-name="P78">Mon July 20, 2020 <text:span text:style-name="T2">4.5 miles</text:span> <text:s/></text:p>
      <text:p text:style-name="P78"><text:span text:style-name="T2">warm up:</text:span> 0.25 miles to the cemetery loop</text:p>
      <text:p text:style-name="P78"><text:span text:style-name="T2">Run:</text:span> 4 miles on the loop averaging 10:33/mile, Sum of ascents: 280 feet</text:p>
      <text:p text:style-name="P78"><text:span text:style-name="T2">Splits:</text:span> <text:s/>11:20, 10:30, 10:14, 10:10, Average pace: 10:33</text:p>
      <text:p text:style-name="P78"><text:span text:style-name="T2">Warm down:</text:span> 0.25 miles home</text:p>
      <text:p text:style-name="P78"/>
      <text:p text:style-name="P78">Tues July 21, 2020 <text:span text:style-name="T2">4.5 miles</text:span> <text:s text:c="2"/>Same workout as yesterday.</text:p>
      <text:p text:style-name="P78"><text:span text:style-name="T2">Splits:</text:span> <text:s/>10:29, 10:35, 10:21, 10:01, Average pace: 10:22</text:p>
      <text:p text:style-name="P78"/>
      <text:p text:style-name="P78">Wed July 22, 2020 <text:span text:style-name="T2">4.5 miles</text:span> <text:s text:c="2"/>Same workout as yesterday.</text:p>
      <text:p text:style-name="P78"><text:span text:style-name="T2">Splits:</text:span> <text:s/>9:40, 9:24, 9:18, 8:39 <text:s text:c="9"/>Average pace: <text:s text:c="2"/>9:15</text:p>
      <text:p text:style-name="P78">I felt pretty much recovered from Sunday's workout.</text:p>
      <text:p text:style-name="P78"/>
      <text:p text:style-name="P78">Thur July 23, 2020 <text:span text:style-name="T2"><text:s/>4.7 miles</text:span> </text:p>
      <text:p text:style-name="P78"><text:span text:style-name="T2">warm up:</text:span> 0.25 mile jog to cemetery loop and 1 mile on loop in 10:53</text:p>
      <text:p text:style-name="P78"><text:span text:style-name="T2">Run:</text:span> <text:s/>2 x from the very top of Greendale Cemetery to Jefferson Street which is a short distance outside the entrance to the cemetery then back up. <text:s/>The hill is 0.8 miles long with an elevation change of 216 feet.</text:p>
      <text:p text:style-name="P78">Running down, Distance: 0.8 miles, Time: 7:20, Pace: 9:10/mile </text:p>
      <text:p text:style-name="P78">Running up, <text:s text:c="5"/>Distance: 0.8 miles, Time: 9:16, Pace: 11:35/mile </text:p>
      <text:p text:style-name="P78">Running down, Distance: 0.8 miles, Time: 7:35, Pace: 9:29/mile </text:p>
      <text:p text:style-name="P78">Running up, <text:s text:c="5"/>Distance: 0.8 miles, Time: 9:26, Pace: 11:18/mile </text:p>
      <text:p text:style-name="P78">Average Pace for 3.2 miles: 10:23/mile, Sum of vertical ascents: 432 feet </text:p>
      <text:p text:style-name="P78">See Fri July 17, 2020 </text:p>
      <text:p text:style-name="P78"/>
      <text:p text:style-name="P78">Fri July 24, 2020 <text:span text:style-name="T2">2.5 miles</text:span> <text:s/></text:p>
      <text:p text:style-name="P78"><text:span text:style-name="T2">warm up:</text:span> 0.25 miles to the cemetery loop</text:p>
      <text:p text:style-name="P78"><text:span text:style-name="T2">Run:</text:span> 2 miles on the loop averaging 9:35/mile, Sum of ascents: 140 feet, <text:span text:style-name="T2">Splits:</text:span> <text:s/>9:51, 9:19</text:p>
      <text:p text:style-name="P78"><text:span text:style-name="T2">Warm down:</text:span> 0.25 miles home</text:p>
      <text:p text:style-name="P93">In the last week: 32.6 miles</text:p>
      <text:p text:style-name="P93"><text:soft-page-break/><text:span text:style-name="T3">Sat July 25, 2020</text:span> <text:s/>3.5 miles</text:p>
      <text:p text:style-name="P93">Run:<text:span text:style-name="T3"> <text:s text:c="2"/>3.5 miles at various paces, the last mile in about 10:10</text:span></text:p>
      <text:p text:style-name="P23"/>
      <text:p text:style-name="P23">Sun July 26, 2020 <text:span text:style-name="T2">7 miles</text:span></text:p>
      <text:p text:style-name="P23"><text:span text:style-name="T2">warm up: </text:span>1.5 miles and rest 5 minutes.</text:p>
      <text:p text:style-name="P10">Run: <text:s/><text:span text:style-name="T3">5 miles on the “Morning Loop” averaging 8:48/mile, Last mile: 8:10</text:span></text:p>
      <text:p text:style-name="P23">Mile splits: 8:31, 8:50, 8:54, 9:35, 8:10</text:p>
      <text:p text:style-name="P10">Warm down: <text:span text:style-name="T3">rested a few minutes and jogged 0.5 miles</text:span></text:p>
      <text:p text:style-name="P23"/>
      <text:p text:style-name="P78">Mon July 27, 2020 <text:span text:style-name="T2">5 miles</text:span> <text:s/></text:p>
      <text:p text:style-name="P78"><text:span text:style-name="T2">warm up:</text:span> 0.25 miles to the cemetery loop</text:p>
      <text:p text:style-name="P78"><text:span text:style-name="T2">Run:</text:span> 4 miles on the loop averaging 10:00/mile, Sum of ascents: 280 feet</text:p>
      <text:p text:style-name="P10"><text:span text:style-name="T20">Warm down:</text:span><text:span text:style-name="T19"> 0.75 miles home</text:span></text:p>
      <text:p text:style-name="P93">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8"><text:span text:style-name="T2">Splits today:</text:span> <text:s text:c="34"/>10:10, <text:s text:c="2"/>9:52, 10:02, <text:s text:c="2"/>9:55, Average pace: 10:00</text:p>
      <text:p text:style-name="P78"/>
      <text:p text:style-name="P78">Tues July 28, 2020 <text:span text:style-name="T2">3 miles</text:span> <text:s text:c="2"/></text:p>
      <text:p text:style-name="P78"><text:span text:style-name="T2">warm up:</text:span> 0.25 miles to the cemetery loop</text:p>
      <text:p text:style-name="P78"><text:span text:style-name="T2">Run:</text:span> 2 miles on the loop averaging 9:54/mile, Sum of ascents: 140 feet</text:p>
      <text:p text:style-name="P10"><text:span text:style-name="T20">Warm down:</text:span><text:span text:style-name="T19"> 0.75 miles home</text:span></text:p>
      <text:p text:style-name="P78"/>
      <text:p text:style-name="P78">Wed July 29, 2020 <text:span text:style-name="T2">3 miles</text:span> <text:s text:c="2"/></text:p>
      <text:p text:style-name="P78"><text:span text:style-name="T2">warm up:</text:span> 0.25 miles to the cemetery loop</text:p>
      <text:p text:style-name="P78"><text:span text:style-name="T2">Run:</text:span> 1 mile on the loop in 9:34 and rest 3 minutes</text:p>
      <text:p text:style-name="P78"><text:s text:c="10"/>1 mile on the loop in 8:25 and rest 3 minutes </text:p>
      <text:p text:style-name="P10"><text:span text:style-name="T20">Warm down:</text:span><text:span text:style-name="T19"> 0.75 miles home</text:span></text:p>
      <text:p text:style-name="P78"/>
      <text:p text:style-name="P78"><text:span text:style-name="T19">Thur July 30, 2020 </text:span><text:span text:style-name="T2">2.5</text:span><text:span text:style-name="T18"> miles</text:span><text:span text:style-name="T19"> <text:s text:c="2"/></text:span></text:p>
      <text:p text:style-name="P78"><text:span text:style-name="T2">warm up:</text:span> 0.25 miles to the cemetery loop</text:p>
      <text:p text:style-name="P78"><text:span text:style-name="T2">Run:</text:span> 2 miles on the loop in 20:32</text:p>
      <text:p text:style-name="P10"><text:span text:style-name="T20">Warm down:</text:span><text:span text:style-name="T19"> 0.25 miles home</text:span></text:p>
      <text:p text:style-name="P78"/>
      <text:p text:style-name="P10"><text:span text:style-name="T19">Fri July 31, 2020 </text:span><text:span text:style-name="T20">2 miles</text:span><text:span text:style-name="T19"> at various paces. </text:span></text:p>
      <text:p text:style-name="P78"/>
      <text:p text:style-name="P78"/>
      <text:p text:style-name="P93">In the last week: 25.5 miles</text:p>
      <text:p text:style-name="P93"/>
      <text:p text:style-name="P78"/>
      <text:p text:style-name="P78"/>
      <text:p text:style-name="P78"/>
      <text:p text:style-name="P78"/>
      <text:p text:style-name="P106"><text:soft-page-break/>Sat Aug 1, 2020 <text:span text:style-name="T2">6.4 miles</text:span></text:p>
      <text:p text:style-name="P10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6"><text:span text:style-name="T2">My Run; </text:span>After warming up with a mile at various paces I ran the 5.42 miles in 47:16 or 8:43/mile. </text:p>
      <text:p text:style-name="P106"><text:span text:style-name="T2">Mile Splits:</text:span> 8:48, 8:48, 8:44, 8:55, 8:26, and the last 0.42 miles at 8:37/mile</text:p>
      <text:p text:style-name="P104">Email to runners: <text:s text:c="6"/>Handicapping 5.4 mile run August 1, 2020</text:p>
      <text:p text:style-name="P131"/>
      <text:p text:style-name="P13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2"/>
      <text:p text:style-name="P13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2"/>
      <text:p text:style-name="P13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2"><text:tab/><text:tab/><text:tab/><text:tab/><text:tab/><text:tab/><text:tab/><text:tab/><text:tab/><text:tab/><text:tab/>Result for 5.4 miles</text:p>
      <text:p text:style-name="P132"><text:s text:c="24"/>Times and totals<text:tab/><text:tab/><text:tab/><text:tab/> <text:s text:c="4"/>Start Times <text:s text:c="5"/><text:tab/>August 1, 2020</text:p>
      <text:p text:style-name="P133">Jim<text:tab/>16:01, 15:44, 15:07 Total = 46:52 -&gt; 46:00<text:tab/><text:tab/>0<text:tab/><text:tab/>47:16</text:p>
      <text:p text:style-name="P132">Bill<text:tab/> <text:s text:c="3"/>15:12, 15:11, 15:17 Total = 45:40<text:tab/><text:tab/><text:tab/>0:20<text:tab/><text:tab/>46:08<text:tab/><text:tab/></text:p>
      <text:p text:style-name="P132">Brian <text:s text:c="6"/>15:01, 15:23, 14:30 Total = 44:54<text:tab/><text:tab/><text:tab/>1:06</text:p>
      <text:p text:style-name="P132">David <text:s text:c="5"/>15:02, 15:06, 13:21 Total = 43:29<text:tab/><text:tab/><text:tab/>2:31<text:tab/><text:tab/>43:38</text:p>
      <text:p text:style-name="P132">Tim <text:s text:c="8"/>14:52, 13:56, 12:51 Total = 41:39<text:tab/><text:tab/><text:tab/>4:21</text:p>
      <text:p text:style-name="P132">Colton<text:tab/> <text:s text:c="3"/>13:56, 13:03, 12:16 Total = 39:15<text:tab/><text:tab/><text:tab/>6:45</text:p>
      <text:p text:style-name="P132"/>
      <text:p text:style-name="P13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2"/>
      <text:p text:style-name="P13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4"><text:soft-page-break/>Sun <text:s/>Aug 2, 2020 <text:span text:style-name="T2">5 miles</text:span></text:p>
      <text:p text:style-name="P135"><text:span text:style-name="T2">Run:</text:span> 5 miles on the “Morning Loop” in the counter clockwise direction averaging 10:15/mile.</text:p>
      <text:p text:style-name="P134"/>
      <text:p text:style-name="P134">Mon Aug 3, 2020 <text:span text:style-name="T2">5.25 miles</text:span></text:p>
      <text:p text:style-name="P134"><text:span text:style-name="T2">warm up:</text:span> <text:s/>0.25 miles to the cemetery loop</text:p>
      <text:p text:style-name="P136">Run: <text:s/><text:span text:style-name="T3">½ mile down and ½ mile up hill in 10:30, elevation change is 120 feet, rest 2:00</text:span></text:p>
      <text:p text:style-name="P135">6 x 0.317 miles on the loop with a 0.317 mile jog between the runs</text:p>
      <text:p text:style-name="P135">average time for runs: 2:49 (8:53/mile), average time for jogs: 3:24 (10:45/mile)</text:p>
      <text:p text:style-name="P135">Vertical ascent on one loop: 22 feet</text:p>
      <text:p text:style-name="P136">Warm down:<text:span text:style-name="T3"> <text:s/>0.5 mile jog</text:span></text:p>
      <text:p text:style-name="P135"/>
      <text:p text:style-name="P135"/>
      <text:p text:style-name="P134">Tues Aug 4, 2020 <text:span text:style-name="T2">5.35 miles <text:s/></text:span><text:span text:style-name="T3">(The same workout as yesterday)</text:span></text:p>
      <text:p text:style-name="P134"><text:span text:style-name="T2">warm up:</text:span> <text:s/>0.25 miles to the cemetery loop</text:p>
      <text:p text:style-name="P136">Run: <text:s/><text:span text:style-name="T3">½ mile down and ½ mile up hill in 9:57, elevation change is 120 feet, rest 3:00</text:span></text:p>
      <text:p text:style-name="P135">6 x 0.317 miles on the loop with a 0.317 mile jog between the runs</text:p>
      <text:p text:style-name="P135">average time for runs: 2:40 (8:25/mile), average time for jogs: 3:33 (11:12/mile)</text:p>
      <text:p text:style-name="P135">The last 0.317 mile run in 2:25 (7:37/mile)</text:p>
      <text:p text:style-name="P135">Vertical ascent on one loop: 22 feet</text:p>
      <text:p text:style-name="P135">Warm down: <text:s/>0.6 mile jog</text:p>
      <text:p text:style-name="P135"/>
      <text:p text:style-name="P135">Wed Aug 5, 2020 <text:span text:style-name="T2">5 miles running </text:span>(1 mile walking and 5 miles of running)</text:p>
      <text:p text:style-name="P135">I ran and walked 6 miles on hilly roads and averaged 12:10/mile. <text:s/>I walked 10 times for a total of 1 mile of walking and 5 miles of running.</text:p>
      <text:p text:style-name="P135"/>
      <text:p text:style-name="P135">Thur Aug 6, 2020 <text:span text:style-name="T2">5.5 miles running </text:span>(1 mile walking and 5.5 miles of running)</text:p>
      <text:p text:style-name="P135"><text:span text:style-name="T2">warm up:</text:span> 0.25 mile jog</text:p>
      <text:p text:style-name="P135"><text:span text:style-name="T2">Run:</text:span> 6 miles on hilly roads and averaged 12:12/mile. <text:s/>I walked 10 times for a total of <text:s text:c="3"/>1 mile of walking and 5 miles of running. Total vertical ascent: 630 feet.</text:p>
      <text:p text:style-name="P135"><text:span text:style-name="T2">Warm down:</text:span> 0.25 mile jog </text:p>
      <text:p text:style-name="P135"/>
      <text:p text:style-name="P135"/>
      <text:p text:style-name="P135"><text:s/></text:p>
      <text:p text:style-name="P135">Fri Aug 7, 2020 <text:span text:style-name="T2">2 miles</text:span></text:p>
      <text:p text:style-name="P135">I ran 2 easy miles. The ball of my left foot is hurting.</text:p>
      <text:p text:style-name="P135"/>
      <text:p text:style-name="P136"/>
      <text:p text:style-name="P136"/>
      <text:p text:style-name="P136">In the last week: 34.5 miles running</text:p>
      <text:p text:style-name="P137"/>
      <text:p text:style-name="P137"/>
      <text:p text:style-name="P141"><text:soft-page-break/>Sat Aug 8, 20 <text:span text:style-name="T2">6.5 miles</text:span></text:p>
      <text:p text:style-name="P142">warm up: <text:span text:style-name="T3">0.25 mile jog to the cemetery</text:span></text:p>
      <text:p text:style-name="P143">Run:<text:span text:style-name="T3"> Down and up hill 1 mile in 4:57 + 5:32 = 10:29 and rest 4:00 <text:s text:c="34"/></text:span></text:p>
      <text:p text:style-name="P78">1 x from the very top of Greendale Cemetery to Jefferson Street which is a short distance outside the entrance to the cemetery then back up. <text:s/>The hill is 0.8 miles, elevation of 216 feet.</text:p>
      <text:p text:style-name="P78">Running down, Distance: 0.8 miles, Time: 6:59, Pace: 8:44/mile </text:p>
      <text:p text:style-name="P78">Running up, <text:s text:c="5"/>Distance: 0.8 miles, Time: 8:18, Pace: 10:22/mile</text:p>
      <text:p text:style-name="P98">Total Time: 15:17 (9:33/mile) <text:s text:c="94"/></text:p>
      <text:p text:style-name="P144">5 x 0.317 miles on the loop with a 0.317 mile jog after each run</text:p>
      <text:p text:style-name="P144">average time for runs: 2:34 (8:06/mile), last run in 2:26 (7:41/mile)</text:p>
      <text:p text:style-name="P144">average time for jogs: 3:43 (11:43/mile), Vertical ascent on one loop: 22 feet</text:p>
      <text:p text:style-name="P93">Warm down:<text:span text:style-name="T3"> <text:s/>0.5 mile jog</text:span></text:p>
      <text:p text:style-name="P78"/>
      <text:p text:style-name="P78">Sun Aug 9, 2020 <text:span text:style-name="T2">6.5 miles</text:span></text:p>
      <text:p text:style-name="P78"><text:span text:style-name="T2">warm up: </text:span>1.5 miles and 9 minutes rest.</text:p>
      <text:p text:style-name="P93">Run: <text:s/><text:span text:style-name="T3">5 miles on the “Morning Loop” averaging 8:44/mile, Last mile: 8:08</text:span></text:p>
      <text:p text:style-name="P78">Time: 43:42, Mile splits: 8:33, 8:47, 8:50, 9:25, 8:08</text:p>
      <text:p text:style-name="P93">Warm down:<text:span text:style-name="T3"> rested a few minutes and walked 0.4 miles</text:span></text:p>
      <text:p text:style-name="P78"/>
      <text:p text:style-name="P141">Mon Aug 10, 20 <text:span text:style-name="T2">5.3 miles</text:span></text:p>
      <text:p text:style-name="P142">warm up: <text:span text:style-name="T3">0.25 mile jog to the cemetery</text:span></text:p>
      <text:p text:style-name="P142"><text:span text:style-name="T21">Run:</text:span><text:span text:style-name="T22"> Down and up hill 1 mile in 4:27 + 5:14 = 9:42 and rest 3:00 <text:s text:c="34"/></text:span></text:p>
      <text:p text:style-name="P144">6 x 0.317 miles on the loop with a 0.317 mile jog after each run</text:p>
      <text:p text:style-name="P144">ave for runs: 2:35 (8:09/mile), last run in 2:22 (7:28/mile), ave for jogs: 3:44 (11:47/mile)</text:p>
      <text:p text:style-name="P144">Vertical ascent on one loop: 22 feet</text:p>
      <text:p text:style-name="P93">Warm down:<text:span text:style-name="T3"> <text:s/>0.5 mile jog</text:span></text:p>
      <text:p text:style-name="P78"/>
      <text:p text:style-name="P144">Tues Aug 11, 2020 5<text:span text:style-name="T2"> miles running </text:span>(1 mile walking and 5 miles of running)</text:p>
      <text:p text:style-name="P144">I ran and walked 6 miles on a hilly course and averaged 12:08/mile. <text:s/>I walked 12 times for a total of 1 mile of walking and 5 miles of running.</text:p>
      <text:p text:style-name="P78"/>
      <text:p text:style-name="P78">Wed Aug 12, 2020 <text:span text:style-name="T2">2.75 miles</text:span></text:p>
      <text:p text:style-name="P78"><text:span text:style-name="T2">warm up:</text:span> <text:s/>0.5 miles</text:p>
      <text:p text:style-name="P94"><text:span text:style-name="T23">Run:</text:span><text:span text:style-name="T24"> <text:s/>2 miles on the cemetery loop in 16:55 (8:28/mi), Sum of vertical ascents: 132 ft</text:span></text:p>
      <text:p text:style-name="P94"><text:span text:style-name="T23">Warm down:</text:span><text:span text:style-name="T24"> <text:s/>0.25 miles</text:span></text:p>
      <text:p text:style-name="P99"/>
      <text:p text:style-name="P99">Thur Aug 13, 2020 <text:span text:style-name="T2">5 miles</text:span> <text:s/></text:p>
      <text:p text:style-name="P99"><text:span text:style-name="T2">warm up:</text:span> <text:s/>1.5 miles</text:p>
      <text:p text:style-name="P99"><text:span text:style-name="T2">Run:</text:span> 3.17 miles (10 x 0.317 miles) on the cemetery loop in 28:04 or 8:51/mile</text:p>
      <text:p text:style-name="P99">Mile splits: 9:08, 9:04, 8:34, Sum of vertical ascents: 220 feet.</text:p>
      <text:p text:style-name="P99"><text:span text:style-name="T2">Warm down:</text:span> <text:s/>0.3 miles</text:p>
      <text:p text:style-name="P99"/>
      <text:p text:style-name="P99">Fri Aug 14, 2020 <text:span text:style-name="T2">3 mile</text:span></text:p>
      <text:p text:style-name="P99">I ran 3 miles on hilly roads at various paces, some at about 9:00/mile.</text:p>
      <text:p text:style-name="P100">In the last week: 34 miles</text:p>
      <text:p text:style-name="P36"><text:soft-page-break/>Sat Aug 15, 2020 <text:span text:style-name="T2">6.75 miles</text:span></text:p>
      <text:p text:style-name="P37">warm up: <text:span text:style-name="T3"><text:s/>1.5 miles on hilly roads and grass and rest a few minutes</text:span></text:p>
      <text:p text:style-name="P37">Run:<text:span text:style-name="T3"> 4 miles in 39::08 on hilly roads, Mile Splits: 9:00, 10:56, 11:18, 7:53</text:span></text:p>
      <text:p text:style-name="P37">Warm down:<text:span text:style-name="T3"> <text:s/>1 mile jog, 1 mile walk, ¼ mile jog</text:span></text:p>
      <text:p text:style-name="P36"/>
      <text:p text:style-name="P37"><text:span text:style-name="T3">Sun Aug 16, 2020 </text:span>2.7 miles<text:span text:style-name="T3"> </text:span>running and 1 mile walking<text:span text:style-name="T3"> </text:span></text:p>
      <text:p text:style-name="P37">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5"/>
      <text:p text:style-name="P14"><text:span text:style-name="T3">Mon Aug 17, 2020 </text:span>3.2 miles</text:p>
      <text:p text:style-name="P14">Run: <text:span text:style-name="T3">3.2 miles</text:span> <text:span text:style-name="T3">on hilly roads in 33:32 or 10:29/mile. Sum of vertical ascents: 446 feet</text:span></text:p>
      <text:p text:style-name="P25"/>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3">Wed Aug 19, 2020 </text:span>5.4 miles<text:span text:style-name="T3"> <text:s/></text:span></text:p>
      <text:p text:style-name="P25">I ran a 5K and submitted my time for Mark Courtney's virtual Ice Cream Race.</text:p>
      <text:p text:style-name="P25">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5"/>
      <text:p text:style-name="P14"><text:span text:style-name="T3">Thur Aug 20, 2020 </text:span>1 mile</text:p>
      <text:p text:style-name="P14"/>
      <text:p text:style-name="P25">Fri Aug 21, 2020 <text:span text:style-name="T2">5.6 miles</text:span></text:p>
      <text:p text:style-name="P25"><text:span text:style-name="T2">warm up:</text:span> <text:s/>1 mile to the Allegheny outdoor track in 10:08 and rest a few minutes</text:p>
      <text:p text:style-name="P25">I ran wide on the turns so each lap was 440 yards.</text:p>
      <text:p text:style-name="P138"><text:span text:style-name="T2">Run: </text:span>6 x 330 yds with a 550 yd jog after each run.<text:span text:style-name="T2"> <text:s/></text:span></text:p>
      <text:p text:style-name="P138">Times: 1:24, 1:26, 1:21, 1:22, 1:22, 1:15(6:40/mile) <text:s/>Ave time: 1:22 (7:17/mile) </text:p>
      <text:p text:style-name="P138"><text:span text:style-name="T2">Warm down:</text:span> 1.6 mile jog </text:p>
      <text:p text:style-name="P10"/>
      <text:p text:style-name="P10">In the last week: 27.9 miles </text:p>
      <text:p text:style-name="P10"/>
      <text:p text:style-name="P10"/>
      <text:p text:style-name="P23"><text:soft-page-break/>Sat Aug 22, 2020 <text:s/><text:span text:style-name="T2">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2">6.56 miles</text:span> <text:s/></text:p>
      <text:p text:style-name="P23">I ran 6.56 miles in 1:09:41 or 10:37/mi. The course was very hilly with a total vertical ascent of 670 ft.</text:p>
      <text:p text:style-name="P23"/>
      <text:p text:style-name="P23">Mon Aug 24, 2020 <text:span text:style-name="T2">5 miles</text:span></text:p>
      <text:p text:style-name="P23">I ran 5 miles on hilly roads (not as hilly as yesterday).</text:p>
      <text:p text:style-name="P23">Time: 53:41 or 10:44/mile</text:p>
      <text:p text:style-name="P23"/>
      <text:p text:style-name="P23">Tues Aug 24, 2020 <text:span text:style-name="T2">4.5 miles</text:span></text:p>
      <text:p text:style-name="P23"><text:span text:style-name="T2">warm up:</text:span> 0.25 miles to the cemetery loop</text:p>
      <text:p text:style-name="P23"><text:span text:style-name="T2">Run:</text:span> 4miles on the loop in 42:31 or 10:38/mile, Sum of vertical ascents: 280 feet</text:p>
      <text:p text:style-name="P23"/>
      <text:p text:style-name="P25">Wed Aug 25, 2020 7<text:span text:style-name="T2"> miles</text:span></text:p>
      <text:p text:style-name="P25"><text:span text:style-name="T2">warm up:</text:span> <text:s/>2 miles to the Allegheny outdoor track and rest a few minutes</text:p>
      <text:p text:style-name="P25">I ran wide on the turns so each lap was 440 yards.</text:p>
      <text:p text:style-name="P138"><text:span text:style-name="T2">Run: </text:span>8 x 330 yards with a 550 yd jog after each run.<text:span text:style-name="T2"> <text:s/></text:span></text:p>
      <text:p text:style-name="P138">Times: 1:27, 1:23, 1:21, 1:27, 1:26, 1:26, 1:24, 1:17(6:51/mile) <text:s/></text:p>
      <text:p text:style-name="P138">Ave time: 1:24 (7:28/mile) </text:p>
      <text:p text:style-name="P138"><text:span text:style-name="T2">Warm down:</text:span> 1 mile jog </text:p>
      <text:p text:style-name="P138"/>
      <text:p text:style-name="P138">Thurs Aug 26, 2020 <text:span text:style-name="T2">4 miles</text:span><text:span text:style-name="T20"> </text:span></text:p>
      <text:p text:style-name="P78"><text:span text:style-name="T2">warm up:</text:span> 0.3 mile jog to cemetery loop </text:p>
      <text:p text:style-name="P78"><text:span text:style-name="T2">Run:</text:span> <text:s/>2 x from the very top of Greendale Cemetery to Jefferson Street which is a short distance outside the entrance to the cemetery then back up. <text:s/>The hill is 0.8 miles long with an elevation change of 216 feet.</text:p>
      <text:p text:style-name="P78">Dist: 3.2 miles, Time: 11:27/mile, Sum of vertical ascents: 432 feet, Temperature: 80 degrees F </text:p>
      <text:p text:style-name="P93">Warm down: <text:span text:style-name="T3">0.5 miles </text:span></text:p>
      <text:p text:style-name="P10"/>
      <text:p text:style-name="P78">Fri Aug 28, 2020 <text:span text:style-name="T2">2.5 miles</text:span> <text:s/></text:p>
      <text:p text:style-name="P78"><text:span text:style-name="T2">warm up:</text:span> 0.25 miles to the cemetery loop</text:p>
      <text:p text:style-name="P78"><text:span text:style-name="T2">Run:</text:span> 2 miles on the loop averaging 8:50/mile, Sum of ascents: 132 feet, <text:span text:style-name="T2">Splits:</text:span> <text:s/>9:16, 8:22</text:p>
      <text:p text:style-name="P78"><text:span text:style-name="T2">Warm down:</text:span> 0.25 miles home</text:p>
      <text:p text:style-name="P78">In the last week: 32.6 miles while running</text:p>
      <text:p text:style-name="P78"/>
      <text:p text:style-name="P78"/>
      <text:p text:style-name="P93">In the last week: 39.6 miles running, 1.5 miles walking during workouts <text:s text:c="27"/></text:p>
      <text:p text:style-name="P78"/>
      <text:p text:style-name="P78"/>
      <text:p text:style-name="P111"><text:soft-page-break/><text:span text:style-name="T3">Sat Aug 29, 2020 </text:span>2.1 miles</text:p>
      <text:p text:style-name="P110"><text:span text:style-name="T2">warm up:</text:span> 0.25 miles</text:p>
      <text:p text:style-name="P126">Run: <text:span text:style-name="T3">Down and up the 0.8 mile hill from the top of the cemetery loop to Jefferson St. <text:s text:c="4"/></text:span></text:p>
      <text:p text:style-name="P110">Distance: 1.6 miles Time: 17:12, Elevation <text:s/>Change 216 feet</text:p>
      <text:p text:style-name="P111">Warm down: <text:span text:style-name="T3">0.25 miles</text:span></text:p>
      <text:p text:style-name="P110">The ball of my left foot started to hurt and I stopped running.</text:p>
      <text:p text:style-name="P110"/>
      <text:p text:style-name="P110">Sun Aug 30, 2020 <text:span text:style-name="T2">1 mile</text:span></text:p>
      <text:p text:style-name="P110">I jogged 1 mile on grass. The ball of my left foot is hurting.</text:p>
      <text:p text:style-name="P110"/>
      <text:p text:style-name="P110">Mon Aug 31, 2020 <text:span text:style-name="T2">4.15 miles</text:span> </text:p>
      <text:p text:style-name="P110">The ball of my left foot feels a lot better. I ran on the college artificial turf football field and track.</text:p>
      <text:p text:style-name="P110"><text:span text:style-name="T2">warm up:</text:span> <text:s/>½ mile</text:p>
      <text:p text:style-name="P111">Run: <text:s/><text:span text:style-name="T3">2 miles around the field at about 9:00/mile with no shoes, rest a couple minutes</text:span></text:p>
      <text:p text:style-name="P110"><text:s text:c="10"/>1 mile on the track in 8:25 and rest a couple minutes</text:p>
      <text:list xml:id="list7322842718908838492" text:style-name="L7">
        <text:list-item>
          <text:list>
            <text:list-header>
              <text:p text:style-name="P170"><text:s text:c="10"/>0.9 miles around the field at about 9:00/mile with no shoes</text:p>
              <text:list>
                <text:list-header>
                  <text:p text:style-name="P170">My foot felt better running with no shoes on the artificial turf than on the track with shoes.</text:p>
                  <text:p text:style-name="P170"/>
                  <text:p text:style-name="P170">Tues Sept 1, 2020 <text:span text:style-name="T2">3.6 miles</text:span> <text:s/>My foot continues to improve.</text:p>
                </text:list-header>
              </text:list>
            </text:list-header>
          </text:list>
        </text:list-item>
      </text:list>
      <text:list xml:id="list1517064977685622933" text:style-name="L8">
        <text:list-item>
          <text:list>
            <text:list-item>
              <text:list>
                <text:list-header>
                  <text:p text:style-name="P171"><text:span text:style-name="T2">warm up:</text:span> 1.25 miles mainly on grass with no shoes</text:p>
                  <text:p text:style-name="P171"><text:span text:style-name="T2">Run:</text:span> <text:s/>2 miles on the cemetery loop with shoes</text:p>
                </text:list-header>
              </text:list>
            </text:list-item>
          </text:list>
        </text:list-item>
      </text:list>
      <text:p text:style-name="P110">Splits: 9:25, 8:34, Total vertical ascent: 132 feet</text:p>
      <text:p text:style-name="P110"><text:span text:style-name="T2">Warm down:</text:span> 0.35 miles</text:p>
      <text:p text:style-name="P110"/>
      <text:p text:style-name="P147">Wed Sept 2, 2020 <text:span text:style-name="T2">2.5 miles <text:s/></text:span><text:span text:style-name="T3">My foot is okay</text:span></text:p>
      <text:list xml:id="list36764627" text:continue-list="list7322842718908838492" text:style-name="L7">
        <text:list-item>
          <text:list>
            <text:list-item>
              <text:list>
                <text:list-header>
                  <text:p text:style-name="P170"><text:span text:style-name="T2">warm up:</text:span> 0.25 to the cemetery loop</text:p>
                  <text:p text:style-name="P170"><text:span text:style-name="T2">Run:</text:span> <text:s/>2 miles on the cemetery loop </text:p>
                </text:list-header>
              </text:list>
            </text:list-item>
          </text:list>
        </text:list-item>
      </text:list>
      <text:p text:style-name="P110">Splits: 9:33, 9:22, Total vertical ascent: 132 feet</text:p>
      <text:p text:style-name="P110"><text:span text:style-name="T2">Warm down:</text:span> 0.25 miles </text:p>
      <text:p text:style-name="P110"/>
      <text:p text:style-name="P110">Thur Sept 3, 2020 <text:span text:style-name="T2">5.5 miles</text:span></text:p>
      <text:p text:style-name="P110"><text:span text:style-name="T2">warm up:</text:span> 0.5 miles</text:p>
      <text:p text:style-name="P111">Run: <text:span text:style-name="T3">15 Greendale Cemetery loops, each loop has a total ascent of 22 feet</text:span></text:p>
      <text:p text:style-name="P110">Distance 4.76 miles, Total ascent 330 feet</text:p>
      <text:p text:style-name="P110">Time: 41:45 (8:47/mile)</text:p>
      <text:p text:style-name="P110">The last 8 loops had an average pace of 8:31/mile for 2.54 miles and total ascent of 176ft</text:p>
      <text:p text:style-name="P127"><text:span text:style-name="T2">Warm down:</text:span><text:span text:style-name="T3"> 0.25 miles</text:span></text:p>
      <text:p text:style-name="P110"/>
      <text:p text:style-name="P145">Fri <text:s/>Sep 4, 2020 <text:span text:style-name="T2">7.8 miles <text:s/></text:span></text:p>
      <text:p text:style-name="P145"><text:span text:style-name="T2">warm up:</text:span> <text:s/>0.25 miles to the cemetery loop</text:p>
      <text:p text:style-name="P146">Run: <text:s/><text:span text:style-name="T3">½ mile down and ½ mile up hill in 11:00, elevation change is 120 feet, rest 3:00</text:span></text:p>
      <text:p text:style-name="P144">10 x 0.317 miles on the loop with a 0.317 mile jog after the runs</text:p>
      <text:p text:style-name="P144">average time for runs: 2:40 (8:25/mile), average time for jogs: 3:43 </text:p>
      <text:p text:style-name="P144">The last 0.317 mile run in 2:17 (7:12/mile)</text:p>
      <text:p text:style-name="P144">Vertical ascent on one loop: 22 feet</text:p>
      <text:p text:style-name="P78"><text:span text:style-name="T2">Warm down:</text:span> <text:s/>0.25 miles</text:p>
      <text:p text:style-name="P78"/>
      <text:p text:style-name="P93">In the last week: 26.7 miles</text:p>
      <text:p text:style-name="P78"><text:soft-page-break/>Sat Sept 5, 2020 <text:span text:style-name="T2">2.5 miles </text:span></text:p>
      <text:p text:style-name="P78">I ran 2.5 miles slowly to recover from my workouts in the last two days</text:p>
      <text:p text:style-name="P78"/>
      <text:p text:style-name="P78">Sun Sept 6, 2020 <text:span text:style-name="T2">4 miles</text:span></text:p>
      <text:p text:style-name="P78"><text:span text:style-name="T2">warm up:</text:span> 0.25 miles </text:p>
      <text:p text:style-name="P93">Run: <text:s/><text:span text:style-name="T3">3.5 miles on the cemetery loop averaging 10:00/mile</text:span></text:p>
      <text:p text:style-name="P93">Warm down: <text:span text:style-name="T3">0.25 miles</text:span></text:p>
      <text:p text:style-name="P78"/>
      <text:p text:style-name="P78">Mon Sept 7, 2020 <text:span text:style-name="T2">4 miles</text:span> </text:p>
      <text:p text:style-name="P78"><text:span text:style-name="T2">warm up:</text:span> 0.5 miles </text:p>
      <text:p text:style-name="P95">Run: <text:s/><text:span text:style-name="T3">3.17</text:span> <text:span text:style-name="T3">miles (10 loops) on the cemetery loop averaging 10:00/mile</text:span></text:p>
      <text:p text:style-name="P78">Warm down: 0.3 miles</text:p>
      <text:p text:style-name="P11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3"/>
      <text:p text:style-name="P78">Tues Sept 8, 2020 <text:span text:style-name="T2">2 miles </text:span></text:p>
      <text:p text:style-name="P78"><text:span text:style-name="T2">warm up:</text:span> 0.25 miles</text:p>
      <text:p text:style-name="P78"><text:span text:style-name="T2">Run:</text:span> 4 cemetery loops (1.27 miles) in 12:37 (9:57/mile)</text:p>
      <text:p text:style-name="P78"><text:span text:style-name="T2">Warm down:</text:span> 0.5 miles </text:p>
      <text:p text:style-name="P78"/>
      <text:p text:style-name="P78">Wed Sept 9, 2020 <text:span text:style-name="T2">5.25 miles,</text:span> same workout as on Aug 3 only considerably faster today</text:p>
      <text:p text:style-name="P145"><text:span text:style-name="T2">warm up:</text:span> <text:s/>0.25 miles to the cemetery loop</text:p>
      <text:p text:style-name="P146">Run: <text:s/><text:span text:style-name="T3">½ mile down and ½ mile up hill in 9:44, elevation change is 120 feet, rest 2:00</text:span></text:p>
      <text:p text:style-name="P144">6 x 0.317 miles on the loop with a 0.317 mile jog between the runs</text:p>
      <text:p text:style-name="P144">average time for runs: 2:28 (7:47/mile), average time for jogs: 3:41 (11:37/mile)</text:p>
      <text:p text:style-name="P144">Vertical ascent on one loop: 22 feet</text:p>
      <text:p text:style-name="P93">Warm down:<text:span text:style-name="T3"> <text:s/>0.5 mile jog</text:span></text:p>
      <text:p text:style-name="P78"/>
      <text:p text:style-name="P78">Thurs Sept 10, 2020 <text:s/><text:span text:style-name="T2">5.4 miles</text:span> </text:p>
      <text:p text:style-name="P78"><text:span text:style-name="T2">warm up:</text:span> 0.3 mile jog to the top of Greendale Cemetery </text:p>
      <text:p text:style-name="P78">I ran on the hill from the very top of Greendale Cemetery to Jefferson Street. The hill is 0.8 miles long with an elevation change of 216 feet.. </text:p>
      <text:p text:style-name="P78"><text:span text:style-name="T2">Run:</text:span> I ran 3 times down and up the hill. Time for 4.8 miles: 52:33 or 10:57/mile </text:p>
      <text:p text:style-name="P78">1<text:span text:style-name="T6">st</text:span> time: Down 8:23, Up 9:38 <text:s text:c="2"/>2<text:span text:style-name="T6">nd</text:span> time: Down 7:54, Up 9:46 <text:s/>3<text:span text:style-name="T6">rd</text:span> time: Down 7:48, Up 9:04</text:p>
      <text:p text:style-name="P93">Warm down:<text:span text:style-name="T3"> <text:s/>Rest a minute and jog 0.3 miles</text:span></text:p>
      <text:p text:style-name="P78"/>
      <text:p text:style-name="P93"><text:span text:style-name="T3">Fri Sept 11, 2020 </text:span>4.5 miles</text:p>
      <text:p text:style-name="P93">warm up: <text:span text:style-name="T3">0.25 miles</text:span></text:p>
      <text:p text:style-name="P93">Run and walk: <text:span text:style-name="T3">4 miles on the 0.317 mile cemetery loop. I ran 4:00, walked 0:30 and repeated</text:span></text:p>
      <text:p text:style-name="P78">Average pace about 11:40/mile.</text:p>
      <text:p text:style-name="P93">Warm down:<text:span text:style-name="T3"> 0.25 miles</text:span></text:p>
      <text:p text:style-name="P23"/>
      <text:p text:style-name="P10">In the last week: 27.7 miles</text:p>
      <text:p text:style-name="P93"><text:soft-page-break/><text:span text:style-name="T3">Sat Sept 12, 2020 </text:span>5.1miles</text:p>
      <text:p text:style-name="P93">warm up: <text:span text:style-name="T3">0.25 miles</text:span></text:p>
      <text:p text:style-name="P93">Run: <text:span text:style-name="T3">4 miles on the 0.317 mile cemetery loop</text:span></text:p>
      <text:p text:style-name="P78">Average pace about 10:40/mile.</text:p>
      <text:p text:style-name="P93">Warm down:<text:span text:style-name="T3"> 0.85 miles</text:span></text:p>
      <text:p text:style-name="P78"/>
      <text:p text:style-name="P93"><text:span text:style-name="T3">Sun Sept 13, 2020 </text:span>2.5 miles<text:span text:style-name="T3"> </text:span></text:p>
      <text:p text:style-name="P93">warm up:<text:span text:style-name="T3"> 0.25 miles</text:span></text:p>
      <text:p text:style-name="P93">Run:<text:span text:style-name="T3"> 2 miles on the cemetery loop averaging 9:30/mile</text:span></text:p>
      <text:p text:style-name="P93">Warm down:<text:span text:style-name="T3"> 0.25 miles</text:span></text:p>
      <text:p text:style-name="P78"/>
      <text:p text:style-name="P93"><text:span text:style-name="T3">Mon Sept 14, 2020 </text:span>4 miles</text:p>
      <text:p text:style-name="P10">warm up: <text:span text:style-name="T3">0.25 miles </text:span></text:p>
      <text:p text:style-name="P10">Run:<text:span text:style-name="T3">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3"> 0.75 miles</text:span></text:p>
      <text:p text:style-name="P23"/>
      <text:p text:style-name="P10"><text:span text:style-name="T3">Tues Sept 15, 2020 </text:span>2 miles</text:p>
      <text:p text:style-name="P23">I ran 2 miles out and back on hilly Limber Rd in 10:31+8:57 = 19:28 (9:44/mile)</text:p>
      <text:p text:style-name="P23"/>
      <text:p text:style-name="P10"><text:span text:style-name="T3">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3">Thur Sept 17, 2020 </text:span>2.5 miles</text:p>
      <text:p text:style-name="P10">warm up: <text:span text:style-name="T3">0.25 miles of drills</text:span></text:p>
      <text:p text:style-name="P23"><text:span text:style-name="T2">Run:</text:span> 2 miles around the Allegheny football field with socks and no shoes and averaged <text:s/>9:13/mile. </text:p>
      <text:p text:style-name="P10">Warm down: <text:span text:style-name="T3">0.25 mile jog</text:span></text:p>
      <text:p text:style-name="P23"/>
      <text:p text:style-name="P10"><text:span text:style-name="T3">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2">7 miles</text:span></text:p>
      <text:p text:style-name="P23">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2">warm up: </text:span><text:s/>0.25 miles</text:p>
      <text:p text:style-name="P23"><text:span text:style-name="T2">Run:</text:span> 2 miles on the cemetery loop averaging 11:30/mile</text:p>
      <text:p text:style-name="P23"><text:span text:style-name="T2">Warm down:</text:span> 0.25 miles </text:p>
      <text:p text:style-name="P23"/>
      <text:p text:style-name="P10">Mon Sept 21, 2020 1.25 miles </text:p>
      <text:p text:style-name="P23"><text:span text:style-name="T2">Run</text:span>: 1.25 miles at various paces on the Allegheny College track.</text:p>
      <text:p text:style-name="P23"/>
      <text:p text:style-name="P23">Tues Sept 22, 2020 <text:span text:style-name="T2">2 miles</text:span></text:p>
      <text:p text:style-name="P23"><text:span text:style-name="T2">Run:</text:span> <text:s/>2 miles on the Allegheny College track in 10:12 + 9:37 = 19:49</text:p>
      <text:p text:style-name="P23"/>
      <text:p text:style-name="P23">Wed Sept 23, 2020 <text:span text:style-name="T2">4 miles</text:span> </text:p>
      <text:p text:style-name="P23"><text:span text:style-name="T2">warm up:</text:span> dynamic drills</text:p>
      <text:p text:style-name="P23"><text:span text:style-name="T2">Run:</text:span> 4 miles on the Allegheny track in 39:19, splits: 9:58, 10:02, 10:00, 9:20,</text:p>
      <text:p text:style-name="P23">the last ¼ mile in 2:07</text:p>
      <text:p text:style-name="P23"><text:span text:style-name="T2">Warm down: </text:span>0.25 mile jog</text:p>
      <text:p text:style-name="P23"/>
      <text:p text:style-name="P23">Thur Sept 24, 2020 <text:span text:style-name="T2">2 miles</text:span></text:p>
      <text:p text:style-name="P23">Run: 2 miles on hilly roads averaging 10:46/mile.</text:p>
      <text:p text:style-name="P23"/>
      <text:p text:style-name="P23">Fri Sept 25, 2020 <text:span text:style-name="T2">5.1 miles</text:span></text:p>
      <text:p text:style-name="P23"><text:span text:style-name="T2">warm up: </text:span>1/8 mile of dynamic drills</text:p>
      <text:p text:style-name="P23">I ran on the Allegheny track, running wide on the curves so each lap was ¼ mile.</text:p>
      <text:p text:style-name="P10">Run: <text:span text:style-name="T3">3 x 1 mile with ¾ mile jogs between the runs,</text:span></text:p>
      <text:p text:style-name="P23">Mile times: 9:14, 8:56, 8:24 <text:s text:c="4"/>¾ mile jog times: about 8:28 (11:17/mile)</text:p>
      <text:p text:style-name="P23">The last ¼ mile 7:36/mile pace</text:p>
      <text:p text:style-name="P10">Warm down: <text:span text:style-name="T3">½ mile </text:span></text:p>
      <text:p text:style-name="P26"/>
      <text:p text:style-name="P10">In the last week: 23.9 miles</text:p>
      <text:p text:style-name="P74"><text:soft-page-break/>Sat Sept 26, 2020 <text:span text:style-name="T2">6.6 miles</text:span></text:p>
      <text:p text:style-name="P70">Run: <text:span text:style-name="T3">6.6 miles on hilly roads averaging 11:30/mile</text:span> </text:p>
      <text:p text:style-name="P70"/>
      <text:p text:style-name="P74">Sun Sept 27, 2020 <text:span text:style-name="T2">6.2 miles</text:span> </text:p>
      <text:p text:style-name="P74"><text:span text:style-name="T2">Run:</text:span> <text:s/>6.2 miles on slightly hilly roads averaging 11:27/mile<text:span text:style-name="T2"> </text:span></text:p>
      <text:p text:style-name="P70"/>
      <text:p text:style-name="P74">Mon Sept 28, 2020 <text:span text:style-name="T2">6.6 miles</text:span></text:p>
      <text:p text:style-name="P70">Run: <text:span text:style-name="T3">6.6 miles on hilly roads averaging 11:55/mile</text:span> </text:p>
      <text:p text:style-name="P7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3"><text:soft-page-break/>Sat Oct 3, 2020 <text:s/><text:span text:style-name="T2">5 miles </text:span>of walking on very hilly roads averaging 15:40/mile</text:p>
      <text:p text:style-name="P23"/>
      <text:p text:style-name="P23">Sun Oct 4, 2020 <text:span text:style-name="T2">No running or walking</text:span></text:p>
      <text:p text:style-name="P10"/>
      <text:p text:style-name="P23">Mon Oct 5, 2020* <text:span text:style-name="T2">2.1 miles</text:span> of walking on very hilly roads in the cemetery</text:p>
      <text:p text:style-name="P23"><text:span text:style-name="T2">warm up:</text:span> 0.25 mile walk to the cemetery</text:p>
      <text:p text:style-name="P10">Walk, starting to collect data for a heartbeats/Mile investigation:</text:p>
      <text:list xml:id="list8867048969258673104" text:style-name="L9">
        <text:list-item>
          <text:list>
            <text:list-header>
              <text:p text:style-name="P172">0.8 mile downhill walk, Ave Pace: 15:16/mile, Ave HR: 76,-&gt;1160 heartbeats/Mile, 267 ft/mile el. gain <text:s/></text:p>
              <text:p text:style-name="P172">0.8 mile uphill walk, <text:s text:c="5"/>Ave Pace: 15:56/mile, Ave HR: 89,-&gt;1418 heartbeats/Mile, 267 ft/mile el. loss</text:p>
            </text:list-header>
          </text:list>
        </text:list-item>
      </text:list>
      <text:p text:style-name="P10">Warm down:<text:span text:style-name="T3"> 0.25 mile walk home</text:span></text:p>
      <text:p text:style-name="P23"/>
      <text:p text:style-name="P23">Tues <text:s/>Oct 6, 2020* <text:span text:style-name="T2">3.7 miles</text:span> of walking on very hilly roads</text:p>
      <text:p text:style-name="P23">I did the same workout as yesterday except I walked 2 times down and up the hill.</text:p>
      <text:list xml:id="list36765330" text:continue-numbering="true" text:style-name="L9">
        <text:list-item>
          <text:list>
            <text:list-header>
              <text:p text:style-name="P172">0.8 mile downhill walk, Ave Pace: 14:10/mile, Ave HR: 77,-&gt;1091 heartbeats/Mile, 267 ft/mile el. gain <text:s/></text:p>
              <text:p text:style-name="P172">0.8 mile uphill walk, <text:s text:c="5"/>Ave Pace: 14:34/mile, AveHR:110,-&gt;1602 heartbeats/Mile, 267 ft/mile el. loss</text:p>
              <text:p text:style-name="P172">0.8 mile downhill walk, Ave Pace: 15:11/mile, Ave HR: 94,-&gt;1427 heartbeats/Mile, 267 ft/mile el. gain <text:s/></text:p>
              <text:p text:style-name="P172">0.8 mile uphill walk, <text:s text:c="5"/>Ave Pace: 15:54/mile, AveHR:105,-&gt;1670 heartbeats/Mile, 267 ft/mile el. loss</text:p>
            </text:list-header>
          </text:list>
        </text:list-item>
      </text:list>
      <text:p text:style-name="P23"/>
      <text:p text:style-name="P23">Wed <text:s text:c="2"/>Oct 7, 2020* <text:span text:style-name="T2">3.7 miles</text:span> of walking on very hilly roads</text:p>
      <text:p text:style-name="P23">I did the same workout as yesterday except today the first down and up was faster than the second. Yesterday it was the other way around.</text:p>
      <text:list xml:id="list36752449" text:continue-numbering="true" text:style-name="L9">
        <text:list-item>
          <text:list>
            <text:list-header>
              <text:p text:style-name="P172">0.8 mile downhill walk, Ave <text:span text:style-name="T2">Pace</text:span>: 15:16/mile, Ave HR: 76,-&gt;1160 heartbeats/Mile, 267 ft/mile el. gain <text:s/></text:p>
              <text:p text:style-name="P172">0.8 mile uphill walk, <text:s text:c="5"/>Ave Pace: 15:50/mile, Ave HR: 93,-&gt;1472 heartbeats/Mile, 267 ft/mile el. loss</text:p>
              <text:p text:style-name="P172">0.8 mile downhill walk, Ave Pace: 14:04/mile, Ave HR: 86,-&gt;1210 heartbeats/Mile, 267 ft/mile el. gain <text:s/></text:p>
              <text:p text:style-name="P172">0.8 mile uphill walk, <text:s text:c="5"/>Ave Pace: 14:26/mile, AveHR:116,-&gt;1674 heartbeats/Mile, 267 ft/mile el. loss</text:p>
            </text:list-header>
          </text:list>
        </text:list-item>
      </text:list>
      <text:p text:style-name="P23"/>
      <text:p text:style-name="P74">Thur <text:s/>Oct 8, 2020 <text:span text:style-name="T2">4.3 miles running 1 mile walking</text:span></text:p>
      <text:p text:style-name="P74"><text:span text:style-name="T2">warm up: </text:span>0.25 to cemetery</text:p>
      <text:p text:style-name="P70">Run and walk: <text:s/><text:span text:style-name="T3">3 x down and up the 0.8 mile cemetery hill, 4.8 miles</text:span></text:p>
      <text:p text:style-name="P74">I ran down, and I walked and ran up the hill. <text:s/>When going up I ran until my pulse rose above 120 beats/min and then walked until my pulse went below 110 beatsmin. </text:p>
      <text:p text:style-name="P74">Time for 4.8 miles: 59: 55, Ave Pace: 12:29/mile, Ave HR:112,-&gt;1398 heartbeats/Mile</text:p>
      <text:list xml:id="list36750099" text:continue-numbering="true" text:style-name="L9">
        <text:list-item>
          <text:list>
            <text:list-header>
              <text:p text:style-name="P203">Warm down: <text:span text:style-name="T3">0.25 mile jog home</text:span></text:p>
              <text:p text:style-name="P204"/>
            </text:list-header>
          </text:list>
        </text:list-item>
      </text:list>
      <text:p text:style-name="P74">Fri <text:s/>Oct 9, 2020 <text:span text:style-name="T2">4.3 miles running 1 mile walking <text:s/>Compare to yesterday's workout.</text:span></text:p>
      <text:p text:style-name="P74"><text:span text:style-name="T2">warm up: </text:span>0.25 to cemetery</text:p>
      <text:p text:style-name="P70">Run and walk: <text:s/><text:span text:style-name="T3">3 x down and up the 0.8 mile cemetery hill, 4.8 miles</text:span></text:p>
      <text:p text:style-name="P74">I ran down, and I walked and ran up the hill. <text:s/>When going up I ran until my pulse rose above 130 beats/min and then walked until my pulse went below 120 beatsmin. <text:s/></text:p>
      <text:list xml:id="list36756345" text:continue-numbering="true" text:style-name="L9">
        <text:list-item>
          <text:list>
            <text:list-header>
              <text:p text:style-name="P204">Time for 4.8 miles: 56: 32, Ave Pace: 11:51/mile, Ave HR:118,-&gt;1399 heartbeats/Mile</text:p>
              <text:p text:style-name="P20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2">7 miles</text:span></text:p>
      <text:p text:style-name="P23">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2">no running</text:span> </text:p>
      <text:p text:style-name="P23"/>
      <text:p text:style-name="P23">Mon Oct 12, 2020 <text:span text:style-name="T2">1 mile jog</text:span></text:p>
      <text:p text:style-name="P23"/>
      <text:p text:style-name="P23">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3">The 3 down hill runs: <text:s text:c="5"/>Ave Heart Rate: 108, Ave pace: 10:03</text:p>
      <text:p text:style-name="P23">The 3 up hill run/walks: <text:s/>Ave Heart Rate: 109, Ave pace: 14:46</text:p>
      <text:list xml:id="list36767336" text:continue-numbering="true" text:style-name="L9">
        <text:list-item>
          <text:list>
            <text:list-header>
              <text:p text:style-name="P204">Today Oct 13:</text:p>
              <text:p text:style-name="P204">Time for 4.8 miles: 59: 34, Ave Pace: 12:24.5/mile, Ave HR:108.5,-&gt;1345 heartbeats/Mile</text:p>
              <text:p text:style-name="P204">On Thur <text:s/>Oct 8, 2020: </text:p>
              <text:p text:style-name="P204">Time for 4.8 miles: 59: 55, Ave Pace: 12:29/mile, Ave HR:112,-&gt;1398 heartbeats/Mile</text:p>
              <text:p text:style-name="P205">On Oct 8 when going up hill, I ran until my HR was up to 120 bpm and then walked until my HR was 110 bpm and then repeated.</text:p>
              <text:p text:style-name="P205">On Oct 13 when going up hill, I ran until my HR was up to 115 bpm and then walked until my HR was 105 bpm and then repeated.</text:p>
              <text:p text:style-name="P206">On Oct 13 my average rate was faster and heartbeats/mile was lower. Therefore this scheme is better. I should repeat these two workouts and also try the following:</text:p>
              <text:p text:style-name="P205">When going up hill, run until my HR is up to 110 bpm and then walk until my HR is 100 bpm and repeat.</text:p>
              <text:p text:style-name="P206"/>
            </text:list-header>
          </text:list>
        </text:list-item>
      </text:list>
      <text:p text:style-name="P23">Fri Oct 16, 2020 <text:span text:style-name="T2">2.1 miles walking</text:span> </text:p>
      <text:p text:style-name="P23">I walked 2.1 miles including down and up the hill from the top of Greendale Cemetery to Jefferson St. The elevation change on the 0.8 mile hill is 276 ft.</text:p>
      <text:p text:style-name="P74">For the uphill walk:</text:p>
      <text:p text:style-name="P74">Time: 12:00, <text:s/><text:span text:style-name="T25">Ave pace: 14:57/mile, Ave heart rate 110 bpm, 1644 heartbeats/Mile</text:span> </text:p>
      <text:p text:style-name="P74">On Oct 13, I ran and walked up the same hill with the following result:</text:p>
      <text:p text:style-name="P74"><text:s text:c="23"/><text:span text:style-name="T25">Ave pace: 14:46/mile, Ave heart rate 109 bpm, 1610 heartbeats/Mile</text:span></text:p>
      <text:p text:style-name="P76">It appears that running and walking is only slightly better than just walking for the same average Heart Rate. Actually there may be an insignificant difference.</text:p>
      <text:p text:style-name="P23"/>
      <text:p text:style-name="P23">In the last week: <text:span text:style-name="T2">12.3 miles running</text:span></text:p>
      <text:p text:style-name="P74"><text:soft-page-break/>Sat Oct 17, 2020 3<text:span text:style-name="T2">.7 miles walking</text:span> </text:p>
      <text:p text:style-name="P74">I walked 3.7 miles including 2 x down and up the hill from the top of Greendale Cemetery to Jefferson St. The elevation change on the 0.8 mile hill is 276 ft.</text:p>
      <text:p text:style-name="P74">For today's 1<text:span text:style-name="T6">st</text:span> downhill walk:</text:p>
      <text:p text:style-name="P74">Time: 10:49, <text:s/><text:span text:style-name="T25">Ave pace: 13:32/mile, Ave heart rate: <text:s/>83 bpm, 1124 heartbeats/Mile</text:span> </text:p>
      <text:p text:style-name="P74">For today's 2nd downhill walk:</text:p>
      <text:p text:style-name="P74">Time: 11:29, <text:s/><text:span text:style-name="T25">Ave pace: 14:23/mile, Ave heart rate: 71 bpm, 1021 heartbeats/Mile</text:span> </text:p>
      <text:p text:style-name="P57">The slower downhill walk had fewer heartbeats/mile. I should do a walk that is even slower. <text:s/>When I do the even slower walk I should repeat the other two downhill walks so all three are done on the same day.</text:p>
      <text:p text:style-name="P74"/>
      <text:p text:style-name="P74">For today's 1<text:span text:style-name="T6">st</text:span> uphill walk:</text:p>
      <text:p text:style-name="P74">Time: 11:22, <text:s/><text:span text:style-name="T25">Ave pace: 14:14/mile, Ave heart rate: 95 bpm, 1352 heartbeats/Mile</text:span> </text:p>
      <text:p text:style-name="P74">For yesterday's uphill walk:</text:p>
      <text:p text:style-name="P74">Time: 12:00, <text:s/><text:span text:style-name="T25">Ave pace: 14:57/mile, Ave heart rate: 110 bpm, 1644 heartbeats/Mile</text:span> </text:p>
      <text:p text:style-name="P74">For today's 2<text:span text:style-name="T6">nd</text:span> uphill walk:</text:p>
      <text:p text:style-name="P74">Time: 12:16, <text:s/><text:span text:style-name="T25">Ave pace: 15:19/mile, Ave heart rate: 76 bpm, 1164 heartbeats/Mile</text:span> </text:p>
      <text:p text:style-name="P38">I have to repeat these three walks and do them on the same day. The results here appear to be inconsistent.</text:p>
      <text:p text:style-name="P38"/>
      <text:p text:style-name="P74">Sun <text:s/>Oct 18, 2020 <text:span text:style-name="T2">5.3 miles walking</text:span> </text:p>
      <text:p text:style-name="P74">I walked 5.3 miles including 3 x down and up the hill from the top of Greendale Cemetery to Jefferson St. The elevation change on the 0.8 mile hill is 276 ft.</text:p>
      <text:p text:style-name="P74">For today's 1<text:span text:style-name="T6">st</text:span> downhill walk:</text:p>
      <text:p text:style-name="P74">Time: 11:16, <text:s/><text:span text:style-name="T25">Ave pace: 14:08/mile, Ave heart rate: <text:s/>105 bpm, <text:s/>1484 heartbeats/Mile</text:span> </text:p>
      <text:p text:style-name="P74">For today's 2<text:span text:style-name="T6">nd</text:span> downhill walk:</text:p>
      <text:p text:style-name="P74">Time: 11:49, <text:s/><text:span text:style-name="T25">Ave pace: 14:47/mile, Ave heart rate: 84 bpm, <text:s/>1242 heartbeats/Mile</text:span> </text:p>
      <text:p text:style-name="P74">For today's 3<text:span text:style-name="T6">rd </text:span>downhill walk:</text:p>
      <text:p text:style-name="P74">Time: 12:16, <text:s/><text:span text:style-name="T25">Ave pace: 15:19/mile, Ave heart rate: 91 bpm, <text:s/>1394 heartbeats/Mile</text:span></text:p>
      <text:p text:style-name="P57">Inconsistent results </text:p>
      <text:p text:style-name="P74">For today's 1<text:span text:style-name="T6">st</text:span> uphill walk:</text:p>
      <text:p text:style-name="P74">Time: 11:21, <text:s/><text:span text:style-name="T25">Ave pace: 14:08/mile, Ave heart rate: 120 bpm, <text:s/>1696 heartbeats/Mile</text:span> </text:p>
      <text:p text:style-name="P74">For today's 2<text:span text:style-name="T6">nd </text:span>uphill walk:</text:p>
      <text:p text:style-name="P74">Time: 12:04, <text:s/><text:span text:style-name="T25">Ave pace: 15:04/mile, Ave heart rate: 110 bpm, <text:s/>1657 heartbeats/Mile</text:span> </text:p>
      <text:p text:style-name="P74">For today's 3<text:span text:style-name="T6">rd</text:span> uphill walk:</text:p>
      <text:p text:style-name="P74">Time: 12:55, <text:s/><text:span text:style-name="T25">Ave pace: 16:05/mile, Ave heart rate: 94 bpm, <text:s/>1512 Heart Beats/Mile</text:span> </text:p>
      <text:p text:style-name="P74"/>
      <text:p text:style-name="P38">Sometime I should do 3 uphill runs with average paces of about 15,16,17 min/mile. <text:s text:c="2"/>As the pace gets slower there should be a pace where the beats per mile goes up.</text:p>
      <text:p text:style-name="P38"/>
      <text:p text:style-name="P38"/>
      <text:p text:style-name="P74">Mon <text:s/>Oct 19, 2020 <text:span text:style-name="T2">no running or walking</text:span></text:p>
      <text:p text:style-name="P74"><text:soft-page-break/>Tues <text:s/>Oct 20, 2020 3<text:span text:style-name="T2">.7 miles walking</text:span> </text:p>
      <text:p text:style-name="P74">I walked 3.7 miles including 2 x down and up the hill from the top of Greendale Cemetery to Jefferson St. The elevation change on the 0.8 mile hill is 276 ft.</text:p>
      <text:p text:style-name="P74">For today's 1<text:span text:style-name="T6">st</text:span> downhill walk:</text:p>
      <text:p text:style-name="P74"><text:span text:style-name="T25">Ave pace: 13:10/mile, Ave heart rate: <text:s/>120 bpm, 1580 heartbeats/Mile</text:span> (Too Fast)</text:p>
      <text:p text:style-name="P74">For today's 2nd downhill walk:</text:p>
      <text:p text:style-name="P74"><text:span text:style-name="T25">Ave pace: 14:03/mile, Ave heart rate: 113 bpm, 1588 heartbeats/Mile</text:span> </text:p>
      <text:p text:style-name="P57">These downhill walks had high heart rates compared to Oct 17.</text:p>
      <text:p text:style-name="P57">I think the first downhill walk was so fast it was over some kind of limit above which a faster heartbeat was triggered.</text:p>
      <text:p text:style-name="P74">For today's 1<text:span text:style-name="T6">st</text:span> uphill walk:</text:p>
      <text:p text:style-name="P74"><text:span text:style-name="T25">Ave pace: 14:20/mile, Ave heart rate: 130 bpm, 1863 heartbeats/Mile</text:span> (Too Fast)</text:p>
      <text:p text:style-name="P74">For today's 2<text:span text:style-name="T6">nd</text:span> uphill walk:</text:p>
      <text:p text:style-name="P74"><text:span text:style-name="T25">Ave pace: 15:44/mile, Ave heart rate: 113 bpm, 1778 heartbeats/Mile</text:span> </text:p>
      <text:p text:style-name="P38">From these results I think I walked the first downhil and uphill too fast because my high heart rate carried over into the second down and up.</text:p>
      <text:p text:style-name="P38">A heart rate of 105 bpm max is maybe about best for downhill. <text:s/>Check this.</text:p>
      <text:p text:style-name="P38">A heart rate of 115 bpm max is maybe about best for uphill. <text:s text:c="6"/>Check this.</text:p>
      <text:p text:style-name="P38"/>
      <text:p text:style-name="P38"/>
      <text:p text:style-name="P38"/>
      <text:p text:style-name="P53">Wed Oct 21, 2020 <text:span text:style-name="T2">No running or walking</text:span> </text:p>
      <text:p text:style-name="P53"/>
      <text:p text:style-name="P53">Thur Oct 22, 2020 <text:span text:style-name="T2">5.3 miles</text:span> of walking</text:p>
      <text:p text:style-name="P53">I walked 5.3 miles including 3 x down and up the hill from the top of Greendale Cemetery to Jefferson St. The elevation change on the 0.8 mile hill is 276 ft.</text:p>
      <text:p text:style-name="P57">On the hill: Distance: 4.7 miles, Ave Pace: 15:08, Ave Heart Rate: 99, </text:p>
      <text:p text:style-name="P57">1498 heartbeats/Mile</text:p>
      <text:p text:style-name="P57"/>
      <text:p text:style-name="P53">Fri Oct 23,2020 <text:span text:style-name="T2">5.6 miles</text:span> of walking</text:p>
      <text:p text:style-name="P53">Walk: 5.6 miles including 16 loops on the Greendale 0.317 mile loop. </text:p>
      <text:p text:style-name="P53">Total ascent on the 16 loops: 350 ft </text:p>
      <text:p text:style-name="P53">I tried to keep my heart rate under 120 bpm while walking up hill. </text:p>
      <text:p text:style-name="P57">On the loop: Distance: 5.07 miles, Ave Pace: 13:53, Ave Heart Rate: 101, </text:p>
      <text:p text:style-name="P57">1402 heartbeats/Mile</text:p>
      <text:p text:style-name="P57"/>
      <text:p text:style-name="P57"/>
      <text:p text:style-name="P56"/>
      <text:p text:style-name="P70">In the last week: No running; <text:s/>23.6 miles of walking</text:p>
      <text:p text:style-name="P70"/>
      <text:p text:style-name="P70"/>
      <text:p text:style-name="P53"><text:soft-page-break/>Sat Oct 24,2020 <text:span text:style-name="T2">5.2 miles</text:span> of walking</text:p>
      <text:p text:style-name="P53">Walk: 5.2 miles including 4 x down and up on a ½ mile of the Greendale hill.</text:p>
      <text:p text:style-name="P53">Total ascent: 500 ft for 4 miles </text:p>
      <text:p text:style-name="P53">I tried to keep my heart rate under 120 bpm. </text:p>
      <text:p text:style-name="P57">For the 4 miles: <text:s/>Ave Pace: 14:24, Ave Heart Rate: 112bpm,</text:p>
      <text:p text:style-name="P57">1612 heartbeats/Mile, <text:span text:style-name="T27">heartbeats/Mile is higher than yesterday and too high.</text:span></text:p>
      <text:p text:style-name="P53">I think I am tired.</text:p>
      <text:p text:style-name="P53"/>
      <text:p text:style-name="P53">Sun Oct 25, 2020 <text:span text:style-name="T2">4.4 miles</text:span> of walking</text:p>
      <text:p text:style-name="P53">Walk: 4.4 miles including 12 loops on the Greendale 0.317 mile loop. </text:p>
      <text:p text:style-name="P53">Total ascent on the 12 loops: 264 ft </text:p>
      <text:p text:style-name="P53">I tried to keep my heart rate under 120 bpm while walking up hill. </text:p>
      <text:p text:style-name="P57">On the loop: Distance: 3.80 miles, Ave Pace: 13:51, Ave Heart Rate: 106, </text:p>
      <text:p text:style-name="P57">1399 heartbeats/Mile Essentially the same as 2 days ago.</text:p>
      <text:p text:style-name="P57"/>
      <text:p text:style-name="P53">Mon Oct 26, 2020 <text:span text:style-name="T2">4.4 miles</text:span> of walking</text:p>
      <text:p text:style-name="P53">Walk: 4.4 miles including 12 loops on the Greendale 0.317 mile loop. </text:p>
      <text:p text:style-name="P53">Total ascent on the 12 loops: 264 ft </text:p>
      <text:p text:style-name="P53">I tried to keep my heart rate under 120 bpm while walking uphill. </text:p>
      <text:p text:style-name="P57">On the loop: Distance: 3.80 miles, Ave Pace: 13:30, Ave Heart Rate: 104, </text:p>
      <text:p text:style-name="P57">1404 heartbeats/Mile Essentially the same as yesterday and 3 days ago even though I ran a good deal faster. </text:p>
      <text:p text:style-name="P53"/>
      <text:p text:style-name="P53">Tues Oct 27, 2020 <text:span text:style-name="T2">no running</text:span></text:p>
      <text:p text:style-name="P53">I did 10 minutes on an eliptical machine</text:p>
      <text:p text:style-name="P53"/>
      <text:p text:style-name="P53">Wed Oct 28, 2020 <text:span text:style-name="T2">4.7 miles</text:span> of walking</text:p>
      <text:p text:style-name="P53">In the morning: 10 minutes on an eliptical machine, Pulse rose to 131.</text:p>
      <text:p text:style-name="P53">Walk: 4.7 miles including 16 loops on the Greendale 0.317 mile loop. </text:p>
      <text:p text:style-name="P53">Total ascent on the 12 loops: 350 ft </text:p>
      <text:p text:style-name="P53">I tried to keep my heart rate under 115 bpm while walking uphill. </text:p>
      <text:p text:style-name="P57">On the loop: Distance: 5.07 miles, Ave Pace: 14:13, Ave Heart Rate: 105, </text:p>
      <text:p text:style-name="P57">1493 heartbeats/Mile </text:p>
      <text:p text:style-name="P57"/>
      <text:p text:style-name="P38">5 days ago I did the same distance with the following result:</text:p>
      <text:p text:style-name="P119">On the loop: <text:span text:style-name="T29">Distance</text:span>: 5.07 miles, Ave Pace: 13:53, Ave Heart Rate: 101, </text:p>
      <text:p text:style-name="P38">1402 heartbeats/Mile</text:p>
      <text:p text:style-name="P38">When going faster my heart rate was lower on average. <text:s/>?</text:p>
      <text:p text:style-name="P74">Thur Oct 29, 2020 <text:span text:style-name="T2">4.27</text:span> miles walking</text:p>
      <text:p text:style-name="P74"><text:soft-page-break/>I walked down Limber and Jefferson, and into the Cemetery up to the loop.</text:p>
      <text:p text:style-name="P74">After walking 5 loops I walked back home.</text:p>
      <text:p text:style-name="P74">The sum of the ascents on the course is about 500 ft.</text:p>
      <text:p text:style-name="P120"><text:span text:style-name="T29">Distance</text:span>: 4.27 miles, Ave Pace: 14:19, Ave Heart Rate: 111, </text:p>
      <text:p text:style-name="P76">1589 heartbeats/Mile </text:p>
      <text:p text:style-name="P76">The large value of beats/mile maybe because of the large value of sum of ascents as compared to what I have been walking recently. <text:s text:c="2"/></text:p>
      <text:p text:style-name="P76"/>
      <text:p text:style-name="P74">Fri Oct 30, 2020 <text:span text:style-name="T2">4.7</text:span> miles walking</text:p>
      <text:p text:style-name="P74"><text:span text:style-name="T2">warm up:</text:span> <text:s/>0.4 mile walk</text:p>
      <text:p text:style-name="P74"><text:span text:style-name="T2">Walk:</text:span> I walked 4 miles: 3 x 1.25 miles down and up on the Greendale Cemetery hill plus 0.25 miles on the loop.</text:p>
      <text:p text:style-name="P74">The sum of the ascents on the course is about 515 ft.</text:p>
      <text:p text:style-name="P120"><text:span text:style-name="T29">Distance</text:span>: 4 miles, Ave Pace: 14:08, Ave Heart Rate: 105, </text:p>
      <text:p text:style-name="P76">1484 heartbeats/Mile </text:p>
      <text:p text:style-name="P76">heartbeats/mile is less than yesterday's.?</text:p>
      <text:p text:style-name="P70"><text:tab/>In the last week: no miles of running</text:p>
      <text:p text:style-name="P74">Sat Oct 31, 2020 <text:s/><text:span text:style-name="T2">5.2 miles</text:span> of walking</text:p>
      <text:p text:style-name="P70">warm up: <text:span text:style-name="T3">0.4 mile walk to the cemetery</text:span></text:p>
      <text:p text:style-name="P70">Walk: <text:span text:style-name="T3">4.8 miles, <text:s/>I walked down and up the cemetery hill 3 times. Sum of ascents: 650 ft</text:span></text:p>
      <text:p text:style-name="P74">Ave pace: 15:12, Ave heart rate: 105 Heart Beats/mile:1596 </text:p>
      <text:p text:style-name="P74">My heart rate went up a lot near the end of the walk.</text:p>
      <text:p text:style-name="P70">Warm down: <text:span text:style-name="T3">0.3 mile walk home</text:span></text:p>
      <text:p text:style-name="P74"/>
      <text:p text:style-name="P74">Sun Nov 1, 2020 <text:span text:style-name="T2">no running and walking</text:span></text:p>
      <text:p text:style-name="P74">Mon Nov 2, 2020 <text:span text:style-name="T2">no running and walking</text:span></text:p>
      <text:p text:style-name="P74"/>
      <text:p text:style-name="P74">Tues Nov 3, 2020 <text:span text:style-name="T2">4.9 miles</text:span> of walking</text:p>
      <text:p text:style-name="P74"><text:span text:style-name="T2">warm up:</text:span> <text:s/>0.35 mile walk to the cemetery loop</text:p>
      <text:p text:style-name="P70">Walk: <text:span text:style-name="T3">4.23 miles on the cemetery loop, Time: 59:23, <text:s/>sum of ascents: 300 ft</text:span></text:p>
      <text:p text:style-name="P74">Pace: 14:03/mile, heart rate: 104 bpm, 1460 heartbeats/mile</text:p>
      <text:p text:style-name="P70">Warm down:<text:span text:style-name="T3"> 0.3 mile walk home <text:s text:c="2"/></text:span></text:p>
      <text:p text:style-name="P78"/>
      <text:p text:style-name="P93"><text:span text:style-name="T3">Wed Nov 4, 2020 </text:span>no running or walking </text:p>
      <text:p text:style-name="P78">Thurs Nov 5, 2020 <text:span text:style-name="T2">4 miles</text:span> of running</text:p>
      <text:p text:style-name="P78">I ran and walked 4.5 miles including 12 x cemetery loop or 3.8 miles <text:span text:style-name="T2">12:37/mile</text:span></text:p>
      <text:p text:style-name="P78">I walked 1:05 on each loop while going uphill. <text:s/><text:span text:style-name="T2">Average heart rate: 118 bpm</text:span></text:p>
      <text:p text:style-name="P78"><text:span text:style-name="T2">1489 heartbeats/mile.</text:span> This is comparable to values I have been getting while only walking. <text:span text:style-name="T2">I tried to keep my heart rate under 125 bpm. </text:span></text:p>
      <text:p text:style-name="P78"/>
      <text:p text:style-name="P78">Fri Nov 6, 2020 <text:span text:style-name="T2">4.5 miles of running</text:span></text:p>
      <text:p text:style-name="P78">I ran 4.5 miles including 12 x cemetery loops or 3.8 miles <text:s/>averaging <text:span text:style-name="T2">12:34/mile</text:span></text:p>
      <text:p text:style-name="P78">No walking, <text:span text:style-name="T2">Average heart rate: 123 bpm</text:span></text:p>
      <text:p text:style-name="P78"><text:span text:style-name="T2">1546 heartbeats/mile.</text:span> <text:span text:style-name="T2">I tried to keep heart rate under 130 bpm.</text:span></text:p>
      <text:p text:style-name="P78"><text:soft-page-break/>Comparing this to yesterday, I think walking and running may be more efficient.</text:p>
      <text:p text:style-name="P93"><text:tab/>In the last week: 8.5 miles of running</text:p>
      <text:p text:style-name="P93"/>
      <text:p text:style-name="P78">Sat <text:s/>Nov 7, 2020 <text:span text:style-name="T2">4 miles of running</text:span></text:p>
      <text:p text:style-name="P78">I ran and walked 4 miles including 9 x cemetery loop or 2.85 miles averaging <text:span text:style-name="T2">12:40/mile <text:s/></text:span>I walked about 40 seconds up hill during each loop. </text:p>
      <text:p text:style-name="P78">No walking, <text:span text:style-name="T2">Average heart rate: 121 bpm</text:span></text:p>
      <text:p text:style-name="P78"><text:span text:style-name="T2">1532 heartbeats/mile, a little less than yesterday.</text:span> <text:span text:style-name="T2">I tried to keep heart rate under 125 bpm. <text:s/></text:span></text:p>
      <text:p text:style-name="P93"/>
      <text:p text:style-name="P93">I am starting to think my average heart rate for a 50 mile run should be under about 122 bpm. This rate should be for running or walking up hills. <text:s/></text:p>
      <text:p text:style-name="P93"/>
      <text:p text:style-name="P78">Sun Nov 8, 2020 <text:span text:style-name="T2">3.75 miles of running</text:span></text:p>
      <text:p text:style-name="P78">I ran on Tamarack Drive while watching runners in our running group run 8 miles. </text:p>
      <text:p text:style-name="P78"><text:span text:style-name="T2">warm up:</text:span> 0.25 mile jog </text:p>
      <text:p text:style-name="P78"><text:span text:style-name="T2">Run:</text:span> 2 miles averaging 11:28/mile, Ave Heart Rate: 119</text:p>
      <text:p text:style-name="P93">Run/Walk: <text:span text:style-name="T3">2 miles averaging 12:31/mile, Ave Heart Rate: 117/mile </text:span></text:p>
      <text:p text:style-name="P78">These results seem to show it is more efficient to only run on relatively level ground.</text:p>
      <text:p text:style-name="P78"/>
      <text:p text:style-name="P78">Mon Nov 9, 2020 <text:span text:style-name="T2">no running</text:span></text:p>
      <text:p text:style-name="P93"/>
      <text:p text:style-name="P78">Tues Nov 10, 2020<text:span text:style-name="T2"> no running</text:span></text:p>
      <text:p text:style-name="P78"/>
      <text:p text:style-name="P78">Wed Nov 11, 2020, <text:s/><text:span text:style-name="T2">4.9 miles running</text:span></text:p>
      <text:p text:style-name="P93">warm up: <text:span text:style-name="T3">0.25 mile jog to the Greendale Cemetery loop. Each loop is 0.317 miles</text:span></text:p>
      <text:p text:style-name="P78">Run: 4 x 0.317 miles with 1 loop jogs after each run</text:p>
      <text:p text:style-name="P78">Times for runs: 2:51, 2:55, 2:52, 2:46 <text:s/>Ave time for jogs 3:52 <text:s/>Rest a few minutes <text:s text:c="42"/></text:p>
      <text:p text:style-name="P93">Run/walk: <text:span text:style-name="T3">7 loops in 27:07, Distance: 2.22 miles, Ave Pace: 12:13/mile</text:span></text:p>
      <text:p text:style-name="P78">I walked for about 50s during uphill on each loop.</text:p>
      <text:p text:style-name="P93">Warm down: <text:span text:style-name="T3">0.25 miles home</text:span></text:p>
      <text:p text:style-name="P78"/>
      <text:p text:style-name="P78">Thur Nov 12, 2020 <text:span text:style-name="T2">4.9 miles running</text:span></text:p>
      <text:p text:style-name="P93">warm up: <text:span text:style-name="T3">0.25 mile jog to the Greendale Cemetery loop. </text:span></text:p>
      <text:p text:style-name="P78"><text:span text:style-name="T2">Run/Walk:</text:span> 4 miles on the loop in 39:11 with the last mile in 8:50. </text:p>
      <text:p text:style-name="P78">Ave Heart rate: 145 bpm, Ave Pace: 9:48/mile, HB/mile: 1421, Sum of ascents: 280 feet</text:p>
      <text:p text:style-name="P93">Warm down: <text:span text:style-name="T3">0.5 miles</text:span></text:p>
      <text:p text:style-name="P78"/>
      <text:p text:style-name="P78">Fri Nov 13, 2020 <text:span text:style-name="T2">5 miles</text:span></text:p>
      <text:p text:style-name="P93">warm up: <text:span text:style-name="T3">0.25 mile jog to the Greendale Cemetery <text:s/></text:span></text:p>
      <text:p text:style-name="P78"><text:span text:style-name="T2">Run/Walk:</text:span> 4.8 miles on the hill in the cemetery. Starting from the top all the way to Jefferson St is 0.8 miles. <text:s/>I ran down and up this hill 3 times.</text:p>
      <text:p text:style-name="P78">Ave Heartrate: 117 bpm, Ave Pace: 12:25/mile, HB/mile: 1453, Sum of ascents: 650 feet</text:p>
      <text:p text:style-name="P93">Warm down: <text:span text:style-name="T3">0.5 miles</text:span></text:p>
      <text:p text:style-name="P70">In the last week: 22.6 miles running</text:p>
      <text:p text:style-name="P74"/>
      <text:p text:style-name="P113"><text:soft-page-break/><text:span text:style-name="T3">Sat Nov 14, 2020</text:span> <text:s/>no running</text:p>
      <text:p text:style-name="P113"/>
      <text:p text:style-name="P113"><text:span text:style-name="T3">Sun Nov 15, 2020</text:span> <text:s/>no running</text:p>
      <text:p text:style-name="P113"/>
      <text:p text:style-name="P114">Mon Nov 16, 2020 <text:s/>4<text:span text:style-name="T2"> miles running <text:s/>0.6 miles walking</text:span></text:p>
      <text:p text:style-name="P113">warm up: <text:span text:style-name="T3">0.25 jog to Greendale cemetery </text:span></text:p>
      <text:p text:style-name="P11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4"/>
      <text:p text:style-name="P114">Tues Nov 17, 2020 <text:s/><text:span text:style-name="T2">no running</text:span> </text:p>
      <text:p text:style-name="P114">I used our elliptical for 25 minutes. My average pulse was 103 bpm. At the end I went faster and my pulse went up to about 140 bpm.</text:p>
      <text:p text:style-name="P114"/>
      <text:p text:style-name="P114">Wed Nov 18, 2020 <text:s/><text:span text:style-name="T2">no running</text:span> </text:p>
      <text:p text:style-name="P11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4"/>
      <text:p text:style-name="P114">Thurs Nov 19, 2020 <text:span text:style-name="T2">no running</text:span></text:p>
      <text:p text:style-name="P113">On October 1, 2020 I had cateract/glaucoma surgery on my right I. Today I had the same surgery on my left eye and will continue to do lighter training for about 4 more weeks.</text:p>
      <text:p text:style-name="P113"/>
      <text:p text:style-name="P114">Fri Nov 20, 2020 <text:span text:style-name="T2">no running</text:span> </text:p>
      <text:p text:style-name="P114"/>
      <text:p text:style-name="P113">In the last week: 4 miles of running.</text:p>
      <text:p text:style-name="P113"/>
      <text:p text:style-name="P113"><text:span text:style-name="T3">Sat Nov 21, 2020</text:span> no running</text:p>
      <text:p text:style-name="P113"/>
      <text:p text:style-name="P113"><text:span text:style-name="T3">Sun <text:s/>Nov 22, 2020</text:span> <text:span text:style-name="T3">3.5 miles of walking including 3 miles on hilly roads averaging 15min/mile and ave heart rate of 95 bpm. 1425 heart beats per mile</text:span></text:p>
      <text:p text:style-name="P114"/>
      <text:p text:style-name="P114">Mon Nov 23, 2020 10:47 on the elliptical, <text:s/>HR: 108, steps/min: 140, </text:p>
      <text:p text:style-name="P114">771 heartbeats/1000 steps</text:p>
      <text:p text:style-name="P114"/>
      <text:p text:style-name="P113"><text:span text:style-name="T3">Tues <text:s/>Nov 24, 2020</text:span> 3.7 miles of walking<text:span text:style-name="T3"> including 2 x down and up the cemetery hill.</text:span></text:p>
      <text:p text:style-name="P113"><text:span text:style-name="T3">1</text:span><text:span text:style-name="T7">st</text:span><text:span text:style-name="T3"> time: 1.6 miles, 14:34/mile, 89 bpm, 1296 heartbeats/mile, elevation change 216 feet</text:span></text:p>
      <text:p text:style-name="P113"><text:span text:style-name="T3">2</text:span><text:span text:style-name="T7">nd</text:span><text:span text:style-name="T3"> time: 1.6 miles, 14:59/mile, 104 bpm, 1588 heartbeats/mile, elevation change 216 feet</text:span></text:p>
      <text:p text:style-name="P114">I kept heart rate under <text:s/>125 bpm</text:p>
      <text:p text:style-name="P114"/>
      <text:p text:style-name="P113"><text:span text:style-name="T3">Wed <text:s/>Nov 25, 2020</text:span> 2 miles of walking<text:span text:style-name="T3"> including 1 x down and up the cemetery hill.</text:span></text:p>
      <text:p text:style-name="P114">1.6 miles, 14:37/mile, 102 bpm, 1491 heartbeats/mile, elevation change 216 feet</text:p>
      <text:p text:style-name="P114">I kept heart rate under <text:s/>125 bpm</text:p>
      <text:p text:style-name="P114"><text:soft-page-break/></text:p>
      <text:p text:style-name="P113"><text:span text:style-name="T3">Thur <text:s/>Nov 26, 2020</text:span> 4.5 miles of walking<text:span text:style-name="T3"> including 4 miles on the 500m cemetery loop.</text:span></text:p>
      <text:p text:style-name="P114">4 miles, 14:03/mile, 104 bpm, 1460 heartbeats/mile, elevation change 275 feet</text:p>
      <text:p text:style-name="P114">I kept heart rate under <text:s/>125 bpm</text:p>
      <text:p text:style-name="P114"/>
      <text:p text:style-name="P114">Fri Nov 27, 2020 <text:span text:style-name="T2">3.7 miles of walking </text:span>mostly on hilly roads.</text:p>
      <text:p text:style-name="P114">This included 2 of the fastest miles I have walked. <text:s/></text:p>
      <text:p text:style-name="P114">Walk: 6+ times around the cemetery, Distance: 2 miles, Pace: <text:s/>12:51/mile, HR:130, </text:p>
      <text:p text:style-name="P114">1670 heartbeats/mile, elevation change: 275 feet</text:p>
      <text:p text:style-name="P114"/>
      <text:p text:style-name="P23">Sat Nov 28, 2020 <text:span text:style-name="T2">5.5 miles of walking</text:span> on hilly roads.</text:p>
      <text:p text:style-name="P23">This included 5 miles on the cemetery loop.</text:p>
      <text:p text:style-name="P23">1<text:span text:style-name="T6">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2">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2">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2">3 miles of running</text:span> and 1.5 miles of walking <text:s/></text:p>
      <text:p text:style-name="P10">Run/walk: <text:span text:style-name="T3">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2">3 miles running </text:span></text:p>
      <text:p text:style-name="P23"/>
      <text:p text:style-name="P23"/>
      <text:p text:style-name="P23"><text:soft-page-break/>Sat Dec 5, 2020 <text:s/><text:span text:style-name="T2">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2">2.5 miles running</text:span></text:p>
      <text:p text:style-name="P23">10:00 on the elliptical, <text:s/>HR: 103, steps/min: 124, 831 heartbeats/1000 steps</text:p>
      <text:p text:style-name="P23">rest <text:s/>10 minutes and jog 0.25 miles to the cemetery lap</text:p>
      <text:p text:style-name="P10">Run:<text:span text:style-name="T3">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2">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3">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3">Rest a few minutes</text:p>
      <text:p text:style-name="P23">2 x 1 loop (0.317 miles) in 3:00, 2:54, 2:50 and 2:38 with a 3:50 <text:s/>jog after each</text:p>
      <text:p text:style-name="P23"><text:span text:style-name="T2">Warm down:</text:span> 0.25 mile jog home</text:p>
      <text:p text:style-name="P23"/>
      <text:p text:style-name="P23"/>
      <text:p text:style-name="P23">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2">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2">4.4 miles</text:span></text:p>
      <text:p text:style-name="P23"><text:span text:style-name="T2">warm up: </text:span><text:s/>0.25 mile run to the cemetery.</text:p>
      <text:p text:style-name="P23"><text:span text:style-name="T2">Run:</text:span> <text:s/>3.9 miles on hilly roads in 47:50. HR:124 ave pace:12:16/mile </text:p>
      <text:p text:style-name="P23">1520 heartbeats/mile</text:p>
      <text:p text:style-name="P23"><text:span text:style-name="T2">Warm down:</text:span> <text:s/>0.25 miles</text:p>
      <text:p text:style-name="P23"/>
      <text:p text:style-name="P23">Mon Dec 14, 2020 <text:span text:style-name="T2">4 miles</text:span> </text:p>
      <text:p text:style-name="P23"><text:span text:style-name="T2">Run:</text:span> 4 miles in 52 minutes on very hilly roads.</text:p>
      <text:p text:style-name="P23"/>
      <text:p text:style-name="P23">Tues Dec 15, 2020 1 mile walk on the cemetery loop</text:p>
      <text:p text:style-name="P23"/>
      <text:p text:style-name="P23">Wed Dec 16, 2020 <text:span text:style-name="T2">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2">warm up:</text:span> 20 minutes at a relatively constant rate with 5 min going backwards. </text:p>
      <text:p text:style-name="P23">Ave HR: 111 bpm. <text:s/>rest 5:00 </text:p>
      <text:p text:style-name="P23"><text:span text:style-name="T2">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4">Sat Dec 19, 2020 On the elliptical</text:p>
      <text:p text:style-name="P114"><text:span text:style-name="T13">warm up:</text:span><text:span text:style-name="T12"> 15 minutes at a relatively constant rate, Ave HR: 131 bpm, rest 5:00</text:span></text:p>
      <text:p text:style-name="P23"><text:span text:style-name="T2">Intervals:</text:span> 24 minutes including 8 x 1:20 minute fast with a slow pace after each fast part. During each fast interval my pulse rose to between 140 bpm and 153 bpm.</text:p>
      <text:p text:style-name="P23"><text:span text:style-name="T2">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4"/>
      <text:p text:style-name="P114">Mon <text:s/>Dec 21, 2020 <text:span text:style-name="T2">no running </text:span></text:p>
      <text:p text:style-name="P114"><text:span text:style-name="T2">On the elliptical: </text:span>44 minutes at various paces, pulse reached 147 bpm, Ave Pulse: 124</text:p>
      <text:p text:style-name="P23"/>
      <text:p text:style-name="P23">Tues Dec 22, 2020 <text:span text:style-name="T2">no running</text:span></text:p>
      <text:p text:style-name="P10"/>
      <text:p text:style-name="P23">Wed Dec 23, 2020 <text:span text:style-name="T2">2.25 miles running</text:span></text:p>
      <text:p text:style-name="P113">warm up: <text:span text:style-name="T3">1 mile</text:span></text:p>
      <text:p text:style-name="P114"><text:span text:style-name="T2">Run:</text:span> 1 mile on the cemetery loop in 8:53, Total ascent: 66 feet</text:p>
      <text:p text:style-name="P114"><text:span text:style-name="T2">Warm down:</text:span> 0.25 jog <text:s/></text:p>
      <text:p text:style-name="P114"/>
      <text:p text:style-name="P23">Thur Dec 24, 2020 <text:span text:style-name="T2">3 miles running</text:span></text:p>
      <text:p text:style-name="P113">warm up: <text:span text:style-name="T3">1 mile</text:span></text:p>
      <text:p text:style-name="P114"><text:span text:style-name="T2">Run:</text:span> 2 miles on the cemetery loop in 9:30 + 9:04 = 18:34, Total ascent: 132 feet</text:p>
      <text:p text:style-name="P114"><text:span text:style-name="T2">Warm down:</text:span> 0.25 jog</text:p>
      <text:p text:style-name="P114"/>
      <text:p text:style-name="P114">Fri Dec 25, 2020 <text:span text:style-name="T2">no running</text:span></text:p>
      <text:p text:style-name="P114"/>
      <text:p text:style-name="P114"/>
      <text:p text:style-name="P114"/>
      <text:p text:style-name="P114"><text:span text:style-name="T2">In the last week:</text:span> <text:s/>5.25 miles of running</text:p>
      <text:p text:style-name="P114"/>
      <text:p text:style-name="P114"/>
      <text:p text:style-name="P114">Sat Dec 26, 2020 On the elliptical: I repeated the workout I did last Saturday Dec 19</text:p>
      <text:p text:style-name="P114"><text:span text:style-name="T13">warm up:</text:span><text:span text:style-name="T12"> 15 minutes at a relatively constant rate, Ave HR: 113 bpm, rest 5:00</text:span></text:p>
      <text:p text:style-name="P23"><text:span text:style-name="T2">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2">Warm down:</text:span> 2:40 after the last fast interval.</text:p>
      <text:p text:style-name="P23">The Heart Rate graph for this workout was similar in shape to last Saturday's.</text:p>
      <text:p text:style-name="P23"/>
      <text:p text:style-name="P23">Sun Dec 27, 2020 <text:span text:style-name="T2">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4"><text:span text:style-name="T13">warm up:</text:span><text:span text:style-name="T12"> 15 minutes at a relatively constant rate, Ave HR: 121 bpm, rest 5:00</text:span></text:p>
      <text:p text:style-name="P23"><text:span text:style-name="T2">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2">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4"><text:span text:style-name="T13">warm up:</text:span><text:span text:style-name="T12"> 15 minutes at a relatively constant rate, Ave HR: 121 bpm, rest 5:00</text:span></text:p>
      <text:p text:style-name="P23"><text:span text:style-name="T2">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2">Warm down:</text:span> 3:00 after the last fast interval.</text:p>
      <text:p text:style-name="P23"/>
      <text:p text:style-name="P23">Thur Dec 31, 2020 <text:span text:style-name="T2">no running</text:span></text:p>
      <text:p text:style-name="P23"/>
      <text:p text:style-name="P23">Fri Jan 1, 2021 <text:s/>40 minutes on the elliptical at various pace. </text:p>
      <text:p text:style-name="P23"/>
      <text:p text:style-name="P23"/>
      <text:p text:style-name="P23"><text:span text:style-name="T2">In the last week no running miles but good workouts on the elliptical. </text:span><text:s/></text:p>
      <text:p text:style-name="P23"/>
      <text:p text:style-name="P23"/>
      <text:p text:style-name="P78">Sat Jan 2, 2021 <text:s/>40 minutes on the elliptical at variuos pace.</text:p>
      <text:p text:style-name="P78"/>
      <text:p text:style-name="P78">Sun Jan 3, 2020 30 minutes on the elliptical</text:p>
      <text:p text:style-name="P78"><text:span text:style-name="T2">warm up: </text:span><text:s/>10 minutes at “speed” of about 16.5</text:p>
      <text:p text:style-name="P93">Intervals:<text:span text:style-name="T3"> <text:s/>4 x 2:00 at a “speed” of about 21.5 with a 3:00 slow pace after each. </text:span></text:p>
      <text:p text:style-name="P78"/>
      <text:p text:style-name="P78">Mon Jan 4, 2021 On the elliptical</text:p>
      <text:p text:style-name="P78"><text:span text:style-name="T2">warm up: </text:span><text:s/>10 minutes at “speed” of about 15.5</text:p>
      <text:p text:style-name="P93">Intervals:<text:span text:style-name="T3"> <text:s/>6 x 1:30 at a “speed” of about 22.5 with 2:30 at a “speed” of 15.5 after each.</text:span></text:p>
      <text:p text:style-name="P93"><text:soft-page-break/>Warm down: <text:span text:style-name="T3">3:30 more at a “speed” of 15.5 </text:span></text:p>
      <text:p text:style-name="P78"/>
      <text:p text:style-name="P78">Tues Jan 5, 2021 On elliptical</text:p>
      <text:p text:style-name="P78">20 minutes on the elliptical at various paces.</text:p>
      <text:p text:style-name="P78"/>
      <text:p text:style-name="P93"><text:span text:style-name="T3">Wed Jan 6, 2021 </text:span>1 mile<text:span text:style-name="T3"> of running on the cemetery loop</text:span></text:p>
      <text:p text:style-name="P78">On elliptical:</text:p>
      <text:p text:style-name="P93">warm up:<text:span text:style-name="T3"> 20 minutes at a “speed” of about 15.5 and rest 5 minutes</text:span></text:p>
      <text:p text:style-name="P78"><text:span text:style-name="T2">Intervals:</text:span> 24 minutes including 8 x 1:20 minute fast with a slow pace for 1:40 after each fast interval. During each fast interval my pulse rose to between 132 bpm and 158 bpm. </text:p>
      <text:p text:style-name="P78">“Speed” during fast intervals: about 21 “Speed” during slow intervals: about 15.</text:p>
      <text:p text:style-name="P93">Warm down: <text:span text:style-name="T3">rest 5 minutes and 6 minutes at a slow pace </text:span></text:p>
      <text:p text:style-name="P78"/>
      <text:p text:style-name="P78">Thur Jan 7, 2021 <text:span text:style-name="T2">no running</text:span> On elliptical</text:p>
      <text:p text:style-name="P78"><text:span text:style-name="T2">warm up:</text:span> 10 minutes at a slow pace</text:p>
      <text:p text:style-name="P78"><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8"><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3">Sat Jan 9, 2021 </text:span>7.9 miles running </text:p>
      <text:p text:style-name="P23">Jim Fitch and I ran a 10K on Tamarack Drive </text:p>
      <text:p text:style-name="P23"><text:span text:style-name="T2">warm up:</text:span> 1.7 miles at various paces and rest a few minutes</text:p>
      <text:p text:style-name="P10">Run: <text:span text:style-name="T3">10K out and back. Going out: wind in our faces and it was more up hill than down.</text:span></text:p>
      <text:p text:style-name="P23">Time: 30:47+30:08 = 1:00:55</text:p>
      <text:p text:style-name="P23"/>
      <text:p text:style-name="P23">Sun Jan 10, 2021 <text:span text:style-name="T2">no running</text:span></text:p>
      <text:p text:style-name="P23"/>
      <text:p text:style-name="P23"><text:soft-page-break/>Mon Jan 11, 2021 <text:span text:style-name="T2">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2">4.63 miles</text:span> on a very hilly course</text:p>
      <text:p text:style-name="P23">Time: 54:21, Pace: 11:44, Ave Heart Rate: 141 bpm, Sum of Ascents: 380 feet </text:p>
      <text:p text:style-name="P23"/>
      <text:p text:style-name="P121"><text:span text:style-name="T30">Fri Jan 15, 2021 </text:span><text:span text:style-name="T31">4 miles</text:span><text:span text:style-name="T30"> on a very hilly course, more hills than yesterday</text:span></text:p>
      <text:p text:style-name="P122">Time: 48:03, Pace: 12:01, Ave Heart Rate: 131 bpm, Sum of Ascents: 480 feet</text:p>
      <text:p text:style-name="P121"><text:span text:style-name="T40">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3"/>
      <text:p text:style-name="P10"><text:span text:style-name="T3">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2">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2">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2"><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2">warm up:</text:span> 10 minutes at a “speed” of about 15.5 Ave HR: <text:s/>and a 5 minute rest</text:p>
      <text:p text:style-name="P23"><text:span text:style-name="T2">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2">4miles running</text:span></text:p>
      <text:p text:style-name="P53">I ran 4 miles on a very hilly course. <text:s/>The total ascent along the course was </text:p>
      <text:p text:style-name="P53">490 ft. <text:s/>Mile splits: Average pace: 11:26/mile.</text:p>
      <text:p text:style-name="P53">The course: Down Limber, left on Jefferson, down to Randolf, left into Greendale Cemetery. Up to 510 meter loop, around the loop 4 times and back home the same way I came. It was cold and I wore sweats.</text:p>
      <text:p text:style-name="P53"/>
      <text:p text:style-name="P53">Thur Feb 4, 2021 no running</text:p>
      <text:p text:style-name="P53"/>
      <text:p text:style-name="P5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2">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3">Wed Feb 10, 2021 1 hour on the elliptical at various paces</text:p>
      <text:p text:style-name="P10"><text:span text:style-name="T3">Thurs Feb 11, 2021 </text:span>no running<text:span text:style-name="T3">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2">no running</text:span></text:p>
      <text:p text:style-name="P23"/>
      <text:p text:style-name="P23">Mon Feb 15, 2021 35 minutes on elliptical at various paces, Ave HR: 125, Max HR: 152</text:p>
      <text:p text:style-name="P23">Workout included 8 x 1:00, at “speeds” of 23.5 for the first 7 and 26 for the 8<text:span text:style-name="T6">th</text:span> interval</text:p>
      <text:p text:style-name="P23"/>
      <text:p text:style-name="P23">Tues Feb 16, 2021 40 minutes on elliptical at various paces, Ave HR: 131, Max HR: 162</text:p>
      <text:p text:style-name="P23"/>
      <text:p text:style-name="P23">Wed Feb 17, 2021 <text:span text:style-name="T2">1 mile of running</text:span></text:p>
      <text:p text:style-name="P23"><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4"><draw:frame draw:style-name="fr1" draw:name="graphics9" text:anchor-type="paragraph" svg:width="6.9547in" svg:height="2.8063in" draw:z-index="8"><draw:image xlink:href="Pictures/1000000000000460000001C4118D6C99.jpg" xlink:type="simple" xlink:show="embed" xlink:actuate="onLoad"/></draw:frame></text:p>
      <text:p text:style-name="P104">In the last week: 10 miles of running and good workouts on the elliptical</text:p>
      <text:p text:style-name="P106"/>
      <text:p text:style-name="P104"/>
      <text:p text:style-name="P106">Sat Feb 27, 2021 <text:span text:style-name="T2">3.85 miles running</text:span> on the cemetery loop</text:p>
      <text:p text:style-name="P104">Run: <text:span text:style-name="T3">3.85 miles, </text:span></text:p>
      <text:p text:style-name="P106">Time: 39:09, Ave pace: 10:10/mile, Last mile time: 9:31, Total ascent 264 feet</text:p>
      <text:p text:style-name="P106"/>
      <text:p text:style-name="P104"><text:span text:style-name="T3">Sun Feb 28, 2021 </text:span>no running</text:p>
      <text:p text:style-name="P106"/>
      <text:p text:style-name="P106">Mon March 1, 2021 <text:span text:style-name="T2">on elliptical</text:span></text:p>
      <text:p text:style-name="P106">20 minutes on the elliptical, Ave HR: 130, Max HR: 150</text:p>
      <text:p text:style-name="P106">Warm down: 5 minutes</text:p>
      <text:p text:style-name="P106"/>
      <text:p text:style-name="P106">Tues March 2, 2021 <text:span text:style-name="T2">4 miles of running</text:span></text:p>
      <text:p text:style-name="P104">Run: <text:span text:style-name="T3">4 miles on very hilly roads in 43:19 </text:span></text:p>
      <text:p text:style-name="P106">Ave Pace: 10:50, Ave HR:133 bpm, Max HR: 146 bpm Total Ascent: 490 ft</text:p>
      <text:p text:style-name="P106">Compare to the same workout on Feb 3, 2021. I felt stronger today.</text:p>
      <text:p text:style-name="P106"/>
      <text:p text:style-name="P106">Wed March 3, 2021 <text:span text:style-name="T2">4 miles of running</text:span> <text:s/></text:p>
      <text:p text:style-name="P104">Warm up:<text:span text:style-name="T3"> jog 1.5 miles </text:span><text:s/></text:p>
      <text:p text:style-name="P104">Run: <text:span text:style-name="T3">4 x 0.317 mile cemetery loop with 1 loop jog between the intervals.</text:span></text:p>
      <text:p text:style-name="P106">Times: 2:59, 2:54, 2:53, 2:44, Times for 1 loop jogs: about 4:00</text:p>
      <text:p text:style-name="P104">Warm down:<text:span text:style-name="T3"> <text:s/>¼ mile jog</text:span></text:p>
      <text:p text:style-name="P106"/>
      <text:p text:style-name="P104"><text:span text:style-name="T3">Thur March 4, 2021 </text:span>no running</text:p>
      <text:p text:style-name="P106"/>
      <text:p text:style-name="P106">Fri March 5, 2021 on the elliptical</text:p>
      <text:p text:style-name="P106">15 minutes at a “speed” of 20, Ave Pulse: 120, Max Pulse 129 and rested 3 minutes</text:p>
      <text:p text:style-name="P106"><text:span text:style-name="T2">Intervals</text:span>: 5 x 1:00 at “speed” of 25 with 1:00 between the intervals at a “speed” of 15.5 </text:p>
      <text:p text:style-name="P106">Ave Pulse: 111, Max Pulse: 149</text:p>
      <text:p text:style-name="P106"><text:soft-page-break/><text:span text:style-name="T2">Warm down:</text:span> 5:00 at a “speed” of 15</text:p>
      <text:p text:style-name="P104"/>
      <text:p text:style-name="P104">In the last week: 11.9 miles of running and good workouts on the elliptical.</text:p>
      <text:p text:style-name="P10"/>
      <text:p text:style-name="P106">Sat March 6, 2021 <text:span text:style-name="T2">no running</text:span></text:p>
      <text:p text:style-name="P104"/>
      <text:p text:style-name="P106">Sun March 7, 2021</text:p>
      <text:p text:style-name="P104">Warm up:<text:span text:style-name="T3"> </text:span><text:s/><text:span text:style-name="T3">1.5 miles mainly on the 0.317 meter cemetery loop</text:span></text:p>
      <text:p text:style-name="P104">Run: <text:span text:style-name="T3">12 x cemetery loop = 3.80 miles in 40:10 or 10:34/mile</text:span></text:p>
      <text:p text:style-name="P106">3 loop splits:10:12, 10:23, 10:12, 9:23 with the last loop at 9:18/mile pace.</text:p>
      <text:p text:style-name="P106">Total ascent: 264 feet, Ave HR: 135</text:p>
      <text:p text:style-name="P106"/>
      <text:p text:style-name="P106">Mon March 8, 2021 <text:span text:style-name="T2">no running</text:span></text:p>
      <text:p text:style-name="P106"/>
      <text:p text:style-name="P106">Tues March 9, 2021 <text:span text:style-name="T2">6.1 miles running</text:span></text:p>
      <text:p text:style-name="P104">Warm up:<text:span text:style-name="T3"> 3 miles at various paces</text:span></text:p>
      <text:p text:style-name="P104">Run: <text:span text:style-name="T3">5K with Jim Fitch on Tamarack Dr on a nice day, <text:s/>Our Time: 29:26 <text:s/></text:span></text:p>
      <text:p text:style-name="P106">Pace: 9:28/mile, <text:s/>Mile Splits: 9:31, 9:36, 9:26, and 53s for the last 0.11 miles <text:s text:c="2"/></text:p>
      <text:p text:style-name="P104">Warm down:<text:span text:style-name="T3"> 5 minute walk</text:span></text:p>
      <text:p text:style-name="P106"/>
      <text:p text:style-name="P104"><text:span text:style-name="T3">Thur March 11, 2021 </text:span>6.1 miles running</text:p>
      <text:p text:style-name="P104">Warm up:<text:span text:style-name="T3"> 0.75 mile jog</text:span> </text:p>
      <text:p text:style-name="P111">Run: <text:span text:style-name="T3">15 x 0.317 cemetery loop = 5.07 miles, Time: 59:45, Pace: 11:47/mile, Ave HR:122, Max HR:136</text:span></text:p>
      <text:p text:style-name="P111">Warm down:<text:span text:style-name="T3"> 0.25 mile jog </text:span></text:p>
      <text:p text:style-name="P110">Fri March 12, 2021 <text:span text:style-name="T2">no running</text:span></text:p>
      <text:p text:style-name="P111"/>
      <text:p text:style-name="P111">In the last week: 12.2 miles of running</text:p>
      <text:p text:style-name="P111"/>
      <text:p text:style-name="P110">Sat March 13, 2021 <text:span text:style-name="T2">3.7 miles</text:span></text:p>
      <text:p text:style-name="P111">Warm up: <text:span text:style-name="T3">0.25 miles</text:span></text:p>
      <text:p text:style-name="P111">Run: <text:span text:style-name="T3">10 x 0.317 cemetery loop = 3.17 miles, Time: 34:26, Pace: 10:51/mile, Ave HR:136</text:span></text:p>
      <text:p text:style-name="P111">Warm down:<text:span text:style-name="T3"> 0.25 mile jog </text:span></text:p>
      <text:p text:style-name="P110"/>
      <text:p text:style-name="P110">Sun March 14, 2021 <text:span text:style-name="T2">4.4 miles</text:span> <text:s/></text:p>
      <text:p text:style-name="P111">Warm up:<text:span text:style-name="T3"> 1 mile </text:span></text:p>
      <text:p text:style-name="P111">Run: <text:span text:style-name="T3">10 x 0.317 cemetery loop = 3.17 miles, Time: 32:47, Pace: 10:21/mile, Ave HR:134</text:span></text:p>
      <text:p text:style-name="P111">Warm down:<text:span text:style-name="T3"> 0.25 mile jog </text:span></text:p>
      <text:p text:style-name="P23"/>
      <text:p text:style-name="P110">Mon March 15, 2021 <text:span text:style-name="T2">3.7 miles</text:span> <text:s/></text:p>
      <text:p text:style-name="P111">Warm up:<text:span text:style-name="T3"> 0.25 miles </text:span></text:p>
      <text:p text:style-name="P111">Run: <text:span text:style-name="T3">10 x 0.317 cemetery loop = 3.17 miles, Time: 34:22, Pace: 10:50/mile, Ave HR:140</text:span></text:p>
      <text:p text:style-name="P111">Warm down:<text:span text:style-name="T3"> 0.25 mile jog</text:span></text:p>
      <text:p text:style-name="P110"/>
      <text:p text:style-name="P111"><text:span text:style-name="T3">Tues March 16, 2021 </text:span>no running</text:p>
      <text:p text:style-name="P110"/>
      <text:p text:style-name="P110">Wed <text:s/>March 17, 2021 <text:s/><text:span text:style-name="T2">6.75 miles</text:span> running 0.25 miles walking</text:p>
      <text:p text:style-name="P110">I ran and walked 7 miles on hilly roads and averaged about 12:30/miles. Ave HR: 115</text:p>
      <text:p text:style-name="P110"><text:soft-page-break/></text:p>
      <text:p text:style-name="P110">Thur March 18, 2020 <text:span text:style-name="T2">no running</text:span> </text:p>
      <text:p text:style-name="P110"/>
      <text:p text:style-name="P110">Fri <text:s/>March 19, 2021 <text:span text:style-name="T2">3.7 miles</text:span> <text:s/></text:p>
      <text:p text:style-name="P111">Warm up:<text:span text:style-name="T3"> 0.25 miles </text:span></text:p>
      <text:p text:style-name="P111">Run: <text:span text:style-name="T3">10 x 0.317 cemetery loop = 3.17 miles, Time: 31:28, Pace: 9:55/mile, Ave HR:132</text:span></text:p>
      <text:p text:style-name="P111">Warm down:<text:span text:style-name="T3"> 0.25 mile jog</text:span></text:p>
      <text:p text:style-name="P110">I felt a lot better than 3 days ago.</text:p>
      <text:p text:style-name="P110"/>
      <text:p text:style-name="P111">In the last week: 22.3 miles</text:p>
      <text:p text:style-name="P111"/>
      <text:p text:style-name="P110">Sat March 20, 2021 <text:span text:style-name="T2">5.3 miles</text:span></text:p>
      <text:p text:style-name="P104">Warm up:<text:span text:style-name="T3"> jog 1.25 miles </text:span><text:s/></text:p>
      <text:p text:style-name="P104">Run: <text:span text:style-name="T3">6 x 0.317 mile cemetery loop with 1 loop jog between the intervals.</text:span></text:p>
      <text:p text:style-name="P106">Times: 2:49, 2:53, 2:48, 2:43, 2:37, 2:31, Ave Time: 2:44 or 8:36/mile pace </text:p>
      <text:p text:style-name="P106">Times for 1 loop jogs: about 4:00</text:p>
      <text:p text:style-name="P104">Warm down:<text:span text:style-name="T3"> <text:s/>¼ mile jog</text:span></text:p>
      <text:p text:style-name="P106"/>
      <text:p text:style-name="P104"><text:span text:style-name="T3">Mon <text:s/>March 22, 2021 </text:span>4 miles running</text:p>
      <text:p text:style-name="P111">Warm up:<text:span text:style-name="T3"> 0.5 miles to the cemetery loop</text:span></text:p>
      <text:p text:style-name="P111">Run and walk:<text:span text:style-name="T3"> 13 cemetery loops running the first ¼ mile of each loop and walking the last 0.067</text:span></text:p>
      <text:p text:style-name="P110">So I ran 3.25 and walked 0.87 miles for a total of 4.12 miles in 51:48 or 12:34/mile</text:p>
      <text:p text:style-name="P111">Warm down:<text:span text:style-name="T3"> 0.25 miles</text:span></text:p>
      <text:p text:style-name="P110"/>
      <text:p text:style-name="P110">Wed March 24, 2021 <text:span text:style-name="T2">4.7 miles</text:span></text:p>
      <text:p text:style-name="P110">I ran on the Allegheny College track.</text:p>
      <text:p text:style-name="P111">Warm up:<text:span text:style-name="T3"> <text:s/>1.5 miles averaging 10:00/mile and rest a few minutes</text:span></text:p>
      <text:p text:style-name="P111">Run: <text:span text:style-name="T3"><text:s/>6 x 300m with 300m jog after each run, </text:span></text:p>
      <text:p text:style-name="P110">Times: 1:31, 1:33, 1:32, 1:28, 1:26, 1:25, Ave Time: 1:29 or about 7:55/mile pace, <text:s text:c="2"/></text:p>
      <text:p text:style-name="P110">Jog Times: about 2:40 </text:p>
      <text:p text:style-name="P111">Warm down:<text:span text:style-name="T3"> rest a few minutes and 1 mile in 9:55</text:span></text:p>
      <text:p text:style-name="P110"/>
      <text:p text:style-name="P110">Thur March 25, 2021 <text:span text:style-name="T2">8 miles</text:span></text:p>
      <text:p text:style-name="P111">Run: <text:span text:style-name="T3">7 miles on the Allegheny track, Mile splits: 11:38, 11:18, 10:45, 10:46, 10:45, 10:39, 10:12</text:span></text:p>
      <text:p text:style-name="P110">Average pace: 10:52, <text:s/>Ave HR: 129 bpm</text:p>
      <text:p text:style-name="P110">I was a little tired and stiff from yesterday's workout but felt better as I ran.</text:p>
      <text:p text:style-name="P111">Warm down: <text:span text:style-name="T3">1</text:span> <text:span text:style-name="T3">mile jog home </text:span></text:p>
      <text:p text:style-name="P110"/>
      <text:p text:style-name="P111"><text:span text:style-name="T3">Fri March 26, 2021</text:span> no running</text:p>
      <text:p text:style-name="P111"/>
      <text:p text:style-name="P111">In the last week: 22 miles</text:p>
      <text:p text:style-name="P111"/>
      <text:p text:style-name="P110">Sat March 27, 2021 <text:span text:style-name="T2">3.7 miles</text:span></text:p>
      <text:p text:style-name="P111">Warm up: <text:span text:style-name="T3">0.25 mile jog to the Greendale Cemetery 510 meter loop.</text:span></text:p>
      <text:p text:style-name="P111">Run: <text:span text:style-name="T3">10 cemetery loops in 29:48 or 9:24/mile. Time/loop: 2:59, Total vertical ascent: 220 feet</text:span></text:p>
      <text:p text:style-name="P110">Mile splits: 9:53, 9:19, 9:11</text:p>
      <text:p text:style-name="P110"/>
      <text:p text:style-name="P110">Sun March 28, 2021 <text:span text:style-name="T2">no running </text:span></text:p>
      <text:p text:style-name="P111"><text:soft-page-break/></text:p>
      <text:p text:style-name="P104"><text:span text:style-name="T3">Mon <text:s/>March 29, 2021 </text:span>4.5 miles running</text:p>
      <text:p text:style-name="P111">Warm up:<text:span text:style-name="T3"> 0.5 miles to the cemetery loop</text:span></text:p>
      <text:p text:style-name="P111">Run and walk:<text:span text:style-name="T3"> 15 cemetery loops running the first ¼ mile of each loop and walking the last 0.067</text:span></text:p>
      <text:p text:style-name="P110">So I ran 3.75 and walked 1 miles for a total of 4.75 miles in 57:14 or 12:02/mile <text:s/>Ave HR: 130</text:p>
      <text:p text:style-name="P110"><text:span text:style-name="T2">Warm down:</text:span> 0.25 miles</text:p>
      <text:p text:style-name="P111"/>
      <text:p text:style-name="P110">Tues<text:span text:style-name="T2"> <text:s/></text:span>March 30, 2021 <text:span text:style-name="T2">6 miles</text:span></text:p>
      <text:p text:style-name="P110"><text:span text:style-name="T2">Warm up:</text:span> 2.5 miles including 2 miles in 21:57 on the cemetery loop and then rest a few mnutes</text:p>
      <text:p text:style-name="P111">Run: <text:span text:style-name="T3">10 cemetery loops in 29:59 or 9:27/mile. Time/loop: 3:00, Total vertical ascent: 220 feet</text:span></text:p>
      <text:p text:style-name="P110"><text:span text:style-name="T2">Warm down:</text:span> 0.3 miles</text:p>
      <text:p text:style-name="P110"/>
      <text:p text:style-name="P110">Wed March 31, 2021 <text:span text:style-name="T2">3.7 miles</text:span> </text:p>
      <text:p text:style-name="P110"><text:s/><text:span text:style-name="T2">Warm up:</text:span> 0.25 miles <text:s text:c="2"/></text:p>
      <text:p text:style-name="P111">Run: <text:span text:style-name="T3">10 cemetery loops (3.17 miles) in 31:20 or 9:53/mile. </text:span></text:p>
      <text:p text:style-name="P110"><text:span text:style-name="T2">Warm down:</text:span> 0.25 miles</text:p>
      <text:p text:style-name="P110"/>
      <text:p text:style-name="P110">Thur April 1, 2021 <text:span text:style-name="T2">no running</text:span></text:p>
      <text:p text:style-name="P110"/>
      <text:p text:style-name="P110">Fri April 2, 2021 <text:span text:style-name="T2">3.7 miles</text:span> </text:p>
      <text:p text:style-name="P110"><text:span text:style-name="T2">Warm up:</text:span> 0.25 miles <text:s text:c="2"/></text:p>
      <text:p text:style-name="P111">Run: <text:span text:style-name="T3">10 cemetery loops (3.17 miles) in 31:03 or 9:48/mile. <text:s/>HR = 135</text:span></text:p>
      <text:p text:style-name="P110"><text:span text:style-name="T2">Warm down:</text:span> 0.25 miles</text:p>
      <text:p text:style-name="P110"/>
      <text:p text:style-name="P111">In the last week: 21.6 miles</text:p>
      <text:p text:style-name="P111"/>
      <text:p text:style-name="P110">Sat April 3, 2021 <text:span text:style-name="T2">3.7 miles</text:span> </text:p>
      <text:p text:style-name="P110"><text:span text:style-name="T2">Warm up:</text:span> 0.25 miles <text:s text:c="2"/></text:p>
      <text:p text:style-name="P111">Run: <text:span text:style-name="T3">10 cemetery loops (3.17 miles) in 30:18 or 9:34/mile. <text:s/>HR = 130</text:span></text:p>
      <text:p text:style-name="P110"><text:span text:style-name="T2">Warm down:</text:span> 0.25 miles</text:p>
      <text:p text:style-name="P110"/>
      <text:p text:style-name="P110">Sun April 4, 2021 <text:span text:style-name="T2">no running</text:span></text:p>
      <text:p text:style-name="P111"/>
      <text:p text:style-name="P110">Mon April 5, 2021 <text:span text:style-name="T2">no running </text:span></text:p>
      <text:p text:style-name="P111">I walked 3 miles with Mary Jane</text:p>
      <text:p text:style-name="P10"/>
      <text:p text:style-name="P23"><text:span text:style-name="T41">Tues April 6, 2021 </text:span><text:span text:style-name="T42">7.8 miles </text:span></text:p>
      <text:p text:style-name="P111">Warm up:<text:span text:style-name="T3"> 2.8</text:span> <text:span text:style-name="T3">miles at various paces on Tamarack Dr.</text:span></text:p>
      <text:p text:style-name="P111">Run:<text:span text:style-name="T3"> I ran 5 miles with Jim Fitch on Tamarack Dr</text:span></text:p>
      <text:p text:style-name="P111"><text:span text:style-name="T3">Splits:</text:span> <text:s/><text:span text:style-name="T3">9:06, 9:06, 9:07, 9:11, 9:04 <text:s/>Time:45:34 <text:s/>Ave HR: 155 bpm Elevation gain 104 feet</text:span></text:p>
      <text:p text:style-name="P110"/>
      <text:p text:style-name="P104"><text:span text:style-name="T3">Wed <text:s/>April 7, 2021 </text:span><text:s/>3 miles running</text:p>
      <text:p text:style-name="P111">Warm up:<text:span text:style-name="T3"> 0.25 miles to the cemetery loop</text:span></text:p>
      <text:p text:style-name="P111">Run and walk:<text:span text:style-name="T3"> 10 cemetery loops running the first ¼ mile of each loop and walking the last 0.067</text:span></text:p>
      <text:p text:style-name="P110">So I ran 2.5 miles and walked 0.67 miles for a total of 3.17 miles in 40:19 or 12:43/mile, Ave HR = 107</text:p>
      <text:p text:style-name="P111">Warm down<text:span text:style-name="T3">: 0.25 miles</text:span></text:p>
      <text:p text:style-name="P110"/>
      <text:p text:style-name="P110">Thur April 8, 2021 <text:span text:style-name="T2">5 miles</text:span></text:p>
      <text:p text:style-name="P111"><text:soft-page-break/>Warm up: <text:span text:style-name="T3">0.3 mile jog to the Greendale Cemetery 510 meter loop.</text:span></text:p>
      <text:p text:style-name="P111">Run: <text:span text:style-name="T3">13 cemetery loops, Distance: 4.1 miles, Time: 44:55 or 10:56/mile. Ave Pulse 123</text:span></text:p>
      <text:p text:style-name="P110"><text:span text:style-name="T2">Warm down:</text:span> 0.6 miles</text:p>
      <text:p text:style-name="P110"/>
      <text:p text:style-name="P110">Fri <text:s/>April 9, 2021 <text:s/><text:span text:style-name="T2">4.67 miles</text:span></text:p>
      <text:p text:style-name="P111">Warm up: <text:span text:style-name="T3">0.25 mile jog to the Greendale Cemetery 510 meter loop.</text:span></text:p>
      <text:p text:style-name="P111">Run: <text:span text:style-name="T3">13 cemetery loops plus 0.05 miles, Distance: 4.17 miles, Time: 41:21 or 9:51/mile.</text:span></text:p>
      <text:p text:style-name="P110">The last mile was in 9:00 <text:s/>Ave Pulse 128</text:p>
      <text:p text:style-name="P110"><text:span text:style-name="T2">Warm down:</text:span> 0.25 miles</text:p>
      <text:p text:style-name="P110">I was tired after the fast run on Tuesday but have felt better every day since then.</text:p>
      <text:p text:style-name="P110"/>
      <text:list xml:id="list2056826634324524845" text:style-name="L10">
        <text:list-item>
          <text:list>
            <text:list-header>
              <text:p text:style-name="P173">24.2 miles in the last week</text:p>
            </text:list-header>
          </text:list>
        </text:list-item>
      </text:list>
      <text:p text:style-name="P110"/>
      <text:p text:style-name="P110">Sat April 10, 2021 <text:s/><text:span text:style-name="T2">5.6 miles</text:span> <text:s text:c="8"/>I practiced running hills for an ultra marathon.</text:p>
      <text:p text:style-name="P110"><text:span text:style-name="T2">Warm up:</text:span> 0.3 miles to the top of the 0.8 mile hill in the Greendale Cemetery.<text:span text:style-name="T20"> </text:span></text:p>
      <text:p text:style-name="P110"><text:span text:style-name="T2">Run:</text:span> 4.8 miles on the hill in the cemetery. Starting from the top all the way to Jefferson St is 0.8 miles. <text:s/>I ran down and up this hill 3 times.</text:p>
      <text:p text:style-name="P110">Ave Heart Rate: 104 bpm, Ave Pace: 13:30/mile, Sum of ascents: 650 feet</text:p>
      <text:p text:style-name="P110"><text:s text:c="12"/>pace <text:s text:c="7"/>Ave Heart Rate</text:p>
      <text:p text:style-name="P110">down: 10:54<text:tab/> <text:s text:c="3"/>95 <text:s/></text:p>
      <text:p text:style-name="P110"><text:s text:c="5"/>up: 14:54<text:tab/> <text:s text:c="2"/>110</text:p>
      <text:p text:style-name="P110">down: 11:55<text:tab/> <text:s text:c="3"/>97</text:p>
      <text:p text:style-name="P110"><text:s text:c="5"/>up: 14:56<text:tab/> <text:s text:c="2"/>111</text:p>
      <text:p text:style-name="P110">down: 12:12<text:tab/> <text:s text:c="3"/>96</text:p>
      <text:p text:style-name="P110"><text:s text:c="5"/>up: 15:14<text:tab/> <text:s text:c="2"/>111</text:p>
      <text:p text:style-name="P111">Warm down: <text:span text:style-name="T3">0.5 miles</text:span></text:p>
      <text:p text:style-name="P110"/>
      <text:p text:style-name="P104"><text:span text:style-name="T3">Sun <text:s/>April 11, 2021 </text:span><text:s/>3.7 miles</text:p>
      <text:p text:style-name="P111">Warm up:<text:span text:style-name="T3"> 0.25 miles to the cemetery loop</text:span></text:p>
      <text:p text:style-name="P111">Run:<text:span text:style-name="T3"> 10 cemetery loops or 3.17 miles in 33:36 or 10:36/mile, <text:s/>Ave HR = 112</text:span></text:p>
      <text:p text:style-name="P110">Warm down: 0.25 miles</text:p>
      <text:p text:style-name="P110"/>
      <text:p text:style-name="P110">Mon April 12, 2021 <text:span text:style-name="T2">no running</text:span></text:p>
      <text:p text:style-name="P110"/>
      <text:p text:style-name="P110">Tues April 13, 2021 <text:span text:style-name="T2">5.6 miles</text:span></text:p>
      <text:p text:style-name="P111">Warm up:<text:span text:style-name="T3"> jog 1.25 miles </text:span><text:s/></text:p>
      <text:p text:style-name="P111">Run: 7<text:span text:style-name="T3"> x 0.317 mile cemetery loop with 1 loop jog after the intervals.</text:span></text:p>
      <text:p text:style-name="P110">Times: 2:48, 2:52, 2:51, 2:47, 2:42, 2:40, 2.24 Ave Time: 2:43 or 8:34/mile pace </text:p>
      <text:p text:style-name="P110">Times for 1 loop jogs: about 3:50</text:p>
      <text:p text:style-name="P111">Warm down:<text:span text:style-name="T3"> <text:s/>¼ mile jog</text:span></text:p>
      <text:p text:style-name="P110">Compare to Sat March 20, 2021 </text:p>
      <text:p text:style-name="P10"/>
      <text:p text:style-name="P110">Wed <text:s/>April 14, 2021 <text:s/><text:span text:style-name="T2">5.3 miles</text:span> <text:s text:c="8"/>I practiced running hills for an ultra marathon.</text:p>
      <text:p text:style-name="P110"><text:span text:style-name="T2">Warm up:</text:span> 0.25 miles to the top of the 0.8 mile hill in the Greendale Cemetery.<text:span text:style-name="T20"> </text:span></text:p>
      <text:p text:style-name="P110"><text:span text:style-name="T2">Run:</text:span> 4.8 miles on the hill in the cemetery. Starting from the top all the way to Jefferson St is 0.8 miles. <text:s/>I ran down and up this hill 3 times.</text:p>
      <text:p text:style-name="P110">Ave Heart Rate: 127 bpm, Ave Pace: 12:49/mile, Sum of ascents: 650 feet</text:p>
      <text:p text:style-name="P110"><text:s text:c="12"/>pace <text:s text:c="7"/>Ave Heart Rate</text:p>
      <text:p text:style-name="P110"><text:soft-page-break/>down: 10:35<text:tab/> <text:s text:c="3"/>131 <text:s/></text:p>
      <text:p text:style-name="P110"><text:s text:c="5"/>up: 14:07<text:tab/> <text:s text:c="2"/>133</text:p>
      <text:p text:style-name="P110">down: 11:48<text:tab/> <text:s text:c="2"/>113</text:p>
      <text:p text:style-name="P110"><text:s text:c="5"/>up: 13:46<text:tab/> <text:s text:c="2"/>127</text:p>
      <text:p text:style-name="P110">down: 11:26<text:tab/> <text:s text:c="2"/>110</text:p>
      <text:p text:style-name="P110"><text:s text:c="5"/>up: 13:49<text:tab/> <text:s text:c="2"/>127</text:p>
      <text:p text:style-name="P111"><text:span text:style-name="T20">Warm down: </text:span><text:span text:style-name="T19">0.25 miles</text:span></text:p>
      <text:p text:style-name="P78"/>
      <text:p text:style-name="P111"><text:span text:style-name="T19">Thur April 15, 2021 </text:span><text:span text:style-name="T20">3 miles</text:span></text:p>
      <text:p text:style-name="P10">Run: <text:span text:style-name="T3">3 miles on hilly roads slowly in a drizzle.</text:span></text:p>
      <text:p text:style-name="P23"/>
      <text:p text:style-name="P23">Fri April 16, 2021 <text:span text:style-name="T2">no running</text:span></text:p>
      <text:p text:style-name="P23"/>
      <text:p text:style-name="P10">In the last week: 23.2 miles</text:p>
      <text:p text:style-name="P10"/>
      <text:p text:style-name="P23">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3"/>
      <text:p text:style-name="P10"><text:span text:style-name="T3">Sun April 18, 2021 </text:span>no running</text:p>
      <text:p text:style-name="P23"/>
      <text:p text:style-name="P23">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3">I ran wide on the turns so each lap was ¼ mile. <text:s/>The last lap was in 2:01 </text:p>
      <text:p text:style-name="P10">Warm down:<text:span text:style-name="T3"> 0.25 miles home</text:span></text:p>
      <text:p text:style-name="P23"/>
      <text:p text:style-name="P23">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3">1 mile on the cemetery loop in 12:30</text:span></text:p>
      <text:p text:style-name="P10">Warm down:<text:span text:style-name="T3"> 0.25 miles home</text:span></text:p>
      <text:p text:style-name="P23"/>
      <text:p text:style-name="P10"><text:span text:style-name="T3">Wed April 21, 2021 </text:span>no running</text:p>
      <text:p text:style-name="P23">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3"> 0.25 miles home</text:span></text:p>
      <text:p text:style-name="P23"/>
      <text:p text:style-name="P78">Fri April 23, 2021 <text:span text:style-name="T2">5.6 miles</text:span></text:p>
      <text:p text:style-name="P93">Warm up:<text:span text:style-name="T3"> jog 0.25 miles to the cemetery loop, sum of ascents on the loop: 22 feet</text:span></text:p>
      <text:p text:style-name="P93">Run: <text:span text:style-name="T3">1 mile (3 loops plus) on the loop in 9:53 and 2:45 rest</text:span></text:p>
      <text:p text:style-name="P93">Run: 7<text:span text:style-name="T3"> x 0.317 mile cemetery loop with 1 loop jog after the intervals.</text:span></text:p>
      <text:p text:style-name="P78">Times: 2:43, 2:48, 2:42, 2:42, 2:39, 2:33, 2:20 Ave Time: 2:38 or 8:18/mile pace </text:p>
      <text:p text:style-name="P78">Times for 1 loop jogs: about 3:50</text:p>
      <text:p text:style-name="P93">Warm down:<text:span text:style-name="T3"> <text:s/>¼ mile jog</text:span></text:p>
      <text:p text:style-name="P78">Compare to Tue April 13, 2021 </text:p>
      <text:p text:style-name="P78"/>
      <text:p text:style-name="P93">In the last week: 20.2 miles</text:p>
      <text:p text:style-name="P78"/>
      <text:p text:style-name="P78">Sat April 24, 2021 5<text:span text:style-name="T2">.5 miles </text:span><text:s/></text:p>
      <text:p text:style-name="P93">Warm up: <text:span text:style-name="T3">0.25 miles</text:span></text:p>
      <text:p text:style-name="P93">Run:<text:span text:style-name="T3"> 5 miles: </text:span></text:p>
      <text:p text:style-name="P78">1 mile all down hill from the top of Greendale Cemetery to Stewart St and </text:p>
      <text:p text:style-name="P78">1 mile back up averaging 12:26/mile round-trip, change in altitude on the hill: 253 ft.</text:p>
      <text:p text:style-name="P78">1 mile all down hill from the top of Greendale Cemetery to Stewart St and </text:p>
      <text:p text:style-name="P78">1 mile back up averaging 12:20/mile round-trip, change in altitude on the hill: 253 ft.</text:p>
      <text:p text:style-name="P78">1 mile on the cemetery loop in 12:30, sum of ascents: 60 ft</text:p>
      <text:p text:style-name="P78">Ave HR: 126 bpm </text:p>
      <text:p text:style-name="P93">Warm down:<text:span text:style-name="T3"> 0.25 miles home</text:span></text:p>
      <text:p text:style-name="P78"/>
      <text:p text:style-name="P93"><text:span text:style-name="T3">Sun April 25, 2021 </text:span>no running</text:p>
      <text:p text:style-name="P23"/>
      <text:p text:style-name="P78">Mon April 26, 2021 <text:span text:style-name="T2">5 miles</text:span></text:p>
      <text:p text:style-name="P78"><text:span text:style-name="T2">Warm up:</text:span> 2.3 miles at various paces including 1 cemetery loop in about 3:10</text:p>
      <text:p text:style-name="P93">Run: <text:span text:style-name="T3">With Bill and David 4 x 1 cemetery with a cemetery loop jog after each fast loop.</text:span></text:p>
      <text:p text:style-name="P78">Distance around loop : 0.317 miles, sum of ascents along loop: 22 feet</text:p>
      <text:p text:style-name="P78">Times: 2:31, 2:32, 2:29, 2:19, Average time: 2:28, Time for jogs: about 3:55</text:p>
      <text:p text:style-name="P78"><text:span text:style-name="T2">Warm down:</text:span> 0.25 mile jog home</text:p>
      <text:p text:style-name="P78"/>
      <text:p text:style-name="P78">Tues April 27, 2021 <text:span text:style-name="T2">4.6 miles</text:span></text:p>
      <text:p text:style-name="P78">In the morning I cut grass with a push mower for over an hour. In the afternoon I worked in the garden for over an hour. <text:s/>I rested a few minutes and felt tired when I started my run. After 2 miles I felt better.</text:p>
      <text:p text:style-name="P93">Warm up: <text:span text:style-name="T3">0.35 miles to the cemetery loop</text:span></text:p>
      <text:p text:style-name="P93">Run: <text:span text:style-name="T3">4 miles on the cemetery loop averaging 11:25/mile, sum of ascents: 280 feet.</text:span></text:p>
      <text:p text:style-name="P93">Warm down: <text:span text:style-name="T3"><text:s text:c="2"/>0.25 mile jog home</text:span></text:p>
      <text:p text:style-name="P78"/>
      <text:p text:style-name="P93"><text:span text:style-name="T3">Wed April 28, 2021 </text:span>2.5 miles</text:p>
      <text:p text:style-name="P93">Warm up: <text:span text:style-name="T3">0.25 miles </text:span></text:p>
      <text:p text:style-name="P93"><text:soft-page-break/>Run: <text:span text:style-name="T3">2 miles on the cemetery loop in 18:39, Splits: 9:49, 8:50 sum of ascents: 130 feet.</text:span></text:p>
      <text:p text:style-name="P93">Warm down: <text:span text:style-name="T3">0.25 miles</text:span></text:p>
      <text:p text:style-name="P78"/>
      <text:p text:style-name="P78">Thur April 29, 2021 <text:span text:style-name="T2">no running</text:span></text:p>
      <text:p text:style-name="P23"/>
      <text:p text:style-name="P23">Fri April 30, 2023 <text:span text:style-name="T2">3.5 miles</text:span></text:p>
      <text:p text:style-name="P78">I felt tired from the hard workouts I have had since last Friday.</text:p>
      <text:p text:style-name="P78"><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3"/>
      <text:p text:style-name="P10">In the last week: 21.1 miles</text:p>
      <text:p text:style-name="P23"/>
      <text:p text:style-name="P10"><text:span text:style-name="T3">Sat May 1, 2021 </text:span>5 miles</text:p>
      <text:p text:style-name="P78"><text:span text:style-name="T2">Warm up:</text:span> <text:s/>0.25 miles to the cemetery loop </text:p>
      <text:p text:style-name="P10">Run:<text:span text:style-name="T3">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2">3 miles</text:span> <text:s/></text:p>
      <text:p text:style-name="P23">I ran 3 miles out and back on Limber Rd averaging 11:20/mile</text:p>
      <text:p text:style-name="P23"/>
      <text:p text:style-name="P23">Mon May 3, 2021 <text:span text:style-name="T2">4 miles</text:span></text:p>
      <text:p text:style-name="P23">1 mile to the Allegheny College track</text:p>
      <text:p text:style-name="P23">2 miles on the track at 11:00/mile</text:p>
      <text:p text:style-name="P10"><text:span text:style-name="T3">1 mile home</text:span> </text:p>
      <text:p text:style-name="P10"/>
      <text:p text:style-name="P10"><text:span text:style-name="T3">Tues May 4, 2021 </text:span>4.6 miles </text:p>
      <text:p text:style-name="P93">Warm up: <text:span text:style-name="T3">0.25 miles </text:span></text:p>
      <text:p text:style-name="P93">Run: <text:span text:style-name="T3">4.1 miles on the cemetery loop averaging 11:07, sum of ascents: 286 feet.</text:span></text:p>
      <text:p text:style-name="P93">Warm down: <text:span text:style-name="T3">0.25 miles</text:span></text:p>
      <text:p text:style-name="P10"/>
      <text:p text:style-name="P10"><text:span text:style-name="T3">Wed May 5, 2021 </text:span>4.6 miles </text:p>
      <text:p text:style-name="P93">Warm up: <text:span text:style-name="T3">0.25 miles </text:span></text:p>
      <text:p text:style-name="P93">Run: <text:span text:style-name="T3">4.1 miles on the cemetery loop averaging 11:15, sum of ascents: 286 feet.</text:span></text:p>
      <text:p text:style-name="P93">Warm down: <text:span text:style-name="T3">0.25 miles</text:span></text:p>
      <text:p text:style-name="P23"/>
      <text:p text:style-name="P10"><text:span text:style-name="T19">Thur May 6, 2021 </text:span><text:span text:style-name="T20">4.6 miles</text:span> </text:p>
      <text:p text:style-name="P93">Warm up: <text:span text:style-name="T3">0.25 miles </text:span></text:p>
      <text:p text:style-name="P93">Run: <text:span text:style-name="T3">4.1 miles on the cemetery loop averaging 11:07, sum of ascents: 286 feet.</text:span></text:p>
      <text:p text:style-name="P93">Warm down: <text:span text:style-name="T3">0.25 miles</text:span></text:p>
      <text:p text:style-name="P93"><text:span text:style-name="T3">Fri May 7, 2021 </text:span>1 mile of jogging </text:p>
      <text:p text:style-name="P10">In the last week: 26.8 miles</text:p>
      <text:p text:style-name="P63"><text:soft-page-break/><text:span text:style-name="T3">Sat May 8, 2021 </text:span>5 miles Same workout as last Saturday May 1</text:p>
      <text:p text:style-name="P61"><text:span text:style-name="T2">Warm up:</text:span> <text:s/>0.25 miles to the cemetery loop </text:p>
      <text:p text:style-name="P63">Run:<text:span text:style-name="T3"> 3x1mile on the loop with 0.5 mile jog after each mile</text:span></text:p>
      <text:p text:style-name="P61">Mile times: 9:51, 9:25, 8:47 <text:s/>Times for jogs about 6 minutes</text:p>
      <text:p text:style-name="P61">Warm down: <text:s/>0.25 miles</text:p>
      <text:p text:style-name="P61"/>
      <text:p text:style-name="P63"><text:span text:style-name="T3">Sun May 9, 2021 </text:span>4.6 miles </text:p>
      <text:p text:style-name="P63">Warm up: <text:span text:style-name="T3">0.25 miles </text:span></text:p>
      <text:p text:style-name="P63">Run: <text:span text:style-name="T3">4.1 miles on the cemetery loop averaging 11:09, sum of ascents: 286 feet.</text:span></text:p>
      <text:p text:style-name="P63">Warm down: <text:span text:style-name="T3">0.25 miles</text:span></text:p>
      <text:p text:style-name="P61"/>
      <text:p text:style-name="P63"><text:span text:style-name="T3">Mon May 10, 2021 </text:span>4.5 miles</text:p>
      <text:p text:style-name="P63">Warm up<text:span text:style-name="T3">: 0.25 miles to the cemetery loop </text:span></text:p>
      <text:p text:style-name="P63">Run:<text:span text:style-name="T3"> 2 miles on the loop in 21:04 or 10:32/mile and rest a few minutes.</text:span></text:p>
      <text:p text:style-name="P61">Then with David and Bill 3 x 1 cemetery with a cemetery loop jog before each fast loop.</text:p>
      <text:p text:style-name="P61">Distance around loop : 0.317 miles, sum of ascents along loop: 22 feet</text:p>
      <text:p text:style-name="P61">Times: 2:30, 2:31, 2:34, Average time: 2:32, Time for jogs: about 3:55</text:p>
      <text:p text:style-name="P61"><text:span text:style-name="T2">Warm down:</text:span> 0.3 mile on the loop</text:p>
      <text:p text:style-name="P61"/>
      <text:p text:style-name="P61">Tues May 11, 2021 <text:span text:style-name="T2">no running</text:span></text:p>
      <text:p text:style-name="P63"/>
      <text:p text:style-name="P61">Wed May 12, 2021 <text:span text:style-name="T2">5 miles</text:span></text:p>
      <text:p text:style-name="P61"><text:span text:style-name="T2">Warm up:</text:span> 0.25 miles to the cemetery loop</text:p>
      <text:p text:style-name="P63">Run: <text:span text:style-name="T3">4.44 miles on the cemetery loop averaging 11:01, sum of ascents: 308 feet.</text:span></text:p>
      <text:p text:style-name="P63">Warm down: <text:span text:style-name="T3">0.3 mile jog</text:span></text:p>
      <text:p text:style-name="P61"/>
      <text:p text:style-name="P63"><text:span text:style-name="T3">Thur May 13, 2021 </text:span>3 miles<text:span text:style-name="T3"> </text:span></text:p>
      <text:p text:style-name="P61"><text:span text:style-name="T2">Warm up:</text:span> 0.25 miles to the cemetery loop</text:p>
      <text:p text:style-name="P63">Run: O<text:span text:style-name="T3">n the loop: 1 mile in 10:16, jog ½ mile in about 6:00, 1 mile in 9:42, rest a little </text:span></text:p>
      <text:p text:style-name="P63">Warm down: <text:span text:style-name="T3">0.25 mile jog home</text:span></text:p>
      <text:p text:style-name="P61"/>
      <text:p text:style-name="P63"><text:span text:style-name="T3">Fri May 14, 2021 </text:span>no running</text:p>
      <text:p text:style-name="P63"/>
      <text:p text:style-name="P63">In the last week: 22.1 miles</text:p>
      <text:p text:style-name="P63"/>
      <text:p text:style-name="P63"/>
      <text:p text:style-name="P63"/>
      <text:p text:style-name="P63"/>
      <text:p text:style-name="P56"><text:soft-page-break/><text:span text:style-name="T3">Sat May 15, 2021 </text:span>6.6 miles <text:s/></text:p>
      <text:p text:style-name="P56">Warm up: <text:span text:style-name="T3">1.5 miles</text:span></text:p>
      <text:p text:style-name="P53"><text:span text:style-name="T2">Run:</text:span> I ran a staggered start 5 miles with 5 other runners on Tamarack Drive.</text:p>
      <text:p text:style-name="P53">Time: 43:15, Ave Pace: 8:39/mile, Splits: 8:59, 8:37, 8:36, 8:38, 8:23</text:p>
      <text:p text:style-name="P53">I ran 45:34 on the same course on April 6, 2021</text:p>
      <text:p text:style-name="P53"/>
      <text:p text:style-name="P53">Sun May 16, 2021 <text:span text:style-name="T2">no running</text:span></text:p>
      <text:p text:style-name="P56"/>
      <text:p text:style-name="P53">Mon May 17, <text:s/>2021 <text:span text:style-name="T2">5 miles</text:span> </text:p>
      <text:p text:style-name="P53">I ran with 7 other runners on the high school track. <text:s/>We have not done interval training since 2019.</text:p>
      <text:p text:style-name="P56">Warm up: <text:span text:style-name="T3">2 mile jog</text:span></text:p>
      <text:p text:style-name="P56">Run:<text:span text:style-name="T3"> 6 x 400m with a 400m jog after each. Times: 2:05, 2:04, 2:03, 1:58, 1:55, 1:50 Times between runs: about 3:30</text:span></text:p>
      <text:p text:style-name="P53"/>
      <text:p text:style-name="P56"><text:span text:style-name="T3">Tues May 18, 2021 </text:span>no running</text:p>
      <text:p text:style-name="P56"/>
      <text:p text:style-name="P53">Wed May 19, 2021 <text:span text:style-name="T2">4.9 miles</text:span><text:span text:style-name="T2"> </text:span></text:p>
      <text:p text:style-name="P56">Warm up: <text:span text:style-name="T3">0.25 miles </text:span></text:p>
      <text:p text:style-name="P56">Run: <text:span text:style-name="T3">4.1 miles on the cemetery loop averaging 11:08, sum of ascents: 286 feet.</text:span></text:p>
      <text:p text:style-name="P56">Warm down: <text:span text:style-name="T3">0.5 miles</text:span></text:p>
      <text:p text:style-name="P53"/>
      <text:p text:style-name="P56"><text:span text:style-name="T3">Thur May 20, 2021 </text:span>5.25 miles</text:p>
      <text:p text:style-name="P56">Run: <text:span text:style-name="T3">5 miles on the Allegheny College track. <text:s/>I ran wide on the turns so each lap was ¼ mile. <text:s/>Time: 54:02, Ave Pace: 10:48/mile</text:span></text:p>
      <text:p text:style-name="P53">Warm down: 0.25 mile jog</text:p>
      <text:p text:style-name="P53"/>
      <text:p text:style-name="P53">Fri May 21, 3.5 miles on the Allegheny track</text:p>
      <text:p text:style-name="P53">I run wide on the curves so each lap is ¼ mile</text:p>
      <text:p text:style-name="P53"><text:span text:style-name="T2">Run:</text:span> 1.5 miles averaging 10:40/mile and rest a few minutes</text:p>
      <text:list xml:id="list709282668701041735" text:style-name="L11">
        <text:list-item>
          <text:list>
            <text:list-header>
              <text:p text:style-name="P166"><text:s text:c="10"/>1.5 miles averaging <text:s text:c="2"/>9:39/mile, Splits: (9:58, 4:30)</text:p>
              <text:p text:style-name="P166"><text:span text:style-name="T2">Warm down: <text:s/></text:span>½ mile jog </text:p>
            </text:list-header>
          </text:list>
        </text:list-item>
      </text:list>
      <text:p text:style-name="P56"><text:span text:style-name="T3">Soon after</text:span> <text:span text:style-name="T3">running I cut grass for an hour with a push mower. </text:span></text:p>
      <text:p text:style-name="P53"/>
      <text:p text:style-name="P56"/>
      <text:p text:style-name="P56">In the last week: 25.25 </text:p>
      <text:p text:style-name="P56"/>
      <text:p text:style-name="P56"/>
      <text:p text:style-name="P56"/>
      <text:p text:style-name="P56"><text:soft-page-break/></text:p>
      <text:p text:style-name="P53">Sat May 22, 2021 <text:span text:style-name="T2">no running</text:span> <text:s/></text:p>
      <text:p text:style-name="P53"/>
      <text:p text:style-name="P53">Sun May 23, 2021 <text:span text:style-name="T2">no running</text:span> </text:p>
      <text:p text:style-name="P53"/>
      <text:p text:style-name="P53">Mon May 24, 2021 <text:span text:style-name="T2">5 miles</text:span></text:p>
      <text:p text:style-name="P53">I ran with 10 other runners on the high school track.</text:p>
      <text:p text:style-name="P53"><text:span text:style-name="T2">Warm up:</text:span> 2 miles</text:p>
      <text:p text:style-name="P53"><text:span text:style-name="T2">Run:</text:span> <text:s/>200m, 400m, 600m, 600m, 400m, 200m with jogs after each one that were the same distance as the distance we had just run.</text:p>
      <text:p text:style-name="P56">Times: <text:span text:style-name="T3">1:00, 2:03, 3:01, 2:54, 1:54, 0:55</text:span></text:p>
      <text:p text:style-name="P53"/>
      <text:p text:style-name="P56"><text:span text:style-name="T3">Tues May 25, 2021 </text:span>8 miles<text:span text:style-name="T3"> </text:span>running,<text:span text:style-name="T3"> 2.2 miles walking</text:span></text:p>
      <text:p text:style-name="P53">I ran and walked 10.2 miles with Jim Fitch mostly on the Ernst Trail and Ernst Trail extension.</text:p>
      <text:p text:style-name="P53"/>
      <text:p text:style-name="P53">Wed May 26, 2021 <text:span text:style-name="T2">6 miles</text:span></text:p>
      <text:p text:style-name="P53">I ran on the high school track with 10 other runners.</text:p>
      <text:p text:style-name="P56">Run: <text:span text:style-name="T3">3miles including 4 x 400m with a 400m jog between the runs.</text:span></text:p>
      <text:p text:style-name="P53">Times on the runs: 2:14, 2:15, 2:14, 2:10 and rest a few minutes</text:p>
      <text:p text:style-name="P53">More faster intervals: 6 x 400meters with a 400 meter jog after each run</text:p>
      <text:p text:style-name="P53">Times on the runs: 1:59, 2:00, 1:58, 2:00, 1:54, 1:48</text:p>
      <text:p text:style-name="P53"/>
      <text:p text:style-name="P53">Thur May 27, 2021 <text:span text:style-name="T2">2 miles</text:span> </text:p>
      <text:p text:style-name="P53">I jogged 2 miles on the Ernst Trail </text:p>
      <text:p text:style-name="P53"/>
      <text:p text:style-name="P53">Fri May 28, 2021 <text:span text:style-name="T2">2.2 miles</text:span></text:p>
      <text:p text:style-name="P53">I ran 2.2 miles on the cemetery averaging 11:40/mile </text:p>
      <text:p text:style-name="P53"/>
      <text:p text:style-name="P56">In the last week: 23.2 miles</text:p>
      <text:p text:style-name="P53"/>
      <text:p text:style-name="P53">Sat May 29, 2021 <text:span text:style-name="T2">2.2 miles</text:span></text:p>
      <text:p text:style-name="P53">I ran 2.2 miles on the cemetery averaging 10:42/mile</text:p>
      <text:p text:style-name="P53"/>
      <text:p text:style-name="P53">Sun May 30, 2021 <text:span text:style-name="T2">3.45 miles</text:span></text:p>
      <text:p text:style-name="P56">Warm up: <text:span text:style-name="T3">0.25 miles to the cemetery loop</text:span></text:p>
      <text:p text:style-name="P53"><text:span text:style-name="T2">Run: </text:span>10 loops (3.17 miles) in 32:56 <text:s/>Ave Pace: 10:23/mile </text:p>
      <text:p text:style-name="P53">Mile Splits: 10:25, 10:29, 10:20</text:p>
      <text:p text:style-name="P56">Warm down: <text:span text:style-name="T3">1 mile walk with Mary Jane</text:span></text:p>
      <text:p text:style-name="P53"><text:soft-page-break/>Tues June 1, 2021 <text:span text:style-name="T2">5.25 miles</text:span></text:p>
      <text:p text:style-name="P23">I ran with 10 other runners on the high school track.</text:p>
      <text:p text:style-name="P23"><text:span text:style-name="T2">Warm up:</text:span> 2 miles at various paces</text:p>
      <text:p text:style-name="P53"><text:span text:style-name="T2">Run:</text:span> <text:s/>200m, 400m, 600m, 600m, 400m, 200m with jogs after each one that were the same distance as the distance we had just run.</text:p>
      <text:p text:style-name="P56"><text:span text:style-name="T3">Times:</text:span> <text:span text:style-name="T3">1:04, 2:05, 3:11, 3:09, 2:00, 0:57</text:span></text:p>
      <text:p text:style-name="P56">Warm down: <text:span text:style-name="T3">0.25 miles</text:span></text:p>
      <text:p text:style-name="P53"/>
      <text:p text:style-name="P53">Wed June 2, 2021 <text:span text:style-name="T2">2.4 miles</text:span></text:p>
      <text:p text:style-name="P53"><text:span text:style-name="T2">Warm up: </text:span>0.25 miles</text:p>
      <text:p text:style-name="P53">I ran 1.9 miles on the cemetery loop averaging 10:58/mile</text:p>
      <text:p text:style-name="P53"><text:span text:style-name="T2">Warm down:</text:span> 0.25 miles</text:p>
      <text:p text:style-name="P53"/>
      <text:p text:style-name="P53">Thurs June 3, 2021 <text:span text:style-name="T2">1 mile</text:span></text:p>
      <text:p text:style-name="P23">I ran a mile with Jamie.</text:p>
      <text:p text:style-name="P23"/>
      <text:p text:style-name="P23">Fri June 4, 2021 <text:span text:style-name="T2">no running</text:span></text:p>
      <text:p text:style-name="P10"/>
      <text:p text:style-name="P10">In the last week: 14.3 miles</text:p>
      <text:p text:style-name="P10"/>
      <text:p text:style-name="P23">Sat June 5, 2021 <text:span text:style-name="T2">6.75 miles</text:span></text:p>
      <text:p text:style-name="P23">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2">3 miles</text:span> </text:p>
      <text:p text:style-name="P23"><text:span text:style-name="T2">Warm up:</text:span> 0.25 miles </text:p>
      <text:p text:style-name="P23"><text:span text:style-name="T2">Run/walk:</text:span> 10 cemetery laps (3.17 miles). During each lap I ran about 0.25 miles and walked about 0.07 miles and averaging 12:38/mile.</text:p>
      <text:p text:style-name="P10">Warm down: <text:span text:style-name="T3">0.25 miles</text:span></text:p>
      <text:p text:style-name="P23"/>
      <text:p text:style-name="P23">Mon June 7, 2021 <text:span text:style-name="T2">7.25 miles</text:span></text:p>
      <text:p text:style-name="P10">In the morning:</text:p>
      <text:p text:style-name="P23">3 miles including 2.5 miles on the Greendale Cemetery loop averaging about 11:10/mile</text:p>
      <text:p text:style-name="P23">Ave HR: 120 bpm, VO2Max: 46</text:p>
      <text:p text:style-name="P23"><text:span text:style-name="T2">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2">4.6 miles</text:span></text:p>
      <text:p text:style-name="P23"><text:span text:style-name="T2">Warm up:</text:span> 0.25 miles </text:p>
      <text:p text:style-name="P23"><text:span text:style-name="T2">Run/walk:</text:span> 13 cemetery laps (4.13 miles) in 45:45 or 11:04/mile </text:p>
      <text:p text:style-name="P23">Ave HR: 124 bpm, VO2Max: 46</text:p>
      <text:p text:style-name="P10">Warm down: <text:span text:style-name="T3">0.25 miles</text:span></text:p>
      <text:p text:style-name="P23"/>
      <text:p text:style-name="P10"><text:span text:style-name="T3">Wed June 9, 2021 </text:span>5 miles</text:p>
      <text:p text:style-name="P23">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3">Times: 2:06, 2:04, 2:04, 2:10, 2:10, 1:52, 1:58, 1:57, The jogs took about 4:00</text:p>
      <text:p text:style-name="P23"/>
      <text:p text:style-name="P23">Thur June 10, 2021 <text:span text:style-name="T2">4.6 miles</text:span> <text:s/></text:p>
      <text:p text:style-name="P23"><text:span text:style-name="T2">Warm up:</text:span> 0.25 miles </text:p>
      <text:p text:style-name="P23"><text:span text:style-name="T2">Run/walk:</text:span> 13 cemetery laps (4.13 miles) in 44:43 or 10:50/mile </text:p>
      <text:p text:style-name="P23">Ave HR: 143 bpm, VO2Max: 44</text:p>
      <text:p text:style-name="P23">Warm down: 0.25 miles</text:p>
      <text:p text:style-name="P23"/>
      <text:p text:style-name="P23">Fri June 11, 2021 <text:span text:style-name="T2">no running</text:span></text:p>
      <text:p text:style-name="P23"/>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2">4.6 miles</text:span> <text:s/></text:p>
      <text:p text:style-name="P23"><text:span text:style-name="T2">Warm up:</text:span> 0.25 miles </text:p>
      <text:p text:style-name="P23"><text:span text:style-name="T2">Run/walk:</text:span> 13 cemetery laps (4.13 miles) in 44:50 or 10:51/mile </text:p>
      <text:p text:style-name="P23">Ave HR: 117 bpm, VO2Max: 46</text:p>
      <text:p text:style-name="P23"><text:span text:style-name="T2">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3">Mon June 14, 2021 <text:span text:style-name="T2">5 miles</text:span></text:p>
      <text:p text:style-name="P23">I ran with 7 other runners on the high school track.</text:p>
      <text:p text:style-name="P23"><text:span text:style-name="T2">Warm up:</text:span> 2 miles at about 10:40/mile</text:p>
      <text:p text:style-name="P53"><text:span text:style-name="T2">Run:</text:span> <text:s/>200m, 400m, 600m, 600m, 400m, 200m with jogs after each one that were <text:soft-page-break/>the same distance as the distance we had just run.</text:p>
      <text:p text:style-name="P56"><text:span text:style-name="T3">Times <text:s text:c="7"/>today:</text:span> <text:span text:style-name="T3">1:03, 2:03, 2:58, 2:54, 1:46, 0:53</text:span></text:p>
      <text:p text:style-name="P53">Times on June 1: 1:04, 2:05, 3:11, 3:09, 2:00, 0:57</text:p>
      <text:p text:style-name="P53">I felt good running today.</text:p>
      <text:p text:style-name="P53"/>
      <text:p text:style-name="P23">Tues June 15, 2021 <text:span text:style-name="T2">4.6 miles</text:span> <text:s/></text:p>
      <text:p text:style-name="P23"><text:span text:style-name="T2">Warm up:</text:span> 0.25 miles </text:p>
      <text:p text:style-name="P23"><text:span text:style-name="T2">Run:</text:span> 13 cemetery laps (4.13 miles) in 43:41 or 10:35/mile </text:p>
      <text:p text:style-name="P23">Ave HR: 118 bpm, Heart beats per mile: 1249, VO2Max: 47</text:p>
      <text:p text:style-name="P23"><text:span text:style-name="T2">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2">6 miles</text:span></text:p>
      <text:p text:style-name="P23">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3"/>
      <text:p text:style-name="P10"><text:span text:style-name="T3">Thur June 17, 2021 </text:span>4.1 miles<text:span text:style-name="T3"> <text:s/></text:span></text:p>
      <text:p text:style-name="P23">In the morning I ran a 5K on the Allegheny athletic fields and trail.</text:p>
      <text:p text:style-name="P23">In the afternoon I ran a mile with Jamie.</text:p>
      <text:p text:style-name="P23"/>
      <text:p text:style-name="P23">Fri June 18, 2021 <text:span text:style-name="T2">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2">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6">st</text:span> 5K and 10:02/mile for the 2<text:span text:style-name="T6">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4"/>
      <text:p text:style-name="P70"/>
      <text:p text:style-name="P74"><text:soft-page-break/>Sun June 20, 2021 <text:span text:style-name="T2">3.7 miles</text:span> </text:p>
      <text:p text:style-name="P74"><text:span text:style-name="T2">Warm up:</text:span> 0.25 miles </text:p>
      <text:p text:style-name="P74"><text:span text:style-name="T2">Run:</text:span> 10 cemetery laps (3.17 miles) in 38:02 or 12:00/mile </text:p>
      <text:p text:style-name="P74">Ave HR: 125 bpm, Heart beats per mile: 1500,VO2Max: 44</text:p>
      <text:p text:style-name="P74"><text:span text:style-name="T2">Warm down: </text:span>0.25 miles </text:p>
      <text:p text:style-name="P74">I was tired from yesterday's workout.</text:p>
      <text:p text:style-name="P70"/>
      <text:p text:style-name="P74">Mon June 21, 2021 <text:span text:style-name="T2">7.75</text:span> <text:span text:style-name="T2">miles</text:span> </text:p>
      <text:p text:style-name="P74"><text:span text:style-name="T2">In the morning: </text:span>3.7 miles total</text:p>
      <text:p text:style-name="P74"><text:span text:style-name="T2">Warm up:</text:span> 0.25 miles </text:p>
      <text:p text:style-name="P74"><text:span text:style-name="T2">Run:</text:span> 10 cemetery laps (3.17 miles) in 36:12 or 11:32/mile </text:p>
      <text:p text:style-name="P74">Ave HR: 118 bpm, Heart beats per mile: 1360,VO2Max: 44</text:p>
      <text:p text:style-name="P74"><text:span text:style-name="T2">Warm down: </text:span>0.25 miles </text:p>
      <text:p text:style-name="P74">I was less tired than yesterday</text:p>
      <text:p text:style-name="P70">I the afternoon I ran with 6 other runners at the Allegheny College athletic fields.</text:p>
      <text:p text:style-name="P70">Run: <text:span text:style-name="T3">4.55 miles at various paces including ½ of the 5K course we will run on Saturday at 10:14/mile. </text:span></text:p>
      <text:p text:style-name="P74">I felt tired from the running on Saturday and today.</text:p>
      <text:p text:style-name="P74"/>
      <text:p text:style-name="P74">Tues June 22, 2021 <text:span text:style-name="T2">no running</text:span></text:p>
      <text:p text:style-name="P70"/>
      <text:p text:style-name="P74">Wed June 23, 2021 <text:span text:style-name="T2">2 miles </text:span></text:p>
      <text:p text:style-name="P74">I ran at an easy pace on grass and and trails. </text:p>
      <text:p text:style-name="P74"/>
      <text:p text:style-name="P74">Thur June 24, 2021 <text:span text:style-name="T2">2 miles</text:span></text:p>
      <text:p text:style-name="P74">I ran at an easy pace mainly on the cemetery loop.</text:p>
      <text:p text:style-name="P74"/>
      <text:p text:style-name="P74">Fri June 25, 2021 miles <text:span text:style-name="T2">no running</text:span></text:p>
      <text:p text:style-name="P74">I walked 1.5 miles marking a 5K cross country course at the Allegheny athletic field.</text:p>
      <text:p text:style-name="P74"><text:s/></text:p>
      <text:p text:style-name="P70">In the last week: <text:s/>22.5 miles</text:p>
      <text:p text:style-name="P70"/>
      <text:p text:style-name="P74">Sat June 26, <text:span text:style-name="T2">4.5 miles</text:span></text:p>
      <text:p text:style-name="P74">I ran a 5K cross country run with 8 other runners on the Allegheny Athletic fields. .It was a hilly course</text:p>
      <text:p text:style-name="P74"><text:span text:style-name="T2">Warm up:</text:span> 1.4 miles</text:p>
      <text:p text:style-name="P70">Run: <text:span text:style-name="T3">5K in 27:50 or 8:54/mile</text:span></text:p>
      <text:p text:style-name="P74"/>
      <text:p text:style-name="P70"><text:span text:style-name="T3">Sun June 27, 2021 </text:span>5 miles <text:s/>Thank you CM</text:p>
      <text:p text:style-name="P74"><text:span text:style-name="T2">Warm up:</text:span> 0.25 miles </text:p>
      <text:p text:style-name="P74"><text:span text:style-name="T2">Run:</text:span> 14 cemetery laps (4.44 miles) in 51:04 or 11:30/mile </text:p>
      <text:p text:style-name="P74">Ave HR: 113 bpm, Heart beats per mile: 1300, VO2Max: 45</text:p>
      <text:p text:style-name="P74"><text:span text:style-name="T2">Warm down: </text:span>0.25 miles</text:p>
      <text:p text:style-name="P70"><text:soft-page-break/><text:span text:style-name="T3">Mon June 28, 2021 </text:span>5.3 miles <text:s/></text:p>
      <text:p text:style-name="P74"><text:span text:style-name="T2">Warm up:</text:span> 0.25 miles </text:p>
      <text:p text:style-name="P74"><text:span text:style-name="T2">Run:</text:span> 15 cemetery laps (4.76 miles) in 55:05 or 11:04/mile </text:p>
      <text:p text:style-name="P74">Ave HR: 117 bpm, Heart beats per mile: 1295, VO2Max: 45, ElevChange(Garmin) 227 feet</text:p>
      <text:p text:style-name="P74"><text:span text:style-name="T2">Warm down: </text:span>0.25 miles</text:p>
      <text:p text:style-name="P74"/>
      <text:p text:style-name="P74">Tues June 29 – Thur July 1, 2021 <text:span text:style-name="T2">no running</text:span></text:p>
      <text:p text:style-name="P74"/>
      <text:p text:style-name="P70"><text:tab/><text:tab/>Running in Amsterdam</text:p>
      <text:p text:style-name="P74"/>
      <text:p text:style-name="P74">Fri July 2, 2021 <text:span text:style-name="T2">5 miles</text:span></text:p>
      <text:p text:style-name="P74">I ran 5 miles mainly on bike paths in Amsterdam</text:p>
      <text:p text:style-name="P74">Ave pace: 11:32/mile, Ave HR: 128, Heartbeats/mile: <text:s/>1476</text:p>
      <text:p text:style-name="P74"/>
      <text:p text:style-name="P74">Sat <text:s/>July 3, 2012 <text:span text:style-name="T2">5 miles</text:span> in 51:25</text:p>
      <text:p text:style-name="P74">I ran 5 miles mainly on bike paths in Amsterdam</text:p>
      <text:p text:style-name="P74">Ave pace: 10:16/mile, Ave HR: 125, Heartbeats/mile: <text:s/>1283</text:p>
      <text:p text:style-name="P74"/>
      <text:p text:style-name="P74">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70">Thur <text:s/>Nov. 11, 2021</text:p>
      <text:p text:style-name="P7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4"/>
      <text:p text:style-name="P74">Fri Nov. 26, 2021 </text:p>
      <text:p text:style-name="P74">In the past 2 weeks I have had 10 workouts on stationary recumbent bike, elliptical and indoor track. Total miles of running: <text:span text:style-name="T2">18 miles</text:span></text:p>
      <text:p text:style-name="P74">Today I did 20 minutes on the elliptical machine.</text:p>
      <text:p text:style-name="P70"/>
      <text:p text:style-name="P70">In the last two weeks: 18 miles</text:p>
      <text:p text:style-name="P74"/>
      <text:p text:style-name="P74"><text:s/></text:p>
      <text:p text:style-name="P23">Sat Nov 27, 2021 <text:s/>30 minutes on elliptical machine</text:p>
      <text:p text:style-name="P23"><text:soft-page-break/>Sun Nov 28, 2021 25 minutes on elliptical machine</text:p>
      <text:p text:style-name="P23">Mon Nov 29, 2021 <text:span text:style-name="T2">2 miles of running</text:span> on the indoor track.</text:p>
      <text:p text:style-name="P23">Tues Nov 30, 2021 <text:span text:style-name="T2">2 miles of running</text:span> on the indoor track.</text:p>
      <text:p text:style-name="P23">Wed Dec 1, 2021 <text:span text:style-name="T2">2 miles of running</text:span> on the indoor track.</text:p>
      <text:p text:style-name="P23">Sat Dec 4, 2021 Mixing 4.25 miles of walking and running on the indoor track.</text:p>
      <text:list xml:id="list8160248456334633772" text:style-name="L12">
        <text:list-item>
          <text:list>
            <text:list-header>
              <text:p text:style-name="P176"><text:s text:c="6"/><text:span text:style-name="T2">3.75 miles of running</text:span> and 0.5 miles of walking</text:p>
              <text:p text:style-name="P176">Mon Dec 6, 2021 30 minutes on elliptical at speeds settings between 15 and 21.</text:p>
              <text:p text:style-name="P176">Thurs Dec 9, 2021 Mixing 2.75 miles of walking and running on the indoor track</text:p>
              <text:p text:style-name="P176"><text:s text:c="7"/><text:span text:style-name="T2">2.25 miles of running</text:span> and 0.5 miles of walking </text:p>
              <text:p text:style-name="P176">Fri Dec10,2021 35 minutes on a stationary recumbent bike at level 12 at various speeds</text:p>
              <text:p text:style-name="P176"><text:s text:c="7"/>Pulse rose to 161</text:p>
              <text:p text:style-name="P176">Sat Dec 11, <text:span text:style-name="T2">3x1 mile</text:span> with ¼ mile walks before, between and after each run.</text:p>
              <text:p text:style-name="P176"><text:s text:c="7"/>Times: 11:45, 11:42, 10:54 </text:p>
              <text:p text:style-name="P176">Mon Dec 13, 2021 35 minutes on stationary recumbent bike. <text:s/>I brought my pulse to 163</text:p>
              <text:p text:style-name="P176">Tues Dec 14, On the indoor track: <text:span text:style-name="T2">3 miles of mainly running</text:span> and a little walking.</text:p>
              <text:list>
                <text:list-item>
                  <text:list>
                    <text:list-header>
                      <text:p text:style-name="P176"><text:s text:c="8"/>Splits: 11:50, 11:48, 11:39</text:p>
                      <text:p text:style-name="P176">Wed Dec 15, 2021 35 minutes on stationary recumbent bike. <text:s/>I brought my pulse to 161</text:p>
                      <text:p text:style-name="P176">Thur Dec 16, 2021 ½ mile walk to Wise Center, 4 mile run/walk averaging 13:02/mile</text:p>
                      <text:p text:style-name="P176"><text:s text:c="8"/>¼ mile walk. <text:s/>About <text:span text:style-name="T2">3.5 miles running</text:span></text:p>
                      <text:p text:style-name="P176">Fri Dec 16 -Sun Dec 19, 2021 <text:span text:style-name="T2">6 miles of running</text:span> and 2 miles of walking</text:p>
                      <text:p text:style-name="P176">Mon <text:s/>Dec 20, 2021 3 cycles with the weight machines</text:p>
                      <text:p text:style-name="P176">Wed Dec 22, 2021 Warm up on indoor track and rest a little. 1.5 mile Splits: 9:57 + 4:47</text:p>
                      <text:list>
                        <text:list-header>
                          <text:p text:style-name="P176"><text:s text:c="8"/>Total miles: <text:span text:style-name="T2">2.3 miles </text:span></text:p>
                          <text:p text:style-name="P176">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2">3.6</text:span> miles on hilly roads at a slow pace</text:p>
      <text:list xml:id="list36776306" text:continue-numbering="true" text:style-name="L12">
        <text:list-item>
          <text:list>
            <text:list-header>
              <text:p text:style-name="P208">Sun Dec 26, 2021 31 minutes on the elliptical at about a speed of 15.5 </text:p>
              <text:p text:style-name="P176">Tues Dec 28, 2021 <text:span text:style-name="T2">2</text:span> miles of walking on the cemetery loop averaging 16:00/mile</text:p>
              <text:p text:style-name="P176">Wed Dec 29, 2021 <text:span text:style-name="T2">2</text:span> miles on the cemetery loop.</text:p>
              <text:p text:style-name="P176">Thur Dec 30, 2021 <text:span text:style-name="T2">2</text:span> miles on the cemetery loop.</text:p>
              <text:p text:style-name="P176">Fri Dec 31, 2021 <text:span text:style-name="T2">2.5</text:span> miles on the cemetery loop.</text:p>
              <text:p text:style-name="P176"/>
              <text:p text:style-name="P176">Happy New Year!</text:p>
              <text:p text:style-name="P176"/>
              <text:p text:style-name="P176">Tues Jan 4, 2022 <text:span text:style-name="T2">2.5</text:span> miles on the indoor track.</text:p>
              <text:p text:style-name="P176">Wed Jan 5, 2022 <text:span text:style-name="T2">2.5</text:span> miles on the indoor track.</text:p>
              <text:p text:style-name="P176">Fri Jan 7, 2022 <text:span text:style-name="T2">2.5</text:span> miles on the indoor track.</text:p>
            </text:list-header>
          </text:list>
        </text:list-item>
      </text:list>
      <text:p text:style-name="P23">Fri Jan 28, 2022 In the last 3 weeks I ran <text:span text:style-name="T2">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669648726458691022" text:style-name="L13">
        <text:list-item>
          <text:list>
            <text:list-header>
              <text:p text:style-name="P197">12.25 miles in the last week</text:p>
              <text:p text:style-name="P177"/>
              <text:p text:style-name="P177">Sat Feb 5, 2022 3 miles </text:p>
              <text:p text:style-name="P17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2">Warmup:</text:span> 1 mile in 10:00 and rest 5 minutes</text:p>
      <text:p text:style-name="P23"><text:span text:style-name="T2">Run:</text:span> 4 x 0.2 miles with 0.3 mile jog before each run.</text:p>
      <text:p text:style-name="P23">Times: 2:00, 2:00, 2:08, 2:08 <text:s/>Jogs were at 12:00/mile pace.</text:p>
      <text:p text:style-name="P23"><text:span text:style-name="T2">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218181127950067908" text:style-name="L14">
        <text:list-item>
          <text:list>
            <text:list-header>
              <text:p text:style-name="P17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2">Warm up:</text:span> 0.5 miles to the Wise Center</text:p>
      <text:p text:style-name="P10">Run: <text:span text:style-name="T3">4 x ¼ miles on the indoor track with a ¼ mile jog before each</text:span></text:p>
      <text:p text:style-name="P23">Times: 2:13, 2:06, 2:03, 1:58, Jogs: all about 3:25</text:p>
      <text:p text:style-name="P23"><text:span text:style-name="T2">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2">Warm up: </text:span>1 mile in 9:28, ½ mile jog in 6:38</text:p>
      <text:p text:style-name="P23"><text:span text:style-name="T2">Run:</text:span> 4 x ¼ mile with ¼ mile jog between runs</text:p>
      <text:p text:style-name="P23">Times: 2:01, 2:01, 1:57, 1:56.4 Jogs about 3:10</text:p>
      <text:p text:style-name="P10">Warm down:<text:span text:style-name="T3">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3"> <text:s/>1 mile in 10:27 </text:span></text:p>
      <text:p text:style-name="P10">Run: <text:span text:style-name="T3">3 x ½ mile with ¼ mile jog before each, </text:span></text:p>
      <text:p text:style-name="P23">Times:4:33. 4:27, 4:17.5, Jogs: all about 3:25</text:p>
      <text:p text:style-name="P10">Warm down:<text:span text:style-name="T3">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3">times: 1:00, 2:09, 2:02, 2:03, 2:03, 1:55, jogs: about 3:30</text:p>
      <text:p text:style-name="P23"/>
      <text:p text:style-name="P23">Thur March 17, 2022 <text:s/><text:span text:style-name="T2">5.3 miles</text:span> <text:s/>I practiced running hills for an ultra marathon.</text:p>
      <text:p text:style-name="P23"><text:span text:style-name="T2">Warm up:</text:span> 0.25 miles to the top of the 0.8 mile hill in the Greendale Cemetery. </text:p>
      <text:p text:style-name="P23"><text:span text:style-name="T2">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3">0.25 miles</text:span></text:p>
      <text:p text:style-name="P23"/>
      <text:p text:style-name="P10"><text:span text:style-name="T3">Fri March 18, I ran on the same course as yesterday. </text:span>3.3 miles running<text:span text:style-name="T3"> and 0.1 mile walking</text:span></text:p>
      <text:p text:style-name="P23">Time: 46:59 Ave Heart Rate: 120 bpm, Ave Pace: 13:49/mile, Sum of ascents: 430 feet</text:p>
      <text:p text:style-name="P23"><text:span text:style-name="T2">Warm down:</text:span> ¼ jog mile home</text:p>
      <text:p text:style-name="P23"/>
      <text:p text:style-name="P10">In the past week: 26.4 miles <text:s/>(47 days in a row)</text:p>
      <text:p text:style-name="P10"/>
      <text:p text:style-name="P23">Sat March 19, 2022 <text:span text:style-name="T2">4.2 miles</text:span></text:p>
      <text:p text:style-name="P23"><text:span text:style-name="T2">Warm up: </text:span>1 mile mainly on the cemetery loop. </text:p>
      <text:p text:style-name="P23"><text:span text:style-name="T2">Run:</text:span> 10 cemetery loops (3.24 miles) in 30:01, </text:p>
      <text:p text:style-name="P23">Ave Pace: 9:16/mile, Ave Heart Rate: 141 pm</text:p>
      <text:p text:style-name="P23"><text:span text:style-name="T2">Warm down:</text:span> A few minute rest and 3 minutes on our elliptical machine.</text:p>
      <text:p text:style-name="P23">Sum of vertical ascents: 132 feet</text:p>
      <text:p text:style-name="P23"/>
      <text:p text:style-name="P23">Sun March 20, 2022 <text:span text:style-name="T2">2 miles</text:span></text:p>
      <text:p text:style-name="P23">I ran 2 x down and up a half mile section of the Greendale Cemetery hill.<text:span text:style-name="T2"> </text:span></text:p>
      <text:p text:style-name="P10"/>
      <text:p text:style-name="P23">Mon March 21, 2022 <text:span text:style-name="T2">5.5 miles</text:span> <text:s/>I ran with 5 other runners on the high school track.</text:p>
      <text:p text:style-name="P23"><text:span text:style-name="T2">Warm up:</text:span> 2.5 miles slowly , I should have included some faster running because it was <text:soft-page-break/>hard to catch my breath after the first few runs during the workout.</text:p>
      <text:p text:style-name="P10">Run: </text:p>
      <text:p text:style-name="P151">200m run, 200m jog, 400m run, 400m jog, 600m run, 600m jog</text:p>
      <text:p text:style-name="P151">600m run, 600m j<text:span text:style-name="T44">og</text:span>, 400m run, 400m jog, 200m run, 200m jog</text:p>
      <text:p text:style-name="P151"><text:s/>Times for runs: 59s, 2:04, 3:06, 3:03, 1:47.7, 53.9 </text:p>
      <text:p text:style-name="P151"/>
      <text:p text:style-name="P151">Tues March 22, 2022 <text:span text:style-name="T2">3.1 miles</text:span></text:p>
      <text:p text:style-name="P151"><text:span text:style-name="T2">Warm up:</text:span> 0.7 miles on the cemetery loop <text:s text:c="7"/></text:p>
      <text:p text:style-name="P153"><text:span text:style-name="T2">Run: </text:span><text:span text:style-name="T44">down, up and down the cemetery hill (3x0.8 miles)</text:span></text:p>
      <text:p text:style-name="P23">Wed March 23, 2022 <text:span text:style-name="T2">2 miles <text:s/></text:span>on the cemetery loop</text:p>
      <text:p text:style-name="P23"/>
      <text:p text:style-name="P23">Thur March 24, 2022 <text:span text:style-name="T2">5 miles </text:span>I ran with 4 other runners on the high school track.</text:p>
      <text:p text:style-name="P23"><text:span text:style-name="T2">Warm up: </text:span><text:s/>2 miles at various paces including 2 miles of short fast runs.</text:p>
      <text:p text:style-name="P23"><text:span text:style-name="T2">Run:</text:span> 4 x 800 meters with a 400m jog after each.</text:p>
      <text:p text:style-name="P10">Times: <text:span text:style-name="T3">4:09, 3:55, 4:17, 4:01</text:span></text:p>
      <text:p text:style-name="P23"/>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0"/>
      <text:p text:style-name="P10">In the past week: 23.9 miles <text:s/>(54 days in a row)</text:p>
      <text:p text:style-name="P110"/>
      <text:p text:style-name="P10"><text:span text:style-name="T3">Sat March 26, 2022 </text:span>2.25 miles<text:span text:style-name="T3"> </text:span></text:p>
      <text:p text:style-name="P23">I ran 2.25 miles on the cemetery loop averaging about 12:00/mile.</text:p>
      <text:p text:style-name="P23"/>
      <text:p text:style-name="P23">Sun March 27, 2022 <text:span text:style-name="T2">2 miles</text:span></text:p>
      <text:p text:style-name="P23">I ran 1.5 miles on a Treadmill at 9:50/mile and jog ½ mile on the indoor track.</text:p>
      <text:p text:style-name="P23"/>
      <text:p text:style-name="P23">Mon March 28, 2022 <text:span text:style-name="T2">4.6 miles</text:span> </text:p>
      <text:p text:style-name="P23">I ran 4.6 miles on a Treadmill in 38:13, Splits 10:23, 9:38, 9:16, 8:55</text:p>
      <text:p text:style-name="P23"/>
      <text:p text:style-name="P23">Tues March 29, 2022 <text:span text:style-name="T2">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2">4 miles</text:span></text:p>
      <text:p text:style-name="P10">Warm up:<text:span text:style-name="T3"> 0.3 miles</text:span></text:p>
      <text:p text:style-name="P23"><text:span text:style-name="T2">Run:</text:span> <text:s/>down and up cemetery hill twice 3.2 miles</text:p>
      <text:p text:style-name="P23">Warm down: 0.5 miles</text:p>
      <text:p text:style-name="P23"/>
      <text:p text:style-name="P23"><text:soft-page-break/>Thur March 31, 2022 <text:span text:style-name="T2">4.5 miles </text:span>I ran with 5 other runners on the high school track.</text:p>
      <text:p text:style-name="P23"><text:span text:style-name="T2">Warm up: </text:span><text:s/>1.5 miles at various paces including about 6 x 100m pick ups.</text:p>
      <text:p text:style-name="P23"><text:span text:style-name="T2">Run:</text:span> 6 x 400 meters with a 400m jog after each.</text:p>
      <text:p text:style-name="P10">Times: <text:span text:style-name="T3">2:05, 2:00, 2:01, 1:59, 1:59, 1:51 <text:s/>Jogs all about 3:40</text:span></text:p>
      <text:p text:style-name="P23">Compare to March 15. I ran better today.</text:p>
      <text:p text:style-name="P23"/>
      <text:p text:style-name="P10"><text:span text:style-name="T3">Fri April 1, 2022 </text:span>2.4 miles<text:span text:style-name="T3">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2">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3">a few minutes rest and</text:span> <text:span text:style-name="T3">¼ mile jog</text:span></text:p>
      <text:p text:style-name="P23"/>
      <text:p text:style-name="P23">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3">10 loops, each loop I ran 0.25 miles and walked 0.07 miles</text:p>
      <text:p text:style-name="P23">Ave pace 12:57/mile for 3.2 miles <text:s/>Run/Walk distance ratio 3.6</text:p>
      <text:p text:style-name="P10">Warm down: <text:s/><text:span text:style-name="T3">¼ mile</text:span></text:p>
      <text:p text:style-name="P23"/>
      <text:p text:style-name="P23">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3">¼ mile</text:span></text:p>
      <text:p text:style-name="P23"/>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3"/>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3"/>
      <text:p text:style-name="P23">Sun April 10, 2022 <text:span text:style-name="T2">5.5 miles </text:span></text:p>
      <text:p text:style-name="P23"><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3">last ½ mile in 4:13, last ¼ mile in 2:01</text:p>
      <text:p text:style-name="P10">Warm down: <text:span text:style-name="T3">half mile walk</text:span></text:p>
      <text:p text:style-name="P23"/>
      <text:p text:style-name="P10"><text:span text:style-name="T3">Mon April 11, 2022 </text:span>1.8 miles </text:p>
      <text:p text:style-name="P23">I ran on a treadmill and the indoor track</text:p>
      <text:p text:style-name="P23"/>
      <text:p text:style-name="P23">Tues April 12, 2022 <text:span text:style-name="T2">5 miles</text:span></text:p>
      <text:p text:style-name="P23">I ran 5 miles mostly with Mark Ams on a hilly course.</text:p>
      <text:p text:style-name="P23">Splits: 12:39, 10:41, 11:08, 10:13, 10:13 Ave. Pace:10:58</text:p>
      <text:p text:style-name="P23"/>
      <text:p text:style-name="P23">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3"/>
      <text:p text:style-name="P23"/>
      <text:p text:style-name="P23"/>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3">Times for runs: 1:00, 2:04, 1:56, 2:00, 1:59, 2:00, 1:59, Times for 400m jogs: about 3:40</text:p>
      <text:p text:style-name="P23"/>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3">Running pace 11:00/mile, Walking pace 18:00/mile</text:p>
      <text:p text:style-name="P10">Warm down:<text:span text:style-name="T3"> 0.25 miles home </text:span></text:p>
      <text:p text:style-name="P23"/>
      <text:p text:style-name="P10">In the past week: 31 miles <text:s/>(75 days in a row)</text:p>
      <text:p text:style-name="P23"/>
      <text:p text:style-name="P23">Sat April 16, 2022 <text:span text:style-name="T2">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2">4.55 miles </text:span>running and 0.7 miles walking</text:p>
      <text:p text:style-name="P23"><text:span text:style-name="T2">Warm up:</text:span> ½ mile to the Wise Center</text:p>
      <text:p text:style-name="P10">Run/Walk: <text:span text:style-name="T3">4.5 miles. I walked 0.05 miles at the beginning of each ½ mile. Running pace about 12:00/mile, overall pace about 12:40/mile</text:span></text:p>
      <text:p text:style-name="P23"><text:span text:style-name="T2">Warm down:</text:span> ¼ mile walk</text:p>
      <text:p text:style-name="P23"/>
      <text:p text:style-name="P23">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3"/>
      <text:p text:style-name="P10"><text:span text:style-name="T3">Tues April 19, 2022 </text:span>2 miles <text:span text:style-name="T3">on the indoor track</text:span></text:p>
      <text:p text:style-name="P23">1 mile in 5:00+4:30 = 9:30 and rest a few minutes</text:p>
      <text:p text:style-name="P23">2 x ¼ mile with a ¼ mile jog after each. Times 2:06 and 2:06</text:p>
      <text:p text:style-name="P23"/>
      <text:p text:style-name="P23">Wed April 20, 2022 <text:span text:style-name="T2">3.5 miles</text:span> </text:p>
      <text:p text:style-name="P23">I ran with 6 other runners on the high school track</text:p>
      <text:p text:style-name="P23"><text:span text:style-name="T2">Warm up: </text:span>1.5 miles including a 5 x 80 meters fast</text:p>
      <text:p text:style-name="P10">Run: <text:span text:style-name="T3">1 mile in 8:35, 2:10 rest, ¼ mile in 2:10, rest 2:10, ½ mile in 4:25, jog ¼ mile</text:span></text:p>
      <text:p text:style-name="P23"/>
      <text:p text:style-name="P23"><text:soft-page-break/>Thurs April 21, 2022 <text:span text:style-name="T2">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2">Warm up:</text:span> On the indoor track, one mile in 9:33 going faster as I ran. Time: 9:33 and rested 4:00</text:p>
      <text:p text:style-name="P23"><text:span text:style-name="T2">Run:</text:span> On a treadmill, <text:span text:style-name="T2">2 miles.</text:span> Splits: 8:59+4:15+4:07=17:21 <text:s/></text:p>
      <text:p text:style-name="P23">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3"/>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3"><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3"/>
      <text:p text:style-name="P10"><text:span text:style-name="T3">Mon <text:s/>April 25, 2022</text:span> 2 miles with Joe O'Brien, the same as 2 days ago</text:p>
      <text:p text:style-name="P10">Run:<text:span text:style-name="T3"> 2miles on a loop including Odin (the market) in 9:37/mile</text:span></text:p>
      <text:p text:style-name="P23"/>
      <text:p text:style-name="P10"><text:span text:style-name="T3">Tues April 26, 2022</text:span> 2 miles </text:p>
      <text:p text:style-name="P10">Run: <text:span text:style-name="T3">2miles</text:span> <text:span text:style-name="T3">on road and bike path in 9:54/mile</text:span></text:p>
      <text:p text:style-name="P23"/>
      <text:p text:style-name="P10"><text:span text:style-name="T3">Wed April 27, 2022</text:span> 2 miles </text:p>
      <text:p text:style-name="P23">Run: 2miles on road and bike path in 11:16/mile</text:p>
      <text:p text:style-name="P23"/>
      <text:p text:style-name="P10"><text:span text:style-name="T3">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2">2miles </text:span>including 1.75 miles at 12:35/mile</text:p>
      <text:p text:style-name="P23"/>
      <text:p text:style-name="P10">In the past week: 17.2 miles <text:s/>(89 days in a row)</text:p>
      <text:p text:style-name="P10"/>
      <text:p text:style-name="P23">Sat April 30, 2022 <text:span text:style-name="T2">2.25 miles</text:span> 9:34 mile/mile with Joe O'Brien</text:p>
      <text:p text:style-name="P10"/>
      <text:p text:style-name="P23">Sun May 1, 2022 <text:span text:style-name="T2">2.4 miles </text:span>of running</text:p>
      <text:p text:style-name="P23"><text:span text:style-name="T2">Run/walk:</text:span> I ran 0.4 miles and walked 0.1 miles and repeated 6 times until I reached 3 miles. <text:s text:c="2"/></text:p>
      <text:p text:style-name="P23"/>
      <text:p text:style-name="P23">Mon May 2, 2022<text:span text:style-name="T2"> 3.7 miles</text:span></text:p>
      <text:p text:style-name="P10">Warm up: <text:span text:style-name="T3">0.1 miles</text:span></text:p>
      <text:p text:style-name="P10">Run: <text:span text:style-name="T3">3.11 miles </text:span></text:p>
      <text:p text:style-name="P23">Splits: 10:26, 9:23, 9:04 and the last 0.11 miles at 8:09/mile, Ave Pace: 9:34/mile</text:p>
      <text:p text:style-name="P23"><text:span text:style-name="T2">Warm down: </text:span>0.25 miles</text:p>
      <text:p text:style-name="P23"/>
      <text:p text:style-name="P23">Tues May 3, 2022 <text:span text:style-name="T2">3</text:span> <text:span text:style-name="T2">miles</text:span> of running and jogging averaging 11:35/mile.</text:p>
      <text:p text:style-name="P23"/>
      <text:p text:style-name="P23">Wed May 4, 2022 <text:span text:style-name="T2">2.25 miles</text:span></text:p>
      <text:p text:style-name="P23">1 mile in 10:00 and rest a few minutes</text:p>
      <text:p text:style-name="P23">1 mile in 8:24 and jog ¼ mile</text:p>
      <text:p text:style-name="P23"/>
      <text:p text:style-name="P23">Thur May 5, 2022 <text:span text:style-name="T2">2 miles </text:span>in 11:30/mile <text:s/><text:span text:style-name="T2">(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2">3 miles</text:span> </text:p>
      <text:list xml:id="list2171623421395947498" text:style-name="L15">
        <text:list-item>
          <text:list>
            <text:list-header>
              <text:p text:style-name="P179">1.5 miles averaging about 9:40/mile and rest 1 min</text:p>
            </text:list-header>
          </text:list>
        </text:list-item>
      </text:list>
      <text:p text:style-name="P23">1 mile in 8:26 and rest 2 min</text:p>
      <text:list xml:id="list2633667727880049888" text:style-name="L16">
        <text:list-item>
          <text:list>
            <text:list-header>
              <text:p text:style-name="P180">0.5 miles in 5:00</text:p>
            </text:list-header>
          </text:list>
        </text:list-item>
      </text:list>
      <text:p text:style-name="P23"/>
      <text:p text:style-name="P23">Sun May 8, 2022 no running </text:p>
      <text:p text:style-name="P23"/>
      <text:p text:style-name="P23">Mon May 9, 2022 <text:span text:style-name="T2">3 miles</text:span> in hotel</text:p>
      <text:p text:style-name="P23">on treadmill, Splits: 9:54, 8:22, 8:17 and 0.5 mile jog</text:p>
      <text:p text:style-name="P23"/>
      <text:p text:style-name="P23">Tues May 10, 2022 <text:span text:style-name="T2">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2">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3">Sat May 14, 2022 </text:span>5.5 miles</text:p>
      <text:list xml:id="list373392482751926941" text:style-name="L17">
        <text:list-item>
          <text:list>
            <text:list-header>
              <text:p text:style-name="P181">5.25 miles on roads and bike paths in Oosterwold</text:p>
              <text:p text:style-name="P198">Average pace: 11:08/mile</text:p>
              <text:p text:style-name="P19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71491" text:continue-numbering="true" text:style-name="L17">
        <text:list-item>
          <text:list>
            <text:list-header>
              <text:p text:style-name="P181">5.25 miles on roads and bike paths in Oosterwold</text:p>
              <text:p text:style-name="P198">Average pace: 9:52/mile</text:p>
              <text:p text:style-name="P198">Warm down: 0.25 miles</text:p>
            </text:list-header>
          </text:list>
        </text:list-item>
      </text:list>
      <text:p text:style-name="P10"/>
      <text:p text:style-name="P23">Tues May 17, 2022 no running</text:p>
      <text:list xml:id="list4412575202757265802" text:style-name="L18">
        <text:list-item>
          <text:list>
            <text:list-header>
              <text:p text:style-name="P182"/>
            </text:list-header>
          </text:list>
        </text:list-item>
      </text:list>
      <text:p text:style-name="P23"><text:span text:style-name="T2">Wed May 18 </text:span><text:span text:style-name="T2">5.4 miles</text:span></text:p>
      <text:p text:style-name="P23">2 miles at 10:21/miles Ave HR= 121 bpm Vo2Max=48 and rest a few minutes</text:p>
      <text:p text:style-name="P23">(Pace*HR)=1250 <text:s text:c="5"/>(Pace*HR^2)=15200 <text:s text:c="3"/>(Pace^2*HR)=13000-&gt;1/48</text:p>
      <text:list xml:id="list1600431076506200356" text:style-name="L19">
        <text:list-item>
          <text:list>
            <text:list-header>
              <text:p text:style-name="P183">1.11 miles at 8:37/mile Ave HR=148 bpm and rest a few minutes</text:p>
              <text:p text:style-name="P183">(Pace*HR)=1275</text:p>
              <text:p text:style-name="P183">2.25 miles at 10:49/mile Ave HR=135 bpm </text:p>
              <text:p text:style-name="P183">(Pace*HR)=1460</text:p>
            </text:list-header>
          </text:list>
        </text:list-item>
      </text:list>
      <text:list xml:id="list6554741462680237939" text:style-name="L20">
        <text:list-item>
          <text:list>
            <text:list-header>
              <text:p text:style-name="P164"/>
            </text:list-header>
          </text:list>
        </text:list-item>
      </text:list>
      <text:p text:style-name="P23">Thur May 19, 2022 <text:span text:style-name="T2">4 miles</text:span></text:p>
      <text:p text:style-name="P23">2 miles at 10:45/miles Ave HR= 115 bpm and rest a few minutes</text:p>
      <text:list xml:id="list36752960" text:continue-list="list1600431076506200356" text:style-name="L19">
        <text:list-item>
          <text:list>
            <text:list-header>
              <text:p text:style-name="P183">(Pace*HR)=1240</text:p>
            </text:list-header>
          </text:list>
        </text:list-item>
      </text:list>
      <text:list xml:id="list36760588" text:continue-list="list4412575202757265802" text:style-name="L18">
        <text:list-item>
          <text:list>
            <text:list-header>
              <text:p text:style-name="P182">2 miles at 10:46/mile Ave HR= 121 bpm and rest a few minutes</text:p>
            </text:list-header>
          </text:list>
        </text:list-item>
      </text:list>
      <text:list xml:id="list36749232" text:continue-list="list36752960" text:style-name="L19">
        <text:list-item>
          <text:list>
            <text:list-header>
              <text:p text:style-name="P183">(Pace*HR)=1300</text:p>
              <text:p text:style-name="P183"/>
            </text:list-header>
          </text:list>
        </text:list-item>
      </text:list>
      <text:p text:style-name="P23">Fri May 20, 2022 <text:span text:style-name="T2">6.25 miles</text:span></text:p>
      <text:p text:style-name="P23">1 mile in 11:02/miles Ave HR= 134 bpm and rest a few minutes</text:p>
      <text:list xml:id="list36768983" text:continue-numbering="true" text:style-name="L19">
        <text:list-item>
          <text:list>
            <text:list-header>
              <text:p text:style-name="P18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172819930732273519" text:style-name="L21">
        <text:list-item>
          <text:list>
            <text:list-header>
              <text:p text:style-name="P184">0.25 miles jog</text:p>
            </text:list-header>
          </text:list>
        </text:list-item>
      </text:list>
      <text:p text:style-name="P23"><text:soft-page-break/></text:p>
      <text:p text:style-name="P10">In the past week: 26.7 miles </text:p>
      <text:p text:style-name="P10"/>
      <text:p text:style-name="P23">Sat May 21, 2022 <text:span text:style-name="T2">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067945093884523252" text:style-name="L22">
        <text:list-item>
          <text:list>
            <text:list-header>
              <text:p text:style-name="P185">1 mile in 10:25</text:p>
            </text:list-header>
          </text:list>
        </text:list-item>
      </text:list>
      <text:p text:style-name="P23"/>
      <text:p text:style-name="P23">Sun May 22, 2022 <text:span text:style-name="T2">no running</text:span> </text:p>
      <text:p text:style-name="P10"/>
      <text:p text:style-name="P23">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2">6 miles</text:span></text:p>
      <text:p text:style-name="P23"><text:span text:style-name="T2">Warm up: </text:span>1.5 miles and rest a few minutes</text:p>
      <text:p text:style-name="P23"><text:span text:style-name="T2">Run:</text:span> 2 miles at 9:56/mile, Ave HR = 132 bpm and rest a few minutes</text:p>
      <text:p text:style-name="P23">(Pace^2*HR)=13000-&gt;1/50 <text:s text:c="7"/></text:p>
      <text:p text:style-name="P10">Run: <text:span text:style-name="T3">2.5 miles at 10:47/mile, Ave HR = 127 bpm</text:span></text:p>
      <text:p text:style-name="P23">(Pace^2*HR)=14800</text:p>
      <text:p text:style-name="P23"/>
      <text:p text:style-name="P23">Thur May 26, 2022 <text:span text:style-name="T2">5</text:span>.<text:span text:style-name="T2">6 miles</text:span></text:p>
      <text:p text:style-name="P23"><text:span text:style-name="T2">Warm up: 2</text:span> miles and rest a few minutes</text:p>
      <text:p text:style-name="P23"><text:span text:style-name="T2">Run:</text:span> 2 miles at 9:04/mile, Ave HR = 143 bpm and rest a few minutes</text:p>
      <text:p text:style-name="P23">(Pace^2*HR)=11800-&gt;1/50 <text:s text:c="7"/></text:p>
      <text:p text:style-name="P10">Run: <text:span text:style-name="T3">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2">6 miles</text:span></text:p>
      <text:p text:style-name="P23"><text:span text:style-name="T2">Run: </text:span>1.5 miles at 10:45/mile and rest a few minutes</text:p>
      <text:p text:style-name="P23"><text:span text:style-name="T2">Run:</text:span> 2 miles at 8:49/mile, Ave HR = 145 bpm and rest a few minutes</text:p>
      <text:p text:style-name="P23">(Pace^2*HR)=11300-&gt;1/50 <text:s text:c="7"/></text:p>
      <text:p text:style-name="P10">Run: <text:span text:style-name="T3">1.5 miles at 10:25/mile, Ave HR = 133 bpm</text:span></text:p>
      <text:p text:style-name="P23">(Pace^2*HR)=14400</text:p>
      <text:p text:style-name="P23"/>
      <text:p text:style-name="P23"/>
      <text:p text:style-name="P23">Sun May 29, 2022 no running</text:p>
      <text:p text:style-name="P23"/>
      <text:p text:style-name="P23">Mon May 30, 2022 <text:span text:style-name="T2">5.65 miles <text:s/>(Garmin V02Max=51)</text:span></text:p>
      <text:p text:style-name="P23"><text:span text:style-name="T2">Run: </text:span>2 miles at 10:05mile HR=130 and rest a few minutes</text:p>
      <text:p text:style-name="P23">(Pace^2*HR)= 11500</text:p>
      <text:p text:style-name="P23"><text:span text:style-name="T2">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3">1.65 miles at 11:24/mile, Ave HR = 121 bpm</text:span></text:p>
      <text:p text:style-name="P23">(Pace^2*HR)=15700</text:p>
      <text:p text:style-name="P23"/>
      <text:p text:style-name="P23">Tues May 31, 2022 no running</text:p>
      <text:p text:style-name="P23"/>
      <text:p text:style-name="P23"/>
      <text:p text:style-name="P27">Wed June 1, 2022 <text:span text:style-name="T2">5.75 miles (Garmin V02Max=50)</text:span></text:p>
      <text:p text:style-name="P23"><text:span text:style-name="T2">Run: </text:span>2 miles at 9:57mile HR=113 and rest a few minutes</text:p>
      <text:p text:style-name="P23">(Pace^2*HR)= 11200</text:p>
      <text:p text:style-name="P23"><text:span text:style-name="T2">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3">2 miles at 9:22/mile, Ave HR = 147 bpm</text:span></text:p>
      <text:p text:style-name="P23">(Pace^2*HR)= 12900</text:p>
      <text:p text:style-name="P23"/>
      <text:p text:style-name="P27">Fri June 3, 2022 <text:span text:style-name="T2">4 miles (Garmin V02Max=50)</text:span></text:p>
      <text:p text:style-name="P23"><text:span text:style-name="T2">Run: </text:span>3.11 miles at 9:09/mile HR=142 bpm and rest a few minutes</text:p>
      <text:p text:style-name="P23">(Pace^2*HR)= 11900</text:p>
      <text:p text:style-name="P23"><text:span text:style-name="T2">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2">4 miles (Garmin V02Max=51)</text:span></text:p>
      <text:p text:style-name="P23"><text:span text:style-name="T2">Run: </text:span>2 miles at 9:06/mile HR=138 bpm and rest a few minutes</text:p>
      <text:p text:style-name="P23">(Pace^2*HR)= 11400</text:p>
      <text:p text:style-name="P23"><text:span text:style-name="T2">Run:</text:span> 2 miles at 10:27/mile, Ave HR = 127 bpm and rest a few minutes</text:p>
      <text:p text:style-name="P23">(Pace^2*HR)=</text:p>
      <text:p text:style-name="P23"/>
      <text:p text:style-name="P10">Mon June 6, 2022 no running</text:p>
      <text:p text:style-name="P10"/>
      <text:p text:style-name="P23">Tues June 7, 2024<text:span text:style-name="T2"> 4 miles (Garmin V02Max=51)</text:span></text:p>
      <text:p text:style-name="P23"><text:span text:style-name="T2">Run: </text:span>1 mile at 9:55/mile HR=130 bpm and rest a few minutes</text:p>
      <text:p text:style-name="P23">(Pace^2*HR)= 12800</text:p>
      <text:p text:style-name="P23"><text:span text:style-name="T2">Run:</text:span> 2 miles at 9:17/mile, Ave HR = 144 bpm and rest a few minutes</text:p>
      <text:p text:style-name="P23">(Pace^2*HR)= 12400</text:p>
      <text:p text:style-name="P23"><text:span text:style-name="T2">Run: </text:span>1 mile at 10:01/mile HR=138 bpm and rest a few minutes</text:p>
      <text:p text:style-name="P23">(Pace^2*HR)= 13800</text:p>
      <text:p text:style-name="P23"/>
      <text:p text:style-name="P23">Wed June 8, 2022 <text:span text:style-name="T2">no running </text:span></text:p>
      <text:p text:style-name="P10"/>
      <text:p text:style-name="P23">Thur June 9, 2022 <text:span text:style-name="T2">7.7 miles</text:span></text:p>
      <text:p text:style-name="P23"><text:span text:style-name="T2">Warm up: </text:span>1.5 miles at various paces</text:p>
      <text:p text:style-name="P23"><text:span text:style-name="T2">Run: </text:span>10k race starting at the VU sports center in Amsterdam</text:p>
      <text:p text:style-name="P10">5k splits: <text:span text:style-name="T3">9:50/mile and 9:00/mile</text:span></text:p>
      <text:p text:style-name="P23"><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274324404866652358" text:style-name="L23">
        <text:list-item>
          <text:list>
            <text:list-header>
              <text:p text:style-name="P199">15.7 miles in the past week</text:p>
            </text:list-header>
          </text:list>
        </text:list-item>
      </text:list>
      <text:p text:style-name="P10"/>
      <text:p text:style-name="P23">Sat June 11, 2022 <text:span text:style-name="T2">4.5 miles running</text:span> </text:p>
      <text:p text:style-name="P23">I walked 0.05 miles and ran 0.45 miles and repeated until I covered 5 miles</text:p>
      <text:p text:style-name="P23">in 59:55</text:p>
      <text:p text:style-name="P23"/>
      <text:p text:style-name="P23">Mon June 13, 2022 <text:span text:style-name="T2">4.65 miles</text:span> at various paces</text:p>
      <text:p text:style-name="P23"/>
      <text:p text:style-name="P23">Tues June 14, 2022 we flew hone</text:p>
      <text:p text:style-name="P23"/>
      <text:p text:style-name="P23">Wed June 15, 2022 <text:span text:style-name="T2">3 miles</text:span> </text:p>
      <text:p text:style-name="P23">Including 4 x 800 meters 4:39, 4:41, 4:39, 4:26</text:p>
      <text:p text:style-name="P23"/>
      <text:p text:style-name="P23">Thur June 16, 2022 <text:span text:style-name="T2">4 miles</text:span> with Rod Breast on the high school track</text:p>
      <text:p text:style-name="P23"><text:span text:style-name="T2">Warm up:</text:span> 1.5 miles,<text:span text:style-name="T2">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2">16.15 miles</text:span></text:p>
      <text:p text:style-name="P23"/>
      <text:p text:style-name="P23">Sat June 18, 2022 <text:s/><text:span text:style-name="T2">5.7 miles</text:span> with 4 other runners</text:p>
      <text:p text:style-name="P23">We ran out and back on Tamarack Drive. The 2.84 <text:s/>miles out in 30:15 was a warm up.</text:p>
      <text:p text:style-name="P10">Run: <text:span text:style-name="T3">The 2.84 miles back in 25:36 was a good run averaging 9:04/mile. </text:span></text:p>
      <text:p text:style-name="P23"/>
      <text:p text:style-name="P23">Sun June 19, 2022 <text:span text:style-name="T2">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2">4.5 miles</text:span></text:p>
      <text:p text:style-name="P23"><text:span text:style-name="T2">Warm up:</text:span> 1 mile </text:p>
      <text:p text:style-name="P10">Run: <text:span text:style-name="T3">10 cemetery loops, 3.2 miles, in 32:01 or 10:06/mile, Elevation gain: 220 feet.</text:span></text:p>
      <text:p text:style-name="P23">Ave Heart Rate: 126</text:p>
      <text:p text:style-name="P10">Warm down: <text:s/><text:span text:style-name="T3">0.3 miles</text:span></text:p>
      <text:p text:style-name="P23"/>
      <text:p text:style-name="P10"><text:span text:style-name="T3">Tues June 21, 2022 </text:span>5 miles<text:span text:style-name="T3">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2">4.5 miles</text:span></text:p>
      <text:p text:style-name="P10">The same run as two days ago.</text:p>
      <text:p text:style-name="P23"><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3"/>
      <text:p text:style-name="P10"><text:span text:style-name="T3">Thur June 23, 2022 </text:span>5 miles<text:span text:style-name="T3">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2">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2">34.2</text:span> <text:span text:style-name="T2">miles</text:span></text:p>
      <text:p text:style-name="P23"><text:soft-page-break/>Sat June 25, 2022 No running</text:p>
      <text:p text:style-name="P23"/>
      <text:p text:style-name="P23">Sun June 26, 2022 <text:span text:style-name="T2">6.5 miles</text:span></text:p>
      <text:p text:style-name="P23">I ran on the high school track.</text:p>
      <text:p text:style-name="P23"><text:span text:style-name="T2">Warm up:</text:span> 0.5 miles in 5:05</text:p>
      <text:p text:style-name="P23"><text:span text:style-name="T2">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2">6 miles</text:span></text:p>
      <text:p text:style-name="P23"><text:span text:style-name="T2">Warm up:</text:span> <text:s/>2 miles</text:p>
      <text:p text:style-name="P23"><text:span text:style-name="T2">Run:</text:span> <text:s/>2 miles on the 510 meter cemetery loop (6<text:span text:style-name="T6">+ </text:span>loops), sum of ascents/loop: 22ft</text:p>
      <text:p text:style-name="P23">Time: 17:52, mile splits: 9:07, 8:45</text:p>
      <text:p text:style-name="P23"><text:span text:style-name="T2">Warm down:</text:span> <text:s/>2 miles</text:p>
      <text:p text:style-name="P23"/>
      <text:p text:style-name="P23">Tues June 28, 2022 <text:s/>7<text:span text:style-name="T2"> miles</text:span> <text:s/></text:p>
      <text:p text:style-name="P23"><text:span text:style-name="T2">Warm up:</text:span> 0.3 miles to the top of the 0.8 mile hill in the Greendale Cemetery. </text:p>
      <text:p text:style-name="P23"><text:span text:style-name="T2">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9">From November 2020</text:p>
      <text:p text:style-name="P39"><text:span text:style-name="T20">Thur Nov 12, 2020 </text:span><text:span text:style-name="T18">4.9 miles running</text:span></text:p>
      <text:p text:style-name="P101">warm up: <text:span text:style-name="T3">0.25 mile jog to the Greendale Cemetery loop. </text:span></text:p>
      <text:p text:style-name="P102"><text:span text:style-name="T2">Run/Walk:</text:span> 4 miles on the loop in 39:11 with the last mile in 8:50. </text:p>
      <text:p text:style-name="P102">Ave Heart rate: 145 bpm, Ave Pace: 9:48/mile, HB/mile: 1421, Sum of ascents: 280 feet</text:p>
      <text:p text:style-name="P101">Warm down: <text:span text:style-name="T3">0.5 miles</text:span></text:p>
      <text:p text:style-name="P102"/>
      <text:p text:style-name="P102">Fri Nov 13, 2020 <text:span text:style-name="T2">5 miles</text:span></text:p>
      <text:p text:style-name="P101">warm up: <text:span text:style-name="T3">0.25 mile jog to the Greendale Cemetery <text:s/></text:span></text:p>
      <text:p text:style-name="P102"><text:span text:style-name="T2">Run/Walk:</text:span> 4.8 miles on the hill in the cemetery. Starting from the top all the way to Jefferson St is 0.8 miles. <text:s/>I ran down and up this hill 3 times.</text:p>
      <text:p text:style-name="P102">Ave Heartrate: 117 bpm, Ave Pace: 12:25/mile, HB/mile: 1453, Sum of ascents: 650 feet</text:p>
      <text:p text:style-name="P101">Warm down: <text:span text:style-name="T3">0.5 miles</text:span></text:p>
      <text:p text:style-name="P102"/>
      <text:p text:style-name="P78">Wed June 29, 2022 no running</text:p>
      <text:p text:style-name="P78"/>
      <text:p text:style-name="P78">Thurs June 30, 2022 4.5 miles</text:p>
      <text:p text:style-name="P96">Warm up:<text:span text:style-name="T3"> 1 mile</text:span></text:p>
      <text:p text:style-name="P10">Run: <text:span text:style-name="T3">2 x the 1.6 mile cemetery hill in 36:39, Ave pace: 11:27, Ave Heart Rate: 125</text:span></text:p>
      <text:p text:style-name="P23"><text:span text:style-name="T2">Warm down:</text:span> 0.3 miles home</text:p>
      <text:p text:style-name="P23">Fri July 1, 2022 <text:s/>no running</text:p>
      <text:p text:style-name="P23"><text:soft-page-break/></text:p>
      <text:p text:style-name="P23">Miles in past week: <text:span text:style-name="T2">24</text:span> <text:span text:style-name="T2">miles</text:span></text:p>
      <text:p text:style-name="P10"/>
      <text:p text:style-name="P23">Sat July 2, 2022 <text:span text:style-name="T2">7.5 miles <text:s text:c="2"/></text:span>including 10k race around Canandohta Lake</text:p>
      <text:p text:style-name="P23"><text:span text:style-name="T2">Warm up:</text:span> 1.3 miles at various paces</text:p>
      <text:p text:style-name="P23"><text:span text:style-name="T2">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2">4 miles</text:span> at various paces.</text:p>
      <text:p text:style-name="P23"/>
      <text:p text:style-name="P23">Mon July 4,2022 <text:span text:style-name="T2">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2">1.5 miles </text:span></text:p>
      <text:p text:style-name="P23">This run included 1 mile on the cemetery loop in 9:35</text:p>
      <text:p text:style-name="P23"/>
      <text:p text:style-name="P23">Thur July 7, 2022 <text:s/>no running</text:p>
      <text:p text:style-name="P23"/>
      <text:p text:style-name="P23">Fri July 8, 2022 <text:span text:style-name="T2">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2">25.5</text:span> <text:span text:style-name="T2">miles</text:span></text:p>
      <text:p text:style-name="P23"/>
      <text:p text:style-name="P23">Sat July 9, 2022 no running</text:p>
      <text:p text:style-name="P23"/>
      <text:p text:style-name="P23">Sun July 10, 2000 <text:span text:style-name="T2">10.6 miles </text:span></text:p>
      <text:p text:style-name="P23">I ran the Trailblazer 15k race on the Ernst Trail.</text:p>
      <text:p text:style-name="P23"><text:span text:style-name="T2">Warm up:</text:span> <text:s/>1.3 miles at various paces</text:p>
      <text:p text:style-name="P10">Run: <text:s/><text:span text:style-name="T3">15k (9.3 miles), Time 1:27:13, Pace: <text:s/>9:19/mile</text:span></text:p>
      <text:p text:style-name="P23">Splits: 9:29, 9:29, 9:23, 9:30, 9:20, 9:27, 9:27, 9:06, 9:00, 8:58 pace for the last 0.3 miles</text:p>
      <text:p text:style-name="P23"/>
      <text:p text:style-name="P23">Mon July 11, 2022 <text:span text:style-name="T2">2.5 miles</text:span> running and 2.0 miles walking </text:p>
      <text:p text:style-name="P23">I alternated running and walking 4.5 miles on the high school track.</text:p>
      <text:p text:style-name="P23">Average pace: 13:30</text:p>
      <text:p text:style-name="P23">Tues July 12, 2022 <text:span text:style-name="T2">2.1 miles</text:span> running and 1.6 miles walking</text:p>
      <text:p text:style-name="P23"><text:soft-page-break/><text:span text:style-name="T2">Warm up:</text:span> 0.25 miles to the cemetery loop </text:p>
      <text:p text:style-name="P23"><text:span text:style-name="T2">Run/Walk </text:span>I alternated running and walking ¼ miles on the cemetery loop and covered 3.2 miles, Average pace: 13:42</text:p>
      <text:p text:style-name="P23"><text:span text:style-name="T2">Warm up:</text:span> 0.25 miles home</text:p>
      <text:p text:style-name="P23"/>
      <text:p text:style-name="P23">Wed <text:s/>July 13, 2022 <text:span text:style-name="T2">2.5 miles running </text:span>and 2.5 miles walking</text:p>
      <text:p text:style-name="P23"><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2">2.1 miles</text:span> running and 1.6 miles walking</text:p>
      <text:p text:style-name="P23"><text:span text:style-name="T2">Warm up:</text:span> 0.25 miles to the cemetery loop </text:p>
      <text:p text:style-name="P23"><text:span text:style-name="T2">Run/Walk </text:span>I alternated running and walking ¼ miles on the cemetery loop and covered 3.2 miles, Average pace: 13:42 (The same as 2 days ago.)</text:p>
      <text:p text:style-name="P23"><text:span text:style-name="T2">Warm up:</text:span> 0.25 miles home</text:p>
      <text:p text:style-name="P23"/>
      <text:p text:style-name="P23">Fri July 15, 2022 <text:span text:style-name="T2">2.4 miles</text:span> running and 1.3 miles walking</text:p>
      <text:p text:style-name="P23"><text:span text:style-name="T2">Warm up:</text:span> 0.25 miles to the cemetery loop </text:p>
      <text:p text:style-name="P23"><text:span text:style-name="T2">Run/Walk </text:span>I alternated running 0.3 miles and walking 0.2 miles on the cemetery loop and covered 3.2 miles, Average pace: 13:33 I ran more today than yesterday which resulted in a slightly faster ave pace.</text:p>
      <text:p text:style-name="P23"><text:span text:style-name="T2">Warm up:</text:span> 0.25 miles home</text:p>
      <text:p text:style-name="P23">The next time I do this workout I will alternate running and walking for the same amount of <text:span text:style-name="T2">time (3:25).</text:span></text:p>
      <text:p text:style-name="P23">This is all for the determination of a good routine for a 50 miler.</text:p>
      <text:p text:style-name="P23"/>
      <text:p text:style-name="P23">Miles in past week: <text:span text:style-name="T2">22.1</text:span> <text:span text:style-name="T2">miles </text:span>and 5 miles walking</text:p>
      <text:p text:style-name="P10"/>
      <text:p text:style-name="P23">Sat July 16, 2022 no running</text:p>
      <text:p text:style-name="P23"/>
      <text:p text:style-name="P23">Sun July 17, 2022 <text:span text:style-name="T2">14.1 miles</text:span></text:p>
      <text:p text:style-name="P23"><text:span text:style-name="T2">Warm up: </text:span>1 mile</text:p>
      <text:p text:style-name="P10">Run: <text:span text:style-name="T3">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3">Mon July 18, 2022 </text:span>2.0 miles running <text:span text:style-name="T3">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2">2.3 miles</text:span> running and 1.2 miles walking</text:p>
      <text:p text:style-name="P23"><text:span text:style-name="T2">Warm up:</text:span> 0.25 miles to the cemetery loop </text:p>
      <text:p text:style-name="P23"><text:span text:style-name="T2">Run/Walk </text:span>I alternated running and walking on the cemetery loop and covered 3.2 miles, Average pace: 14:00, I ran and walked the same amount of time.</text:p>
      <text:p text:style-name="P23"><text:span text:style-name="T2">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2">2.87 miles</text:span> running and 1.79 miles walking</text:p>
      <text:p text:style-name="P23"><text:span text:style-name="T2">Warm up:</text:span> 0.25 miles to the cemetery loop </text:p>
      <text:p text:style-name="P23"><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8">Warm down: 0.25 miles home</text:p>
      <text:p text:style-name="P38">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8"/>
      <text:p text:style-name="P23">Thur July 21, 2022 <text:span text:style-name="T2">4.1 miles</text:span> running and 1.9 miles walking</text:p>
      <text:p text:style-name="P10">Warm up: <text:span text:style-name="T3">0.25 miles</text:span></text:p>
      <text:p text:style-name="P23">Run and walk: 5.5 miles alternating running and walking on hills</text:p>
      <text:p text:style-name="P23">Total walking: 3.6 miles, Total walking 1.9 miles, time: 1:17:34, Ave Pace: 14:06/mile</text:p>
      <text:p text:style-name="P23"><text:span text:style-name="T2">Warm down:</text:span> <text:s/>0.25 miles</text:p>
      <text:p text:style-name="P23"/>
      <text:p text:style-name="P23">Fri July 22, 2022 <text:span text:style-name="T2"><text:s/>6.9 miles</text:span> running </text:p>
      <text:p text:style-name="P10">Warm up: <text:span text:style-name="T3">0.25 miles</text:span></text:p>
      <text:p text:style-name="P23">Run: 6.4 miles i.e. 20 cemetery loops, Ave pace: 10:47, <text:s/>Elevation gain: 440 ft</text:p>
      <text:p text:style-name="P23"><text:span text:style-name="T2">Warm down:</text:span> <text:s/>0.25 miles</text:p>
      <text:p text:style-name="P23"/>
      <text:p text:style-name="P23">Miles running in past week: <text:span text:style-name="T2">32.3</text:span> <text:span text:style-name="T2">miles</text:span></text:p>
      <text:p text:style-name="P10"/>
      <text:p text:style-name="P23">Sat: July 23, 2022<text:span text:style-name="T2"> 2.85 miles </text:span>running and 2.15 miles walking<text:span text:style-name="T2"> </text:span></text:p>
      <text:p text:style-name="P23"><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3"> 0.25 miles</text:span></text:p>
      <text:p text:style-name="P28"/>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8">Ave pace: 13:41</text:p>
      <text:p text:style-name="P19">Run:<text:span text:style-name="T3"> I ran 5 x ½ mile with Gretchen with 2:30/200m between each ½ mile</text:span></text:p>
      <text:p text:style-name="P28">Times:4:50, 4:40, 4:35, 4:27, 4:17</text:p>
      <text:p text:style-name="P28"/>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2">8.3 miles</text:span> running and 0.7 miles walking on the Allegheny College <text:tab/>Track, I ran wide so each lap was 0.25 miles.</text:p>
      <text:p text:style-name="P28">3 x 3 miles with a few minutes rest between</text:p>
      <text:p text:style-name="P28">1<text:span text:style-name="T6">st</text:span> 3 miles, I ran 3 miles and averaged 12:00/mile.</text:p>
      <text:p text:style-name="P28">2<text:span text:style-name="T6">nd</text:span> 3 miles, I alternated running and walking and averaged 12:20/mile.</text:p>
      <text:p text:style-name="P28"><text:s text:c="6"/>I ran about 2.8 miles and walked about 0.2 miles.</text:p>
      <text:p text:style-name="P28">3<text:span text:style-name="T6">rd</text:span> 3 miles, I alternated running and walking and averaged 13:30/mile.</text:p>
      <text:p text:style-name="P28"><text:s text:c="6"/>I ran about 2.5 miles <text:span text:style-name="T2">and</text:span> walked about 0.5 miles.</text:p>
      <text:p text:style-name="P28">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2">2.25 miles</text:span> running and 1 mile walking</text:p>
      <text:p text:style-name="P28">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2">28</text:span> <text:span text:style-name="T2">miles </text:span>and 5.5 miles walking</text:p>
      <text:p text:style-name="P10"/>
      <text:p text:style-name="P23">Sat July 30, 2022 <text:span text:style-name="T2">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2">no running</text:span></text:p>
      <text:p text:style-name="P10"/>
      <text:p text:style-name="P23">Mon Aug 1, 2022 <text:span text:style-name="T2">1.8 miles running</text:span> and 2.7 miles walking on the high school track</text:p>
      <text:p text:style-name="P23"><text:span text:style-name="T2">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3"/>
      <text:p text:style-name="P108">Wed Aug 3, 2022 <text:span text:style-name="T2">4.45 miles</text:span> <text:s/></text:p>
      <text:p text:style-name="P108"><text:span text:style-name="T2">Warm up:</text:span> <text:s/>1 mile at various paces</text:p>
      <text:p text:style-name="P108"><text:span text:style-name="T2">Run:</text:span> 3.2 miles (10 x 0.32 miles) on the cemetery loop in 28:42 or 8:58/mile</text:p>
      <text:p text:style-name="P108">Mile splits: 9:05, 9:04, 9:00, 1:33 for the last 0.2 miles, Sum of vertical ascents: 220 feet.</text:p>
      <text:p text:style-name="P108">Ave HR: 152 bpm</text:p>
      <text:p text:style-name="P108"><text:span text:style-name="T2">Warm down:</text:span> <text:s/>0.25 miles</text:p>
      <text:p text:style-name="P108"/>
      <text:p text:style-name="P108">Thur Aug 4, 2022 <text:span text:style-name="T2">8 miles running</text:span> and 2.5 miles walking</text:p>
      <text:p text:style-name="P109">In the morning.</text:p>
      <text:p text:style-name="P109">Warm up: 0.25 miles</text:p>
      <text:p text:style-name="P109">Walk/Run:<text:span text:style-name="T3"> <text:s/>Alternated walking and running on the cemetery loop until I reached 6 miles. I walked about 2.5 miles and ran about 3.5 miles. <text:s/>Ave Pace: 14:00/mile, Ave HR: 98 bpm. </text:span></text:p>
      <text:p text:style-name="P108">Total Ascent: 440 feet</text:p>
      <text:p text:style-name="P109">Warm down:<text:span text:style-name="T3"> <text:s/></text:span>0.25 miles<text:span text:style-name="T3"> </text:span></text:p>
      <text:p text:style-name="P109">In the afternoon I ran with Brian and David on the high school track.</text:p>
      <text:p text:style-name="P108"><text:span text:style-name="T2">Warm up:</text:span> 0.25 mile jog</text:p>
      <text:p text:style-name="P108"><text:span text:style-name="T2">Run:</text:span> <text:s/>5 x ½ mile with ¼ mile jog before each run and a ¼ mile jog at the end</text:p>
      <text:p text:style-name="P108">Times for run: 4:35, 4:33, 4:32, 4:28, 4:17, Jogs and short rests about 4:30.</text:p>
      <text:p text:style-name="P108"/>
      <text:p text:style-name="P99">Fri Aug 5, 2022 <text:span text:style-name="T2">no running</text:span></text:p>
      <text:p text:style-name="P23">In the past week: <text:span text:style-name="T2">27.25 miles running</text:span> and 12.2 miles walking</text:p>
      <text:p text:style-name="P106">Sat Aug 6, 2022 <text:span text:style-name="T2">8.2 miles running</text:span> and 6.15 miles walking with Jim and Brian </text:p>
      <text:p text:style-name="P106"><text:soft-page-break/>Ave Pace: about 14:00/mile</text:p>
      <text:p text:style-name="P106"/>
      <text:p text:style-name="P106">Sun Aug 7, 2022 <text:span text:style-name="T2">no running</text:span></text:p>
      <text:p text:style-name="P106"/>
      <text:p text:style-name="P106">Mon Aug 8, 2022 <text:span text:style-name="T2">4.5 miles running</text:span> and 2 miles walking </text:p>
      <text:p text:style-name="P106"><text:span text:style-name="T2">Warm up:</text:span> 0.25 miles to the cemetery loop</text:p>
      <text:p text:style-name="P104">Walk and run: On the loop <text:span text:style-name="T3">5 x 0.95 miles (3 loops) Ave pace about 15:00/mile</text:span></text:p>
      <text:p text:style-name="P104">Run: <text:span text:style-name="T3">11:01for 1 miles. </text:span></text:p>
      <text:p text:style-name="P104">Warm down:<text:span text:style-name="T3"> <text:s/>0.25 miles home</text:span></text:p>
      <text:p text:style-name="P106"/>
      <text:p text:style-name="P104"><text:span text:style-name="T3">Tues Aug 9, 2022 </text:span>4.75 miles running <text:span text:style-name="T3">and</text:span> <text:span text:style-name="T3">2.5 miles walking</text:span></text:p>
      <text:p text:style-name="P106"><text:span text:style-name="T2">Warm up:</text:span> 0.25 miles to cemetery loop</text:p>
      <text:p text:style-name="P106"><text:span text:style-name="T2">Walk/Run:</text:span> <text:s/>I walked and ran 18 loops. I walked the same amount of time as I ran. I ran most of the uphill on each loop. Ave pace about 14:15, <text:s/>Ave HR: 97 bpm</text:p>
      <text:p text:style-name="P106"><text:span text:style-name="T2">Run:</text:span> After a few minutes rest I ran a mile in 9:40, Ave HR 133</text:p>
      <text:p text:style-name="P106"><text:span text:style-name="T2">Warm down:</text:span> 0.25 miles home</text:p>
      <text:p text:style-name="P106"/>
      <text:p text:style-name="P104"><text:span text:style-name="T3">Wed Aug 10, 2022 </text:span>3.1 miles running <text:span text:style-name="T3">and</text:span> <text:span text:style-name="T3">2.2 miles walking</text:span></text:p>
      <text:p text:style-name="P106"><text:span text:style-name="T2">Warm up:</text:span> 0.3 miles to top of cemetery hill</text:p>
      <text:p text:style-name="P106"><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6">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6">Possible conclusion: On a hilly ultra marathon course a possible routine could be to run the downhill and flat sections and run a little on the uphills when it isn't too steep and keep the heart rate under about 110 bpm. </text:p>
      <text:p text:style-name="P106"><text:span text:style-name="T2">Warm down:</text:span> 0.3 miles home</text:p>
      <text:p text:style-name="P106"/>
      <text:p text:style-name="P106">Thur Aug 11, 2022 <text:span text:style-name="T2">3.75 miles running</text:span> with Gretchen and Brian on the high school track</text:p>
      <text:p text:style-name="P106"><text:span text:style-name="T2">Warm up: </text:span>1 mile </text:p>
      <text:p text:style-name="P106">200m jog, 200m run, 400m run, 400m jog, 600m run, 400m jog, </text:p>
      <text:p text:style-name="P106">600m run, 400m jog, 400m run, 400m jog, 200m run, 200m jog </text:p>
      <text:p text:style-name="P106">Times for runs: 1:02, 2:09, 3:18, 3:05, 1:55, 57s</text:p>
      <text:p text:style-name="P106"/>
      <text:p text:style-name="P104"><text:span text:style-name="T3">Fri Aug 12, 2022 </text:span>3 miles running </text:p>
      <text:p text:style-name="P104">Warm up: <text:span text:style-name="T3">0.25 miles to Greendale Cemetery</text:span></text:p>
      <text:p text:style-name="P104">Run: <text:span text:style-name="T3">2 x 1 mile on the cemetery loop with a 0.25 mile jog after each, Times 9:50 and 9:19</text:span></text:p>
      <text:p text:style-name="P106"><text:span text:style-name="T2">Warm down:</text:span> 0.25 mile jog home</text:p>
      <text:p text:style-name="P106"/>
      <text:p text:style-name="P23">In the past week: <text:span text:style-name="T2">27.3 miles running</text:span> and 12.9 miles walking</text:p>
      <text:p text:style-name="P106"/>
      <text:p text:style-name="P106"/>
      <text:p text:style-name="P106"><text:soft-page-break/>Sat Aug 13, 2022 <text:span text:style-name="T2">7 miles of running</text:span> and 9.5 miles walking on the Ernst Trail with Jim and Brian</text:p>
      <text:p text:style-name="P106">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6">Results: <text:s text:c="7"/>P = ave pace <text:s text:c="5"/>H = ave heart rate <text:s text:c="12"/>P x H <text:s/></text:p>
      <text:p text:style-name="P106"/>
      <text:p text:style-name="P106">1.<text:tab/>12:55 <text:s text:c="16"/>108 bpm <text:s text:c="19"/>1400 beats/mile</text:p>
      <text:p text:style-name="P106">2.<text:tab/>13:46 <text:s text:c="16"/>100 bpm <text:s text:c="19"/>1380 b/mile <text:s text:c="7"/></text:p>
      <text:list xml:id="list8155532667505267134" text:style-name="L24">
        <text:list-item>
          <text:p text:style-name="P207">14:55 <text:s text:c="17"/>98 bpm <text:s text:c="20"/>1460 b/mile</text:p>
        </text:list-item>
      </text:list>
      <text:p text:style-name="P106"/>
      <text:p text:style-name="P123"><text:span text:style-name="T35">Sun Aug 14, 2022 </text:span><text:span text:style-name="T36">no running</text:span></text:p>
      <text:p text:style-name="P10"/>
      <text:p text:style-name="P23">Mon Aug 15, 2022 <text:span text:style-name="T2">5.5 miles running</text:span> and 1 mile walking</text:p>
      <text:p text:style-name="P23">In the morning</text:p>
      <text:p text:style-name="P124"><text:span text:style-name="T32">Warm up:</text:span><text:span text:style-name="T33"> 0.25 mile jog to the cemetery</text:span></text:p>
      <text:p text:style-name="P123"><text:span text:style-name="T32">Walk: </text:span><text:span text:style-name="T34">1 mile on the loop in 14:26. Ave HR: 106 bpm, P x H = 1530 beats/mile. </text:span></text:p>
      <text:p text:style-name="P123"><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3"><text:span text:style-name="T32">Warm up:</text:span><text:span text:style-name="T34"> 1.25 miles including 8 x 100m “pick ups”</text:span></text:p>
      <text:p text:style-name="P125"><text:span text:style-name="T33">Run: </text:span><text:span text:style-name="T34">3 x 200m with a 200m jog after each and 6 x 400m with a 400m jog after each.</text:span></text:p>
      <text:p text:style-name="P23">Times for runs:57s, 57s, 60s, 2:01, 2:03, 2:03, 2:02, 1:58, 1:55</text:p>
      <text:p text:style-name="P23"/>
      <text:p text:style-name="P125"><text:span text:style-name="T34">Tues Aug 16, 2022 </text:span><text:span text:style-name="T33">no running</text:span></text:p>
      <text:p text:style-name="P23"/>
      <text:p text:style-name="P23">Wed Aug 17, 2022 <text:span text:style-name="T2">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5"><text:tab/> <text:s text:c="3"/>T <text:tab/> <text:s text:c="2"/>P<text:tab/> <text:s text:c="2"/>H<text:tab/> <text:s/>P x H<text:tab/><text:tab/></text:p>
      <text:p text:style-name="P80">Run<text:tab/>4:45</text:p>
      <text:p text:style-name="P81">Walk<text:tab/>6:44<text:tab/>13:28<text:tab/> <text:s/>108<text:tab/> <text:s/>1450<text:tab/><text:tab/><text:tab/><text:tab/> <text:tab/> <text:s/></text:p>
      <text:p text:style-name="P78">Run <text:s text:c="7"/>6:50 <text:s text:c="10"/>13:40 <text:s text:c="15"/>108 <text:s text:c="15"/>1480<text:tab/></text:p>
      <text:p text:style-name="P82">Walk<text:tab/>6:16 <text:s text:c="5"/><text:tab/>12:32<text:tab/> <text:s/>124 <text:s text:c="16"/>1550</text:p>
      <text:p text:style-name="P83">Run<text:tab/>6:32<text:tab/>13:04<text:tab/>118 <text:s text:c="16"/>1540</text:p>
      <text:p text:style-name="P84">Run<text:tab/>5:26<text:tab/>10:52<text:tab/>129 <text:s text:c="16"/>1400</text:p>
      <text:p text:style-name="P85">Run<text:tab/>4:30<text:tab/> <text:s/>9:00<text:tab/>144 <text:s text:c="16"/>1300</text:p>
      <text:p text:style-name="P86">Walk<text:tab/>6:22<text:tab/>12:44 <text:s text:c="15"/>126 <text:s text:c="16"/>1604<text:tab/></text:p>
      <text:p text:style-name="P87">Run<text:tab/>6:23<text:tab/>12:46 <text:s text:c="16"/>121 <text:s text:c="15"/>1540<text:tab/><text:tab/><text:tab/><text:tab/></text:p>
      <text:p text:style-name="P88">Walk<text:tab/>6:48<text:tab/>13:36 <text:s text:c="16"/>111 <text:s text:c="15"/>1510</text:p>
      <text:p text:style-name="P89"><text:soft-page-break/>Walk<text:tab/>7:26<text:tab/>14:52 <text:s text:c="17"/>98 <text:s text:c="16"/>1470</text:p>
      <text:p text:style-name="P90">Walk<text:tab/>8:02<text:tab/>16:04 <text:s text:c="17"/>90 <text:s text:c="16"/>1440</text:p>
      <text:p text:style-name="P89">Walk<text:tab/>8:32<text:tab/>17:04 <text:s text:c="17"/>85 <text:s text:c="16"/>1450</text:p>
      <text:p text:style-name="P91">Run<text:tab/>4:25</text:p>
      <text:p text:style-name="P78"/>
      <text:p text:style-name="P78">Thur Aug 18, 2022 <text:span text:style-name="T2">7.25 miles running</text:span></text:p>
      <text:p text:style-name="P79"><text:span text:style-name="T2">Warm up:</text:span> 0.5 miles to the Wise Center</text:p>
      <text:p text:style-name="P93">Run: <text:span text:style-name="T3">6 miles on a treadmill in 59:15 or 9:53/mile</text:span></text:p>
      <text:p text:style-name="P78">Splits and heart rates at the end of each mile.</text:p>
      <text:p text:style-name="P78">10:30(117bpm), 10:15(124), 10:00(131), 9:45(134), 9:31(141), 9:14(147)</text:p>
      <text:p text:style-name="P93">Warm down:<text:span text:style-name="T3"> 0.75 miles home</text:span></text:p>
      <text:p text:style-name="P78"/>
      <text:p text:style-name="P78">Fri <text:s/>Aug 19, 2022 no running</text:p>
      <text:p text:style-name="P93">During the past week: 23.3 miles running and 14 miles walking</text:p>
      <text:p text:style-name="P93"/>
      <text:p text:style-name="P78">Sat Aug 20, 2022 <text:span text:style-name="T2">11.2 miles running</text:span> and 10 miles walking. </text:p>
      <text:p text:style-name="P78">I ran and walked with Jim Fitch on hills. <text:s/>Time for me: 4 hours and 52 minutes. </text:p>
      <text:p text:style-name="P78">Ave Pace: 13:42/mile. In the beginning my heart rate was always about 105+/-5 bpm.</text:p>
      <text:p text:style-name="P78">By the end it was about 135+/-5 bpm because I should have had about 100 ounces of Gatorade and I had only 45 ounces. I was a little dizzy from dehydration. It was hot.</text:p>
      <text:p text:style-name="P78"/>
      <text:p text:style-name="P78">Sun Aug 21, 2022 <text:span text:style-name="T2">no running</text:span></text:p>
      <text:p text:style-name="P93"/>
      <text:p text:style-name="P78">Mon Aug 22, 2022 <text:span text:style-name="T2">2.9 miles running</text:span> and 2 miles walking on a hilly course averaging 14:30/mile.</text:p>
      <text:p text:style-name="P78"/>
      <text:p text:style-name="P78">Tues Aug 23, 2022 <text:span text:style-name="T2">4 miles running</text:span></text:p>
      <text:p text:style-name="P78"><text:span text:style-name="T2">Warm up: </text:span>0.3 miles to the cemetery loop</text:p>
      <text:p text:style-name="P78"><text:span text:style-name="T2">Run:</text:span> 10 cemetery loops (3.2 miles) in 31:59 or 10:00/mile. Sum of ascents 220 feet</text:p>
      <text:p text:style-name="P78"><text:span text:style-name="T2">Warm down:</text:span> 0.5 miles home</text:p>
      <text:p text:style-name="P78"/>
      <text:p text:style-name="P78">Wed Aug 24, 2022 <text:span text:style-name="T2">no running</text:span></text:p>
      <text:p text:style-name="P93"/>
      <text:p text:style-name="P93"><text:span text:style-name="T3">Thur Aug 25, 2022</text:span> 2.75 miles running <text:span text:style-name="T3">and 1.2 miles walking </text:span></text:p>
      <text:p text:style-name="P93">Warm up: <text:span text:style-name="T3">0.5 miles to the cemetery hill</text:span></text:p>
      <text:p text:style-name="P93">Run/walk: <text:span text:style-name="T3">2 x down and up the 0.8 mile hill (3.2 miles). Down hill I mainly ran and up hill I mainly walked averaging about 14:00/mile. Sum of ascents: 440 feet.</text:span></text:p>
      <text:p text:style-name="P93">Warm down: <text:span text:style-name="T3">0.25 miles</text:span></text:p>
      <text:p text:style-name="P78"/>
      <text:p text:style-name="P93"><text:span text:style-name="T3">Fri Aug 26, 2022 </text:span>4 miles running</text:p>
      <text:p text:style-name="P93">Warm up:<text:span text:style-name="T3"> <text:s/>0.5 miles to the cemetery loop</text:span></text:p>
      <text:p text:style-name="P78"><text:span text:style-name="T2">Run:</text:span> 10 cemetery loops (3.2 miles) in 31:49 or 10:56/mile. Sum of ascents 220 feet</text:p>
      <text:p text:style-name="P78"><text:span text:style-name="T2">Warm down:</text:span> 0.3 miles home</text:p>
      <text:p text:style-name="P23"><text:s/></text:p>
      <text:p text:style-name="P10">In the past week: 24.9 miles walking and 13.2 miles walking</text:p>
      <text:p text:style-name="P115"><text:soft-page-break/>Sat Aug 27, 2022 <text:span text:style-name="T2">12 miles of running</text:span> and 10 miles of walking</text:p>
      <text:p text:style-name="P115">I ran and walked with Gretchen Meyers and Jim Fitch on the Ernst Trail. I covered 22 miles with 12 miles of running and 10 miles of walking. <text:s/>During the workout I stopped 3 times for drinks . </text:p>
      <text:p text:style-name="P115">Ave moving pace: 13:47/mile, Ave heart rate while moving: 109 bpm</text:p>
      <text:p text:style-name="P115">Heartbeats per mile while moving: 1500 beats/mile</text:p>
      <text:p text:style-name="P115">I drank a lot more than I did last Saturday. This time my pulse stayed low throughout.</text:p>
      <text:p text:style-name="P115"/>
      <text:p text:style-name="P115">Sun Aug 28, 2022 <text:span text:style-name="T2">2.75 miles running </text:span>and 1.8 miles walking</text:p>
      <text:p text:style-name="P115"><text:span text:style-name="T2">Warm up:</text:span> 0.25 miles to the cemetery loop</text:p>
      <text:p text:style-name="P116">Walk/Run: <text:s/><text:span text:style-name="T3">12 cemetery loops: Distance: 3.82 miles, Time: 49:27, Ave Pace: 12:57/mile</text:span></text:p>
      <text:p text:style-name="P115">Ave HR: 105 bpm, heart beats per mile: 1360</text:p>
      <text:p text:style-name="P116">Warm down:<text:span text:style-name="T3"> 0.5 mile</text:span></text:p>
      <text:p text:style-name="P116"/>
      <text:p text:style-name="P115">Mon <text:s/>Aug 29, 2022 <text:span text:style-name="T2">3.5 miles running </text:span>and 1.8 miles walking</text:p>
      <text:p text:style-name="P115"><text:span text:style-name="T2">Warm up:</text:span> 0.25 miles to the cemetery loop</text:p>
      <text:p text:style-name="P116">Walk/Run: <text:s/><text:span text:style-name="T3">12 cemetery loops: Distance: 3.82 miles, Time: 48:45, Ave Pace: 12:46/mile</text:span></text:p>
      <text:p text:style-name="P115">Ave HR: 110 bpm, heart beats per mile: 1370</text:p>
      <text:p text:style-name="P116">Rest a few minutes</text:p>
      <text:p text:style-name="P116">Run: <text:span text:style-name="T3">1mile on the cemetery loop in 9:52, Ave HR: 131bpm, heart beats/mile: 1290</text:span></text:p>
      <text:p text:style-name="P116">Warm down:<text:span text:style-name="T3"> 0.25 mile</text:span></text:p>
      <text:p text:style-name="P115"/>
      <text:p text:style-name="P116"><text:span text:style-name="T3">Tues Aug 30, 2022 </text:span>5.05 miles running</text:p>
      <text:p text:style-name="P116">Warm up:<text:span text:style-name="T3"> <text:s/>0.8 miles mainly down hill to the intersection of Jefferson and Randolf.</text:span></text:p>
      <text:p text:style-name="P116">Run: <text:span text:style-name="T3">2 x (up and down) the cemetery hill. 3.2 miles in 41:52, sum of ascents 420 ft</text:span></text:p>
      <text:p text:style-name="P115">Ave pace: 13:00/mile, Ave HR: 115bpm, heart beats/min: 1500</text:p>
      <text:p text:style-name="P116">After a minute rest: <text:span text:style-name="T3">1 x up the cemetery hill in 9:38, sum of ascents 210 ft.</text:span></text:p>
      <text:p text:style-name="P115">Ave pace: 12:00/mile, Ave HR: 131 bpm, heart beats/mile:1572 </text:p>
      <text:p text:style-name="P115"><text:span text:style-name="T2">Warm down:</text:span> 0.25 miles</text:p>
      <text:p text:style-name="P115"/>
      <text:p text:style-name="P115">Wed Aug 31, 2022 <text:span text:style-name="T2">10 miles running</text:span></text:p>
      <text:p text:style-name="P115"><text:span text:style-name="T2">Run: </text:span>On the Allegheny outdoor track</text:p>
      <text:p text:style-name="P115">10 miles in 1:43:55, Ave Pace: 10:24/mile</text:p>
      <text:p text:style-name="P115">2 miles splits: 20:56, 20:48, 20:36, 21:00(stopped for water), 20:35(stopped for water)</text:p>
      <text:p text:style-name="P115">I felt better as I ran.</text:p>
      <text:p text:style-name="P115"/>
      <text:p text:style-name="P115">Thur Sept 1, 2022 <text:span text:style-name="T2">4.5 miles running</text:span> on the college track, running wide 1 lap =0.25miles</text:p>
      <text:p text:style-name="P115"><text:span text:style-name="T2">Run:</text:span> 2 miles in 10:38 + 9:49 = 20:27 and rest 5:00</text:p>
      <text:p text:style-name="P116">Run/Jog: <text:span text:style-name="T3">6 x 330yd with 330yd jog after each, ave run time:1:39, ave jog time 2:29</text:span></text:p>
      <text:p text:style-name="P115"><text:span text:style-name="T2">Warm down:</text:span> 0.25 mile</text:p>
      <text:p text:style-name="P115"><text:s/></text:p>
      <text:p text:style-name="P115">Fri Sept 2, 2022 <text:span text:style-name="T2">5.05 miles running</text:span> and 1.6 miles walking</text:p>
      <text:p text:style-name="P115"><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3"><text:soft-page-break/><text:span text:style-name="T3">Sat</text:span> <text:span text:style-name="T3"><text:s/>Sept 3, 2022 </text:span>15 miles running <text:span text:style-name="T3">and 9 miles walking with Jim, Rod and Tim on the Ernst Trail. We stopped 4 times to get our drinks etc.</text:span></text:p>
      <text:p text:style-name="P93">Run/Walk:<text:span text:style-name="T3"> Distance: 24 miles, Ave Pace while moving: 12:56 </text:span></text:p>
      <text:p text:style-name="P101">I am thinking now for the 12 hour run on Oct 15, I should average about 13:20 for the first 25miles <text:s/>and about 15:10 after that.</text:p>
      <text:p text:style-name="P101"/>
      <text:p text:style-name="P78">Sun Sept 4, 2022<text:span text:style-name="T2"> 4.3 miles running </text:span>and 3.9 miles walking</text:p>
      <text:p text:style-name="P78"><text:span text:style-name="T2">Warm up:</text:span> 0.3 miles to the cemetery loop</text:p>
      <text:p text:style-name="P93">Walk/Run: <text:s/><text:span text:style-name="T3">24 cemetery loops: Distance: 7.64 miles, Time: 1:40:38, Ave Pace: 13:06/mile</text:span></text:p>
      <text:p text:style-name="P78">Ave HR: 98 bpm, heart beats per mile: 1280 (compare to last Sunday and Monday)</text:p>
      <text:p text:style-name="P93">Warm down: 0.25 mile walking</text:p>
      <text:p text:style-name="P93"/>
      <text:p text:style-name="P93">Mon Sept 5, 2022 5.6 miles running</text:p>
      <text:p text:style-name="P93">Warm<text:span text:style-name="T3"> </text:span>up:<text:span text:style-name="T3"> 0.25 miles to the cemetery loop</text:span></text:p>
      <text:p text:style-name="P93">Run: <text:s/><text:span text:style-name="T3">16 x loops or 5.12 miles in 1:00:39, Ave Pace: 11:51/mile, Ave HR: 117</text:span></text:p>
      <text:p text:style-name="P78">heartbeats/mile: 1390 which is higher than yesterday's value.</text:p>
      <text:p text:style-name="P78">While running the uphill I kept HR under 120 bpm for the first 4 miles and under 125 for the last mile. Running downhill HR was usually at about 115 bpm or under.</text:p>
      <text:p text:style-name="P93">Warm down:<text:span text:style-name="T3"> 0.2 mile jog home</text:span></text:p>
      <text:p text:style-name="P78"/>
      <text:p text:style-name="P93">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3">Splits: 9:41, 8:59, 8:49, 8:28 <text:s/>Ave HR: 145 bpm <text:s/></text:p>
      <text:p text:style-name="P23">The last 5k was in 27:14 or 8:46/mile</text:p>
      <text:p text:style-name="P10">Warm down: <text:span text:style-name="T3">1 mile on the treadmill in 11:00, 1 mile jogging and 1 mile walking outside.</text:span></text:p>
      <text:p text:style-name="P23"/>
      <text:p text:style-name="P10"><text:span text:style-name="T3">Wed Sept 7, 2022 <text:s/></text:span>2 miles running</text:p>
      <text:p text:style-name="P23">½ mile to the Wise Center, 2 cycles with all the weight machines, 1 mile on the indoor track in 10:51, ½ mile home</text:p>
      <text:p text:style-name="P23"/>
      <text:p text:style-name="P23">Thur Sept 8, 2022 <text:span text:style-name="T2">2 miles running</text:span></text:p>
      <text:p text:style-name="P23"><text:span text:style-name="T2">Warm up:</text:span> 0.25 miles to the cemetery loop :</text:p>
      <text:p text:style-name="P23"><text:span text:style-name="T2">Run:</text:span> 2 miles on the 0.32 mile loop in 20:27, Splits: 10:32, 9:55 </text:p>
      <text:p text:style-name="P23"><text:span text:style-name="T2">Warm down:</text:span> <text:s/>0.25 miles home</text:p>
      <text:p text:style-name="P23"/>
      <text:p text:style-name="P23">Fri Sept 9, 2022 <text:span text:style-name="T2">4 miles running</text:span></text:p>
      <text:p text:style-name="P23"><text:span text:style-name="T2">Warm up:</text:span> 0.25 miles to the cemetery loop :</text:p>
      <text:p text:style-name="P23"><text:span text:style-name="T2">Run:</text:span> 1 miles on the 0.32 mile loop in 18:34 <text:s/>and rest a few minutes</text:p>
      <text:p text:style-name="P23">2 miles in 18:34, Splits: 9:32, 9:02 <text:s/></text:p>
      <text:p text:style-name="P23"><text:span text:style-name="T2">Warm down:</text:span> <text:s/>0.25 miles home</text:p>
      <text:p text:style-name="P10">In the past week: 39.4 miles running and 13.9 miles walking</text:p>
      <text:p text:style-name="P23"><text:soft-page-break/>Sat Sept 10, 2022 <text:s/><text:span text:style-name="T2">15 miles running</text:span> and 11.5 miles walking</text:p>
      <text:p text:style-name="P23">I ran and walked with 5 other runners on the Ernst Trail.</text:p>
      <text:p text:style-name="P23"><text:span text:style-name="T2">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526783106182603021" text:style-name="L25">
        <text:list-item>
          <text:p text:style-name="P186">4.5 <text:s text:c="9"/>2.25 <text:s text:c="4"/>2.25 <text:s text:c="6"/>13:35 <text:s text:c="12"/>106 <text:s text:c="16"/>1434</text:p>
        </text:list-item>
        <text:list-item>
          <text:p text:style-name="P186">7 <text:s text:c="12"/>3 <text:s text:c="9"/>4 <text:s text:c="11"/>14:00 <text:s text:c="12"/>102 <text:s text:c="16"/>1428</text:p>
        </text:list-item>
        <text:list-item>
          <text:p text:style-name="P18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2">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2">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2">no running</text:span>, I got a Covid booster.</text:p>
      <text:p text:style-name="P23"/>
      <text:p text:style-name="P10"><text:span text:style-name="T3">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2">no running</text:span></text:p>
      <text:p text:style-name="P23"/>
      <text:p text:style-name="P23">Fri Sept 16, 2022 <text:span text:style-name="T2">3.7 miles running</text:span></text:p>
      <text:p text:style-name="P23"><text:span text:style-name="T2">Warm up:</text:span> 0.25 miles to the cemetery loop</text:p>
      <text:p text:style-name="P23"><text:span text:style-name="T2">Run:</text:span> 10 loops (3.2 miles) in 34:47, Ave Pace: 10:52/mile, Ave HR: 125 </text:p>
      <text:p text:style-name="P23">heartbeats/mile: 1360</text:p>
      <text:p text:style-name="P23"><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3">Sun Sept 18, 2022 <text:span text:style-name="T2">2.5 miles of running</text:span> and 1.2 miles of walking.</text:p>
      <text:p text:style-name="P23"><text:span text:style-name="T2">Warm up:</text:span> 0.25 miles to the cemetery loop</text:p>
      <text:p text:style-name="P23"><text:span text:style-name="T2">Walk/Run:</text:span> 10 loops (3.2 miles) in 38:51, Ave Pace: 12:08/mile, Ave HR: 108 bpm </text:p>
      <text:p text:style-name="P23">heartbeats/mile: 1520, <text:s/>I ran about 0.2 miles and walked about 0.12 miles per loop.</text:p>
      <text:p text:style-name="P23"><text:span text:style-name="T2">Warm down:</text:span> 0.25 miles home</text:p>
      <text:p text:style-name="P23"/>
      <text:p text:style-name="P23">Mon Sept 19, 2022 <text:span text:style-name="T2">5 miles of running</text:span> and ½ mile walking</text:p>
      <text:p text:style-name="P23"><text:span text:style-name="T2">Run:</text:span> On a treadmill at the Wise Center: 5 miles in 49:45</text:p>
      <text:p text:style-name="P23">Splits: 10:15, 10:00, 9:45, 9:45, 10:00</text:p>
      <text:p text:style-name="P23"><text:span text:style-name="T2">Warm down:</text:span> ½ mile walk in 8:15</text:p>
      <text:p text:style-name="P10"/>
      <text:p text:style-name="P23">Tues Sept 20, 2022 <text:span text:style-name="T2">3.7 miles running</text:span></text:p>
      <text:p text:style-name="P23"><text:span text:style-name="T2">Warm up:</text:span> 0.25 miles to the cemetery loop</text:p>
      <text:p text:style-name="P23"><text:span text:style-name="T2">Run:</text:span> 10 loops (3.2 miles) in 32:42, Ave Pace: 10:13/mile</text:p>
      <text:p text:style-name="P23">Splits: 10:30, 10:44, 9:59 and the last 0.2 miles at 8:00/mile</text:p>
      <text:p text:style-name="P23"><text:span text:style-name="T2">Warm down:</text:span> 0.25 miles home</text:p>
      <text:p text:style-name="P23"/>
      <text:p text:style-name="P23">Wed Sept 21, 2022 <text:span text:style-name="T2"><text:s text:c="2"/>4.35 miles running </text:span>and 0.4 miles walking</text:p>
      <text:p text:style-name="P23"><text:span text:style-name="T2">Warm up:</text:span> 0.25 miles to the cemetery loop</text:p>
      <text:p text:style-name="P23"><text:span text:style-name="T2">Run:</text:span> 4 x (3 loops = 0.95 miles) with a 0.1 mile walk after each,</text:p>
      <text:p text:style-name="P23">Times for runs: 9:33, 9:44, 9:51, 9:26 Paces for walks: about <text:s/>14:45/mile </text:p>
      <text:p text:style-name="P23">Ave Pace: 10:30/mile</text:p>
      <text:p text:style-name="P23"><text:span text:style-name="T2">Warm down:</text:span> 0.25 miles home</text:p>
      <text:p text:style-name="P23"/>
      <text:p text:style-name="P23">Thur Sept 22, 2022 <text:span text:style-name="T2">3.1 miles running </text:span>and 2 miles walking</text:p>
      <text:p text:style-name="P23"><text:span text:style-name="T2">Warm up:</text:span> 0.3 miles to the cemetery loop</text:p>
      <text:p text:style-name="P23"><text:span text:style-name="T2">Run/walk:</text:span> I alternated walking and running 14 cemetery loop. I ran a little more than I walked. Distance: 4.48 miles, Time: 58:36 Ave Pace: <text:s/>13:05/mile</text:p>
      <text:p text:style-name="P23"><text:span text:style-name="T2">Warm down:</text:span> 0.3 miles home</text:p>
      <text:p text:style-name="P23"/>
      <text:p text:style-name="P23">Fri Sept 23, 2022 <text:span text:style-name="T2">2.9 miles running </text:span>and 2.2 miles walking</text:p>
      <text:p text:style-name="P23"><text:span text:style-name="T2">Warm up:</text:span> 0.3 miles to the cemetery loop</text:p>
      <text:p text:style-name="P23"><text:span text:style-name="T2">Run/walk:</text:span> I walked 1 loop, ran 1 loop and repeated until I covered 14 loops. I ran and walked faster than yesterday. Distance: 4.48 miles, Time: 57:38 Ave Pace: <text:s/>12:51/mile</text:p>
      <text:p text:style-name="P23"><text:span text:style-name="T2">Warm down:</text:span> 0.3 miles home</text:p>
      <text:p text:style-name="P23"><text:s/></text:p>
      <text:p text:style-name="P10">In the past week 21.6 miles running <text:span text:style-name="T3">and 7.3 miles walking</text:span></text:p>
      <text:p text:style-name="P23"/>
      <text:p text:style-name="P10"/>
      <text:p text:style-name="P10"/>
      <text:p text:style-name="P23"><text:soft-page-break/>Sat Sept 24, 2022 <text:span text:style-name="T2">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2">3.7 miles running</text:span> </text:p>
      <text:p text:style-name="P23"><text:span text:style-name="T2">Warm up:</text:span> 0.25 mile to the cemetery loop</text:p>
      <text:p text:style-name="P23"><text:span text:style-name="T2">Walk/Run:</text:span> I ran 3.2 miles on the loop. </text:p>
      <text:p text:style-name="P23">Time: 36:08, Ave pace: 11:18/mile, Ave HR: 120.</text:p>
      <text:p text:style-name="P23"/>
      <text:p text:style-name="P10">In the past week: 18.9 miles running <text:span text:style-name="T3">and 23.2 miles walking </text:span></text:p>
      <text:p text:style-name="P23"/>
      <text:p text:style-name="P10">Sat Oct 1, 2022 3.3 miles <text:span text:style-name="T3">and 3 miles walking</text:span></text:p>
      <text:p text:style-name="P10">Walk/Run: <text:s/><text:span text:style-name="T3">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2">2.1 miles running</text:span> and 2.4 miles walking</text:p>
      <text:p text:style-name="P23"><text:span text:style-name="T2">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3">0.25 jog home</text:span></text:p>
      <text:p text:style-name="P23"/>
      <text:p text:style-name="P23"/>
      <text:p text:style-name="P23"/>
      <text:p text:style-name="P23"/>
      <text:p text:style-name="P23"><text:soft-page-break/>Tues Oct 4,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3">0.25 jog home</text:span></text:p>
      <text:p text:style-name="P10"/>
      <text:p text:style-name="P23">Wed Oct 5,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3">0.25 jog home</text:span></text:p>
      <text:p text:style-name="P10"/>
      <text:p text:style-name="P11"/>
      <text:p text:style-name="P23">Thur Oct 6,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3">0.25 jog home</text:span></text:p>
      <text:p text:style-name="P11"/>
      <text:p text:style-name="P23">Fri Oct 7,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00, Ave pace: 12:49/mile</text:p>
      <text:p text:style-name="P10">Warm down: <text:span text:style-name="T3">0.25 jog home</text:span></text:p>
      <text:p text:style-name="P23"/>
      <text:p text:style-name="P10">In the past week: 14.6 miles running <text:span text:style-name="T3">and 11 miles walking</text:span></text:p>
      <text:p text:style-name="P23"/>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3"/>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0">Splits: 10:04, 9:36, 9:06 and 1:47 for the last 0.2 miles, Ave HR: 148 bpm</text:p>
      <text:p text:style-name="P23"><text:span text:style-name="T2">Warm down: </text:span>0.25 miles home</text:p>
      <text:p text:style-name="P23"><text:soft-page-break/>Mon Oct 10, 2022 <text:span text:style-name="T2">no running</text:span></text:p>
      <text:p text:style-name="P23">I cut grass with a push mower for about 45 minutes.</text:p>
      <text:p text:style-name="P23"/>
      <text:p text:style-name="P23">Thur Oct 13,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2">9.7 miles running</text:span> and 4.2 miles walking </text:p>
      <text:p text:style-name="P23"/>
      <text:p text:style-name="P148">Sat Oct 15, 2022 <text:span text:style-name="T2">13 miles running</text:span> and 12 miles walking..</text:p>
      <text:p text:style-name="P148">I ran and walked 25 miles in the Erie Endurance Run</text:p>
      <text:p text:style-name="P148"/>
      <text:p text:style-name="P148">Sun Oct 16, 2022 no running</text:p>
      <text:p text:style-name="P148"/>
      <text:p text:style-name="P149">Mon Oct 17. 2022 1 mile walking an <text:span text:style-name="T2">1 mile running</text:span></text:p>
      <text:p text:style-name="P148"/>
      <text:p text:style-name="P148">Tues Oct 18 <text:span text:style-name="T2">1 mile running</text:span></text:p>
      <text:p text:style-name="P148"/>
      <text:p text:style-name="P150">We flew to The Netherlands</text:p>
      <text:p text:style-name="P148"/>
      <text:p text:style-name="P148">Wed Oct 19 no running</text:p>
      <text:p text:style-name="P139"/>
      <text:p text:style-name="P153">Thur Oct 20, 2022 <text:span text:style-name="T2">2.06 miles</text:span> with Joe.</text:p>
      <text:p text:style-name="P153">Ave pace 9:50/mile</text:p>
      <text:p text:style-name="P153"/>
      <text:p text:style-name="P153">Fri Oct 21, no running</text:p>
      <text:p text:style-name="P153"/>
      <text:p text:style-name="P153">In the last week: <text:span text:style-name="T2">18.1 miles running</text:span> and 13 miles walking</text:p>
      <text:p text:style-name="P157"/>
      <text:p text:style-name="P153">Sat Oct 22, <text:span text:style-name="T2">2 miles</text:span></text:p>
      <text:p text:style-name="P153">Run: 2 miles averaging about 10:15/mile</text:p>
      <text:p text:style-name="P153"/>
      <text:p text:style-name="P153">Sun Oct 23, 2022 <text:span text:style-name="T2">2.3 miles</text:span></text:p>
      <text:p text:style-name="P153">Run: With Joe  2miles, Splits: 10:07 and 9:37</text:p>
      <text:p text:style-name="P153">Warm down: 0.33 miles at about 10:30/mile</text:p>
      <text:p text:style-name="P153"/>
      <text:p text:style-name="P153">Mon Oct 24, 2022 <text:span text:style-name="T2">3.5 miles</text:span></text:p>
      <text:p text:style-name="P153">Warm up: 0.25 miles</text:p>
      <text:p text:style-name="P153"><text:soft-page-break/>Run: 6x0.25 miles with a 0.25 jog after each. Three runs were with the wind and 3 against.  Ave time 2:20. Ave jog time: 3:17</text:p>
      <text:p text:style-name="P153">Warm down: 0.25 miles </text:p>
      <text:p text:style-name="P153"/>
      <text:p text:style-name="P153">Tues Oct 25, 2022 <text:span text:style-name="T2">3.75 miles</text:span></text:p>
      <text:p text:style-name="P148">Warm up: 0.5 miles</text:p>
      <text:p text:style-name="P148">Run: 6x0.25 miles with a 0.25 jog after. Ave time 2:17, Ave jog time: 3:17</text:p>
      <text:p text:style-name="P148">Warm down: 0.25 miles </text:p>
      <text:p text:style-name="P148"/>
      <text:p text:style-name="P148">Wed Oct 26, 2022 <text:span text:style-name="T2">5.5 miles</text:span></text:p>
      <text:p text:style-name="P148">Warm up: 1.75 miles</text:p>
      <text:p text:style-name="P148">Run: 6x0.25 miles with a 0.25 jog after. Ave time 2:13, Ave jog time: 3:08</text:p>
      <text:p text:style-name="P148">Warm down: 0.75 miles </text:p>
      <text:p text:style-name="P148"/>
      <text:p text:style-name="P153">Thur Oct 27, 2022 <text:span text:style-name="T2">3miles running</text:span> and 1 mile walking.</text:p>
      <text:p text:style-name="P153">Run/Walk: I ran 3/4 mile, walked 1/4 mile and repeated until I reached 4 miles. </text:p>
      <text:p text:style-name="P153">Ave pace: 12:35/mile</text:p>
      <text:p text:style-name="P153">Ave running pace: about 11:30/mile</text:p>
      <text:p text:style-name="P153">Ave walking pace: about 16:00/mile</text:p>
      <text:p text:style-name="P148"/>
      <text:p text:style-name="P162"><text:span text:style-name="T37">Fri Oct 28, 2022 </text:span><text:span text:style-name="T38">4.25 miles running</text:span><text:span text:style-name="T37"> and 1.25 mile walking.</text:span></text:p>
      <text:p text:style-name="P153">Warm up: 0.25 mile jog</text:p>
      <text:p text:style-name="P140">Run/Walk: I ran 3/4 mile, walked 1/4 mile and repeated until I reached 5 miles. </text:p>
      <text:p text:style-name="P140">Ave pace: 11:54/mile</text:p>
      <text:p text:style-name="P140">Ave running pace: about 10:50/mile</text:p>
      <text:p text:style-name="P140">Ave walking pace: about 15:30/mile</text:p>
      <text:p text:style-name="P140">Warm down: 0.25 mile jog</text:p>
      <text:p text:style-name="P140"/>
      <text:p text:style-name="P153">In the last week: <text:span text:style-name="T2">24.1 miles running</text:span> and 2 miles walking</text:p>
      <text:p text:style-name="P140"/>
      <text:p text:style-name="P140">Mon Oct 31, 2022 <text:span text:style-name="T2">5.3 miles</text:span></text:p>
      <text:p text:style-name="P153">Warm up: 0.3miles</text:p>
      <text:p text:style-name="P153">Run: 2 x 2 miles with 0.5 mile jog between </text:p>
      <text:p text:style-name="P153">1. Splits 10:00, 10:06</text:p>
      <text:p text:style-name="P153">2. Splits 9:36, 9:22</text:p>
      <text:p text:style-name="P153">Warm down: 0.5 miles</text:p>
      <text:p text:style-name="P153"/>
      <text:p text:style-name="P153">Wed Nov 2, 2023 no running</text:p>
      <text:p text:style-name="P153"/>
      <text:p text:style-name="P157"><text:span text:style-name="T26">Thur Nov 3, 2023 </text:span><text:span text:style-name="T28">2.5 miles running</text:span><text:span text:style-name="T26"> <text:s/>0.25 miles walking</text:span></text:p>
      <text:p text:style-name="P153"/>
      <text:p text:style-name="P157"><text:span text:style-name="T26">Fri Nov 4, 2023 </text:span><text:span text:style-name="T28">3.15 miles running</text:span><text:span text:style-name="T26"> 0.4 miles walking</text:span></text:p>
      <text:p text:style-name="P155"><text:soft-page-break/>During the past week: 11 miles</text:p>
      <text:p text:style-name="P155"/>
      <text:p text:style-name="P154">Sat <text:s/>Nov 5, 2022 <text:span text:style-name="T2">4 miles</text:span> of running and jogging averaging 12:34/mile </text:p>
      <text:p text:style-name="P154"/>
      <text:p text:style-name="P157"><text:span text:style-name="T26">Sun Nov 6, 2022 </text:span><text:span text:style-name="T28">4.25 miles</text:span><text:span text:style-name="T26"> at 11:11/mile </text:span></text:p>
      <text:p text:style-name="P153"/>
      <text:p text:style-name="P157"><text:span text:style-name="T26">Mon Nov 7, 2022 </text:span><text:span text:style-name="T28">4.75 miles running</text:span><text:span text:style-name="T26"> at 10:25/mile. </text:span></text:p>
      <text:p text:style-name="P153"><text:s text:c="7"/>My ankle is better than yesterday. </text:p>
      <text:p text:style-name="P153"/>
      <text:p text:style-name="P153">Fri Nov 11, 2022 <text:span text:style-name="T2">3 miles</text:span></text:p>
      <text:p text:style-name="P161"><text:span text:style-name="T39">1 mile on the indoor track in 11:26 and rest a few minutes</text:span> </text:p>
      <text:p text:style-name="P23">2 miles on a treadmill, Splits: 11:02 and 10:25</text:p>
      <text:p text:style-name="P23"/>
      <text:p text:style-name="P156">During the past week: 16 miles</text:p>
      <text:p text:style-name="P152"/>
      <text:p text:style-name="P152">Sat Nov 12, 2022 <text:span text:style-name="T2">3.5 miles</text:span></text:p>
      <text:p text:style-name="P161"><text:span text:style-name="T39">1 miles on the indoor track in 9:47 and rest a few minutes</text:span> <text:span text:style-name="T39">and 0.1 mile lead in to 2 miles</text:span></text:p>
      <text:p text:style-name="P23">2 miles on a treadmill, Splits: 10:16 and 10:03</text:p>
      <text:p text:style-name="P23">warm down: 0.4 miles</text:p>
      <text:p text:style-name="P10"/>
      <text:p text:style-name="P23">Sun Nov 13, 2022 <text:span text:style-name="T2">4.35 miles </text:span>on a treadmill in 40:39</text:p>
      <text:list xml:id="list5108653607546650865" text:style-name="L26">
        <text:list-item>
          <text:list>
            <text:list-header>
              <text:p text:style-name="P187">0.1 mile lead in to a 4 mile run</text:p>
              <text:p text:style-name="P187">Mile Splits: 10:31, 10:16, 10:00, 9:52</text:p>
            </text:list-header>
          </text:list>
        </text:list-item>
      </text:list>
      <text:p text:style-name="P23">Warm down: 0.25 miles in 3 min.</text:p>
      <text:p text:style-name="P10"/>
      <text:p text:style-name="P23">Mon <text:s/>Nov 14, 2022 <text:span text:style-name="T2">4.35 miles </text:span></text:p>
      <text:list xml:id="list36773816" text:continue-numbering="true" text:style-name="L26">
        <text:list-item>
          <text:list>
            <text:list-header>
              <text:p text:style-name="P187">0.1 mile lead in to a 4 mile run</text:p>
              <text:p text:style-name="P200">Run: <text:span text:style-name="T3">4 miles in 39:59</text:span></text:p>
              <text:p text:style-name="P187">Mile Splits: 10:25, 9:59, 9:50, 9:45</text:p>
            </text:list-header>
          </text:list>
        </text:list-item>
      </text:list>
      <text:p text:style-name="P23">Warm down: 0.25 miles in 3 min</text:p>
      <text:p text:style-name="P23"/>
      <text:p text:style-name="P23">Tues Nov 15, 2022 <text:span text:style-name="T2">1 mile</text:span> on a treadmill</text:p>
      <text:p text:style-name="P23">A complete cycle with weight machines</text:p>
      <text:p text:style-name="P23"/>
      <text:p text:style-name="P23">Wed <text:s/>Nov 16, 2022 <text:span text:style-name="T2">4.35 miles </text:span></text:p>
      <text:list xml:id="list36749669" text:continue-numbering="true" text:style-name="L26">
        <text:list-item>
          <text:list>
            <text:list-header>
              <text:p text:style-name="P187">0.1 mile lead in to a 4 mile run</text:p>
              <text:p text:style-name="P187">Mile Splits: 9:55, 9:44, 9:36, 9:24, Time: 38:40 or 9:40/mile</text:p>
            </text:list-header>
          </text:list>
        </text:list-item>
      </text:list>
      <text:p text:style-name="P23">Warm down: 0.25 miles in 3 min</text:p>
      <text:p text:style-name="P23"/>
      <text:p text:style-name="P23">Thur Nov 17, 2022 <text:span text:style-name="T2">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2">no running</text:span> but a good workout on elliptical </text:p>
      <text:p text:style-name="P23">On elliptical:</text:p>
      <text:p text:style-name="P10">25 minutes at a good pace</text:p>
      <text:p text:style-name="P10"/>
      <text:p text:style-name="P23">Thur Nov 24, 2022 <text:span text:style-name="T2">2.85 miles </text:span>It was 43 degrees and I wore sweat clothes. <text:span text:style-name="T2">Good <text:s/>run!</text:span></text:p>
      <text:p text:style-name="P23"><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3"/>
      <text:p text:style-name="P10"><text:span text:style-name="T3">Fri Nov 25, 2022 </text:span>no running<text:span text:style-name="T3">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0">Splits: 9:46, 9:46, 9:27 and 1:40 for the last 0.2 miles</text:p>
      <text:p text:style-name="P23"><text:span text:style-name="T2">Warm down: </text:span>0.25 miles home</text:p>
      <text:p text:style-name="P23"/>
      <text:p text:style-name="P23">Sun Nov 27,2022 <text:span text:style-name="T2">no running </text:span></text:p>
      <text:p text:style-name="P10"/>
      <text:p text:style-name="P23">Mon Nov 28, 2022 <text:span text:style-name="T2">6.25 miles</text:span></text:p>
      <text:p text:style-name="P10">Run: <text:span text:style-name="T3">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2">3 miles running</text:span></text:p>
      <text:p text:style-name="P23">Two cycles on 4 weight machines for my legs</text:p>
      <text:p text:style-name="P23"><text:span text:style-name="T2">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2">4.5 miles</text:span></text:p>
      <text:p text:style-name="P23"><text:span text:style-name="T2">Warm up:</text:span> 0.5 miles and rest a few minutes</text:p>
      <text:p text:style-name="P23"><text:span text:style-name="T2">Run:</text:span> <text:s/>4 miles on a treadmill, Splits: 9:30, 9:21, 9:12, 9:00, </text:p>
      <text:p text:style-name="P23">Time: 37:03, Ave Pace: 9:16, Max HR: 159 bpm</text:p>
      <text:p text:style-name="P23"/>
      <text:p text:style-name="P23">Thur Dec 1, 2022 <text:s/><text:span text:style-name="T2">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2">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2">26.85 miles</text:span></text:p>
      <text:p text:style-name="P23"/>
      <text:p text:style-name="P23">Sat Dec 3, <text:span text:style-name="T2">5.75 miles</text:span></text:p>
      <text:p text:style-name="P23"><text:span text:style-name="T2">Warm up:</text:span> 1.5 miles going faster as I ran and rest a few minutes</text:p>
      <text:p text:style-name="P23"><text:span text:style-name="T2">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3">0.2 miles</text:span></text:p>
      <text:p text:style-name="P10"/>
      <text:p text:style-name="P23">Sun Dec 4, 2022 <text:span text:style-name="T2">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2"> 5.4 miles</text:span></text:p>
      <text:p text:style-name="P23"><text:span text:style-name="T2">Warm up:</text:span> 1 mile going faster as I ran and rest a few minutes</text:p>
      <text:p text:style-name="P23"><text:span text:style-name="T2">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2">Warm down:</text:span> 0.25 miles</text:p>
      <text:p text:style-name="P23"/>
      <text:p text:style-name="P23"/>
      <text:p text:style-name="P23">Tues Dec 6, 2022 <text:span text:style-name="T2">2.1 miles</text:span></text:p>
      <text:p text:style-name="P10">One cycle on 5 weight machines for my legs</text:p>
      <text:p text:style-name="P23"><text:span text:style-name="T2">Warm up:</text:span> 1 mile at various paces on a treadmill and rest a few minutes.</text:p>
      <text:p text:style-name="P10">Run: <text:span text:style-name="T3">0.1 mile lead into a one mile run on the treadmill</text:span></text:p>
      <text:p text:style-name="P23">Time for 1 mile: 7:22, Max pulse: 155 bpm</text:p>
      <text:p text:style-name="P23"/>
      <text:p text:style-name="P23">Wed Dec. 7, 2022 <text:span text:style-name="T2">5.75 miles</text:span></text:p>
      <text:p text:style-name="P23"><text:span text:style-name="T2">Warm up:</text:span> 1 mile at various paces on a treadmill and rest a few minutes.</text:p>
      <text:p text:style-name="P10">Run on treadmill: <text:s/><text:span text:style-name="T3">8 x ¼ run with ¼ mile jog before each. <text:s/>Time for jogs: about 3:00</text:span></text:p>
      <text:p text:style-name="P23">Time for runs: 2:00, 2:00, 1:58, 1:51, 1:57, 1:55, 1:53.9, 1:50</text:p>
      <text:p text:style-name="P10">Warm down:<text:span text:style-name="T3"> ½ mile in 5:00</text:span></text:p>
      <text:p text:style-name="P23"/>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3"/>
      <text:p text:style-name="P10"><text:span text:style-name="T3">Fri Dec 9, 2022 </text:span>no running</text:p>
      <text:p text:style-name="P23"/>
      <text:p text:style-name="P10"><text:span text:style-name="T3">During the past week: </text:span>28.1 miles</text:p>
      <text:p text:style-name="P23"/>
      <text:p text:style-name="P23">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3">Sun Dec 11, 2022 <text:span text:style-name="T2">4.5 miles</text:span></text:p>
      <text:p text:style-name="P10">Run/Jog: <text:span text:style-name="T3">I ran and jogged 4.5 miles on the indoor track averaging about 13:15/mile.</text:span></text:p>
      <text:p text:style-name="P23"/>
      <text:p text:style-name="P10"><text:span text:style-name="T3">Mon Dec 12, 2022 </text:span>5.5 miles<text:span text:style-name="T3"> on a college treadmill</text:span></text:p>
      <text:p text:style-name="P23">I ran 5 miles in 50 minutes and jogged ½ mile in 6 minutes </text:p>
      <text:p text:style-name="P23"><text:soft-page-break/>Tues Dec 13, 2022 <text:span text:style-name="T2">4.7 miles</text:span></text:p>
      <text:p text:style-name="P23"><text:span text:style-name="T2">Warm up:</text:span> 0.35 miles to the top of the cemetery hill</text:p>
      <text:p text:style-name="P23"><text:span text:style-name="T2">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2">Time:</text:span> 47:48 or 11:56/mile, <text:span text:style-name="T2">Mile Splits:</text:span> 11:01, 13:49. 10:11, 12:43</text:p>
      <text:p text:style-name="P23">This was a good run especially the second time down and up the hill.</text:p>
      <text:p text:style-name="P23"><text:span text:style-name="T2">Warm down:</text:span> 0.35 miles home </text:p>
      <text:p text:style-name="P23"/>
      <text:p text:style-name="P23">Wed Dec 14, 2022 </text:p>
      <text:p text:style-name="P23"><text:span text:style-name="T2">Warm up:</text:span> <text:s/>0.25 miles to the cemetery loop</text:p>
      <text:p text:style-name="P23"><text:span text:style-name="T2">Run:</text:span> 16 loops or 5.12 miles in 54:42, <text:s/>Ave Pace: 10:42. Sum of ascents: 350 feet</text:p>
      <text:p text:style-name="P23"><text:span text:style-name="T2">Warm down:</text:span> 0.25 miles home</text:p>
      <text:p text:style-name="P23">This was a good run.</text:p>
      <text:p text:style-name="P23"/>
      <text:p text:style-name="P31">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3"/>
      <text:p text:style-name="P10"><text:span text:style-name="T3">Fri Dec 16, 2022 </text:span>1.88 miles</text:p>
      <text:p text:style-name="P23">I did 2 cycles on five weight machines for legs. <text:s/>Then I ran and jogged 7 laps on the Wise Center indoor track averaging 11:50/mile.</text:p>
      <text:p text:style-name="P23"/>
      <text:p text:style-name="P10"><text:span text:style-name="T3">During the past week: </text:span>31.3 miles running</text:p>
      <text:p text:style-name="P23"/>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3">Times: 2:12, 2:13, 2:13, 2:07, 2:17, 2:13, 2:17, 2:07, Max HR: 151 bpm</text:p>
      <text:p text:style-name="P10">Warm down:<text:span text:style-name="T3"> <text:s/>½ mile jog</text:span></text:p>
      <text:p text:style-name="P23"/>
      <text:p text:style-name="P10"><text:span text:style-name="T3">Sun Dec 18, 2022 </text:span>4 miles <text:span text:style-name="T3">on the indoor track ***</text:span></text:p>
      <text:p text:style-name="P23"><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2">4 miles </text:span>on the indoor track</text:p>
      <text:p text:style-name="P23"><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2">5.25 miles</text:span> on a treadmill</text:p>
      <text:p text:style-name="P23"><text:span text:style-name="T2">Warm up: </text:span>0.6 miles at various paces </text:p>
      <text:p text:style-name="P23"><text:span text:style-name="T2">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2">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3">Time for runs: 2:14, 2:14, <text:s/>2:14, 2:14, 2:14, 2:14, 2:12, 2:10, 2:08.5, 2:00</text:p>
      <text:p text:style-name="P10">Warm down:<text:span text:style-name="T3"> ½ mile in 5:00</text:span></text:p>
      <text:p text:style-name="P23"/>
      <text:p text:style-name="P23">Fri Dec 23, 2022 <text:span text:style-name="T2">no running</text:span></text:p>
      <text:p text:style-name="P23">The Bomb, Cyclone, Blizzard hit and the Wise Center closed until Jan 2.</text:p>
      <text:p text:style-name="P23"/>
      <text:p text:style-name="P10"><text:span text:style-name="T3">During the past week: </text:span>29.25 miles running</text:p>
      <text:p text:style-name="P23"/>
      <text:p text:style-name="P23">Sun Dec 25, 2022 <text:span text:style-name="T2">no running</text:span> 12 minutes at level 17 on the elliptical</text:p>
      <text:p text:style-name="P23"/>
      <text:p text:style-name="P23">Mon Dec 26, 2022 <text:span text:style-name="T2">no running</text:span> 28 minutes at level 15 on the elliptical</text:p>
      <text:p text:style-name="P23"/>
      <text:p text:style-name="P23">Tues Dec 27,2022 <text:span text:style-name="T2">no running</text:span> 20 minutes at level 15 on the elliptical</text:p>
      <text:p text:style-name="P23"/>
      <text:p text:style-name="P23">Wed Dec 28, 2022 <text:span text:style-name="T2">no running</text:span> 20 minutes at level 15 on the elliptical</text:p>
      <text:p text:style-name="P23"/>
      <text:p text:style-name="P23">Thur Dec 29, 2022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2">5 miles</text:span> on the high school track</text:p>
      <text:p text:style-name="P23"><text:span text:style-name="T2">Run:</text:span> 2 miles in 21:52 splits 10:16, 11:35 and rest a few minutes</text:p>
      <text:p text:style-name="P10">Run: <text:span text:style-name="T3">3 miles, I alternated jogging 220 yards and running 220 yards</text:span></text:p>
      <text:p text:style-name="P23">jogging pace: about 14:40, running pace: about 11:20, Ave pace: 12:53/mile</text:p>
      <text:p text:style-name="P10"><text:soft-page-break/><text:span text:style-name="T3">During the past week: </text:span>10 miles running</text:p>
      <text:p text:style-name="P23"/>
      <text:p text:style-name="P23">Sat Dec 31, 2022 no running</text:p>
      <text:p text:style-name="P23"/>
      <text:p text:style-name="P23">Sun Jan 1, 2023 <text:span text:style-name="T2">3 miles </text:span>on hilly roads averaging 12:30/ mile</text:p>
      <text:p text:style-name="P23"/>
      <text:p text:style-name="P23">Mon Jan 2, 2023 <text:span text:style-name="T2">3.7 miles</text:span> </text:p>
      <text:list xml:id="list7496438685115929551" text:style-name="L27">
        <text:list-item>
          <text:list>
            <text:list-header>
              <text:p text:style-name="P188">3.7 miles including 10 cemetery (3.2 miles) averaging 11:10/mile</text:p>
              <text:p text:style-name="P188">Sum of ascents: 220 feet</text:p>
            </text:list-header>
          </text:list>
        </text:list-item>
      </text:list>
      <text:p text:style-name="P23"/>
      <text:p text:style-name="P23">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3">I was planning on running more 1/4's but I was really tired and my pulse was high.</text:p>
      <text:p text:style-name="P10">Warm down:<text:span text:style-name="T3"> 1.5 miles at 11:00/mile</text:span></text:p>
      <text:p text:style-name="P23"/>
      <text:p text:style-name="P23">Wed Jan 4, 2023 no running 2 miles walking</text:p>
      <text:p text:style-name="P23">I walked 2 miles in 23:11 on hilly rods</text:p>
      <text:p text:style-name="P23"/>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3"/>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3">Time: 49:12 or 9:50/mile</text:p>
      <text:p text:style-name="P23"><text:span text:style-name="T2">Warm down:</text:span> <text:s/>¼ mile in 3:00</text:p>
      <text:p text:style-name="P23"/>
      <text:p text:style-name="P10"><text:span text:style-name="T3">During the past week: </text:span>22.45 miles running</text:p>
      <text:p text:style-name="P23"/>
      <text:p text:style-name="P23">Sat Jan 7, 2023 <text:span text:style-name="T2">no running</text:span> 32 minutes at level 15 on the elliptical</text:p>
      <text:p text:style-name="P23"/>
      <text:p text:style-name="P23">Sun Jan 8, 2023 <text:span text:style-name="T2">no running</text:span> 38 minutes on the elliptical</text:p>
      <text:p text:style-name="P23">I started at level 15 and worked up to level 17.</text:p>
      <text:p text:style-name="P10"/>
      <text:p text:style-name="P23">Mon Jan 9, 2023 <text:span text:style-name="T2">no running </text:span></text:p>
      <text:p text:style-name="P23"/>
      <text:p text:style-name="P23">Tues Jan 10, 2023 <text:span text:style-name="T2">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2</text:span></text:p>
      <text:p text:style-name="P23"><text:span text:style-name="T2">Warm down:</text:span> ½ mile in 5:20</text:p>
      <text:p text:style-name="P23"><text:soft-page-break/>Wed Jan 11, 2023 <text:span text:style-name="T2">no running</text:span></text:p>
      <text:p text:style-name="P10"/>
      <text:p text:style-name="P23">Thur Jan 12, 2023 <text:span text:style-name="T2"><text:s/>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1</text:span></text:p>
      <text:p text:style-name="P23"><text:span text:style-name="T2">Warm down:</text:span> ½ mile in 5:15</text:p>
      <text:p text:style-name="P23">I felt somewhat better than 2 days ago.</text:p>
      <text:p text:style-name="P23"/>
      <text:p text:style-name="P23">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3"/>
      <text:p text:style-name="P10"><text:span text:style-name="T3">During the past week: </text:span>16 miles</text:p>
      <text:p text:style-name="P23"/>
      <text:p text:style-name="P23">Sat Jan 14, 2023 <text:span text:style-name="T2">6.31 miles</text:span> </text:p>
      <text:p text:style-name="P10">Run:<text:span text:style-name="T3">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2">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2">5.62 miles</text:span></text:p>
      <text:p text:style-name="P23"><text:span text:style-name="T2">Warm up:</text:span> 0.25 miles to the cemetery loop</text:p>
      <text:p text:style-name="P23"><text:span text:style-name="T2">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2">4.5 miles</text:span></text:p>
      <text:p text:style-name="P23"><text:span text:style-name="T2">Run: </text:span>10 cemetery loops plus one mile in 46:04 (10:59/mile). Distance:4.2 miles</text:p>
      <text:p text:style-name="P23">The last mile was in 10:11. Total ascent along the run: 286 feet. </text:p>
      <text:p text:style-name="P23"><text:span text:style-name="T2">Warm down:</text:span> 0.3 miles.</text:p>
      <text:p text:style-name="P23"><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3">Times: 4:29, 4:29, 2:12, 2:10, 2:05, 2:02 <text:s/>jogs all in about 3:00.</text:p>
      <text:p text:style-name="P10">Warm down:<text:span text:style-name="T3"> ½ mile in 5:15</text:span></text:p>
      <text:p text:style-name="P23"/>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3"/>
      <text:p text:style-name="P10"><text:span text:style-name="T3">During the past week: </text:span>35.5miles</text:p>
      <text:p text:style-name="P10"/>
      <text:p text:style-name="P23">Sat Jan 21, 2023 <text:span text:style-name="T2">6.65 miles</text:span> on a treadmill</text:p>
      <text:p text:style-name="P23"><text:span text:style-name="T2">Run:</text:span> 6.15 miles in 60:00, Ave Pace: 9:45/mile, last mile in 9:22, last 0.15 at 9:00/mile.</text:p>
      <text:p text:style-name="P23">Max Pulse: 156 bpm</text:p>
      <text:p text:style-name="P23"><text:span text:style-name="T2">Warm down:</text:span> 0.5 miles in 5:00.</text:p>
      <text:p text:style-name="P23"/>
      <text:p text:style-name="P23">Sun Jan 22, 2023 <text:span text:style-name="T2">5.5 miles</text:span></text:p>
      <text:p text:style-name="P23">I ran 5.5 miles on the indoor track in 1:00:10 averaging 10:56/mile</text:p>
      <text:p text:style-name="P23"/>
      <text:p text:style-name="P23">Mon Jan 23, 2023 <text:span text:style-name="T2">6 miles</text:span></text:p>
      <text:p text:style-name="P23">I ran 5.78 miles on a treadmill in 1:00:00 averaging 10:23/mile</text:p>
      <text:list xml:id="list6458348498843000285" text:style-name="L28">
        <text:list-item>
          <text:list>
            <text:list-header>
              <text:p text:style-name="P189">Splits: 2.5 miles at 5.7 mi/hour, 1.5 miles at 5.8 mi/hour,</text:p>
              <text:p text:style-name="P189"><text:s text:c="11"/>1.5 miles at 5.9 mi/hour, 0.28 miles at 6.0 mi/hr</text:p>
            </text:list-header>
          </text:list>
        </text:list-item>
      </text:list>
      <text:p text:style-name="P23">Heart rate near the end: 137 bpm. At half-way it was in the mid 120's.</text:p>
      <text:p text:style-name="P10">Warm down: <text:span text:style-name="T3">0.25 miles in 2:55</text:span></text:p>
      <text:p text:style-name="P23"/>
      <text:p text:style-name="P10">My body is tired. I need to back off for a while.</text:p>
      <text:p text:style-name="P23"/>
      <text:p text:style-name="P10"><text:span text:style-name="T3">Tues Jan 24, 2023 </text:span>3.25 miles </text:p>
      <text:p text:style-name="P10">Warm up:<text:span text:style-name="T3"> 0.25 miles of drills on the indoor track</text:span></text:p>
      <text:p text:style-name="P23"><text:span text:style-name="T2">Run:</text:span> I ran 3 miles on a treadmill. Approximate Splits 12:00, 11:00, 11:00</text:p>
      <text:p text:style-name="P23"><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3"><text:span text:style-name="T2">Run:</text:span> I ran 3 miles on a treadmill. Approximate Splits 11:00, 11:00, 11:00</text:p>
      <text:p text:style-name="P23"><text:span text:style-name="T2">Ave HR:</text:span> 125 bpm <text:s/><text:span text:style-name="T2">Final HR:</text:span> ~128 bpm</text:p>
      <text:p text:style-name="P23"><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3"><text:span text:style-name="T2">Run:</text:span> 3.5 miles on a treadmill. Approximate Splits 11:00, 11:00, 11:00, 5:30</text:p>
      <text:p text:style-name="P23"><text:span text:style-name="T2">Ave HR:</text:span> 119 bpm <text:s/><text:span text:style-name="T2">HR after 3 miles:</text:span> 124 bpm <text:span text:style-name="T2">Final HR:</text:span> 123 bpm</text:p>
      <text:p text:style-name="P23"><text:span text:style-name="T2">Warm down:</text:span> <text:s/>0.25 miles in about 3 minutes</text:p>
      <text:p text:style-name="P23">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3"><text:span text:style-name="T2">Run:</text:span> 4 miles on a treadmill. </text:p>
      <text:p text:style-name="P23">Splits and HR at the end of the mile:</text:p>
      <text:p text:style-name="P23"><text:s text:c="6"/>10:35 (125 bpm), 10:22 (125 bpm), 10:31 (127 bpm), 10:32 (128 bpm) </text:p>
      <text:p text:style-name="P23"><text:span text:style-name="T2">Warm down:</text:span> <text:s/>0.25 miles in about 3 minutes</text:p>
      <text:p text:style-name="P10"/>
      <text:p text:style-name="P10"><text:span text:style-name="T3">During the past week: </text:span>33.4miles</text:p>
      <text:p text:style-name="P23"/>
      <text:p text:style-name="P10"><text:span text:style-name="T3">Sat Jan 28, 2023 </text:span>no running</text:p>
      <text:p text:style-name="P23"/>
      <text:p text:style-name="P10"><text:span text:style-name="T3">Sun Jan 29, 2023 </text:span>no running</text:p>
      <text:p text:style-name="P23"/>
      <text:p text:style-name="P10"><text:span text:style-name="T3">Mon Jan 30, 2023 </text:span>6.64 miles<text:span text:style-name="T3"> </text:span></text:p>
      <text:p text:style-name="P10">Run:<text:span text:style-name="T3">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3">Tues Jan 31, 2023</text:span> 3.5 miles <text:span text:style-name="T3">on the indoor track</text:span></text:p>
      <text:p text:style-name="P23"><text:span text:style-name="T2">Warm up:</text:span> ¼ mile of drills</text:p>
      <text:p text:style-name="P23"><text:span text:style-name="T2">Run:</text:span> 3.25 miles, Splits: 11:49, 11:38, 10:23, 2:32</text:p>
      <text:p text:style-name="P23"/>
      <text:p text:style-name="P23">Wed Feb 1, 2023 <text:span text:style-name="T2">2.38 miles</text:span> on the indoor track</text:p>
      <text:p text:style-name="P23">I ran 2.13 miles going faster as I ran and averaging 10:22/mile. The last ¾ mile was at an average pace of 9:49/mile</text:p>
      <text:p text:style-name="P23"/>
      <text:p text:style-name="P23">Thurs Feb 2, 2023 <text:span text:style-name="T2">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2">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3">During the past week: </text:span>19.8<text:span text:style-name="T3"> </text:span>miles</text:p>
      <text:p text:style-name="P10"/>
      <text:p text:style-name="P23">Sat Feb 4, 2023 <text:span text:style-name="T2">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2">3.75 miles</text:span> with Jim Fitch on the indoor track</text:p>
      <text:p text:style-name="P23"><text:span text:style-name="T2">Warm up:</text:span> <text:s/>¾ mile jog and ¼ mile of <text:s/>drills</text:p>
      <text:p text:style-name="P23"><text:span text:style-name="T2">Run:</text:span> 4 x ¼ mile with 1/8 mile before each run, times: 2:28, 2:17, 2:30, 2:18</text:p>
      <text:p text:style-name="P23">¼ mile jog and a ½ mile in 4:44</text:p>
      <text:p text:style-name="P23"><text:span text:style-name="T2">Warm down:</text:span> We ran and jogged a half mile: </text:p>
      <text:p text:style-name="P23">3/16 mile run+1/16 mile jog +3/16 mile run+1/16 mile jog, Time: 5:53 Ave Pace11:46 </text:p>
      <text:p text:style-name="P10"><text:span text:style-name="T3">Running pace: 11:00/mile <text:s/>Jogging pace: 14:15/mile</text:span> </text:p>
      <text:p text:style-name="P23"/>
      <text:p text:style-name="P23">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3">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3"><text:span text:style-name="T2">Run</text:span> on a treadmill:</text:p>
      <text:list xml:id="list1276167071248077641" text:style-name="L29">
        <text:list-item>
          <text:list>
            <text:list-header>
              <text:p text:style-name="P190">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2">no running</text:span></text:p>
      <text:p text:style-name="P23"/>
      <text:p text:style-name="P10"><text:span text:style-name="T3">During the past week: </text:span>23.6<text:span text:style-name="T3"> </text:span>miles</text:p>
      <text:p text:style-name="P10"/>
      <text:p text:style-name="P23">Sat Feb 11, 2023 <text:span text:style-name="T2">3.7 miles</text:span></text:p>
      <text:p text:style-name="P10">Warm up: <text:span text:style-name="T3">¼ mile to the cemetery loop</text:span></text:p>
      <text:p text:style-name="P23"><text:span text:style-name="T2">Run:</text:span> 10 loops (3.2 miles) in 35:01, Ave Pace: 10:56/mile</text:p>
      <text:p text:style-name="P23"><text:span text:style-name="T2">Warm down:</text:span> ¼ mile home</text:p>
      <text:p text:style-name="P23"/>
      <text:p text:style-name="P23">Sun Feb 12, 2023 <text:span text:style-name="T2">2.75 miles</text:span></text:p>
      <text:p text:style-name="P10">Warm up: <text:span text:style-name="T3">1.5</text:span> <text:span text:style-name="T3">miles at various paces end at the cemetery loop <text:s/></text:span></text:p>
      <text:p text:style-name="P23"><text:span text:style-name="T2">Run:</text:span> 1 mile on the loop in 10:51</text:p>
      <text:p text:style-name="P23"><text:span text:style-name="T2">Warm down:</text:span> ¼ mile home</text:p>
      <text:p text:style-name="P23"/>
      <text:p text:style-name="P23">Mon Feb 13, 2023 <text:span text:style-name="T2">2 miles</text:span></text:p>
      <text:p text:style-name="P10">Warm up: <text:span text:style-name="T3">0.25</text:span> <text:span text:style-name="T3">miles to the cemetery loop <text:s/></text:span></text:p>
      <text:p text:style-name="P23"><text:span text:style-name="T2">Run:</text:span> 1.5 mile on the loop at about 12:00/mile</text:p>
      <text:p text:style-name="P23"><text:span text:style-name="T2">Warm down:</text:span> 0.25 miles home</text:p>
      <text:p text:style-name="P23"/>
      <text:p text:style-name="P23">Tues Feb 14, 2023 <text:span text:style-name="T2">3.7 miles</text:span></text:p>
      <text:p text:style-name="P10">Warm up: <text:span text:style-name="T3">0.25</text:span> <text:span text:style-name="T3">miles to the cemetery loop <text:s/></text:span></text:p>
      <text:p text:style-name="P23"><text:span text:style-name="T2">Run:</text:span> 10 loops (3.2 miles) in 35:03, Ave Pace: 10:57/mile</text:p>
      <text:p text:style-name="P23"><text:span text:style-name="T2">Warm down:</text:span> 0.25 miles home</text:p>
      <text:p text:style-name="P23"/>
      <text:p text:style-name="P23">Wed Feb 15, 2023 <text:span text:style-name="T2">3.7 miles</text:span></text:p>
      <text:p text:style-name="P10">Warm up: <text:span text:style-name="T3">0.25</text:span> <text:span text:style-name="T3">miles to the cemetery loop <text:s/></text:span></text:p>
      <text:p text:style-name="P23"><text:span text:style-name="T2">Run:</text:span> 10 loops (3.2 miles) in 33:31, Ave Pace: 10:28/mile </text:p>
      <text:p text:style-name="P23">Ave HR: 125 bpm, Max HR: 142 bpm</text:p>
      <text:p text:style-name="P23"><text:span text:style-name="T2">Warm down:</text:span> 0.25 miles home</text:p>
      <text:p text:style-name="P23">It was a nice today. I didn't wear sweats.</text:p>
      <text:p text:style-name="P23"/>
      <text:p text:style-name="P23">Thur Feb 16, 2023 <text:span text:style-name="T2">3.7 miles</text:span></text:p>
      <text:p text:style-name="P10">Warm up: <text:span text:style-name="T3">0.25</text:span> <text:span text:style-name="T3">miles to the cemetery loop <text:s/></text:span></text:p>
      <text:p text:style-name="P23"><text:span text:style-name="T2">Run:</text:span> 10 loops (3.2 miles) in 35:23, Ave Pace: 11:03/mile </text:p>
      <text:p text:style-name="P23">Ave HR: 116 bpm, Max HR: 141 bpm</text:p>
      <text:p text:style-name="P23"><text:span text:style-name="T2">Warm down:</text:span> 0.25 miles home</text:p>
      <text:p text:style-name="P23">I wore sweats.</text:p>
      <text:p text:style-name="P23"/>
      <text:p text:style-name="P23">Fri Feb 17, 2023 <text:span text:style-name="T2">no running</text:span></text:p>
      <text:p text:style-name="P23"/>
      <text:p text:style-name="P10"><text:span text:style-name="T3">During the past week: </text:span>19.7<text:span text:style-name="T3"> </text:span><text:span text:style-name="T2">miles</text:span></text:p>
      <text:p text:style-name="P10"><text:soft-page-break/></text:p>
      <text:p text:style-name="P23">Sat Feb 18, 2023 <text:span text:style-name="T2">5 miles</text:span></text:p>
      <text:p text:style-name="P23">I ran 5 miles on the Allegheny College indoor track in 54:40, Ave Pace: 10:56/mile.</text:p>
      <text:p text:style-name="P23">Max HR: 134 bpm</text:p>
      <text:p text:style-name="P23"/>
      <text:p text:style-name="P23">Sun Feb 19, 2023 <text:span text:style-name="T2">no running</text:span></text:p>
      <text:p text:style-name="P23">I did 2 cycles with about 15 weight machines for a full body workout in the Wise Center.</text:p>
      <text:p text:style-name="P23"/>
      <text:p text:style-name="P23">Mon Feb 20, 2023 <text:span text:style-name="T2">3.7 miles</text:span></text:p>
      <text:p text:style-name="P10">Warm up: <text:span text:style-name="T3">0.25</text:span> <text:span text:style-name="T3">miles to the cemetery loop <text:s/></text:span></text:p>
      <text:p text:style-name="P23"><text:span text:style-name="T2">Run and Jog:</text:span> 10 loops (3.2 miles) in 38:42, Ave Pace: 12:06/mile </text:p>
      <text:p text:style-name="P23">Ave HR: 110 bpm, Max HR: 133 bpm</text:p>
      <text:p text:style-name="P23"><text:span text:style-name="T2">Warm down:</text:span> 0.25 miles home</text:p>
      <text:p text:style-name="P23">I wore sweats.</text:p>
      <text:p text:style-name="P23"/>
      <text:p text:style-name="P23">Tues Feb 21 2023 <text:span text:style-name="T2">no running</text:span></text:p>
      <text:p text:style-name="P23"/>
      <text:p text:style-name="P23">Wed Feb 22, 2023 <text:span text:style-name="T2">2.5 miles</text:span> on a treadmill</text:p>
      <text:p text:style-name="P23"><text:span text:style-name="T2">Run:</text:span> 2 miles in 20 min followed by ½ mile in about 5:30</text:p>
      <text:p text:style-name="P23"/>
      <text:p text:style-name="P23">Thur Feb 23, 2023 <text:span text:style-name="T2">3.7 miles</text:span></text:p>
      <text:p text:style-name="P10">Warm up: <text:span text:style-name="T3">0.25</text:span> <text:span text:style-name="T3">miles to the cemetery loop <text:s/></text:span></text:p>
      <text:p text:style-name="P23"><text:span text:style-name="T2">Run:</text:span> 10 loops (3.2 miles) in 32:11, Ave Pace: 10:10/mile, Last mile in 9:56</text:p>
      <text:p text:style-name="P23">Max HR: 151 bpm</text:p>
      <text:p text:style-name="P23"><text:span text:style-name="T2">Warm down:</text:span> 0.25 miles home</text:p>
      <text:p text:style-name="P23">It was a nice today. I didn't wear sweats.</text:p>
      <text:p text:style-name="P23"/>
      <text:p text:style-name="P23">Fri Feb 24, 2028 <text:span text:style-name="T2">2.5 miles</text:span></text:p>
      <text:p text:style-name="P23">I ran 2.5 miles on the indoor track averaging 10:56/mile</text:p>
      <text:p text:style-name="P23"/>
      <text:p text:style-name="P10"><text:span text:style-name="T3">During the past week: <text:s/></text:span>17.4 miles</text:p>
      <text:p text:style-name="P23"/>
      <text:p text:style-name="P23"/>
      <text:p text:style-name="P23"/>
      <text:p text:style-name="P23">Sat Feb 25, 2023 <text:span text:style-name="T2">6 miles</text:span></text:p>
      <text:p text:style-name="P23">I ran 6 miles on the Allegheny College indoor track in 1:05:10 or 10:52/mile</text:p>
      <text:p text:style-name="P23">Ave Pace for the first 4 miles: 10:56/mile.</text:p>
      <text:p text:style-name="P23">Times for the 5<text:span text:style-name="T6">th</text:span> and 6<text:span text:style-name="T6">th</text:span> miles: 10:51 and 10:37</text:p>
      <text:p text:style-name="P23">Max HR: 134 bpm</text:p>
      <text:p text:style-name="P23"/>
      <text:p text:style-name="P23">Sun Feb 26, 2023 <text:span text:style-name="T2">no running </text:span></text:p>
      <text:p text:style-name="P23"/>
      <text:p text:style-name="P23"><text:soft-page-break/></text:p>
      <text:p text:style-name="P23"/>
      <text:p text:style-name="P23"/>
      <text:p text:style-name="P23">Mon Feb 27, 2023 <text:span text:style-name="T2">4 miles</text:span></text:p>
      <text:p text:style-name="P23">I ran 4 miles on the Allegheny College indoor track in 43:21 or 10:50/mile </text:p>
      <text:p text:style-name="P23">Ave Pace for the first 2 miles: 10:56/mile.</text:p>
      <text:p text:style-name="P23">Times for the 3<text:span text:style-name="T6">rd</text:span> and 4<text:span text:style-name="T6">th</text:span> miles: 10:50 and 10:38</text:p>
      <text:p text:style-name="P23">Max HR: 135 bpm</text:p>
      <text:p text:style-name="P23"/>
      <text:p text:style-name="P23">Tues Feb 28, 2023 <text:span text:style-name="T2">4 miles</text:span></text:p>
      <text:p text:style-name="P23">I ran 4 miles on the Allegheny College indoor track in 43:16 or 10:49/mile</text:p>
      <text:p text:style-name="P23">Ave Pace for the first 2 miles: 10:56/mile. HR after 2 miles 122 bpm</text:p>
      <text:p text:style-name="P23">Times for the 3<text:span text:style-name="T6">rd</text:span> and 4<text:span text:style-name="T6">th</text:span> miles: 10:41 and 10:43. </text:p>
      <text:p text:style-name="P23">Max HR: 133 bpm near the end of the run.</text:p>
      <text:p text:style-name="P23"/>
      <text:p text:style-name="P23">Wed March 1, 2023 <text:span text:style-name="T2">4 miles</text:span></text:p>
      <text:p text:style-name="P23">I ran 4 miles on the Allegheny College indoor track in 43:12 or 10:48/mile</text:p>
      <text:p text:style-name="P23">Ave Pace for the first 2 miles: 10:55/mile. HR after 2 miles 120 bpm</text:p>
      <text:p text:style-name="P23">Times for the 3<text:span text:style-name="T6">rd</text:span> and 4<text:span text:style-name="T6">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2">4 miles</text:span></text:p>
      <text:p text:style-name="P23">I ran 4 miles on the Allegheny College indoor track in 43:19 or 10:50/mile </text:p>
      <text:p text:style-name="P23">Ave Pace for the first 2 miles: 10:55/mile. HR after 2 miles 120 bpm</text:p>
      <text:p text:style-name="P23">Times for the 3<text:span text:style-name="T6">rd</text:span> and 4<text:span text:style-name="T6">th</text:span> miles: 10:44 and 10:44. </text:p>
      <text:p text:style-name="P23">I kept my HR near 131 bpm for the last 1.5 miles</text:p>
      <text:p text:style-name="P23">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3">Sat March 4, 2023 <text:span text:style-name="T2">7 miles</text:span></text:p>
      <text:p text:style-name="P23">I ran 7 miles on the Allegheny College indoor track in 1:16:03 or 10:52/mile</text:p>
      <text:p text:style-name="P23">Ave Pace for the first 2 miles: 10:56/mile. HR after 2 miles: 126 bpm</text:p>
      <text:p text:style-name="P23">Ave Pace for the 2<text:span text:style-name="T6">nd</text:span> <text:s text:c="2"/>2 miles: 11:00/mile. HR after 4 miles: 136 bpm</text:p>
      <text:p text:style-name="P23">Ave Pace for the 3<text:span text:style-name="T6">rd</text:span> <text:s text:c="2"/>2 miles: <text:s/>10:50/mile. HR after 6 miles: 136 bpm</text:p>
      <text:p text:style-name="P23">Time for the 7<text:span text:style-name="T6">th</text:span> mile: 10:23. <text:s/>HR after 7 miles: 149 bpm </text:p>
      <text:p text:style-name="P23">HR higher at the end because of faster pace. </text:p>
      <text:p text:style-name="P10"/>
      <text:p text:style-name="P23">Sun Mar 5, 2023 <text:span text:style-name="T2">no running</text:span></text:p>
      <text:p text:style-name="P10"><text:soft-page-break/></text:p>
      <text:p text:style-name="P23">Mon Mar 6, 2023 <text:span text:style-name="T2">3 miles </text:span>on the indoor track</text:p>
      <text:p text:style-name="P23"><text:span text:style-name="T2">Time:</text:span> 31:11 or 10:24/mile</text:p>
      <text:p text:style-name="P23"><text:span text:style-name="T2">Mile splits:</text:span> 10:40, 10:27, 10:04</text:p>
      <text:p text:style-name="P23">HR after 2 miles: 135, after 3 miles 144</text:p>
      <text:p text:style-name="P23"/>
      <text:p text:style-name="P23">Tues Mar 7, 2023 <text:span text:style-name="T2">4.4 miles</text:span></text:p>
      <text:p text:style-name="P23"><text:span text:style-name="T2">Warm up:</text:span> 0.4 miles</text:p>
      <text:p text:style-name="P23"><text:span text:style-name="T2">Run:</text:span> 4 miles on the Allegheny College indoor track in 41:47 or 10:27/mile </text:p>
      <text:p text:style-name="P23">Ave Pace for the first 3 miles: 10:40/mile. </text:p>
      <text:p text:style-name="P23">HR after 1 mile and after 2 miles 126 bpm, HR after 3<text:span text:style-name="T6">rd</text:span> mile: 128 bpm</text:p>
      <text:p text:style-name="P23">Time for the 4<text:span text:style-name="T6">th</text:span> miles: 9:48. </text:p>
      <text:p text:style-name="P23">HR half way through the 4<text:span text:style-name="T6">th</text:span> mile HR: 138 bpm, Final HR: 147 bpm</text:p>
      <text:p text:style-name="P23"/>
      <text:p text:style-name="P23">Wed Mar 8, 2023 <text:span text:style-name="T2">3.7 miles</text:span></text:p>
      <text:p text:style-name="P10">Warm up: <text:span text:style-name="T3">0.25</text:span> <text:span text:style-name="T3">miles to the cemetery loop <text:s/></text:span></text:p>
      <text:p text:style-name="P23"><text:span text:style-name="T2">Run:</text:span> 10 loops (3.2 miles) in 34:45, Ave Pace: 10:52/mile</text:p>
      <text:p text:style-name="P23"><text:span text:style-name="T2">Warm down:</text:span> 0.25 miles home</text:p>
      <text:p text:style-name="P23">It was cold and I wore sweat pants and jacket.</text:p>
      <text:p text:style-name="P23"/>
      <text:p text:style-name="P23">Thur Mar 9, 2023 <text:span text:style-name="T2">4 miles</text:span></text:p>
      <text:p text:style-name="P23"><text:span text:style-name="T2">Run:</text:span> 4 miles on the Allegheny College indoor track in 41:23 or 10:21/mile </text:p>
      <text:p text:style-name="P23">Ave Pace for the first 3 miles: 10:39/mile. <text:s/>HR after 3 miles:133</text:p>
      <text:p text:style-name="P23">Time for the 4<text:span text:style-name="T6">th</text:span> mile: 9:25. Max HR: 155 bpm</text:p>
      <text:p text:style-name="P23"/>
      <text:p text:style-name="P23">Fri Mar 10, 2023 <text:span text:style-name="T2">no running</text:span></text:p>
      <text:p text:style-name="P23"/>
      <text:p text:style-name="P10"><text:span text:style-name="T3">During the past week: <text:s/></text:span>22.1 miles</text:p>
      <text:p text:style-name="P10"/>
      <text:p text:style-name="P23">Sat Mar 11, 2023 <text:span text:style-name="T2">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2">4.25 miles</text:span> on the indoor track</text:p>
      <text:p text:style-name="P23"><text:span text:style-name="T2">Warm up:</text:span> ¼ mile of drills</text:p>
      <text:p text:style-name="P23"><text:span text:style-name="T2">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2">4.25 miles</text:span> on the indoor track</text:p>
      <text:p text:style-name="P23"><text:span text:style-name="T2">Warm up:</text:span> 1/8 mile of drills</text:p>
      <text:p text:style-name="P23"><text:span text:style-name="T2">Run</text:span>: 4 miles in 41:31 or 10:23/mile</text:p>
      <text:p text:style-name="P23">Splits and Pulses 10:28 (131 bpm), 10:28 (133 bpm), 10:34 (132 bpm), 10:01 (149 bpm),</text:p>
      <text:p text:style-name="P10">Warm down: <text:span text:style-name="T3">1/8 mile jog</text:span></text:p>
      <text:p text:style-name="P23"/>
      <text:p text:style-name="P23">Tues Mar 14, 2023 <text:span text:style-name="T2">no running</text:span></text:p>
      <text:p text:style-name="P23">I shoveled snow for about ½ hour and used the elliptical for 15 minutes on level 15-16.</text:p>
      <text:p text:style-name="P23"/>
      <text:p text:style-name="P23">Wed Mar 15, 2023 <text:span text:style-name="T2">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2">4.25 miles </text:span>on the indoor track</text:p>
      <text:p text:style-name="P23"><text:span text:style-name="T2">Run:</text:span> 4 miles with all near 10:55/mile, HR near the end was about 120 bpm.</text:p>
      <text:p text:style-name="P23"><text:span text:style-name="T2">Warm down:</text:span> 0.25 mile jog</text:p>
      <text:p text:style-name="P23"/>
      <text:p text:style-name="P23">Fri Mar 17, 2023 <text:span text:style-name="T2">no running</text:span></text:p>
      <text:p text:style-name="P10"/>
      <text:p text:style-name="P10"><text:span text:style-name="T3">During the past week: <text:s/></text:span>20.75 miles</text:p>
      <text:p text:style-name="P10"/>
      <text:p text:style-name="P23">Sat Mar 18, 2023 <text:span text:style-name="T2">8.5 miles </text:span>on the indoor track</text:p>
      <text:p text:style-name="P10">Warm up: <text:span text:style-name="T3">0.25 miles</text:span></text:p>
      <text:p text:style-name="P10">Run: <text:span text:style-name="T3">8 miles </text:span></text:p>
      <text:p text:style-name="P23">The first 7 miles were all near 11:12/mile, HR at the end of the first 7 was 131 bpm.</text:p>
      <text:p text:style-name="P23">The last mile was in 10:36 bpm and the HR max was a lot higher. </text:p>
      <text:p text:style-name="P23"><text:span text:style-name="T2">Warm down:</text:span> <text:s/>0.25 miles</text:p>
      <text:p text:style-name="P23"/>
      <text:p text:style-name="P23">Sun Mar 19, 2023 <text:span text:style-name="T2">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2">2.13 miles</text:span> on the indoor track</text:p>
      <text:p text:style-name="P23">I ran 2 miles without shoes just socks. Ave pace: 11:10</text:p>
      <text:p text:style-name="P10">Warm down: <text:span text:style-name="T3">one lap <text:s/>jog</text:span></text:p>
      <text:p text:style-name="P23"><text:soft-page-break/>In the evening I soaked my foot in warm water with epsom salt and this helped.</text:p>
      <text:p text:style-name="P23"/>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3"> 1 lap around the field, 0.17 miles</text:span></text:p>
      <text:p text:style-name="P23">My left foot felt okay. Nice run.</text:p>
      <text:p text:style-name="P23"/>
      <text:p text:style-name="P23">Wed Mar 22, 2023 <text:span text:style-name="T2">5 miles</text:span> on a college treadmill</text:p>
      <text:p text:style-name="P10">Warm up: <text:span text:style-name="T3">1.5 miles, ½ mile splits: 5:15, 5:00, 4:45 and rest a few minutes</text:span></text:p>
      <text:p text:style-name="P23">Also a 0.05 mile lead into a 3.2 mile run.</text:p>
      <text:p text:style-name="P10">Run: <text:span text:style-name="T3">3.2 miles, Time: 28:21 or 8:52/mile</text:span></text:p>
      <text:p text:style-name="P23">mile splits: 9:06, 8:58, 8:40 and 8:00/mile for the last 0.2 miles <text:s/></text:p>
      <text:p text:style-name="P23">Ave HR: 141 bpm, Max HR: 160 bpm</text:p>
      <text:p text:style-name="P23"><text:span text:style-name="T2">Warm down:</text:span> 0.25 miles at about 11:00/mile</text:p>
      <text:p text:style-name="P23"/>
      <text:p text:style-name="P23">Thur Mar 23, 2023 <text:span text:style-name="T2">no running </text:span>40 minutes on stationary bike</text:p>
      <text:p text:style-name="P23"><text:span text:style-name="T2">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2">no running</text:span></text:p>
      <text:p text:style-name="P10"/>
      <text:p text:style-name="P10"><text:span text:style-name="T3">During the past week: <text:s/></text:span>22 miles</text:p>
      <text:p text:style-name="P10"/>
      <text:p text:style-name="P23">Sat Mar 25, 2023 <text:span text:style-name="T2">4 miles </text:span>on a treadmill</text:p>
      <text:p text:style-name="P23">I ran 4 miles with each mile being about 11:00. <text:s/>The final HR was about 120 bpm</text:p>
      <text:p text:style-name="P23"/>
      <text:p text:style-name="P23">Sun Mar 26, 2023 <text:span text:style-name="T2">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3">Mon Mar 27, 2023</text:span> 4.5 miles </text:p>
      <text:p text:style-name="P23"><text:span text:style-name="T2">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2">4 miles</text:span></text:p>
      <text:p text:style-name="P23"><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3"/>
      <text:p text:style-name="P23">Wed Mar 29, 2023 <text:span text:style-name="T2">4 miles </text:span>on a treadmill</text:p>
      <text:p text:style-name="P23"><text:span text:style-name="T2">Run:</text:span> 2.5 miles, Splits: 10:30, 10:00, 4:29 for the last ½ mile and rest a few minutes</text:p>
      <text:p text:style-name="P23"><text:span text:style-name="T2">Run: </text:span>1.5 miles averaging 9:20/mile. This run included a 0.05 mile lead-in to a 0.75 mile run in 6:00 (8:00/mile) and a 0.7 mile warm down at various paces. </text:p>
      <text:p text:style-name="P23"/>
      <text:p text:style-name="P10"><text:span text:style-name="T3">Thur Mar 30, 2023 </text:span>6.62 miles<text:span text:style-name="T3"> </text:span></text:p>
      <text:p text:style-name="P10">Run:<text:span text:style-name="T3">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3">Fri Mar 31, 2023 </text:span>no running</text:p>
      <text:p text:style-name="P23"/>
      <text:p text:style-name="P10"><text:span text:style-name="T3">During the past week: <text:s/></text:span>28.1 miles</text:p>
      <text:p text:style-name="P10"/>
      <text:p text:style-name="P23">Sat April 1, 2023 <text:span text:style-name="T2">3.25 miles</text:span> on the high school track</text:p>
      <text:p text:style-name="P23"><text:span text:style-name="T2">Warm up:</text:span> <text:s/>1 mile in 10:36 and rest a few minutes</text:p>
      <text:p text:style-name="P10">Run: <text:span text:style-name="T3">2 miles in 18:42, Ave Pace: 9:21/mile, Slits: 9:21.5, and 9:20.1</text:span></text:p>
      <text:p text:style-name="P23">Last ¼ mile in 2:11 or 8:44/mile pace.</text:p>
      <text:p text:style-name="P10">Warm down:<text:span text:style-name="T3"> ¼ mile jog</text:span></text:p>
      <text:p text:style-name="P23"/>
      <text:p text:style-name="P10"><text:span text:style-name="T3">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2">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3"><text:span text:style-name="T32">Run: </text:span><text:span text:style-name="T34">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2">no running</text:span></text:p>
      <text:p text:style-name="P10"/>
      <text:p text:style-name="P23">Thur April 6, 2023 <text:span text:style-name="T2">4.25 miles</text:span> with 9 other runners in our running group </text:p>
      <text:p text:style-name="P23"><text:span text:style-name="T2">Warm up:</text:span> 1.25 mile at various paces</text:p>
      <text:p text:style-name="P23"><text:span text:style-name="T2">Run:</text:span> 6x400m with 400m jog after each, Times: 2:05, 2:10, 2:11, 2:07, 2:05, 2:01</text:p>
      <text:p text:style-name="P23"/>
      <text:p text:style-name="P23">Fri April 7, 2023 <text:s/><text:span text:style-name="T2">2.25 miles</text:span></text:p>
      <text:p text:style-name="P23">I ran on the college track and football field.</text:p>
      <text:list xml:id="list3423316284650809775" text:style-name="L30">
        <text:list-item>
          <text:list>
            <text:list-header>
              <text:p text:style-name="P191">1.5 miles on the track at about 10:15/mile with shoes</text:p>
              <text:p text:style-name="P191">0.75 miles on the grass with only socks on feet.at about 10:00/mile</text:p>
            </text:list-header>
          </text:list>
        </text:list-item>
      </text:list>
      <text:p text:style-name="P23"/>
      <text:p text:style-name="P10"><text:span text:style-name="T3">During the past week: <text:s/></text:span>18.9 miles</text:p>
      <text:p text:style-name="P23"/>
      <text:p text:style-name="P23">Sat April 8, 2023 <text:span text:style-name="T2">2.5 miles </text:span>on the indoor track</text:p>
      <text:p text:style-name="P23"><text:span text:style-name="T2">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2">2 miles</text:span></text:p>
      <text:p text:style-name="P23">I ran and jogged 2 miles on the high school track. <text:s/>During each lap I jogged about 55 yards and ran the rest of the way.<text:span text:style-name="T2"> </text:span>Time: 24:55</text:p>
      <text:p text:style-name="P10"/>
      <text:p text:style-name="P23">Mon April 10, 2023 <text:span text:style-name="T2">3 miles</text:span> on the college outdoor track</text:p>
      <text:p text:style-name="P23">I ran with the insoles from running shoes inside my socks and no shoes.</text:p>
      <text:p text:style-name="P33"><text:span text:style-name="T2">Run:</text:span> 2 miles, Slits: 9:56 and 9:05</text:p>
      <text:p text:style-name="P33"><text:span text:style-name="T2">Run and Jog:</text:span> 1 mile, time 11:53, </text:p>
      <text:p text:style-name="P33">I jogged about 55 yards at the beginning of 2<text:span text:style-name="T6">nd</text:span>, 3<text:span text:style-name="T6">rd</text:span>, and 4<text:span text:style-name="T6">th</text:span> laps.</text:p>
      <text:p text:style-name="P33">I am running with no shoes because it makes the ball of my left foot feel better.</text:p>
      <text:p text:style-name="P33"/>
      <text:p text:style-name="P33">Tues April 11, 2023 <text:span text:style-name="T2">3 miles</text:span></text:p>
      <text:p text:style-name="P33"><text:span text:style-name="T2">Run and Jog: <text:s/></text:span>3 miles on the Allegheny outdoor tack with socks and no shoes</text:p>
      <text:p text:style-name="P33">Average pace: 12:02 </text:p>
      <text:p text:style-name="P33"/>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2">4.5 miles</text:span></text:p>
      <text:p text:style-name="P23">In the morning 2 x 0.5 miles on Benson Ave in about 5:20.</text:p>
      <text:p text:style-name="P23">In the afternoon I ran with David and Bill on the Meadville High track.</text:p>
      <text:p text:style-name="P23"><text:span text:style-name="T2">Warm up</text:span>: 1 mile in 10:30 </text:p>
      <text:p text:style-name="P23"><text:span text:style-name="T2">Run:</text:span> <text:s text:c="2"/>200m, 800m, 400m 800m, 200m </text:p>
      <text:p text:style-name="P23"><text:span text:style-name="T2">Times:</text:span> 1:03, <text:s text:c="2"/>4:20, <text:s text:c="3"/>2:01. 4:09.5, 0:57</text:p>
      <text:p text:style-name="P23">with 200m jogs after the 200m runs and 400m jogs after the 3 other runs.</text:p>
      <text:p text:style-name="P23"/>
      <text:p text:style-name="P10"><text:span text:style-name="T3">During the past week: <text:s/></text:span>19 miles</text:p>
      <text:p text:style-name="P10"/>
      <text:p text:style-name="P23">Fri April 14 – Sun April 16, 2023 <text:span text:style-name="T2">no running</text:span></text:p>
      <text:p text:style-name="P23">I did a lot of wheelbarrowing etc getting our garden ready.</text:p>
      <text:p text:style-name="P23"/>
      <text:p text:style-name="P23">Mon April 17, 2023 <text:span text:style-name="T2">2 miles</text:span> </text:p>
      <text:p text:style-name="P10">Run: <text:span text:style-name="T3">2 miles on the Allegheny College track in a drizzle with sweats and a jacket. </text:span></text:p>
      <text:p text:style-name="P23">Ave pace: 10:20/mile</text:p>
      <text:p text:style-name="P23"/>
      <text:p text:style-name="P23">Tues April 18, 2023 <text:span text:style-name="T2">3.25 miles </text:span>on the indoor track</text:p>
      <text:p text:style-name="P23"><text:span text:style-name="T2">Warm up/Run:</text:span> 1.125 miles without shoes just socks and insoles.</text:p>
      <text:p text:style-name="P23">Time for first ½ mile: 5:28, Time for 0.625 miles: 6:30 or 10:24/mile, rest 4 minutes</text:p>
      <text:p text:style-name="P10">Run: <text:span text:style-name="T3">1 mile with shoes in 9:23, rest a few minutes</text:span></text:p>
      <text:p text:style-name="P38">*Run/jog:<text:span text:style-name="T3"> I ran and jogged 1 mile averaging about 13:00/mile.</text:span></text:p>
      <text:p text:style-name="P39">I was practicing an ultra marathon routine. I “ran” 3/8 mile at about 12:30/ mile, jogged 1/8 mile at about 14:30/mile and then repeated to complete a mile in about 13 minutes. </text:p>
      <text:p text:style-name="P23"/>
      <text:p text:style-name="P23">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3">4 x ¼ mile with a ¼ mile jog after each run. Times for runs averaged about 2:10</text:p>
      <text:p text:style-name="P23">4 x 220yds with a 220 jog after each. Times for runs: 64s, 67s, 64s, 62s</text:p>
      <text:p text:style-name="P23"><text:span text:style-name="T2">Warm down:</text:span> <text:s/>½ mile on the grass field with shoes</text:p>
      <text:p text:style-name="P23"/>
      <text:p text:style-name="P23">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3">During the past week: <text:s/></text:span>16 miles</text:p>
      <text:p text:style-name="P10"/>
      <text:p text:style-name="P23">Sat April 22, 2023 <text:span text:style-name="T2">4.5 miles</text:span> on an Allegheny treadmill</text:p>
      <text:p text:style-name="P23"><text:span text:style-name="T2">Run:</text:span> 4 miles in 39:54, splits 10:31, 10:14, 9:53 9:16</text:p>
      <text:p text:style-name="P23">I ran continually faster with the 0.25 at 8:57/mile pace</text:p>
      <text:p text:style-name="P23"><text:span text:style-name="T2">Warm down:</text:span> ½ mile in 5:30</text:p>
      <text:p text:style-name="P23"/>
      <text:p text:style-name="P23">Sun April 23, 2023 <text:span text:style-name="T2">4.25 miles</text:span> on the college indoor track</text:p>
      <text:p text:style-name="P23">I ran 4.25 miles on the indoor track at about 12:00/mile the whole way.</text:p>
      <text:p text:style-name="P23"/>
      <text:p text:style-name="P23">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3">I felt better as I ran.</text:p>
      <text:p text:style-name="P10"/>
      <text:p text:style-name="P23">Tues April 25, 2023 <text:span text:style-name="T2">2 miles</text:span> </text:p>
      <text:p text:style-name="P23">Run&amp;Jog: 2 miles without shoes on the Allegheny outdoor track. Ave Pace: 11:58/mile</text:p>
      <text:p text:style-name="P23"/>
      <text:p text:style-name="P23">Wed April 26, 2023 <text:span text:style-name="T2">2 miles</text:span></text:p>
      <text:p text:style-name="P23">I ran 2 miles on very hilly roads and averaged about 11:55/mile.</text:p>
      <text:p text:style-name="P23"/>
      <text:p text:style-name="P23">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3">I tried to run the first five at an even pace.</text:p>
      <text:p text:style-name="P23"/>
      <text:p text:style-name="P23">Fri April 28, 2023 <text:span text:style-name="T2">no running</text:span></text:p>
      <text:p text:style-name="P23"/>
      <text:p text:style-name="P10"><text:span text:style-name="T3">During the past week: <text:s/></text:span>20.25 miles</text:p>
      <text:p text:style-name="P23"/>
      <text:p text:style-name="P23">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3"><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3"/>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3">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3"/>
      <text:p text:style-name="P10"><text:span text:style-name="T3">Tues May 2, 2023 </text:span>4.25<text:span text:style-name="T3"> miles on a college treadmill </text:span></text:p>
      <text:p text:style-name="P23"><text:span text:style-name="T2">Run:</text:span> 4 miles, Time: 38:04, Ave Pace: 9:31</text:p>
      <text:p text:style-name="P23">HR at the start of the 4<text:span text:style-name="T6">th</text:span> mile: 142, HR at the end of the 4<text:span text:style-name="T6">th</text:span> mile: 148 </text:p>
      <text:p text:style-name="P23">Splits: 10:01, 9:34, 9:21, 9:08, </text:p>
      <text:p text:style-name="P23">The last 3 miles at 9:21/mile, The last ¼ mile at 8:57/mile</text:p>
      <text:p text:style-name="P23"/>
      <text:p text:style-name="P23">Wed May 3, 2023 <text:span text:style-name="T2">no running</text:span></text:p>
      <text:p text:style-name="P10"/>
      <text:p text:style-name="P23">Thur May 4, 2023 <text:s/><text:span text:style-name="T2">5.1 miles</text:span> </text:p>
      <text:p text:style-name="P10">Run on a college treadmill:</text:p>
      <text:p text:style-name="P23">1 mile in 10:00 followed by 0.25 miles in 3:00 and rest a few minutes</text:p>
      <text:list xml:id="list5399099647809098737" text:style-name="L31">
        <text:list-item>
          <text:list>
            <text:list-header>
              <text:p text:style-name="P192">0.25 miles in 2:14 and 0.25 mile jog followed by a few minute rest</text:p>
              <text:p text:style-name="P192">0.05 mile lead into 1000m run at 8:27/mile followed by 0.2 mile jog</text:p>
              <text:p text:style-name="P192"><text:span text:style-name="T2">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2">no running</text:span></text:p>
      <text:p text:style-name="P10"/>
      <text:p text:style-name="P10"><text:span text:style-name="T3">During the past week: <text:s/></text:span>24.1 miles</text:p>
      <text:p text:style-name="P10"/>
      <text:p text:style-name="P23">Sat May 6, 2023 <text:span text:style-name="T2">7 miles</text:span></text:p>
      <text:p text:style-name="P23"><text:span text:style-name="T2">Warm up:</text:span> 0.25 miles to cemetery loop</text:p>
      <text:p text:style-name="P10">Run:<text:span text:style-name="T3">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2">Warm down:</text:span> 0.35 miles home</text:p>
      <text:p text:style-name="P23"/>
      <text:p text:style-name="P23"><text:soft-page-break/>Sun May 7, 2023 <text:span text:style-name="T2">no running </text:span></text:p>
      <text:p text:style-name="P10"/>
      <text:p text:style-name="P23">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3">Times for runs: 1:41, 1:37, 1:35, 1:34, 1:34, 1:32, 1:31, 1:27 Jogs: about 3:00 </text:p>
      <text:p text:style-name="P23"/>
      <text:p text:style-name="P23">Tues May 9, 2023 <text:span text:style-name="T2">3.7 miles</text:span></text:p>
      <text:p text:style-name="P23"><text:span text:style-name="T2">Warm up:</text:span> 0.25 miles to cemetery loop</text:p>
      <text:p text:style-name="P10">Run:<text:span text:style-name="T3"> 10 loops in 35:21 Distance 3.2 miles, Ave Pace: 11:02/mile, Total ascent: 220 feet</text:span></text:p>
      <text:p text:style-name="P23"><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3"><text:span text:style-name="T2">Run:</text:span> 4 cemetery loops in 14:18 or 11:16/mile and rest a few minutes </text:p>
      <text:p text:style-name="P23">5 x cemetery loop with 300m jog between the runs </text:p>
      <text:p text:style-name="P10">Times 2:51, 2:51, 2:52, 2:54, 2:53</text:p>
      <text:p text:style-name="P10">Warm down: <text:span text:style-name="T3">0.25 miles home</text:span></text:p>
      <text:p text:style-name="P23"/>
      <text:p text:style-name="P10"><text:span text:style-name="T3">Fri May 12, 2023 </text:span>2.5 miles</text:p>
      <text:p text:style-name="P10">Warm up:<text:span text:style-name="T3"> </text:span><text:s/><text:span text:style-name="T3">0.25 miles to the cemetery loop </text:span></text:p>
      <text:p text:style-name="P23"><text:span text:style-name="T2">Run:</text:span> 4 cemetery loops in 12:26 or 10:13/mile and rest a few minutes </text:p>
      <text:p text:style-name="P23">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3"><text:span text:style-name="T2">Run:</text:span> 4 cemetery loops in 11:39 or 9:11/mile and rest a few minutes </text:p>
      <text:p text:style-name="P23">2 x cemetery loop with 300m jog between the runs </text:p>
      <text:p text:style-name="P10">Times 3:01, 2:56</text:p>
      <text:p text:style-name="P10">Warm down: <text:span text:style-name="T3">0.25 miles home</text:span></text:p>
      <text:p text:style-name="P23">I feel a lot better than yesterday.</text:p>
      <text:p text:style-name="P10"/>
      <text:p text:style-name="P34">Sun May 14, 2023 <text:span text:style-name="T2">no running</text:span> </text:p>
      <text:p text:style-name="P10"/>
      <text:p text:style-name="P10"/>
      <text:p text:style-name="P10"/>
      <text:p text:style-name="P23"><text:soft-page-break/>Mon May 15, 2023 <text:span text:style-name="T2">3.5 miles </text:span><text:s/>I ran with about 7 other runners on the high school track.</text:p>
      <text:p text:style-name="P23"><text:span text:style-name="T2">Warm up:</text:span> one 1 mile in 9:59 and 2 individual ¼ mile runs at about 9:04/mile pace</text:p>
      <text:p text:style-name="P10">Run: <text:span text:style-name="T3">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2">no running</text:span></text:p>
      <text:p text:style-name="P23"/>
      <text:p text:style-name="P23">Wed <text:s/>May 17, 2023 <text:span text:style-name="T2">no running</text:span></text:p>
      <text:p text:style-name="P10"/>
      <text:p text:style-name="P23">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3">Times: 2:10, 2:08, 2:09, 2:10, 2:11, 2:02 I took about 4:00 between the runs</text:p>
      <text:p text:style-name="P10"/>
      <text:p text:style-name="P10"><text:span text:style-name="T3">Fri May 19, 2023 <text:s/></text:span>no running</text:p>
      <text:p text:style-name="P23"/>
      <text:p text:style-name="P10"><text:span text:style-name="T3">During the past week: <text:s/></text:span>10 miles</text:p>
      <text:p text:style-name="P23"/>
      <text:p text:style-name="P23">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3"/>
      <text:p text:style-name="P23">Sun May 21, 2023 <text:span text:style-name="T2">7.54 miles</text:span></text:p>
      <text:p text:style-name="P23"><text:span text:style-name="T2">Warm up:</text:span> 0.25 miles to cemetery loop</text:p>
      <text:p text:style-name="P10">Run:<text:span text:style-name="T3"> 22 loops in 1:14:56 Distance 7.04 miles, Ave Pace: 10:39/mile, Total ascent: 484 ft</text:span></text:p>
      <text:p text:style-name="P23">Count down watch was set at 3:28</text:p>
      <text:p text:style-name="P23">Ave HR: 127 bpm, Max HR: 140 bpm</text:p>
      <text:p text:style-name="P23"><text:span text:style-name="T2">Warm down:</text:span> 0.25 miles home</text:p>
      <text:p text:style-name="P23">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2">no running</text:span></text:p>
      <text:p text:style-name="P23">I used the Wise Center weight machines for a full body workout.</text:p>
      <text:p text:style-name="P23"/>
      <text:p text:style-name="P23">Tues May 23, 2023 <text:span text:style-name="T2">7.54 miles</text:span></text:p>
      <text:p text:style-name="P23"><text:span text:style-name="T2">Warm up:</text:span> 0.25 miles to cemetery loop</text:p>
      <text:p text:style-name="P10">Run:<text:span text:style-name="T3"> 22 loops in 1:14:50 Distance 7.04 miles, Ave Pace: 10:38/mile, Total ascent: 484 ft</text:span></text:p>
      <text:p text:style-name="P23">Count down watch was set at 3:28</text:p>
      <text:p text:style-name="P23"><text:soft-page-break/>Ave HR: 134 bpm, Max Pulse: about 140</text:p>
      <text:p text:style-name="P23"><text:span text:style-name="T2">Warm down:</text:span> 0.25 miles home</text:p>
      <text:p text:style-name="P23"/>
      <text:p text:style-name="P23">Wed May 24, 2023 <text:span text:style-name="T2">no runing</text:span></text:p>
      <text:p text:style-name="P23"/>
      <text:p text:style-name="P23">Thurs May 25, 2023 <text:span text:style-name="T2">4.4 miles</text:span> on the high school track with 10 other runners</text:p>
      <text:p text:style-name="P10">Run: <text:span text:style-name="T3">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2">no runing</text:span></text:p>
      <text:p text:style-name="P23"/>
      <text:p text:style-name="P10"><text:span text:style-name="T3">During the past week: <text:s/></text:span>25 miles</text:p>
      <text:p text:style-name="P10"/>
      <text:p text:style-name="P23">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3">I ran at a relatively <text:span text:style-name="T2">even</text:span> pace except for the 2<text:span text:style-name="T6">nd</text:span>, 9<text:span text:style-name="T6">th</text:span> and 12<text:span text:style-name="T6">th</text:span> miles when I ran each close to 9:55.</text:p>
      <text:p text:style-name="P23"/>
      <text:p text:style-name="P23">Sun May 28, 2023 <text:span text:style-name="T2">2 miles </text:span>out and back on Limber Rd</text:p>
      <text:p text:style-name="P23">Time: 22:13 Splits: 11:53, 10:20 Total ascent: <text:s/>220 ft</text:p>
      <text:p text:style-name="P23"/>
      <text:p text:style-name="P23">Mon May 29, 2023 <text:span text:style-name="T2">3.2 miles</text:span> <text:s/>It was near 90 degrees.</text:p>
      <text:p text:style-name="P23"><text:span text:style-name="T2">Warm up:</text:span> 1 mile and rest a few minutes:</text:p>
      <text:p text:style-name="P23"><text:span text:style-name="T2">Run:</text:span> 6 x 400 <text:s/>with 200 jogs Ave Time: about 2:18</text:p>
      <text:p text:style-name="P23"/>
      <text:p text:style-name="P23">Tues May 30, 2023 <text:span text:style-name="T2">1 mile</text:span></text:p>
      <text:p text:style-name="P23"><text:span text:style-name="T2">Run: </text:span>½ mile down hill to Wise Center in about 5:00</text:p>
      <text:p text:style-name="P23">One full cycle with weight machines for a full body workout and a cycle just with leg machines</text:p>
      <text:p text:style-name="P23"><text:span text:style-name="T2">Run:</text:span> ½ mile uphill home in about 5:45</text:p>
      <text:p text:style-name="P10"/>
      <text:p text:style-name="P23">Wed May 31, 2023 <text:span text:style-name="T2">no running</text:span></text:p>
      <text:p text:style-name="P10"/>
      <text:p text:style-name="P23">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3">Warm down: 1 mile </text:p>
      <text:p text:style-name="P10"/>
      <text:p text:style-name="P23"><text:soft-page-break/>Fri June 2, 2023 <text:span text:style-name="T2">no running</text:span></text:p>
      <text:p text:style-name="P23"/>
      <text:p text:style-name="P23">During the past week: <text:s/><text:span text:style-name="T2">23.3 miles</text:span></text:p>
      <text:p text:style-name="P10"/>
      <text:p text:style-name="P23">Sat June 3, 2023 <text:span text:style-name="T2">10.5 miles</text:span> on the Ernst Trail</text:p>
      <text:p text:style-name="P23">I averaged 11.25 min/mile. The lst half mile was in 5:14</text:p>
      <text:p text:style-name="P23"/>
      <text:p text:style-name="P23">Sun June 4, 2023 <text:span text:style-name="T2">no running</text:span></text:p>
      <text:p text:style-name="P23"/>
      <text:p text:style-name="P23">Mon June 5, 2023 <text:span text:style-name="T2">5.5 miles </text:span>on the high school track with about 10 other runners</text:p>
      <text:p text:style-name="P23"><text:span text:style-name="T2">Warm up:</text:span> 1.75 miles averaging 10:40/mile, ¼ mile of drills and rest a few minutes</text:p>
      <text:p text:style-name="P23"><text:span text:style-name="T2">Run:</text:span> 5 x ½ mile with a 1/8 mile jog between the runs.</text:p>
      <text:p text:style-name="P23">Times: 4:38,4:40, 4:34, 4:30, 4:25 time between runs about 2:30</text:p>
      <text:p text:style-name="P23"/>
      <text:p text:style-name="P23">Tues June 6, 2023 <text:span text:style-name="T2">no running</text:span></text:p>
      <text:p text:style-name="P23"/>
      <text:p text:style-name="P23">Wed June 7, 2023 <text:span text:style-name="T2">2.75 miles</text:span></text:p>
      <text:p text:style-name="P23"><text:span text:style-name="T2">Warm up:</text:span> 0.25 miles to the 0.32 mile cemetery loop, each loop has 22 ft of ascent</text:p>
      <text:p text:style-name="P23"><text:span text:style-name="T2">Run:</text:span> On the 0.32 mile loop: 1 mile in 10:33, jog 1/8 mile 1.25 miles at 10:00/mile.</text:p>
      <text:p text:style-name="P23"><text:span text:style-name="T2">Warm down:</text:span> 0.25 mile jog home </text:p>
      <text:p text:style-name="P23"/>
      <text:p text:style-name="P23">Thur June 8, 2023 <text:span text:style-name="T2">4.2 miles</text:span> on the Ernst Trail with 7 other runners</text:p>
      <text:p text:style-name="P23"><text:span text:style-name="T2">Warm up: </text:span>1.2 miles at 10:12/mile</text:p>
      <text:p text:style-name="P10">Run: <text:span text:style-name="T3">3 miles in 27:46 or 9:15/mile</text:span></text:p>
      <text:p text:style-name="P23"/>
      <text:p text:style-name="P23">Fri June 9, 2023 <text:span text:style-name="T2">no running</text:span></text:p>
      <text:p text:style-name="P23"/>
      <text:p text:style-name="P23">During the past week: <text:s/><text:span text:style-name="T2">23 miles</text:span></text:p>
      <text:p text:style-name="P10"/>
      <text:p text:style-name="P23">Sat June 10, 2023<text:span text:style-name="T2"> 13.5 miles </text:span>on the Ernst Trail </text:p>
      <text:p text:style-name="P23"><text:span text:style-name="T2">Runs:</text:span> 13.25 miles averaging 11:21/mile, the last ¾ miles at 10:32/mile pace, </text:p>
      <text:p text:style-name="P23">Time: 2:30:19</text:p>
      <text:p text:style-name="P23"><text:span text:style-name="T2">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2">no running</text:span> </text:p>
      <text:p text:style-name="P23"/>
      <text:p text:style-name="P23">Mon June 12, 2023 <text:span text:style-name="T2">5 miles</text:span> on the high school track with about 8 other runner</text:p>
      <text:p text:style-name="P23"><text:span text:style-name="T2">Warm up:</text:span> 1.25 miles at 11:10/mile and 0.25 miles in 2:21</text:p>
      <text:p text:style-name="P23"><text:span text:style-name="T2">Run:</text:span> 7 x 400m, Ave time about 2:15 with a 200m jog between runs.</text:p>
      <text:p text:style-name="P23"><text:span text:style-name="T2">Warm down:</text:span> 400m</text:p>
      <text:p text:style-name="P23"><text:soft-page-break/>Tues and Wed June 13 and 14 <text:span text:style-name="T2">no running.</text:span></text:p>
      <text:p text:style-name="P23"/>
      <text:p text:style-name="P23">Thurs June 15, 2023 <text:span text:style-name="T2">4.5 miles</text:span> on the Ernst Trail with about 6 other runners</text:p>
      <text:p text:style-name="P23"><text:span text:style-name="T2">Warm up:</text:span> 1.5 miles, Ave Pace: about 10:00/mile</text:p>
      <text:p text:style-name="P23"><text:span text:style-name="T2">Run:</text:span> 3 miles in 27:26 or 9:09/mile, </text:p>
      <text:p text:style-name="P23">Ave Pace for 1<text:span text:style-name="T8">st </text:span>1.5 miles 9:14/mile</text:p>
      <text:p text:style-name="P23">Ave Pace for 2<text:span text:style-name="T6">nd</text:span> 1.5 miles 9:04/mile</text:p>
      <text:p text:style-name="P10"/>
      <text:p text:style-name="P23">Fri June 16, 2023 <text:span text:style-name="T2">no running </text:span></text:p>
      <text:p text:style-name="P23"/>
      <text:p text:style-name="P23">During the past week: <text:span text:style-name="T2">23 miles</text:span></text:p>
      <text:p text:style-name="P10"/>
      <text:p text:style-name="P23">Sat June 17, 2023 <text:span text:style-name="T2">3.65 miles</text:span></text:p>
      <text:p text:style-name="P23"><text:span text:style-name="T2">Warm up:</text:span> <text:s/>0.15 miles</text:p>
      <text:p text:style-name="P23"><text:span text:style-name="T2">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3">0.32 miles <text:s/></text:span></text:p>
      <text:p text:style-name="P10"/>
      <text:p text:style-name="P23">Sun June 18, 2023 <text:span text:style-name="T2">3.8 miles </text:span><text:s/></text:p>
      <text:p text:style-name="P23"><text:span text:style-name="T2">Warm up:</text:span> <text:s/>0.3 miles to the cemetery loop</text:p>
      <text:p text:style-name="P23"><text:span text:style-name="T2">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3">0.32 miles in </text:span></text:p>
      <text:p text:style-name="P10"/>
      <text:p text:style-name="P23">Mon June 19, 2023 4<text:span text:style-name="T2">.75 miles </text:span>on the high school track with about 10 other runners</text:p>
      <text:p text:style-name="P23"><text:span text:style-name="T2">Warm up:</text:span> 1.5 miles averaging 10:30/mile and rest a few minutes</text:p>
      <text:p text:style-name="P23"><text:span text:style-name="T2">Run:</text:span> 5 x ½ mile with a 1/8 mile jog between the runs.</text:p>
      <text:p text:style-name="P23">Times: Ave Time about 4:35, time between runs about 2:10</text:p>
      <text:p text:style-name="P23"/>
      <text:p text:style-name="P23">Tues June 20, 2023 <text:span text:style-name="T2">no running</text:span></text:p>
      <text:p text:style-name="P23"/>
      <text:p text:style-name="P23">Wed <text:s/>June 21, 2023 <text:span text:style-name="T2">3.7 miles</text:span></text:p>
      <text:p text:style-name="P23"><text:span text:style-name="T2">Warm up:</text:span> <text:s/>0.25 miles to the cemetery loop</text:p>
      <text:p text:style-name="P23"><text:span text:style-name="T2">Run:</text:span> <text:s/>10 cemetery loops (3.2 miles) in 34:07 or 10:40/mile, </text:p>
      <text:p text:style-name="P23">Total ascent on the course 220 feet <text:s/></text:p>
      <text:p text:style-name="P10">Warm down: <text:span text:style-name="T3">0.25 miles home</text:span></text:p>
      <text:p text:style-name="P23"/>
      <text:p text:style-name="P23"/>
      <text:p text:style-name="P10"/>
      <text:p text:style-name="P23"><text:soft-page-break/>Thurs June 22, 2023 5<text:span text:style-name="T2"> miles</text:span> on the Ernst Trail with 7 other runners</text:p>
      <text:p text:style-name="P23"><text:span text:style-name="T2">Warm up:</text:span> 1.5 miles, Ave Pace: about 10:50/mile, rest a few minutes &amp; 0.3 miles slowly</text:p>
      <text:p text:style-name="P23"><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3"/>
      <text:p text:style-name="P23">During the past week: <text:span text:style-name="T2">20.9 miles</text:span></text:p>
      <text:p text:style-name="P10"/>
      <text:p text:style-name="P23">Sat June 24, 2023 <text:span text:style-name="T2">10 miles</text:span></text:p>
      <text:p text:style-name="P23">10 miles on the Ernst Trail with 5 other runners. Time: 1:48:19, Ave Pace: 10:50/mile</text:p>
      <text:p text:style-name="P23">no stop, Ave Pulse:130bpm</text:p>
      <text:p text:style-name="P23"/>
      <text:p text:style-name="P23">Sun June 25, 2023 <text:span text:style-name="T2">no running</text:span></text:p>
      <text:p text:style-name="P23"/>
      <text:p text:style-name="P23">Mon <text:s/>Jun 26, 2023 <text:span text:style-name="T2">3.25</text:span> miles with 7 other runners on the high school track</text:p>
      <text:p text:style-name="P23"><text:span text:style-name="T2">Warm Up:</text:span> 1 mile in 10:30 and rest a few minutes</text:p>
      <text:p text:style-name="P23"><text:span text:style-name="T2">Run:</text:span> 7x400m with 200m jogs between. Jogs averaged about 2:00</text:p>
      <text:p text:style-name="P23">Times for runs: 2:15, 2:17, 2:05, 2:11, 2:09, 2:07, 2:00</text:p>
      <text:p text:style-name="P23"/>
      <text:p text:style-name="P23">Tues <text:s/>June 27, 2023 <text:span text:style-name="T2">no running</text:span></text:p>
      <text:p text:style-name="P10"/>
      <text:p text:style-name="P23">Wed June 28, 2023 <text:span text:style-name="T2">3.5 miles</text:span> on a collage treadmill</text:p>
      <text:p text:style-name="P23"><text:span text:style-name="T2">Run:</text:span> 3.11 miles at about 10:00/mile on average. I went faster as I ran and was running under 9:00 at the end.</text:p>
      <text:p text:style-name="P23"><text:span text:style-name="T2">Warm down:</text:span> 0.4 miles</text:p>
      <text:p text:style-name="P10"/>
      <text:p text:style-name="P23">Thur June 29, 2023 <text:span text:style-name="T2">2.5 miles</text:span> on a collage treadmill</text:p>
      <text:p text:style-name="P10">Run: <text:s/><text:span text:style-name="T3">2.5 miles continuous running</text:span></text:p>
      <text:p text:style-name="P23">1 mile in 10:00</text:p>
      <text:list xml:id="list5193272724488929338" text:style-name="L32">
        <text:list-item>
          <text:list>
            <text:list-header>
              <text:p text:style-name="P193">0.25 miles in 2:54</text:p>
              <text:p text:style-name="P193">1 mile in 9:21 going faster as I ran and ending at around 8:30 pace</text:p>
            </text:list-header>
          </text:list>
        </text:list-item>
      </text:list>
      <text:list xml:id="list3130353695583305328" text:style-name="L33">
        <text:list-item>
          <text:list>
            <text:list-header>
              <text:p text:style-name="P194">0.25 miles in about 3:00</text:p>
            </text:list-header>
          </text:list>
        </text:list-item>
      </text:list>
      <text:p text:style-name="P23"/>
      <text:p text:style-name="P23">Fri June 30, 2023 <text:span text:style-name="T2">no running</text:span></text:p>
      <text:p text:style-name="P10"/>
      <text:p text:style-name="P10">During the past week: 20.25 miles</text:p>
      <text:p text:style-name="P10"/>
      <text:p text:style-name="P23">Sat July 1, 2023 <text:span text:style-name="T2">2.5 miles</text:span> </text:p>
      <text:p text:style-name="P23"><text:span text:style-name="T2">Warm up:</text:span> <text:s/>0.25 miles to the cemetery loop</text:p>
      <text:p text:style-name="P23"><text:span text:style-name="T2">Run:</text:span> <text:s/>2 miles on the cemetery loop in 20:15, Total ascent on the course 140 feet <text:s/></text:p>
      <text:p text:style-name="P23">Splits: 10:17, 9:58 <text:s/><text:span text:style-name="T2">Warm down: </text:span>0.25 miles home</text:p>
      <text:p text:style-name="P23"><text:soft-page-break/>Sun July 2, 2023 <text:span text:style-name="T2">5.5 miles </text:span>I ran in the USATF Midwest Region meet at the Spire track in Geneva OH. </text:p>
      <text:p text:style-name="P23"><text:span text:style-name="T2">Warm up</text:span>: 1.5 miles at various paces and rest a few minutes</text:p>
      <text:p text:style-name="P23"><text:span text:style-name="T2">Run: </text:span>5K in 28:16 or 9:06/mile</text:p>
      <text:p text:style-name="P10">Between races: <text:span text:style-name="T3">walked around outside of stadium for a half hour and ran ¾ mile at various paces <text:s/></text:span></text:p>
      <text:p text:style-name="P23"><text:span text:style-name="T2">Run:</text:span> 1500m in 7:56 or 8:30/mile</text:p>
      <text:p text:style-name="P23"/>
      <text:p text:style-name="P23">Mon July 3,2023 <text:span text:style-name="T2">5.5 miles</text:span> I ran with 5 other runners on the high school track</text:p>
      <text:p text:style-name="P23"><text:span text:style-name="T2">Warm up:</text:span> 2 miles Splits:11:31 and 10:17 rest a few minutes and ¼ mile more.</text:p>
      <text:p text:style-name="P10">Run: <text:span text:style-name="T3">5 x 800m with 200m jogs between. The jogs took about 2:00.</text:span></text:p>
      <text:p text:style-name="P23">Times for runs: 4:42, 4:42, 4:26, 4:26, 4:17</text:p>
      <text:p text:style-name="P23"><text:span text:style-name="T2">Warm down:</text:span> ¼ mile jog</text:p>
      <text:p text:style-name="P23"/>
      <text:p text:style-name="P23">Tues July 4, 2023 <text:span text:style-name="T2">3.25 miles</text:span></text:p>
      <text:p text:style-name="P23"><text:span text:style-name="T2">Warm up: </text:span>0.3 miles to the top of the hill in Greendale cemetery and rest a little.</text:p>
      <text:p text:style-name="P10">Run:<text:span text:style-name="T3">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2">Warm down</text:span>: 0.25 miles home</text:p>
      <text:p text:style-name="P23"/>
      <text:p text:style-name="P23">Wed July 5, 2023 <text:span text:style-name="T2">3.3 miles</text:span> on a Wise Center treadmill</text:p>
      <text:p text:style-name="P10">Run: <text:span text:style-name="T3">3.3 miles continuous run including: 0.05 mile lead in to 3 miles and a 0.25 mile jog</text:span> </text:p>
      <text:p text:style-name="P23">3 mile splits: 10:49, 10:23, 9:51</text:p>
      <text:p text:style-name="P23"/>
      <text:p text:style-name="P23">Thur July 6, 2023 <text:span text:style-name="T2">4.1 miles</text:span> on the Ernst Trail.</text:p>
      <text:p text:style-name="P23">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700927725298109863" text:style-name="L34">
        <text:list-item>
          <text:list>
            <text:list-header>
              <text:p text:style-name="P195">0.75 mile splits paces: 9:57/mile, 9:45/mile, 9:24/mile, 8:44/mile</text:p>
            </text:list-header>
          </text:list>
        </text:list-item>
      </text:list>
      <text:p text:style-name="P23"/>
      <text:p text:style-name="P10"><text:span text:style-name="T3">Fri July 7, 2023 </text:span>3.2 miles<text:span text:style-name="T3">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3"> <text:s/>streak of 7 days</text:span></text:p>
      <text:p text:style-name="P23"/>
      <text:p text:style-name="P23">Sat July 8, 2023 <text:span text:style-name="T2">2.1 miles</text:span> <text:s text:c="6"/></text:p>
      <text:p text:style-name="P23"><text:span text:style-name="T2">Warm up: </text:span>0.25 miles to the cemetery loop and rest a little.</text:p>
      <text:p text:style-name="P10">Run:<text:span text:style-name="T3"> 5 cemetery loops averaging 10:25/mile Distance: about 1.6 miles</text:span></text:p>
      <text:p text:style-name="P23"><text:span text:style-name="T2">Warm down</text:span>: 0.25 miles home</text:p>
      <text:p text:style-name="P23"/>
      <text:p text:style-name="P23"><text:soft-page-break/>Sun July 9, 2023 <text:s/><text:span text:style-name="T2">5.1 miles</text:span> <text:s text:c="2"/>I ran the Trailblazer 5K</text:p>
      <text:p text:style-name="P23"><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3"><text:span text:style-name="T2">Warm down</text:span>: 0.6 miles </text:p>
      <text:p text:style-name="P23"/>
      <text:p text:style-name="P23">Mon <text:s/>July 10, 2023 <text:span text:style-name="T2">4 miles</text:span> with 7 other runners on the high school track</text:p>
      <text:p text:style-name="P23"><text:span text:style-name="T2">Warm Up:</text:span> 1 mile in 11:09 and rest a few minutes and 400m at various paces</text:p>
      <text:p text:style-name="P23"><text:span text:style-name="T2">Run:</text:span> 7 x 400m with 200m jogs between. Jogs averaged about 2:15</text:p>
      <text:p text:style-name="P23">Times for runs: 2:13, 2:19, 2:10, 2:11, 2:10, 2:05, 1:59</text:p>
      <text:p text:style-name="P10">Warm down: <text:span text:style-name="T3">400m</text:span></text:p>
      <text:p text:style-name="P23"/>
      <text:p text:style-name="P23">Tues July 11, 2023 <text:span text:style-name="T2">2.4 miles</text:span> <text:s text:c="6"/></text:p>
      <text:p text:style-name="P23"><text:span text:style-name="T2">Warm up: </text:span>0.25 miles to the cemetery loop and rest a little.</text:p>
      <text:p text:style-name="P10">Run:<text:span text:style-name="T3"> 6 cemetery loops averaging 11:37/mile Distance: about 1.9 miles</text:span></text:p>
      <text:p text:style-name="P23"><text:span text:style-name="T2">Warm down</text:span>: 0.25 miles home</text:p>
      <text:p text:style-name="P23"/>
      <text:p text:style-name="P23">Wed July 12, 2023 <text:span text:style-name="T2">2 miles</text:span></text:p>
      <text:p text:style-name="P23">I ran 2 miles on very hilly roads and averaged 11:46/mile.</text:p>
      <text:p text:style-name="P23"/>
      <text:p text:style-name="P23">Thur July 13, 2023 <text:span text:style-name="T2">4 miles <text:s/></text:span>I ran with about 10 other runners on the Ernst Trail</text:p>
      <text:p text:style-name="P23"><text:span text:style-name="T2">Warm up: </text:span><text:s/>1 mile in about 11:00 going faster in second half</text:p>
      <text:p text:style-name="P10">Run: <text:span text:style-name="T3">3 miles averaging 10:00/mile</text:span></text:p>
      <text:p text:style-name="P23"/>
      <text:p text:style-name="P23">Fri July 14, 2023 <text:span text:style-name="T2">2.1 miles</text:span> <text:s text:c="6"/></text:p>
      <text:p text:style-name="P23"><text:span text:style-name="T2">Warm up: </text:span>0.25 miles to the cemetery loop and rest a little.</text:p>
      <text:p text:style-name="P10">Run:<text:span text:style-name="T3"> 5 cemetery loops averaging 10:28/mile Distance: about 1.6 miles</text:span></text:p>
      <text:p text:style-name="P23"><text:span text:style-name="T2">Warm down</text:span>: 0.25 miles home</text:p>
      <text:p text:style-name="P23"/>
      <text:p text:style-name="P10">During the past week: 21.7 miles<text:span text:style-name="T3"> <text:s/>streak of 14 days</text:span></text:p>
      <text:p text:style-name="P23"/>
      <text:p text:style-name="P23">Sat July 15, 2023 <text:span text:style-name="T2">1.5 miles</text:span></text:p>
      <text:p text:style-name="P23"><text:span text:style-name="T2">Warm up: </text:span>0.25 miles to the cemetery loop and rest a little.</text:p>
      <text:p text:style-name="P23"><text:span text:style-name="T2">Run:</text:span> 1 mile on the cemetery loop including 3 x 1/8, mile Times: 1:00, 1:04, 1:01.5 <text:s text:c="27"/></text:p>
      <text:p text:style-name="P23"/>
      <text:p text:style-name="P23">Sun July 16, 2023 <text:span text:style-name="T2">14.1 miles</text:span></text:p>
      <text:p text:style-name="P23"><text:span text:style-name="T2">Warm up: </text:span>1 mile</text:p>
      <text:p text:style-name="P10">Run: <text:span text:style-name="T3">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2">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2">3 miles</text:span> </text:p>
      <text:p text:style-name="P23">I ran with 5 other runners on the high school track.</text:p>
      <text:p text:style-name="P10">Run: <text:span text:style-name="T3">3 miles at various paces including 3 x 800m all around 4:38</text:span></text:p>
      <text:p text:style-name="P23"/>
      <text:p text:style-name="P10"><text:span text:style-name="T3">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2">4miles</text:span> on the Ernst Trail with 5 other runners</text:p>
      <text:p text:style-name="P10">Warm up: <text:span text:style-name="T3">1 mile in 11:11</text:span></text:p>
      <text:p text:style-name="P23"><text:span text:style-name="T2">Run:</text:span> 3 mile tempo run averaging 9:42/mile with the last ½ mile at 9:00/mile</text:p>
      <text:p text:style-name="P10"/>
      <text:p text:style-name="P23">Fri July 21, 2023 <text:span text:style-name="T2">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3"> <text:s/>streak of 21 days</text:span></text:p>
      <text:p text:style-name="P23"/>
      <text:p text:style-name="P23">Sat July 22, 2023 <text:span text:style-name="T2">7.15 miles</text:span></text:p>
      <text:p text:style-name="P23"><text:span text:style-name="T2">Warm up:</text:span> 0.25 miles to cemetery loop</text:p>
      <text:p text:style-name="P10">Run:<text:span text:style-name="T3"> 20 loops in 1:08:09 Distance 6.4 miles, Ave Pace: 10:39/mile, Total ascent: 440 ft</text:span></text:p>
      <text:p text:style-name="P23">Count down watch was set at 3:26</text:p>
      <text:p text:style-name="P23">Ave HR: 127 bpm, Max Pulse: about 145</text:p>
      <text:p text:style-name="P10">Warm down:<text:span text:style-name="T3"> 0.5 miles</text:span></text:p>
      <text:p text:style-name="P23"/>
      <text:p text:style-name="P10"><text:span text:style-name="T3">Sun July 23, 2023 </text:span>5.8 miles<text:span text:style-name="T3"> </text:span></text:p>
      <text:p text:style-name="P23"><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3">Ave HR: 124 bpm, Max Pulse: about 139</text:p>
      <text:p text:style-name="P10">Warm down:<text:span text:style-name="T3"> 0.25 miles</text:span></text:p>
      <text:p text:style-name="P23"/>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3"><text:soft-page-break/>Times for runs: 2:07, 2:05, 2:09, 2:07, 2:06,2:07,1:58 (faster than recently)</text:p>
      <text:p text:style-name="P10">Warm down: <text:span text:style-name="T3">400m</text:span></text:p>
      <text:p text:style-name="P10"/>
      <text:p text:style-name="P23">Tues July 25, 2023 <text:span text:style-name="T2">7 miles</text:span></text:p>
      <text:p text:style-name="P23"><text:span text:style-name="T2">Warm up:</text:span> 0.25 miles to cemetery loop</text:p>
      <text:p text:style-name="P10">Run:<text:span text:style-name="T3"> 20 loops in 1:03:04 Distance 6.4 miles, Ave Pace: 9:51/mile, Total ascent: 440 ft</text:span></text:p>
      <text:p text:style-name="P23">Ave HR: 132 bpm, Max Pulse: about 152</text:p>
      <text:list xml:id="list1813504706027078862" text:style-name="L35">
        <text:list-item>
          <text:list>
            <text:list-header>
              <text:p text:style-name="P196">3.2 mile splits: 32:06 (10:02/mile), 30:59 (9:41/mile), The last 5 loops at 9:29/mile</text:p>
              <text:p text:style-name="P196">This was my recent best cemetery loop run! </text:p>
            </text:list-header>
          </text:list>
        </text:list-item>
      </text:list>
      <text:p text:style-name="P10">Warm down:<text:span text:style-name="T3"> 0.35 miles</text:span></text:p>
      <text:p text:style-name="P23"/>
      <text:p text:style-name="P23">Wed July 26, 2023 <text:span text:style-name="T2">1 mile </text:span></text:p>
      <text:p text:style-name="P23">I ran at an easy pace mostly on the cemetery loop.</text:p>
      <text:p text:style-name="P23"/>
      <text:p text:style-name="P23">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3"/>
      <text:p text:style-name="P10"><text:span text:style-name="T3">Fri July 28, 2023 </text:span>3.7 miles<text:span text:style-name="T3"> </text:span></text:p>
      <text:p text:style-name="P23"><text:span text:style-name="T2">Warm up:</text:span> 0.25 miles to cemetery loop</text:p>
      <text:p text:style-name="P10">Run:<text:span text:style-name="T3"> 10 loops in 38:04 Distance 3.2 miles, Ave Pace: 11:56/mile, Total ascent: 220 ft</text:span></text:p>
      <text:p text:style-name="P23">Ave HR: 132 bpm, </text:p>
      <text:p text:style-name="P23">Warm down: 0.25 miles</text:p>
      <text:p text:style-name="P23"/>
      <text:p text:style-name="P10">During the past week: 32.5 miles<text:span text:style-name="T3"> <text:s/>streak of 28 days</text:span></text:p>
      <text:p text:style-name="P23"/>
      <text:p text:style-name="P10"><text:span text:style-name="T3">Sat July 29, 2023 </text:span>4 miles<text:span text:style-name="T3"> </text:span></text:p>
      <text:p text:style-name="P23"><text:span text:style-name="T2">Warm up:</text:span> 0.25 miles to cemetery loop</text:p>
      <text:p text:style-name="P10">Run:<text:span text:style-name="T3"> 11 loops in 39:36 Distance 3.5 miles, Ave Pace: 11:20/mile, Total ascent: 240 ft</text:span></text:p>
      <text:p text:style-name="P23">Ave HR: 138 bpm, </text:p>
      <text:p text:style-name="P23">Warm down: 0.25 miles</text:p>
      <text:p text:style-name="P23"/>
      <text:p text:style-name="P23">Sun July 30, 2023 <text:span text:style-name="T2">8.12 miles</text:span></text:p>
      <text:p text:style-name="P23"><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3"/>
      <text:p text:style-name="P23">Mon July 31,2023 <text:span text:style-name="T2">4.5 miles</text:span> I ran with 5 other runners on the high school track</text:p>
      <text:p text:style-name="P23"><text:span text:style-name="T2">Warm up:</text:span> 1.5 miles averaging 11:00/mile, and rest a few minutes.</text:p>
      <text:p text:style-name="P10">Run: <text:span text:style-name="T3">5 x 800m with 200m jogs between. The jogs took about 2:30.</text:span></text:p>
      <text:p text:style-name="P23">Times for runs: 4:31, 4:26, 4:33, 4:18, 4:23</text:p>
      <text:p text:style-name="P23"><text:span text:style-name="T2">Warm down:</text:span> ¼ mile jog</text:p>
      <text:p text:style-name="P23"><text:soft-page-break/>Tues Aug 1, 2023 <text:span text:style-name="T2">2 miles</text:span></text:p>
      <text:p text:style-name="P23"><text:span text:style-name="T2">Warm up:</text:span> 0.25 miles to the cemetery loop and rest a few minutes.</text:p>
      <text:p text:style-name="P10">Run: <text:span text:style-name="T3">1.5 miles on the loop averaging 9:51/mile. <text:s/></text:span></text:p>
      <text:p text:style-name="P23"><text:span text:style-name="T2">Warm down:</text:span> 0.25 mile jog</text:p>
      <text:p text:style-name="P23"/>
      <text:p text:style-name="P23">Wed Aug 2, 2023 <text:span text:style-name="T2">5.62 miles</text:span></text:p>
      <text:p text:style-name="P23"><text:span text:style-name="T2">Warm up:</text:span> 0.25 miles to cemetery loop</text:p>
      <text:p text:style-name="P10">Run:<text:span text:style-name="T3"> 16 loops in 56:35 <text:s/>Distance 5.12 miles, Ave Pace: 11:04/mile, Total ascent: 350 ft, </text:span></text:p>
      <text:p text:style-name="P23">The last mile was in 10:39</text:p>
      <text:p text:style-name="P23"><text:span text:style-name="T2">Warm down:</text:span> 0.25 miles </text:p>
      <text:p text:style-name="P23"/>
      <text:p text:style-name="P23">Thur Aug 3, 2023 <text:span text:style-name="T2">1 mile</text:span> in 11:03 </text:p>
      <text:p text:style-name="P23"/>
      <text:p text:style-name="P23">Fri Aug 4, 2023 <text:span text:style-name="T2">1 mile</text:span> on Limber Rd hill in 11:49</text:p>
      <text:p text:style-name="P23">0.2 miles up, 0.5 miles down and 0.3 miles up the hill</text:p>
      <text:p text:style-name="P23"/>
      <text:p text:style-name="P10">During the past week: 26.25 miles<text:span text:style-name="T3"> <text:s/>streak of 35 days</text:span></text:p>
      <text:p text:style-name="P10"/>
      <text:p text:style-name="P23">Sat Aug 5, 2023 <text:span text:style-name="T2">1.8 miles </text:span>with Oona</text:p>
      <text:p text:style-name="P23">We also walked about 0.25 miles</text:p>
      <text:p text:style-name="P23"/>
      <text:p text:style-name="P23">Sun Aug 6, 2023 <text:span text:style-name="T2">3.7 miles</text:span></text:p>
      <text:p text:style-name="P23"><text:span text:style-name="T2">Warm up:</text:span> 0.25 miles to cemetery loop</text:p>
      <text:p text:style-name="P10">Run:<text:span text:style-name="T3"> 10 loops in 34:35 <text:s/>Distance 3.2 miles, Ave Pace: 10:48/mile, Total ascent: 220 ft, </text:span></text:p>
      <text:p text:style-name="P23"><text:span text:style-name="T2">Warm down:</text:span> 0.25 miles</text:p>
      <text:p text:style-name="P10"/>
      <text:p text:style-name="P23">Mon Aug 7, 2023 <text:span text:style-name="T2">8.1 miles</text:span></text:p>
      <text:p text:style-name="P10">In AM</text:p>
      <text:p text:style-name="P23"><text:span text:style-name="T2">Warm up:</text:span> 0.35 miles to cemetery loop</text:p>
      <text:p text:style-name="P10">Run:<text:span text:style-name="T3"> 10 loops in 33:09 <text:s/>Distance 3.2 miles, Ave Pace: 10:22/mile, Total ascent: 220 ft, </text:span></text:p>
      <text:p text:style-name="P23"><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3"><text:span text:style-name="T2">Run:</text:span> 7 x 400m with 200m jog/rest between jogs took about 2:10</text:p>
      <text:p text:style-name="P23">Run times: 2:06, 2:11, 2:11, 2:06, 2:08, 2:04, 1:55</text:p>
      <text:p text:style-name="P23"/>
      <text:p text:style-name="P23">Tues Aug 8, 2023 <text:span text:style-name="T2">2.8 miles</text:span></text:p>
      <text:p text:style-name="P10">Run:<text:span text:style-name="T3"> 1.55 miles, I ran down Limber and Jefferson and to the top of the cemetery. </text:span></text:p>
      <text:p text:style-name="P23">Sum of ascents: 230ft, Ave Pace:13:19 and rest a 4 minutes</text:p>
      <text:p text:style-name="P23"><text:span text:style-name="T2">Run:</text:span> 1 mile on the cemetery loop in 11:12</text:p>
      <text:p text:style-name="P23"><text:span text:style-name="T2">Warm down:</text:span> 0.25 miles home</text:p>
      <text:p text:style-name="P10"/>
      <text:p text:style-name="P23"><text:soft-page-break/><text:s/></text:p>
      <text:p text:style-name="P23">Wed Aug 9, 2023 <text:span text:style-name="T2">3.7 miles</text:span></text:p>
      <text:p text:style-name="P23"><text:span text:style-name="T2">Warm up:</text:span> 0.25 miles to cemetery loop</text:p>
      <text:p text:style-name="P10">Run:<text:span text:style-name="T3"> 10 loops in 35:33 <text:s/>Distance 3.2 miles, Ave Pace: 11:07/mile, Total ascent: 220 ft, </text:span></text:p>
      <text:p text:style-name="P23"><text:span text:style-name="T2">Warm down:</text:span><text:span text:style-name="T3"> 0.25 miles</text:span></text:p>
      <text:p text:style-name="P23"/>
      <text:p text:style-name="P10"><text:span text:style-name="T3">Thur Aug 10, 2023 </text:span>2 miles<text:span text:style-name="T3"> on the Ernst trail at 11:00/mile</text:span></text:p>
      <text:p text:style-name="P23"/>
      <text:p text:style-name="P10"><text:span text:style-name="T3">Fri Aug 11,</text:span> <text:span text:style-name="T3">2023 </text:span>4.8 miles</text:p>
      <text:p text:style-name="P23"><text:span text:style-name="T2">Warm up:</text:span> 0.25 miles to cemetery loop</text:p>
      <text:p text:style-name="P10">Run:<text:span text:style-name="T3"> 15 loops in 51:06 <text:s/>Distance 4.8 miles, Ave Pace: 10:39/mile, Total ascent: 330 ft, </text:span></text:p>
      <text:p text:style-name="P23"><text:span text:style-name="T2">Warm down:</text:span> 0.25 miles</text:p>
      <text:p text:style-name="P10"/>
      <text:p text:style-name="P10">During the past week: 26.9 miles<text:span text:style-name="T3"> <text:s/>streak of 42 days</text:span></text:p>
      <text:p text:style-name="P23"/>
      <text:p text:style-name="P10"><text:span text:style-name="T3">Sat Aug 12,</text:span> <text:span text:style-name="T3">2023 </text:span>2.3 miles</text:p>
      <text:p text:style-name="P23"><text:span text:style-name="T2">Warm up:</text:span> 0.35 miles to cemetery loop</text:p>
      <text:p text:style-name="P10">Run:<text:span text:style-name="T3"> 5 loops in 16:38 <text:s/>Distance 1.6 miles, Ave Pace: 10:24/mile, Total ascent: 110 ft </text:span></text:p>
      <text:p text:style-name="P23"><text:span text:style-name="T2">Warm down:</text:span><text:span text:style-name="T3"> 0.35 miles</text:span></text:p>
      <text:p text:style-name="P23"/>
      <text:p text:style-name="P23">Sun Aug 13, 2023 <text:span text:style-name="T2">7.1 miles</text:span></text:p>
      <text:p text:style-name="P23"><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3"/>
      <text:p text:style-name="P10"><text:span text:style-name="T3">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2">1.5 miles</text:span></text:p>
      <text:p text:style-name="P23"><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3"/>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3"/>
      <text:p text:style-name="P23">Thur Aug 17, 2023 <text:span text:style-name="T2">2.1 miles</text:span></text:p>
      <text:p text:style-name="P23"><text:span text:style-name="T2">Warm up:</text:span> 0.25 miles to cemetery loop</text:p>
      <text:p text:style-name="P10">Run:<text:span text:style-name="T3"> 5 loops, 1.6 miles, Time: , Total ascent: </text:span></text:p>
      <text:p text:style-name="P10">Warm down:<text:span text:style-name="T3"> 0.25 miles</text:span></text:p>
      <text:p text:style-name="P23"><text:soft-page-break/><text:span text:style-name="T3">Fri Aug 18, 2023 </text:span><text:span text:style-name="T2">5.3 miles</text:span></text:p>
      <text:p text:style-name="P23"><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3"/>
      <text:p text:style-name="P23">Sat Aug 19, 2023 <text:span text:style-name="T2">7.75 miles</text:span></text:p>
      <text:p text:style-name="P23"><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3"/>
      <text:p text:style-name="P10"><text:span text:style-name="T3">Sun Aug 20, 2023 </text:span>3.7 miles</text:p>
      <text:p text:style-name="P23"><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3"/>
      <text:p text:style-name="P10"><text:span text:style-name="T3">Mon Aug 21, 2023 </text:span>4.15 miles<text:span text:style-name="T3"> </text:span></text:p>
      <text:p text:style-name="P23"><text:span text:style-name="T2">Warm up:</text:span> 0.25 miles to cemetery loop</text:p>
      <text:p text:style-name="P10">Run:<text:span text:style-name="T3"> 7 x 1 loop with 3 min/0.2 mile jog after each run, ascent on each loop 22 ft</text:span></text:p>
      <text:p text:style-name="P23">Times for runs : 2:55, 2:56, 2:59, 3:00, 2:56, 2:53, 2:43 </text:p>
      <text:p text:style-name="P10">Warm down:<text:span text:style-name="T3"> <text:s/>0.25 miles</text:span></text:p>
      <text:p text:style-name="P23"/>
      <text:p text:style-name="P23">Tues <text:s/>Aug 22, 2023 <text:span text:style-name="T2"><text:s/>5.3 miles</text:span></text:p>
      <text:p text:style-name="P23"><text:span text:style-name="T2">Warm up:</text:span> 0.25 miles to cemetery loop</text:p>
      <text:p text:style-name="P10">Run:<text:span text:style-name="T3"> 15 loops, Distance: 4.8 miles, Ave Pace: ~10:15/mile, Total ascent: 330 ft</text:span></text:p>
      <text:p text:style-name="P23">Warm down: 0.25 miles</text:p>
      <text:p text:style-name="P23"/>
      <text:p text:style-name="P10"><text:span text:style-name="T3">Wed Aug 23, 2023 </text:span>6.3 miles</text:p>
      <text:p text:style-name="P23"><text:span text:style-name="T2">Warm up:</text:span> 1 mile at various paces mainly on the cemetery loop</text:p>
      <text:p text:style-name="P10">Run:<text:span text:style-name="T3"> 5 x 2 loops with a 1 loop <text:s/>jog after each run, ascent on each 2 loops: 44 ft</text:span></text:p>
      <text:p text:style-name="P23">Times for runs : 6:33, 6:33, 6:30, 6:33, 6:26, Jogs in about 4:25 </text:p>
      <text:p text:style-name="P10">Warm down:<text:span text:style-name="T3"> <text:s/>0.25 miles</text:span></text:p>
      <text:p text:style-name="P23"/>
      <text:p text:style-name="P10"><text:span text:style-name="T3">Thur Aug 24, 2023 </text:span>2 miles</text:p>
      <text:p text:style-name="P23"><text:span text:style-name="T2">Run:</text:span> 2 miles at various paces</text:p>
      <text:p text:style-name="P23"/>
      <text:p text:style-name="P23"/>
      <text:p text:style-name="P23"/>
      <text:p text:style-name="P78"><text:soft-page-break/>Fri Aug. 25, 2023 <text:span text:style-name="T2">3.7 miles</text:span></text:p>
      <text:p text:style-name="P78"><text:span text:style-name="T2">Warm up:</text:span> 0.25 miles to cemetery loop</text:p>
      <text:p text:style-name="P93">Run:<text:span text:style-name="T3"> 10 loops in 35:58, Distance 3.2 miles, Ave Pace: 11:14/mile, Total ascent: 220 ft</text:span></text:p>
      <text:p text:style-name="P93">Warm down:<text:span text:style-name="T3"> 0.25 miles</text:span></text:p>
      <text:p text:style-name="P78"/>
      <text:p text:style-name="P93"><text:span text:style-name="T3">During the past week: </text:span>32.9 miles<text:span text:style-name="T3"> <text:s/>streak of 56 days</text:span></text:p>
      <text:p text:style-name="P78"/>
      <text:p text:style-name="P78">Sat Aug 26, 2023 <text:span text:style-name="T2">7.15 miles</text:span></text:p>
      <text:p text:style-name="P78"><text:span text:style-name="T2">Warm up:</text:span> 0.5 miles mostly on cemetery loop</text:p>
      <text:p text:style-name="P93">Run:<text:span text:style-name="T3"> 20 loops in 1:11:59 Distance 6.4 miles, Ave Pace: 11:15/mile, Total ascent: 440 ft</text:span></text:p>
      <text:p text:style-name="P93">Warm down:<text:span text:style-name="T3"> 0.25 miles</text:span></text:p>
      <text:p text:style-name="P78"/>
      <text:p text:style-name="P93"><text:span text:style-name="T3">Sun Aug 27, 2023 </text:span>5 miles</text:p>
      <text:p text:style-name="P78"><text:span text:style-name="T2">Warm up:</text:span> 0.25 miles to cemetery loop</text:p>
      <text:p text:style-name="P93">Run:<text:span text:style-name="T3"> 10 loops in 34:53, Distance 3.2 miles, Ave Pace: 10:54/mile, Total ascent: 220 ft</text:span></text:p>
      <text:p text:style-name="P93">Warm down:<text:span text:style-name="T3"> 0.25 miles</text:span></text:p>
      <text:p text:style-name="P78">Later in the day I ran 1.3 miles with Oona</text:p>
      <text:p text:style-name="P78"/>
      <text:p text:style-name="P93"><text:span text:style-name="T3">Mon Aug 28, 2023 </text:span>2.6 miles</text:p>
      <text:p text:style-name="P78"><text:span text:style-name="T2">Warm up:</text:span> 0.25 miles to cemetery loop</text:p>
      <text:p text:style-name="P93">Run:<text:span text:style-name="T3"> <text:s/>2 miles on the cemetery loop averaging 10:25/mile, Total ascent: 132 ft</text:span></text:p>
      <text:p text:style-name="P93">Warm down:<text:span text:style-name="T3"> 0.35 miles home</text:span></text:p>
      <text:p text:style-name="P78"/>
      <text:p text:style-name="P78">Tues <text:s/>Aug 29, 2023 <text:span text:style-name="T2"><text:s/>5.3 miles</text:span></text:p>
      <text:p text:style-name="P78"><text:span text:style-name="T2">Warm up:</text:span> 0.25 miles to cemetery loop</text:p>
      <text:p text:style-name="P93">Run:<text:span text:style-name="T3"> 15 loops, Distance: 4.8 miles, Ave Pace: 10:31/mile, Total ascent: 330 ft</text:span></text:p>
      <text:p text:style-name="P78">5 loop splits: 17:17, 17:00, 16:07(10:04/mile)</text:p>
      <text:p text:style-name="P78"><text:span text:style-name="T2">Warm down:</text:span> 0.25 miles</text:p>
      <text:p text:style-name="P78"/>
      <text:p text:style-name="P78">Wed Aug 30, 2023 <text:s/><text:span text:style-name="T2">4 miles</text:span> </text:p>
      <text:p text:style-name="P78"><text:span text:style-name="T2">Warm up:</text:span> 0.25 miles to cemetery loop</text:p>
      <text:p text:style-name="P93">Run:<text:span text:style-name="T3"> 10 loops in 36:45, Distance 3.2 miles, Ave Pace: 11:29/mile, Total ascent: 220 ft</text:span></text:p>
      <text:p text:style-name="P93">Warm down:<text:span text:style-name="T3"> 0.55 miles</text:span></text:p>
      <text:p text:style-name="P78"/>
      <text:p text:style-name="P93"><text:span text:style-name="T3">Thur Aug 31, 2023 </text:span>4 miles <text:span text:style-name="T3">on the Ernst Trail</text:span></text:p>
      <text:p text:style-name="P93">Warm up: <text:span text:style-name="T3">1 mile in about 11:30</text:span></text:p>
      <text:p text:style-name="P93">Run: <text:span text:style-name="T3">3 miles Ave pace: 11:09/mile. I am saving energy for the Erie marathon on Sept 10.</text:span></text:p>
      <text:p text:style-name="P78"/>
      <text:p text:style-name="P78">Friday <text:s/>Sept 1, 2023 <text:span text:style-name="T2"><text:s/>2.1 miles</text:span></text:p>
      <text:p text:style-name="P78"><text:span text:style-name="T2">Warm up:</text:span> 0.25 miles to cemetery loop</text:p>
      <text:p text:style-name="P93">Run:<text:span text:style-name="T3"> 5 loops, Distance: 1.6 miles, Ave Pace: 11:21/mile, Total ascent: 110 ft</text:span></text:p>
      <text:p text:style-name="P78"><text:span text:style-name="T2">Warm down:</text:span> 0.25 miles</text:p>
      <text:p text:style-name="P78"/>
      <text:p text:style-name="P93"><text:span text:style-name="T3">During the past week: </text:span>30.5 miles<text:span text:style-name="T3"> <text:s/>streak of 63 days</text:span></text:p>
      <text:p text:style-name="P78"/>
      <text:p text:style-name="P106"><text:soft-page-break/>Sat <text:s/>Sept 2, 2023 <text:span text:style-name="T2"><text:s/>2.1 miles</text:span></text:p>
      <text:p text:style-name="P106"><text:span text:style-name="T2">Warm up:</text:span> 0.25 miles to cemetery loop</text:p>
      <text:p text:style-name="P104">Run:<text:span text:style-name="T3"> 5 loops, Distance: 1.6 miles, Ave Pace: 11:16/mile, Total ascent: 110 ft</text:span></text:p>
      <text:p text:style-name="P106"><text:span text:style-name="T2">Warm down:</text:span> 0.25 miles</text:p>
      <text:p text:style-name="P106"/>
      <text:p text:style-name="P106">Sun <text:s/>Sept 3, 2023 <text:span text:style-name="T2"><text:s/>2.1 miles</text:span></text:p>
      <text:p text:style-name="P106"><text:span text:style-name="T2">Warm up:</text:span> 0.25 miles to cemetery loop</text:p>
      <text:p text:style-name="P104">Run:<text:span text:style-name="T3"> 5 loops, Distance: 1.6 miles, Ave Pace: 10:23/mile, Total ascent: 110 ft</text:span></text:p>
      <text:p text:style-name="P106"><text:span text:style-name="T2">Warm down:</text:span> 0.25 miles</text:p>
      <text:p text:style-name="P104"/>
      <text:p text:style-name="P106">Mon <text:s/>Sept 4, 2023 <text:span text:style-name="T2"><text:s/>3 miles</text:span></text:p>
      <text:p text:style-name="P106"><text:span text:style-name="T2">Warm up:</text:span> 0.2 miles to cemetery loop</text:p>
      <text:p text:style-name="P104">Run:<text:span text:style-name="T3"> 5 loops, Distance: 1.6 miles, Ave Pace: 10:03/mile, Total ascent: 110 ft</text:span></text:p>
      <text:p text:style-name="P106"><text:span text:style-name="T2">Warm down:</text:span> 1.2 miles slowly</text:p>
      <text:p text:style-name="P104"/>
      <text:p text:style-name="P106">Tues <text:s/>Sept 5, 2023 <text:span text:style-name="T2"><text:s/>2.5 miles</text:span></text:p>
      <text:p text:style-name="P106"><text:span text:style-name="T2">Warm up:</text:span> 0.25 miles to cemetery loop</text:p>
      <text:p text:style-name="P104">Run:<text:span text:style-name="T3"> 2 miles on the cemetery, <text:s/>Ave Pace: 11:06/mile, Total ascent: 132 ft</text:span></text:p>
      <text:p text:style-name="P106"><text:span text:style-name="T2">Warm down:</text:span> 0.25 miles </text:p>
      <text:p text:style-name="P104"/>
      <text:p text:style-name="P106">Wed Sept 6, 2023 <text:span text:style-name="T2"><text:s/>2.5 miles</text:span></text:p>
      <text:p text:style-name="P106"><text:span text:style-name="T2">Warm up:</text:span> 0.25 miles to cemetery loop</text:p>
      <text:p text:style-name="P104">Run:<text:span text:style-name="T3"> 2 miles on the cemetery, <text:s/>Ave Pace: 10:46/mile, Total ascent: 132 ft</text:span></text:p>
      <text:p text:style-name="P106"><text:span text:style-name="T2">Warm down:</text:span> 0.25 miles </text:p>
      <text:p text:style-name="P106"/>
      <text:p text:style-name="P106">Thur Sept 7, 2023 <text:span text:style-name="T2"><text:s/>2.85 miles</text:span></text:p>
      <text:p text:style-name="P106"><text:span text:style-name="T2">Warm up:</text:span> 0.5 miles to cemetery loop</text:p>
      <text:p text:style-name="P104">Run: <text:span text:style-name="T3">1.07 miles on the loop, <text:s/>Time: 9:26/mile, Total ascent: 66 ft</text:span></text:p>
      <text:p text:style-name="P106"><text:span text:style-name="T2">Warm down:</text:span> 0.25 miles </text:p>
      <text:p text:style-name="P106"/>
      <text:p text:style-name="P106">Fri Sept 8, 2023 <text:span text:style-name="T2"><text:s/>2.5 miles</text:span></text:p>
      <text:p text:style-name="P106"><text:span text:style-name="T2">Warm up:</text:span> 0.25 miles to cemetery loop</text:p>
      <text:p text:style-name="P104">Run: <text:span text:style-name="T3">1 miles on the loop, <text:s/>Time: 9:58/mile, Total ascent: 70 ft</text:span></text:p>
      <text:p text:style-name="P106"><text:span text:style-name="T2">Warm down:</text:span> 0.25 miles</text:p>
      <text:p text:style-name="P106"/>
      <text:p text:style-name="P107">During the past week: <text:span text:style-name="T2">17.6 miles</text:span> <text:s/>streak of 70 days </text:p>
      <text:p text:style-name="P106"/>
      <text:p text:style-name="P106">Sat Sept 9, 2023 <text:span text:style-name="T2"><text:s/>2.5 miles</text:span></text:p>
      <text:p text:style-name="P106"><text:span text:style-name="T2">Warm up:</text:span> 0.25 miles to cemetery loop</text:p>
      <text:p text:style-name="P104">Run: <text:span text:style-name="T3">1 miles on the loop, <text:s/>Time: 11:03/mile, Total ascent: 70 ft</text:span></text:p>
      <text:p text:style-name="P106"><text:span text:style-name="T2">Warm down:</text:span> 0.25 miles</text:p>
      <text:p text:style-name="P106"/>
      <text:p text:style-name="P106">Sun Sept 10, 2023 <text:span text:style-name="T2">10 miles</text:span> I started the Erie Marathon</text:p>
      <text:p text:style-name="P106"><text:span text:style-name="T2">Warm up:</text:span> I walked and jogged 0.75 miles </text:p>
      <text:p text:style-name="P104">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6"><text:soft-page-break/>Mon Sept 11, 2023 <text:span text:style-name="T2">1.5 miles</text:span> at an easy pace.</text:p>
      <text:p text:style-name="P78"><text:span text:style-name="T2">Run: </text:span>1.5 miles at an easy pace while timing 10 runners on the cemetery loop.</text:p>
      <text:p text:style-name="P93"/>
      <text:p text:style-name="P106">Tues Sept 12, 2023 <text:span text:style-name="T2">2.25 miles</text:span></text:p>
      <text:p text:style-name="P106"><text:span text:style-name="T2">Warm up:</text:span> 0.25 miles to cemetery loop</text:p>
      <text:p text:style-name="P93">Run: <text:span text:style-name="T3">2 miles on the loop some of which was with Olivia. Time: 23:23</text:span></text:p>
      <text:p text:style-name="P78"/>
      <text:p text:style-name="P106">Wed Sept 13, 2023 <text:span text:style-name="T2">3.2 miles </text:span>averaging 12:54/mile</text:p>
      <text:p text:style-name="P78">I ran down Limber and Jefferson, into the cemetery to the very top and back home. It is a very hilly course.</text:p>
      <text:p text:style-name="P78"/>
      <text:p text:style-name="P78">Thur Sept 14, 2023 <text:span text:style-name="T2">4 miles</text:span></text:p>
      <text:p text:style-name="P78"><text:span text:style-name="T2">Warm up: </text:span>1 mile in 10:03 and rest a few minutes</text:p>
      <text:p text:style-name="P78"><text:span text:style-name="T2">Run:</text:span> I ran 3 miles on the Ernst Trail with 10 other runners. Time: 28:05, Ave Pace: 9:22/mile</text:p>
      <text:p text:style-name="P78"/>
      <text:p text:style-name="P78">Fri Sept 15, 2023 <text:span text:style-name="T2">3 miles</text:span> on a Wise Center treadmill</text:p>
      <text:p text:style-name="P93">Approximate Splits: <text:span text:style-name="T3">11:30, 11:00, 12:00</text:span></text:p>
      <text:p text:style-name="P78"/>
      <text:p text:style-name="P107">During the past week: <text:span text:style-name="T2">26.5 miles</text:span> <text:s/>streak of 77 days</text:p>
      <text:p text:style-name="P107"/>
      <text:p text:style-name="P106">Sat Sept 16, 2023 <text:span text:style-name="T2"><text:s/>4.2 miles</text:span></text:p>
      <text:p text:style-name="P104">Run: <text:span text:style-name="T3">4 miles on the loop, Pace: 11:45/mile, Total ascent: 270 ft</text:span></text:p>
      <text:p text:style-name="P106"><text:span text:style-name="T2">Warm down:</text:span> 0.2 <text:s/>miles</text:p>
      <text:p text:style-name="P106"/>
      <text:p text:style-name="P106">Sun Sept 17, 2023 <text:span text:style-name="T2"><text:s text:c="2"/>4.66 miles</text:span></text:p>
      <text:p text:style-name="P106"><text:span text:style-name="T2">Warm up:</text:span> 0.25 miles to cemetery loop</text:p>
      <text:p text:style-name="P104">Run: <text:span text:style-name="T3">13 loops, 4.16 miles, Pace: 12:45/mile, Total ascent: 286 ft</text:span></text:p>
      <text:p text:style-name="P106"><text:span text:style-name="T2">Warm down:</text:span> 0.25 miles</text:p>
      <text:p text:style-name="P93"/>
      <text:p text:style-name="P106">Mon Sept 18, 2023 <text:span text:style-name="T2">5.3 miles</text:span></text:p>
      <text:p text:style-name="P106">In the morning:</text:p>
      <text:p text:style-name="P106"><text:span text:style-name="T2">Warm up:</text:span> 0.25 miles to cemetery loop</text:p>
      <text:p text:style-name="P104">Run: <text:span text:style-name="T3">10 loops, 3.2 miles, Pace: 12:40/mile, Total ascent: 220 ft</text:span></text:p>
      <text:p text:style-name="P106"><text:span text:style-name="T2">Warm down:</text:span> 0.25 miles</text:p>
      <text:p text:style-name="P106">In the afternoon:</text:p>
      <text:p text:style-name="P78"><text:span text:style-name="T2">Run: </text:span>1.6 miles at an easy pace while timing 10 runners on the cemetery loop.</text:p>
      <text:p text:style-name="P93"/>
      <text:p text:style-name="P78">Tues Sept 19, 2023 <text:span text:style-name="T2">4 miles</text:span></text:p>
      <text:p text:style-name="P78">I ran wide on the college track so each lap was ¼ mile.</text:p>
      <text:p text:style-name="P78">I jogged about 55 yards at the beginning of each of the 16 laps and ran the rest. So during the 4 miles, I jogged a total of ½ mile and ran 3.5 miles. While running my foot plant was near the front of my foot and jogging near the back.</text:p>
      <text:p text:style-name="P93">Run: <text:span text:style-name="T3">4 miles, Time 50:07, Ave Pace 12:32/mile, Ave HR: 112, Max HR: 129.</text:span></text:p>
      <text:p text:style-name="P78">For the first mile my HR was above average and for the last mile it was below average.</text:p>
      <text:p text:style-name="P78">Two mile splits: 24:52 and 25:17</text:p>
      <text:p text:style-name="P78">I am happy I kept my pulse low at this pace.</text:p>
      <text:p text:style-name="P78"><text:soft-page-break/>Wed <text:s/>Sept 20, 2023 <text:span text:style-name="T2">4 miles</text:span></text:p>
      <text:p text:style-name="P93">Run: <text:span text:style-name="T3">1 mile to the college track in 11:41 and rest a few minutes</text:span></text:p>
      <text:p text:style-name="P93">Run:<text:span text:style-name="T3"> 3 miles on the track in 37:46 or 12:34/mile, splits: 12:44, 12:46, 12:17</text:span></text:p>
      <text:p text:style-name="P78">I jogged about 55 yards at the beginning of each of the 12 laps and ran the rest. So during the 3 miles, I jogged a total of 3/8 mile and ran 2 and 5/8 miles.</text:p>
      <text:p text:style-name="P93"/>
      <text:p text:style-name="P93"><text:span text:style-name="T3">Thur Sept 21m 2023</text:span> 7.7 miles</text:p>
      <text:p text:style-name="P106">In the morning:</text:p>
      <text:p text:style-name="P106"><text:span text:style-name="T2">Warm up:</text:span> 0.25 miles to cemetery loop</text:p>
      <text:p text:style-name="P104">Run: <text:span text:style-name="T3">10 loops, 3.2 miles, </text:span><text:span text:style-name="T19">Ave Pace 12:25/mile, Ave HR: 113, </text:span><text:span text:style-name="T3">Total ascent: 220 ft</text:span></text:p>
      <text:p text:style-name="P106"><text:span text:style-name="T2">Warm down:</text:span> 0.25 miles</text:p>
      <text:p text:style-name="P106">In the afternoon I ran on the Ernst Trail with 10 other runners.</text:p>
      <text:p text:style-name="P106">Warm up: 1 mile at about12:00/mile</text:p>
      <text:p text:style-name="P106">Run/jog with Rod: 3 miles averaging about 12:15/mile, working on run/jog routines for an ultra.</text:p>
      <text:p text:style-name="P106"/>
      <text:p text:style-name="P106">Fri Sept 22, 2023 <text:span text:style-name="T2"><text:s text:c="2"/>6.26 miles</text:span></text:p>
      <text:p text:style-name="P106"><text:span text:style-name="T2">Warm up:</text:span> 0.25 miles to cemetery loop</text:p>
      <text:p text:style-name="P104">Run: <text:span text:style-name="T3">18 loops, 5.76 miles, Pace: 12:10/mile, Total ascent: 400 ft</text:span></text:p>
      <text:p text:style-name="P106"><text:span text:style-name="T2">Warm down:</text:span> 0.25 miles</text:p>
      <text:p text:style-name="P107"/>
      <text:p text:style-name="P107">During the past week: <text:span text:style-name="T2">36.12 miles</text:span> <text:s/>streak of <text:s/>84 days</text:p>
      <text:p text:style-name="P107"/>
      <text:p text:style-name="P107">Sat Sept 23, 2023 <text:span text:style-name="T2">13.1 miles</text:span></text:p>
      <text:p text:style-name="P93">Run: <text:span text:style-name="T3">Rod, Brian and I ran 13.1 miles. </text:span></text:p>
      <text:p text:style-name="P78">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8"/>
      <text:p text:style-name="P78">Sun Sept 24, 2023 <text:span text:style-name="T2">1.5 miles </text:span>I am tired from yesterday.<text:span text:style-name="T2"> </text:span></text:p>
      <text:p text:style-name="P78"><text:span text:style-name="T2">Warm up: </text:span>0.25 to the cemetery loop</text:p>
      <text:p text:style-name="P78"><text:span text:style-name="T2">Run:</text:span> 1 mile in <text:s/>12:39</text:p>
      <text:p text:style-name="P106"><text:span text:style-name="T2">Warm down:</text:span> 0.25 miles</text:p>
      <text:p text:style-name="P78"/>
      <text:p text:style-name="P78">Mon Sept 25, 2023 5<text:span text:style-name="T2">.7 miles </text:span>I feel a lot better than yesterday<text:span text:style-name="T2"> </text:span></text:p>
      <text:p text:style-name="P78">In the morning: <text:span text:style-name="T2"><text:s/></text:span></text:p>
      <text:p text:style-name="P78"><text:span text:style-name="T2">Warm up:</text:span> 0.1 miles</text:p>
      <text:p text:style-name="P93">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3">Warm down:<text:span text:style-name="T3"> 0.4 miles</text:span></text:p>
      <text:p text:style-name="P78">In the afternoon:</text:p>
      <text:p text:style-name="P78">2 miles of intermittent running at about 12:00/mile while timing other runners.</text:p>
      <text:p text:style-name="P78"><text:soft-page-break/>Tues Sept 26, 2023 <text:span text:style-name="T2">3.1 miles</text:span></text:p>
      <text:p text:style-name="P78"><text:span text:style-name="T2">Warm up:</text:span> 0.3 miles</text:p>
      <text:p text:style-name="P78"><text:span text:style-name="T2">Run and walk:</text:span> 10 cemetery loops, 3.2 miles, Ave pace 13:02/mile</text:p>
      <text:p text:style-name="P78">I ran a total of about 2.5 miles and walked about 0.7 miles </text:p>
      <text:p text:style-name="P93">Warm down: <text:span text:style-name="T3">0.3 miles</text:span></text:p>
      <text:p text:style-name="P93"/>
      <text:p text:style-name="P78">Wed Sept 27, 2023 <text:span text:style-name="T2">3.7 miles</text:span></text:p>
      <text:p text:style-name="P78"><text:span text:style-name="T2">Warm up:</text:span> 0.25 miles</text:p>
      <text:p text:style-name="P78"><text:span text:style-name="T2">Run:</text:span> 10 cemetery loops, 3.2 miles, Ave pace 9:46/mile </text:p>
      <text:p text:style-name="P93">Warm down: <text:span text:style-name="T3">0.25 miles</text:span></text:p>
      <text:p text:style-name="P93"/>
      <text:p text:style-name="P78">Thur Sept 28, 2023 <text:span text:style-name="T2">4 miles</text:span> I ran with about 6 other runners on the Ernst Trail </text:p>
      <text:p text:style-name="P78"><text:span text:style-name="T2">Warm up:</text:span> 1 mile in 11:16</text:p>
      <text:p text:style-name="P78"><text:span text:style-name="T2">Run:</text:span> 3 miles in 29:57</text:p>
      <text:p text:style-name="P78"/>
      <text:p text:style-name="P78">Fri <text:s/>Sept 29, 2023 <text:span text:style-name="T2">1.5 miles</text:span></text:p>
      <text:p text:style-name="P78"><text:span text:style-name="T2">Warm up: </text:span>0.25 to the cemetery loop</text:p>
      <text:p text:style-name="P78"><text:span text:style-name="T2">Run:</text:span> 1 mile in <text:s/>11:00</text:p>
      <text:p text:style-name="P106"><text:span text:style-name="T2">Warm down:</text:span> 0.25 miles</text:p>
      <text:p text:style-name="P93"/>
      <text:p text:style-name="P107">During the past week: <text:span text:style-name="T2">32.6 miles</text:span> <text:s/>streak of <text:s/>91 days</text:p>
      <text:p text:style-name="P107"/>
      <text:p text:style-name="P23">Sat Aug 30, 2023 <text:span text:style-name="T2">2.42 miles</text:span></text:p>
      <text:p text:style-name="P23"><text:span text:style-name="T2">Warm up:</text:span> 0.3 miles to cemetery loop</text:p>
      <text:p text:style-name="P10">Run:<text:span text:style-name="T3"> 6 loops in 25:17 <text:s/>Distance 1.92 miles, Ave Pace: 13:10/mile, Total ascent: 132 ft, </text:span></text:p>
      <text:p text:style-name="P23"><text:span text:style-name="T2">Warm down:</text:span> 0.2 miles</text:p>
      <text:p text:style-name="P23"/>
      <text:p text:style-name="P23">Sun Oct 1, 2023***** <text:span text:style-name="T2">5.3 miles</text:span></text:p>
      <text:p text:style-name="P23"><text:span text:style-name="T2">Warm up:</text:span> 0.25 miles to cemetery loop</text:p>
      <text:p text:style-name="P10">Run:<text:span text:style-name="T3"> 15 loops, Distance 4.8 miles, Ave Pace: 12:10/mile, Total ascent: 330 ft</text:span></text:p>
      <text:p text:style-name="P23">During the run I ran up hill 15 times. Seven of those times I jogged 0.1 miles. </text:p>
      <text:p text:style-name="P23"><text:span text:style-name="T2">Warm down:</text:span> 0.25 miles</text:p>
      <text:p text:style-name="P93"/>
      <text:p text:style-name="P23">Mon Oct 2, 2023 <text:span text:style-name="T2">6.8 miles</text:span></text:p>
      <text:p text:style-name="P23">In the morning:</text:p>
      <text:p text:style-name="P23"><text:span text:style-name="T2">Warm up:</text:span> 0.25 miles to cemetery loop</text:p>
      <text:p text:style-name="P10">Run:<text:span text:style-name="T3"> 15 loops, Distance 4.8 miles, Ave Pace: 11:36/mile, Total ascent: 330 ft</text:span></text:p>
      <text:p text:style-name="P23">5 loop splits: 18:31, 18:57, 18:13</text:p>
      <text:p text:style-name="P23"><text:span text:style-name="T2">Warm down:</text:span> 0.25 miles</text:p>
      <text:p text:style-name="P23">In the afternoon:</text:p>
      <text:p text:style-name="P23">I ran with about 10 other runners on the cemetery loop.</text:p>
      <text:p text:style-name="P93"><text:span text:style-name="T12">Run: </text:span><text:span text:style-name="T14"><text:s/>1.5 miles including 3 x cemetery loop at about 10:10/mile pace.</text:span> </text:p>
      <text:p text:style-name="P23"/>
      <text:p text:style-name="P23"><text:soft-page-break/>Tues Oct 3, 2023 <text:span text:style-name="T2">5.3 miles</text:span></text:p>
      <text:p text:style-name="P23"><text:span text:style-name="T2">Warm up:</text:span> 0.25 miles to cemetery loop</text:p>
      <text:p text:style-name="P10">Run:<text:span text:style-name="T3"> 15 loops, Distance 4.8 miles, Ave Pace: 11:29/mile, Total ascent: 330 ft</text:span></text:p>
      <text:p text:style-name="P23">5 loop splits: 18:28, 18:33, 18:01</text:p>
      <text:p text:style-name="P23">After about halfway I felt a good deal better and my pulse dropped to about 125 bpm on average.</text:p>
      <text:p text:style-name="P23"><text:span text:style-name="T2">Warm down:</text:span> 0.25 miles</text:p>
      <text:p text:style-name="P23"/>
      <text:p text:style-name="P23">Wed Oct 4, 2023 <text:span text:style-name="T2">9.25 miles</text:span> running and 4.1 miles walking</text:p>
      <text:p text:style-name="P23"><text:span text:style-name="T2">Warm up:</text:span> 0.25 miles to cemetery loop</text:p>
      <text:p text:style-name="P23"><text:span text:style-name="T2">Run and Walk:</text:span> 13.1 miles on the cemetery loop. Ave Pace: 13:12/mile</text:p>
      <text:p text:style-name="P93"><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3">Calories and Water </text:p>
      <text:p text:style-name="P92"><text:span text:style-name="T1">Breakfast:</text:span> 1 hour before I ran:  </text:p>
      <text:p text:style-name="P159">Cereal, a little milk, blueberries and a banana -&gt; about 370 calories</text:p>
      <text:p text:style-name="P159"><text:span text:style-name="T2">Snack:</text:span> 1/2 hour before I ran:</text:p>
      <text:p text:style-name="P159">1/2 of an energy bar -&gt; 100 calories  </text:p>
      <text:p text:style-name="P160">During the run:</text:p>
      <text:p text:style-name="P159">12 gummies -&gt; 160 calories</text:p>
      <text:p text:style-name="P159">1 Glukos liquid "gel" -&gt; 70 calories</text:p>
      <text:p text:style-name="P159"><text:span text:style-name="T2">Total calories</text:span> = 370+100+160+70 = 700 calories</text:p>
      <text:p text:style-name="P159"/>
      <text:p text:style-name="P158">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58"/>
      <text:p text:style-name="P158">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58"/>
      <text:p text:style-name="P163"><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3"/>
      <text:p text:style-name="P23"><text:soft-page-break/>Thur Oct 5, 2023 <text:span text:style-name="T2">1.7 miles</text:span> running and 1.5 miles walking</text:p>
      <text:p text:style-name="P23"><text:span text:style-name="T2">Warm up:</text:span> 0.5 miles to cemetery loop</text:p>
      <text:p text:style-name="P23"><text:span text:style-name="T2">Run and Walk:</text:span> 3.2 miles on the cemetery loop. Ave Pace: 13:52/mile</text:p>
      <text:p text:style-name="P10">Warm down: <text:span text:style-name="T3">0.25 miles</text:span></text:p>
      <text:p text:style-name="P23"/>
      <text:p text:style-name="P10"><text:span text:style-name="T3">Fri Oct 6, 2023 </text:span>2 miles** </text:p>
      <text:p text:style-name="P23">I ran 2 miles on the college track.</text:p>
      <text:p text:style-name="P23">Splits: 1:59, 12:45</text:p>
      <text:p text:style-name="P23"/>
      <text:p text:style-name="P35">During the past week: <text:span text:style-name="T2">32.8 miles</text:span> <text:s/>streak of <text:s/>98 days</text:p>
      <text:p text:style-name="P35"/>
      <text:p text:style-name="P35">Sat Oct 7, 2023 <text:span text:style-name="T2">12.3</text:span> <text:span text:style-name="T2">miles</text:span> running and 5.4 miles walking</text:p>
      <text:p text:style-name="P23">We had 6 runners running long distances on the cemetery loop and hill.</text:p>
      <text:p text:style-name="P23">I ran and walked 54 loops which is 17.28 miles in 3:41:14. Ave Pace: 12:48/mile.</text:p>
      <text:p text:style-name="P10"><text:span text:style-name="T3">During each loop I walked 0.1 miles near the top of the hill. </text:span><text:s/><text:span text:style-name="T3">Total ascent: 1190 feet.</text:span></text:p>
      <text:p text:style-name="P23">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3"/>
      <text:p text:style-name="P93">Calories and Water </text:p>
      <text:p text:style-name="P92"><text:span text:style-name="T1">Breakfast:</text:span> 1 hour before I ran:  </text:p>
      <text:p text:style-name="P159">Cereal, a little milk, blueberries and a banana -&gt; about 370 calories</text:p>
      <text:p text:style-name="P159"><text:span text:style-name="T2">Snack:</text:span> 1/2 hour before I ran:</text:p>
      <text:p text:style-name="P159">1/2 of an energy bar -&gt; 100 calories  </text:p>
      <text:p text:style-name="P160">During the run:</text:p>
      <text:p text:style-name="P159">12 gummies -&gt; 160 calories</text:p>
      <text:p text:style-name="P159">2 Glukos liquid "gel" -&gt; 70 calories each</text:p>
      <text:p text:style-name="P23"><text:span text:style-name="T18">Total calories</text:span><text:span text:style-name="T20"> = 370+100+160+70 = 700 calories</text:span> </text:p>
      <text:p text:style-name="P23"><text:span text:style-name="T2">Water:</text:span> 32 ounces, <text:s text:c="2"/>I had one of the Glukos liquid gels in 16 ounces of water which is a good idea and I will do this in the future. </text:p>
      <text:p text:style-name="P10">Salt sticks: 2x3</text:p>
      <text:p text:style-name="P10"/>
      <text:p text:style-name="P23">Sun Oct 8, 2023 <text:span text:style-name="T2">1 mile</text:span></text:p>
      <text:p text:style-name="P23">I ran on the indoor track. Splits: ~5:30, ~5:00</text:p>
      <text:p text:style-name="P23"/>
      <text:p text:style-name="P23"/>
      <text:p text:style-name="P23"/>
      <text:p text:style-name="P23"><text:soft-page-break/>Mon <text:s/>Oct 9, 2023 <text:span text:style-name="T2">3 miles</text:span></text:p>
      <text:p text:style-name="P23">In the morning:</text:p>
      <text:p text:style-name="P23">I ran on the indoor track. Time: 10:03</text:p>
      <text:p text:style-name="P23">Then I used a few weight machines for upper and lower body.</text:p>
      <text:p text:style-name="P23">In the afternoon:</text:p>
      <text:p text:style-name="P23">2 miles at various paces before and while timing runners</text:p>
      <text:p text:style-name="P23"/>
      <text:p text:style-name="P23">Tues Oct 10, 2023 <text:span text:style-name="T2">1.13 miles</text:span></text:p>
      <text:p text:style-name="P23">I ran on the indoor track. Distance: 1.13 miles</text:p>
      <text:p text:style-name="P23">4 laps at ~11:00/mile and 5 laps at ~ 10:00/mile</text:p>
      <text:p text:style-name="P23"/>
      <text:p text:style-name="P23">Wed Oct 11, 2023 <text:span text:style-name="T2">4 miles</text:span> on a college treadmill</text:p>
      <text:p text:style-name="P23">Distance: 4 miles all miles about 11:00</text:p>
      <text:p text:style-name="P23">Pulse about 130 bpm for the first 2 miles then it dropped to about </text:p>
      <text:p text:style-name="P23">120 bpm for the rest of the run.</text:p>
      <text:p text:style-name="P10"/>
      <text:p text:style-name="P23">Thur Oct 12, 2023 <text:span text:style-name="T2">4 miles</text:span> on a college treadmill</text:p>
      <text:p text:style-name="P23">Distance: 4 miles all miles about 11:00</text:p>
      <text:p text:style-name="P23">Pulse about 125 bpm for the whole run</text:p>
      <text:p text:style-name="P23"/>
      <text:p text:style-name="P10"/>
      <text:p text:style-name="P10">20 or more cemetery loops:</text:p>
      <text:p text:style-name="P78"><text:tab/><text:tab/> <text:s text:c="3"/>min/mile</text:p>
      <text:p text:style-name="P23"><text:span text:style-name="T20">May <text:s text:c="2"/>6, 2023 20 loops, 6.40 miles, 10:46, Ave Pulse: 126, Max Pulse: 138, sum ascent 440</text:span> ft</text:p>
      <text:p text:style-name="P23"><text:span text:style-name="T20">May 22, 2023 22 loops, 7.04 miles, 10:39, Ave Pulse: 127, Max Pulse: 140, sum ascent 484</text:span> ft</text:p>
      <text:p text:style-name="P23"><text:span text:style-name="T20">May 23, 2023 22 loops, 7.04 miles, 10:38, Ave Pulse: 134, Max Pulse: 140, sum ascent 484</text:span> ft</text:p>
      <text:p text:style-name="P23"><text:span text:style-name="T20">July <text:s/>22, 2023 20 loops, 6.40 miles, 10:39, Ave Pulse: 127, Max Pulse: 145, sum ascent 440</text:span> ft</text:p>
      <text:p text:style-name="P78">July <text:s/>25, 2023 20 loops, 6.40 miles, <text:s text:c="2"/>9:51, Ave Pulse: 132, Max Pulse: 152, sum ascent 440<text:span text:style-name="T12"> ft</text:span></text:p>
      <text:p text:style-name="P78">July <text:s/>30, 2023 24 loops, 7.62 miles, 11:16, <text:s text:c="53"/>sum ascent 530<text:span text:style-name="T12"> ft</text:span></text:p>
      <text:p text:style-name="P78">Aug <text:s/>13, 2023 20 loops, 6.40 miles, 11:08, <text:s text:c="53"/>sum ascent 440<text:span text:style-name="T12"> ft</text:span></text:p>
      <text:p text:style-name="P78">Aug <text:s/>19, 2023 20 loops, 6.40 miles, 10:13, <text:s text:c="53"/>sum ascent 440<text:span text:style-name="T12"> ft</text:span></text:p>
      <text:p text:style-name="P78">Aug <text:s/>26, 2023 20 loops, 6.40 miles, 11:15, <text:s text:c="53"/>sum ascent 440<text:span text:style-name="T12"> ft</text:span></text:p>
      <text:p text:style-name="P23"><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3">Limber, Jefferson, the cemetery hill and a short distance on </text:span><text:soft-page-break/><text:span text:style-name="T3">Randolph to make the total distance be 5 miles.</text:span></text:p>
      <text:p text:style-name="P23"><text:span text:style-name="T2">Wed</text:span> <text:span text:style-name="T2">Dec 21</text:span>, <text:span text:style-name="T2">2022</text:span> </text:p>
      <text:p text:style-name="P23">Ave pace:13:03/mile, Sum of ascents: 675 feet, Ave Pulse: 112 bpm, Max Pulse:130 bpm</text:p>
      <text:p text:style-name="P23"><text:span text:style-name="T2">Thur</text:span> <text:span text:style-name="T2">Dec 29</text:span>, <text:span text:style-name="T2">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4"><text:soft-page-break/><text:tab/> <text:s text:c="18"/>Splits 2<text:span text:style-name="T6">nd</text:span> loop: <text:s text:c="2"/>9:23, 9:23, 9:12, <text:s text:c="2"/>9:32, 7:58</text:p>
      <text:p text:style-name="P24"><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505245598983863439" text:style-name="L36">
        <text:list-item>
          <text:list>
            <text:list-header>
              <text:p text:style-name="P20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6">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8"><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8">Thur July 20, 2023 <text:s/>9:42/mile</text:p>
      <text:p text:style-name="P25">Thur July 27, 2023 <text:s/>9:55/mile</text:p>
      <text:p text:style-name="P10"><text:soft-page-break/></text:p>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5">Distance 5K, </text:p>
      <text:p text:style-name="P25">Time: 25:44 (8:16/mile), Splits: 8:20, 8:15, 8:18, 52s</text:p>
      <text:p text:style-name="P23"/>
      <text:p text:style-name="P23"><text:span text:style-name="T2">Thur Sept 3, 2020</text:span> <text:span text:style-name="T2">15 Greendale Cemetery loops</text:span></text:p>
      <text:p text:style-name="P23">Distance 4.76 miles, Total ascent 330 feet</text:p>
      <text:p text:style-name="P23">Time: 41:45 (8:47/mile)</text:p>
      <text:p text:style-name="P23"/>
      <text:p text:style-name="P10">Sat May 15, 2021 <text:span text:style-name="T3">5</text:span> miles on Tamarack Drive <text:s/></text:p>
      <text:p text:style-name="P23"><text:span text:style-name="T2">Run:</text:span> I ran a staggered start 5 miles with 5 other runners on Tamarack Drive.</text:p>
      <text:p text:style-name="P23">Time: 43:15, Ave Pace: 8:39/mile, Splits: 8:59, 8:37, 8:36, 8:38, 8:23</text:p>
      <text:p text:style-name="P23"/>
      <text:p text:style-name="P23">*****Changed the amount of Mg supplement I am taking.</text:p>
      <text:p text:style-name="P23">** <text:s text:c="5"/>Changed the amount of Mg supplement I am taking.</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12T16:51:40.40</dc:date>
    <dc:creator>James Lombardi</dc:creator>
    <meta:editing-duration>P23DT11H56M27S</meta:editing-duration>
    <meta:editing-cycles>1889</meta:editing-cycles>
    <meta:generator>OpenOffice/4.1.2$Win32 OpenOffice.org_project/412m3$Build-9782</meta:generator>
    <meta:document-statistic meta:table-count="0" meta:image-count="9" meta:object-count="0" meta:page-count="189" meta:paragraph-count="5478" meta:word-count="59221" meta:character-count="303747"/>
  </office:meta>
</office:document-meta>
</file>